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it-autotrim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yst-avail</text:p>
          </table:table-cell>
          <table:table-cell office:value-type="string" calcext:value-type="string">
            <text:p>syst-crt</text:p>
          </table:table-cell>
          <table:table-cell office:value-type="string" calcext:value-type="string">
            <text:p>syst-swap</text:p>
          </table:table-cell>
          <table:table-cell office:value-type="string" calcext:value-type="string">
            <text:p>syst-si</text:p>
          </table:table-cell>
          <table:table-cell office:value-type="string" calcext:value-type="string">
            <text:p>syst-so</text:p>
          </table:table-cell>
          <table:table-cell office:value-type="string" calcext:value-type="string">
            <text:p>syst-p</text:p>
          </table:table-cell>
          <table:table-cell office:value-type="string" calcext:value-type="string">
            <text:p>syst-t</text:p>
          </table:table-cell>
          <table:table-cell office:value-type="string" calcext:value-type="string">
            <text:p>syst-pr</text:p>
          </table:table-cell>
          <table:table-cell office:value-type="string" calcext:value-type="string">
            <text:p>syst-pb</text:p>
          </table:table-cell>
          <table:table-cell office:value-type="string" calcext:value-type="string">
            <text:p>syst-cpu-us</text:p>
          </table:table-cell>
          <table:table-cell office:value-type="string" calcext:value-type="string">
            <text:p>syst-cpu-sy</text:p>
          </table:table-cell>
          <table:table-cell office:value-type="string" calcext:value-type="string">
            <text:p>syst-cpu-id</text:p>
          </table:table-cell>
          <table:table-cell office:value-type="string" calcext:value-type="string">
            <text:p>syst-cpu-wa</text:p>
          </table:table-cell>
          <table:table-cell office:value-type="string" calcext:value-type="string">
            <text:p>syst-cpu-st</text:p>
          </table:table-cell>
          <table:table-cell office:value-type="string" calcext:value-type="string">
            <text:p>syst-cpu-gu</text:p>
          </table:table-cell>
          <table:table-cell office:value-type="string" calcext:value-type="string">
            <text:p>proc-virt</text:p>
          </table:table-cell>
          <table:table-cell office:value-type="string" calcext:value-type="string">
            <text:p>proc-rss-all</text:p>
          </table:table-cell>
          <table:table-cell office:value-type="string" calcext:value-type="string">
            <text:p>proc-rss-anon</text:p>
          </table:table-cell>
          <table:table-cell office:value-type="string" calcext:value-type="string">
            <text:p>proc-rss-file</text:p>
          </table:table-cell>
          <table:table-cell office:value-type="string" calcext:value-type="string">
            <text:p>proc-rss-shm</text:p>
          </table:table-cell>
          <table:table-cell office:value-type="string" calcext:value-type="string">
            <text:p>proc-swdo</text:p>
          </table:table-cell>
          <table:table-cell office:value-type="string" calcext:value-type="string">
            <text:p>proc-hp</text:p>
          </table:table-cell>
          <table:table-cell office:value-type="string" calcext:value-type="string">
            <text:p>proc-cpu-us</text:p>
          </table:table-cell>
          <table:table-cell office:value-type="string" calcext:value-type="string">
            <text:p>proc-cpu-sy</text:p>
          </table:table-cell>
          <table:table-cell office:value-type="string" calcext:value-type="string">
            <text:p>proc-io-of</text:p>
          </table:table-cell>
          <table:table-cell office:value-type="string" calcext:value-type="string">
            <text:p>proc-io-rd</text:p>
          </table:table-cell>
          <table:table-cell office:value-type="string" calcext:value-type="string">
            <text:p>proc-io-wr</text:p>
          </table:table-cell>
          <table:table-cell office:value-type="string" calcext:value-type="string">
            <text:p>proc-thr</text:p>
          </table:table-cell>
          <table:table-cell office:value-type="string" calcext:value-type="string">
            <text:p>jvm-heap-comm</text:p>
          </table:table-cell>
          <table:table-cell office:value-type="string" calcext:value-type="string">
            <text:p>jvm-heap-used</text:p>
          </table:table-cell>
          <table:table-cell office:value-type="string" calcext:value-type="string">
            <text:p>jvm-meta-comm</text:p>
          </table:table-cell>
          <table:table-cell office:value-type="string" calcext:value-type="string">
            <text:p>jvm-meta-used</text:p>
          </table:table-cell>
          <table:table-cell office:value-type="string" calcext:value-type="string">
            <text:p>jvm-meta-csc</text:p>
          </table:table-cell>
          <table:table-cell office:value-type="string" calcext:value-type="string">
            <text:p>jvm-meta-csu</text:p>
          </table:table-cell>
          <table:table-cell office:value-type="string" calcext:value-type="string">
            <text:p>jvm-meta-gctr</text:p>
          </table:table-cell>
          <table:table-cell office:value-type="string" calcext:value-type="string">
            <text:p>jvm-code</text:p>
          </table:table-cell>
          <table:table-cell office:value-type="string" calcext:value-type="string">
            <text:p>jvm-mlc</text:p>
          </table:table-cell>
          <table:table-cell office:value-type="string" calcext:value-type="string">
            <text:p>jvm-jthr-num</text:p>
          </table:table-cell>
          <table:table-cell office:value-type="string" calcext:value-type="string">
            <text:p>jvm-jthr-nd</text:p>
          </table:table-cell>
          <table:table-cell office:value-type="string" calcext:value-type="string">
            <text:p>jvm-jthr-cr</text:p>
          </table:table-cell>
          <table:table-cell office:value-type="string" calcext:value-type="string">
            <text:p>jvm-jthr-st</text:p>
          </table:table-cell>
          <table:table-cell office:value-type="string" calcext:value-type="string">
            <text:p>jvm-cldg-num</text:p>
          </table:table-cell>
          <table:table-cell office:value-type="string" calcext:value-type="string">
            <text:p>jvm-cldg-anon</text:p>
          </table:table-cell>
          <table:table-cell office:value-type="string" calcext:value-type="string">
            <text:p>jvm-cls-num</text:p>
          </table:table-cell>
          <table:table-cell office:value-type="string" calcext:value-type="string">
            <text:p>jvm-cls-ld</text:p>
          </table:table-cell>
          <table:table-cell office:value-type="string" calcext:value-type="string">
            <text:p>jvm-cls-uld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4:40</text:p>
          </table:table-cell>
          <table:table-cell office:value-type="float" office:value="61976392" calcext:value-type="float">
            <text:p>6197639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1229" calcext:value-type="float">
            <text:p>12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078528" calcext:value-type="float">
            <text:p>3078528</text:p>
          </table:table-cell>
          <table:table-cell office:value-type="float" office:value="30612" calcext:value-type="float">
            <text:p>30612</text:p>
          </table:table-cell>
          <table:table-cell office:value-type="float" office:value="8032" calcext:value-type="float">
            <text:p>8032</text:p>
          </table:table-cell>
          <table:table-cell office:value-type="float" office:value="22580" calcext:value-type="float">
            <text:p>22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918" calcext:value-type="float">
            <text:p>1918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1504" calcext:value-type="float">
            <text:p>21504</text:p>
          </table:table-cell>
          <table:table-cell office:value-type="float" office:value="7488" calcext:value-type="float">
            <text:p>7488</text:p>
          </table:table-cell>
          <table:table-cell office:value-type="float" office:value="41343" calcext:value-type="float">
            <text:p>4134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-03-03 11:14:41</text:p>
          </table:table-cell>
          <table:table-cell office:value-type="float" office:value="61714648" calcext:value-type="float">
            <text:p>6171464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1281" calcext:value-type="float">
            <text:p>128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305076" calcext:value-type="float">
            <text:p>305076</text:p>
          </table:table-cell>
          <table:table-cell office:value-type="float" office:value="277260" calcext:value-type="float">
            <text:p>277260</text:p>
          </table:table-cell>
          <table:table-cell office:value-type="float" office:value="27816" calcext:value-type="float">
            <text:p>27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8849" calcext:value-type="float">
            <text:p>28849</text:p>
          </table:table-cell>
          <table:table-cell office:value-type="float" office:value="25261" calcext:value-type="float">
            <text:p>25261</text:p>
          </table:table-cell>
          <table:table-cell office:value-type="float" office:value="72" calcext:value-type="float">
            <text:p>7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0886" calcext:value-type="float">
            <text:p>120886</text:p>
          </table:table-cell>
          <table:table-cell office:value-type="float" office:value="14080" calcext:value-type="float">
            <text:p>14080</text:p>
          </table:table-cell>
          <table:table-cell office:value-type="float" office:value="13800" calcext:value-type="float">
            <text:p>13800</text:p>
          </table:table-cell>
          <table:table-cell office:value-type="float" office:value="1984" calcext:value-type="float">
            <text:p>1984</text:p>
          </table:table-cell>
          <table:table-cell office:value-type="float" office:value="1893" calcext:value-type="float">
            <text:p>1893</text:p>
          </table:table-cell>
          <table:table-cell office:value-type="float" office:value="21504" calcext:value-type="float">
            <text:p>21504</text:p>
          </table:table-cell>
          <table:table-cell office:value-type="float" office:value="9344" calcext:value-type="float">
            <text:p>9344</text:p>
          </table:table-cell>
          <table:table-cell office:value-type="float" office:value="192301" calcext:value-type="float">
            <text:p>192301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72888" calcext:value-type="float">
            <text:p>72888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office:value-type="float" office:value="2953" calcext:value-type="float">
            <text:p>2953</text:p>
          </table:table-cell>
          <table:table-cell office:value-type="float" office:value="2509" calcext:value-type="float">
            <text:p>2509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4:42</text:p>
          </table:table-cell>
          <table:table-cell office:value-type="float" office:value="61537240" calcext:value-type="float">
            <text:p>6153724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1276" calcext:value-type="float">
            <text:p>127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482484" calcext:value-type="float">
            <text:p>482484</text:p>
          </table:table-cell>
          <table:table-cell office:value-type="float" office:value="454668" calcext:value-type="float">
            <text:p>454668</text:p>
          </table:table-cell>
          <table:table-cell office:value-type="float" office:value="27816" calcext:value-type="float">
            <text:p>27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3407" calcext:value-type="float">
            <text:p>153407</text:p>
          </table:table-cell>
          <table:table-cell office:value-type="float" office:value="14080" calcext:value-type="float">
            <text:p>14080</text:p>
          </table:table-cell>
          <table:table-cell office:value-type="float" office:value="13801" calcext:value-type="float">
            <text:p>13801</text:p>
          </table:table-cell>
          <table:table-cell office:value-type="float" office:value="1984" calcext:value-type="float">
            <text:p>1984</text:p>
          </table:table-cell>
          <table:table-cell office:value-type="float" office:value="1893" calcext:value-type="float">
            <text:p>1893</text:p>
          </table:table-cell>
          <table:table-cell office:value-type="float" office:value="21504" calcext:value-type="float">
            <text:p>21504</text:p>
          </table:table-cell>
          <table:table-cell office:value-type="float" office:value="9664" calcext:value-type="float">
            <text:p>9664</text:p>
          </table:table-cell>
          <table:table-cell office:value-type="float" office:value="250216" calcext:value-type="float">
            <text:p>250216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7748" calcext:value-type="float">
            <text:p>67748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office:value-type="float" office:value="2953" calcext:value-type="float">
            <text:p>29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4:43</text:p>
          </table:table-cell>
          <table:table-cell office:value-type="float" office:value="61521868" calcext:value-type="float">
            <text:p>6152186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1273" calcext:value-type="float">
            <text:p>12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496356" calcext:value-type="float">
            <text:p>496356</text:p>
          </table:table-cell>
          <table:table-cell office:value-type="float" office:value="468360" calcext:value-type="float">
            <text:p>468360</text:p>
          </table:table-cell>
          <table:table-cell office:value-type="float" office:value="27996" calcext:value-type="float">
            <text:p>27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1987" calcext:value-type="float">
            <text:p>141987</text:p>
          </table:table-cell>
          <table:table-cell office:value-type="float" office:value="14080" calcext:value-type="float">
            <text:p>14080</text:p>
          </table:table-cell>
          <table:table-cell office:value-type="float" office:value="13801" calcext:value-type="float">
            <text:p>13801</text:p>
          </table:table-cell>
          <table:table-cell office:value-type="float" office:value="1984" calcext:value-type="float">
            <text:p>1984</text:p>
          </table:table-cell>
          <table:table-cell office:value-type="float" office:value="1893" calcext:value-type="float">
            <text:p>1893</text:p>
          </table:table-cell>
          <table:table-cell office:value-type="float" office:value="21504" calcext:value-type="float">
            <text:p>21504</text:p>
          </table:table-cell>
          <table:table-cell office:value-type="float" office:value="9664" calcext:value-type="float">
            <text:p>9664</text:p>
          </table:table-cell>
          <table:table-cell office:value-type="float" office:value="260014" calcext:value-type="float">
            <text:p>260014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64664" calcext:value-type="float">
            <text:p>64664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office:value-type="float" office:value="2953" calcext:value-type="float">
            <text:p>29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4:44</text:p>
          </table:table-cell>
          <table:table-cell office:value-type="float" office:value="61469208" calcext:value-type="float">
            <text:p>6146920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1271" calcext:value-type="float">
            <text:p>127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546124" calcext:value-type="float">
            <text:p>546124</text:p>
          </table:table-cell>
          <table:table-cell office:value-type="float" office:value="518128" calcext:value-type="float">
            <text:p>518128</text:p>
          </table:table-cell>
          <table:table-cell office:value-type="float" office:value="27996" calcext:value-type="float">
            <text:p>27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2735" calcext:value-type="float">
            <text:p>82735</text:p>
          </table:table-cell>
          <table:table-cell office:value-type="float" office:value="14080" calcext:value-type="float">
            <text:p>14080</text:p>
          </table:table-cell>
          <table:table-cell office:value-type="float" office:value="13801" calcext:value-type="float">
            <text:p>13801</text:p>
          </table:table-cell>
          <table:table-cell office:value-type="float" office:value="1984" calcext:value-type="float">
            <text:p>1984</text:p>
          </table:table-cell>
          <table:table-cell office:value-type="float" office:value="1893" calcext:value-type="float">
            <text:p>1893</text:p>
          </table:table-cell>
          <table:table-cell office:value-type="float" office:value="21504" calcext:value-type="float">
            <text:p>21504</text:p>
          </table:table-cell>
          <table:table-cell office:value-type="float" office:value="9664" calcext:value-type="float">
            <text:p>9664</text:p>
          </table:table-cell>
          <table:table-cell office:value-type="float" office:value="222332" calcext:value-type="float">
            <text:p>22233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office:value-type="float" office:value="2953" calcext:value-type="float">
            <text:p>29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4:45</text:p>
          </table:table-cell>
          <table:table-cell office:value-type="float" office:value="61457072" calcext:value-type="float">
            <text:p>6145707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1271" calcext:value-type="float">
            <text:p>127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559852" calcext:value-type="float">
            <text:p>559852</text:p>
          </table:table-cell>
          <table:table-cell office:value-type="float" office:value="531856" calcext:value-type="float">
            <text:p>531856</text:p>
          </table:table-cell>
          <table:table-cell office:value-type="float" office:value="27996" calcext:value-type="float">
            <text:p>27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7717" calcext:value-type="float">
            <text:p>147717</text:p>
          </table:table-cell>
          <table:table-cell office:value-type="float" office:value="14080" calcext:value-type="float">
            <text:p>14080</text:p>
          </table:table-cell>
          <table:table-cell office:value-type="float" office:value="13803" calcext:value-type="float">
            <text:p>13803</text:p>
          </table:table-cell>
          <table:table-cell office:value-type="float" office:value="1984" calcext:value-type="float">
            <text:p>1984</text:p>
          </table:table-cell>
          <table:table-cell office:value-type="float" office:value="1893" calcext:value-type="float">
            <text:p>1893</text:p>
          </table:table-cell>
          <table:table-cell office:value-type="float" office:value="21504" calcext:value-type="float">
            <text:p>21504</text:p>
          </table:table-cell>
          <table:table-cell office:value-type="float" office:value="9664" calcext:value-type="float">
            <text:p>9664</text:p>
          </table:table-cell>
          <table:table-cell office:value-type="float" office:value="111559" calcext:value-type="float">
            <text:p>11155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office:value-type="float" office:value="2953" calcext:value-type="float">
            <text:p>29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4:46</text:p>
          </table:table-cell>
          <table:table-cell office:value-type="float" office:value="61439040" calcext:value-type="float">
            <text:p>6143904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1264" calcext:value-type="float">
            <text:p>126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577948" calcext:value-type="float">
            <text:p>577948</text:p>
          </table:table-cell>
          <table:table-cell office:value-type="float" office:value="549952" calcext:value-type="float">
            <text:p>549952</text:p>
          </table:table-cell>
          <table:table-cell office:value-type="float" office:value="27996" calcext:value-type="float">
            <text:p>27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62144" calcext:value-type="float">
            <text:p>262144</text:p>
          </table:table-cell>
          <table:table-cell office:value-type="float" office:value="8406" calcext:value-type="float">
            <text:p>8406</text:p>
          </table:table-cell>
          <table:table-cell office:value-type="float" office:value="14080" calcext:value-type="float">
            <text:p>14080</text:p>
          </table:table-cell>
          <table:table-cell office:value-type="float" office:value="13803" calcext:value-type="float">
            <text:p>13803</text:p>
          </table:table-cell>
          <table:table-cell office:value-type="float" office:value="1984" calcext:value-type="float">
            <text:p>1984</text:p>
          </table:table-cell>
          <table:table-cell office:value-type="float" office:value="1893" calcext:value-type="float">
            <text:p>1893</text:p>
          </table:table-cell>
          <table:table-cell office:value-type="float" office:value="21504" calcext:value-type="float">
            <text:p>21504</text:p>
          </table:table-cell>
          <table:table-cell office:value-type="float" office:value="9728" calcext:value-type="float">
            <text:p>9728</text:p>
          </table:table-cell>
          <table:table-cell office:value-type="float" office:value="265085" calcext:value-type="float">
            <text:p>26508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5412" calcext:value-type="float">
            <text:p>55412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office:value-type="float" office:value="2953" calcext:value-type="float">
            <text:p>29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4:47</text:p>
          </table:table-cell>
          <table:table-cell office:value-type="float" office:value="61429040" calcext:value-type="float">
            <text:p>6142904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1274" calcext:value-type="float">
            <text:p>127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590704" calcext:value-type="float">
            <text:p>590704</text:p>
          </table:table-cell>
          <table:table-cell office:value-type="float" office:value="562704" calcext:value-type="float">
            <text:p>562704</text:p>
          </table:table-cell>
          <table:table-cell office:value-type="float" office:value="28000" calcext:value-type="float">
            <text:p>2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5916" calcext:value-type="float">
            <text:p>10591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7" calcext:value-type="float">
            <text:p>13767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146699" calcext:value-type="float">
            <text:p>146699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4:48</text:p>
          </table:table-cell>
          <table:table-cell office:value-type="float" office:value="61440256" calcext:value-type="float">
            <text:p>6144025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1249" calcext:value-type="float">
            <text:p>124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597776" calcext:value-type="float">
            <text:p>597776</text:p>
          </table:table-cell>
          <table:table-cell office:value-type="float" office:value="569776" calcext:value-type="float">
            <text:p>569776</text:p>
          </table:table-cell>
          <table:table-cell office:value-type="float" office:value="28000" calcext:value-type="float">
            <text:p>2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1343" calcext:value-type="float">
            <text:p>131343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7" calcext:value-type="float">
            <text:p>13767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163785" calcext:value-type="float">
            <text:p>163785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4:49</text:p>
          </table:table-cell>
          <table:table-cell office:value-type="float" office:value="61436224" calcext:value-type="float">
            <text:p>6143622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1248" calcext:value-type="float">
            <text:p>124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601416" calcext:value-type="float">
            <text:p>601416</text:p>
          </table:table-cell>
          <table:table-cell office:value-type="float" office:value="573416" calcext:value-type="float">
            <text:p>573416</text:p>
          </table:table-cell>
          <table:table-cell office:value-type="float" office:value="28000" calcext:value-type="float">
            <text:p>2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1638" calcext:value-type="float">
            <text:p>141638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7" calcext:value-type="float">
            <text:p>13767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140899" calcext:value-type="float">
            <text:p>14089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4:50</text:p>
          </table:table-cell>
          <table:table-cell office:value-type="float" office:value="61616364" calcext:value-type="float">
            <text:p>6161636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1248" calcext:value-type="float">
            <text:p>124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20708" calcext:value-type="float">
            <text:p>420708</text:p>
          </table:table-cell>
          <table:table-cell office:value-type="float" office:value="392708" calcext:value-type="float">
            <text:p>392708</text:p>
          </table:table-cell>
          <table:table-cell office:value-type="float" office:value="28000" calcext:value-type="float">
            <text:p>2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2730" calcext:value-type="float">
            <text:p>9273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7" calcext:value-type="float">
            <text:p>13767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153205" calcext:value-type="float">
            <text:p>15320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4:51</text:p>
          </table:table-cell>
          <table:table-cell office:value-type="float" office:value="61553908" calcext:value-type="float">
            <text:p>6155390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1242" calcext:value-type="float">
            <text:p>124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86544" calcext:value-type="float">
            <text:p>486544</text:p>
          </table:table-cell>
          <table:table-cell office:value-type="float" office:value="458544" calcext:value-type="float">
            <text:p>458544</text:p>
          </table:table-cell>
          <table:table-cell office:value-type="float" office:value="28000" calcext:value-type="float">
            <text:p>2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2124" calcext:value-type="float">
            <text:p>12212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7" calcext:value-type="float">
            <text:p>13767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231840" calcext:value-type="float">
            <text:p>23184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7468" calcext:value-type="float">
            <text:p>5746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4:52</text:p>
          </table:table-cell>
          <table:table-cell office:value-type="float" office:value="61531984" calcext:value-type="float">
            <text:p>6153198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1247" calcext:value-type="float">
            <text:p>124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06492" calcext:value-type="float">
            <text:p>506492</text:p>
          </table:table-cell>
          <table:table-cell office:value-type="float" office:value="478488" calcext:value-type="float">
            <text:p>47848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706" calcext:value-type="float">
            <text:p>4670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7" calcext:value-type="float">
            <text:p>13767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129597" calcext:value-type="float">
            <text:p>12959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4:53</text:p>
          </table:table-cell>
          <table:table-cell office:value-type="float" office:value="61525700" calcext:value-type="float">
            <text:p>615257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1247" calcext:value-type="float">
            <text:p>124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13144" calcext:value-type="float">
            <text:p>513144</text:p>
          </table:table-cell>
          <table:table-cell office:value-type="float" office:value="485140" calcext:value-type="float">
            <text:p>48514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1401" calcext:value-type="float">
            <text:p>121401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7" calcext:value-type="float">
            <text:p>13767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132377" calcext:value-type="float">
            <text:p>13237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4:54</text:p>
          </table:table-cell>
          <table:table-cell office:value-type="float" office:value="61517888" calcext:value-type="float">
            <text:p>6151788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1247" calcext:value-type="float">
            <text:p>124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20000" calcext:value-type="float">
            <text:p>520000</text:p>
          </table:table-cell>
          <table:table-cell office:value-type="float" office:value="491996" calcext:value-type="float">
            <text:p>49199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1849" calcext:value-type="float">
            <text:p>91849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7" calcext:value-type="float">
            <text:p>13767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108354" calcext:value-type="float">
            <text:p>10835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4:55</text:p>
          </table:table-cell>
          <table:table-cell office:value-type="float" office:value="61517392" calcext:value-type="float">
            <text:p>6151739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1247" calcext:value-type="float">
            <text:p>124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20412" calcext:value-type="float">
            <text:p>520412</text:p>
          </table:table-cell>
          <table:table-cell office:value-type="float" office:value="492408" calcext:value-type="float">
            <text:p>49240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3268" calcext:value-type="float">
            <text:p>43268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7" calcext:value-type="float">
            <text:p>13767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91647" calcext:value-type="float">
            <text:p>9164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4:56</text:p>
          </table:table-cell>
          <table:table-cell office:value-type="float" office:value="61517644" calcext:value-type="float">
            <text:p>6151764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1231" calcext:value-type="float">
            <text:p>12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21240" calcext:value-type="float">
            <text:p>521240</text:p>
          </table:table-cell>
          <table:table-cell office:value-type="float" office:value="493236" calcext:value-type="float">
            <text:p>49323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1912" calcext:value-type="float">
            <text:p>21912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7" calcext:value-type="float">
            <text:p>13767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185256" calcext:value-type="float">
            <text:p>18525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6160" calcext:value-type="float">
            <text:p>4616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4:57</text:p>
          </table:table-cell>
          <table:table-cell office:value-type="float" office:value="61516392" calcext:value-type="float">
            <text:p>6151639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1247" calcext:value-type="float">
            <text:p>124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22632" calcext:value-type="float">
            <text:p>522632</text:p>
          </table:table-cell>
          <table:table-cell office:value-type="float" office:value="494628" calcext:value-type="float">
            <text:p>49462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660" calcext:value-type="float">
            <text:p>1866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9" calcext:value-type="float">
            <text:p>13769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157522" calcext:value-type="float">
            <text:p>15752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4:58</text:p>
          </table:table-cell>
          <table:table-cell office:value-type="float" office:value="61514124" calcext:value-type="float">
            <text:p>6151412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1248" calcext:value-type="float">
            <text:p>124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25392" calcext:value-type="float">
            <text:p>525392</text:p>
          </table:table-cell>
          <table:table-cell office:value-type="float" office:value="497388" calcext:value-type="float">
            <text:p>49738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9021" calcext:value-type="float">
            <text:p>59021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9" calcext:value-type="float">
            <text:p>13769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170618" calcext:value-type="float">
            <text:p>17061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4:59</text:p>
          </table:table-cell>
          <table:table-cell office:value-type="float" office:value="61506580" calcext:value-type="float">
            <text:p>6150658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1249" calcext:value-type="float">
            <text:p>124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31724" calcext:value-type="float">
            <text:p>531724</text:p>
          </table:table-cell>
          <table:table-cell office:value-type="float" office:value="503720" calcext:value-type="float">
            <text:p>50372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0056" calcext:value-type="float">
            <text:p>6005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9" calcext:value-type="float">
            <text:p>13769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139961" calcext:value-type="float">
            <text:p>13996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00</text:p>
          </table:table-cell>
          <table:table-cell office:value-type="float" office:value="61644548" calcext:value-type="float">
            <text:p>6164454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1247" calcext:value-type="float">
            <text:p>124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393532" calcext:value-type="float">
            <text:p>393532</text:p>
          </table:table-cell>
          <table:table-cell office:value-type="float" office:value="365528" calcext:value-type="float">
            <text:p>36552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1283" calcext:value-type="float">
            <text:p>161283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9" calcext:value-type="float">
            <text:p>13769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95998" calcext:value-type="float">
            <text:p>9599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552" calcext:value-type="float">
            <text:p>6055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01</text:p>
          </table:table-cell>
          <table:table-cell office:value-type="float" office:value="61577156" calcext:value-type="float">
            <text:p>6157715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1249" calcext:value-type="float">
            <text:p>124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62972" calcext:value-type="float">
            <text:p>462972</text:p>
          </table:table-cell>
          <table:table-cell office:value-type="float" office:value="434968" calcext:value-type="float">
            <text:p>43496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500" calcext:value-type="float">
            <text:p>5650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3" calcext:value-type="float">
            <text:p>13773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94535" calcext:value-type="float">
            <text:p>945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02</text:p>
          </table:table-cell>
          <table:table-cell office:value-type="float" office:value="61555996" calcext:value-type="float">
            <text:p>6155599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1249" calcext:value-type="float">
            <text:p>124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83492" calcext:value-type="float">
            <text:p>483492</text:p>
          </table:table-cell>
          <table:table-cell office:value-type="float" office:value="455488" calcext:value-type="float">
            <text:p>45548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712" calcext:value-type="float">
            <text:p>25712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3" calcext:value-type="float">
            <text:p>13773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170471" calcext:value-type="float">
            <text:p>17047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03</text:p>
          </table:table-cell>
          <table:table-cell office:value-type="float" office:value="61551208" calcext:value-type="float">
            <text:p>6155120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1249" calcext:value-type="float">
            <text:p>12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87968" calcext:value-type="float">
            <text:p>487968</text:p>
          </table:table-cell>
          <table:table-cell office:value-type="float" office:value="459964" calcext:value-type="float">
            <text:p>45996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6797" calcext:value-type="float">
            <text:p>86797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3" calcext:value-type="float">
            <text:p>13773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161873" calcext:value-type="float">
            <text:p>16187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04</text:p>
          </table:table-cell>
          <table:table-cell office:value-type="float" office:value="61544404" calcext:value-type="float">
            <text:p>6154440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1250" calcext:value-type="float">
            <text:p>125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96668" calcext:value-type="float">
            <text:p>496668</text:p>
          </table:table-cell>
          <table:table-cell office:value-type="float" office:value="468664" calcext:value-type="float">
            <text:p>46866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7287" calcext:value-type="float">
            <text:p>117287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3" calcext:value-type="float">
            <text:p>13773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134650" calcext:value-type="float">
            <text:p>13465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05</text:p>
          </table:table-cell>
          <table:table-cell office:value-type="float" office:value="61540372" calcext:value-type="float">
            <text:p>6154037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1237" calcext:value-type="float">
            <text:p>12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00808" calcext:value-type="float">
            <text:p>500808</text:p>
          </table:table-cell>
          <table:table-cell office:value-type="float" office:value="472804" calcext:value-type="float">
            <text:p>47280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62144" calcext:value-type="float">
            <text:p>262144</text:p>
          </table:table-cell>
          <table:table-cell office:value-type="float" office:value="23400" calcext:value-type="float">
            <text:p>2340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3" calcext:value-type="float">
            <text:p>13773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96288" calcext:value-type="float">
            <text:p>9628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9244" calcext:value-type="float">
            <text:p>4924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06</text:p>
          </table:table-cell>
          <table:table-cell office:value-type="float" office:value="61549656" calcext:value-type="float">
            <text:p>6154965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1250" calcext:value-type="float">
            <text:p>125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05664" calcext:value-type="float">
            <text:p>505664</text:p>
          </table:table-cell>
          <table:table-cell office:value-type="float" office:value="477660" calcext:value-type="float">
            <text:p>47766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0152" calcext:value-type="float">
            <text:p>60152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4" calcext:value-type="float">
            <text:p>13774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75952" calcext:value-type="float">
            <text:p>75952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07</text:p>
          </table:table-cell>
          <table:table-cell office:value-type="float" office:value="61538144" calcext:value-type="float">
            <text:p>6153814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1249" calcext:value-type="float">
            <text:p>124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18828" calcext:value-type="float">
            <text:p>518828</text:p>
          </table:table-cell>
          <table:table-cell office:value-type="float" office:value="490824" calcext:value-type="float">
            <text:p>49082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5755" calcext:value-type="float">
            <text:p>15575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4" calcext:value-type="float">
            <text:p>13774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205268" calcext:value-type="float">
            <text:p>205268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08</text:p>
          </table:table-cell>
          <table:table-cell office:value-type="float" office:value="61535120" calcext:value-type="float">
            <text:p>6153512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1249" calcext:value-type="float">
            <text:p>124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19092" calcext:value-type="float">
            <text:p>519092</text:p>
          </table:table-cell>
          <table:table-cell office:value-type="float" office:value="491088" calcext:value-type="float">
            <text:p>49108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52" calcext:value-type="float">
            <text:p>7652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4" calcext:value-type="float">
            <text:p>13774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177276" calcext:value-type="float">
            <text:p>177276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09</text:p>
          </table:table-cell>
          <table:table-cell office:value-type="float" office:value="61530600" calcext:value-type="float">
            <text:p>615306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1249" calcext:value-type="float">
            <text:p>124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24104" calcext:value-type="float">
            <text:p>524104</text:p>
          </table:table-cell>
          <table:table-cell office:value-type="float" office:value="496100" calcext:value-type="float">
            <text:p>49610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2829" calcext:value-type="float">
            <text:p>112829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4" calcext:value-type="float">
            <text:p>13774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149985" calcext:value-type="float">
            <text:p>149985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10</text:p>
          </table:table-cell>
          <table:table-cell office:value-type="float" office:value="61694804" calcext:value-type="float">
            <text:p>6169480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1248" calcext:value-type="float">
            <text:p>124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361052" calcext:value-type="float">
            <text:p>361052</text:p>
          </table:table-cell>
          <table:table-cell office:value-type="float" office:value="333048" calcext:value-type="float">
            <text:p>33304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6857" calcext:value-type="float">
            <text:p>156857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5" calcext:value-type="float">
            <text:p>1377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93613" calcext:value-type="float">
            <text:p>9361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11</text:p>
          </table:table-cell>
          <table:table-cell office:value-type="float" office:value="61620620" calcext:value-type="float">
            <text:p>6162062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1248" calcext:value-type="float">
            <text:p>124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31012" calcext:value-type="float">
            <text:p>431012</text:p>
          </table:table-cell>
          <table:table-cell office:value-type="float" office:value="403008" calcext:value-type="float">
            <text:p>40300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6493" calcext:value-type="float">
            <text:p>136493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5" calcext:value-type="float">
            <text:p>1377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96414" calcext:value-type="float">
            <text:p>9641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12</text:p>
          </table:table-cell>
          <table:table-cell office:value-type="float" office:value="61581740" calcext:value-type="float">
            <text:p>6158174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1248" calcext:value-type="float">
            <text:p>124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71316" calcext:value-type="float">
            <text:p>471316</text:p>
          </table:table-cell>
          <table:table-cell office:value-type="float" office:value="443312" calcext:value-type="float">
            <text:p>44331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93868" calcext:value-type="float">
            <text:p>93868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5" calcext:value-type="float">
            <text:p>1377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117422" calcext:value-type="float">
            <text:p>11742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13</text:p>
          </table:table-cell>
          <table:table-cell office:value-type="float" office:value="61578464" calcext:value-type="float">
            <text:p>6157846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1248" calcext:value-type="float">
            <text:p>124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76332" calcext:value-type="float">
            <text:p>476332</text:p>
          </table:table-cell>
          <table:table-cell office:value-type="float" office:value="448328" calcext:value-type="float">
            <text:p>44832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9636" calcext:value-type="float">
            <text:p>10963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5" calcext:value-type="float">
            <text:p>1377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196856" calcext:value-type="float">
            <text:p>196856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14</text:p>
          </table:table-cell>
          <table:table-cell office:value-type="float" office:value="61567888" calcext:value-type="float">
            <text:p>6156788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1230" calcext:value-type="float">
            <text:p>12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86240" calcext:value-type="float">
            <text:p>486240</text:p>
          </table:table-cell>
          <table:table-cell office:value-type="float" office:value="458236" calcext:value-type="float">
            <text:p>45823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1291" calcext:value-type="float">
            <text:p>101291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5" calcext:value-type="float">
            <text:p>1377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147807" calcext:value-type="float">
            <text:p>14780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5132" calcext:value-type="float">
            <text:p>4513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15</text:p>
          </table:table-cell>
          <table:table-cell office:value-type="float" office:value="61560076" calcext:value-type="float">
            <text:p>6156007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1248" calcext:value-type="float">
            <text:p>12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94160" calcext:value-type="float">
            <text:p>494160</text:p>
          </table:table-cell>
          <table:table-cell office:value-type="float" office:value="466156" calcext:value-type="float">
            <text:p>46615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21472" calcext:value-type="float">
            <text:p>21472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6" calcext:value-type="float">
            <text:p>1377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126187" calcext:value-type="float">
            <text:p>12618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16</text:p>
          </table:table-cell>
          <table:table-cell office:value-type="float" office:value="61558816" calcext:value-type="float">
            <text:p>6155881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1248" calcext:value-type="float">
            <text:p>124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95472" calcext:value-type="float">
            <text:p>495472</text:p>
          </table:table-cell>
          <table:table-cell office:value-type="float" office:value="467468" calcext:value-type="float">
            <text:p>46746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54642" calcext:value-type="float">
            <text:p>54642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6" calcext:value-type="float">
            <text:p>1377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103842" calcext:value-type="float">
            <text:p>10384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17</text:p>
          </table:table-cell>
          <table:table-cell office:value-type="float" office:value="61556040" calcext:value-type="float">
            <text:p>6155604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1248" calcext:value-type="float">
            <text:p>124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98096" calcext:value-type="float">
            <text:p>498096</text:p>
          </table:table-cell>
          <table:table-cell office:value-type="float" office:value="470092" calcext:value-type="float">
            <text:p>47009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1815" calcext:value-type="float">
            <text:p>16181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6" calcext:value-type="float">
            <text:p>1377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90070" calcext:value-type="float">
            <text:p>9007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18</text:p>
          </table:table-cell>
          <table:table-cell office:value-type="float" office:value="61553268" calcext:value-type="float">
            <text:p>6155326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1243" calcext:value-type="float">
            <text:p>124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01116" calcext:value-type="float">
            <text:p>501116</text:p>
          </table:table-cell>
          <table:table-cell office:value-type="float" office:value="473112" calcext:value-type="float">
            <text:p>47311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2144" calcext:value-type="float">
            <text:p>262144</text:p>
          </table:table-cell>
          <table:table-cell office:value-type="float" office:value="55410" calcext:value-type="float">
            <text:p>5541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6" calcext:value-type="float">
            <text:p>1377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187157" calcext:value-type="float">
            <text:p>187157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8496" calcext:value-type="float">
            <text:p>5849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20</text:p>
          </table:table-cell>
          <table:table-cell office:value-type="float" office:value="61545456" calcext:value-type="float">
            <text:p>6154545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1247" calcext:value-type="float">
            <text:p>124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09652" calcext:value-type="float">
            <text:p>509652</text:p>
          </table:table-cell>
          <table:table-cell office:value-type="float" office:value="481648" calcext:value-type="float">
            <text:p>48164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3402" calcext:value-type="float">
            <text:p>23402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5" calcext:value-type="float">
            <text:p>1378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130226" calcext:value-type="float">
            <text:p>13022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21</text:p>
          </table:table-cell>
          <table:table-cell office:value-type="float" office:value="61548264" calcext:value-type="float">
            <text:p>6154826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1245" calcext:value-type="float">
            <text:p>124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08120" calcext:value-type="float">
            <text:p>508120</text:p>
          </table:table-cell>
          <table:table-cell office:value-type="float" office:value="480116" calcext:value-type="float">
            <text:p>48011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1348" calcext:value-type="float">
            <text:p>141348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5" calcext:value-type="float">
            <text:p>1378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244785" calcext:value-type="float">
            <text:p>24478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22</text:p>
          </table:table-cell>
          <table:table-cell office:value-type="float" office:value="61517552" calcext:value-type="float">
            <text:p>6151755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1243" calcext:value-type="float">
            <text:p>12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34492" calcext:value-type="float">
            <text:p>534492</text:p>
          </table:table-cell>
          <table:table-cell office:value-type="float" office:value="506488" calcext:value-type="float">
            <text:p>50648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4119" calcext:value-type="float">
            <text:p>114119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5" calcext:value-type="float">
            <text:p>1378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149453" calcext:value-type="float">
            <text:p>14945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23</text:p>
          </table:table-cell>
          <table:table-cell office:value-type="float" office:value="61516260" calcext:value-type="float">
            <text:p>6151626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1243" calcext:value-type="float">
            <text:p>12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36340" calcext:value-type="float">
            <text:p>536340</text:p>
          </table:table-cell>
          <table:table-cell office:value-type="float" office:value="508336" calcext:value-type="float">
            <text:p>50833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5049" calcext:value-type="float">
            <text:p>105049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5" calcext:value-type="float">
            <text:p>1378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106144" calcext:value-type="float">
            <text:p>10614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24</text:p>
          </table:table-cell>
          <table:table-cell office:value-type="float" office:value="61516016" calcext:value-type="float">
            <text:p>6151601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1224" calcext:value-type="float">
            <text:p>12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38312" calcext:value-type="float">
            <text:p>538312</text:p>
          </table:table-cell>
          <table:table-cell office:value-type="float" office:value="510308" calcext:value-type="float">
            <text:p>51030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785" calcext:value-type="float">
            <text:p>1278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5" calcext:value-type="float">
            <text:p>1378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71959" calcext:value-type="float">
            <text:p>7195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6160" calcext:value-type="float">
            <text:p>4616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25</text:p>
          </table:table-cell>
          <table:table-cell office:value-type="float" office:value="61514324" calcext:value-type="float">
            <text:p>6151432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1240" calcext:value-type="float">
            <text:p>124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39208" calcext:value-type="float">
            <text:p>539208</text:p>
          </table:table-cell>
          <table:table-cell office:value-type="float" office:value="511204" calcext:value-type="float">
            <text:p>51120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2195" calcext:value-type="float">
            <text:p>13219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2" calcext:value-type="float">
            <text:p>13792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159726" calcext:value-type="float">
            <text:p>15972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26</text:p>
          </table:table-cell>
          <table:table-cell office:value-type="float" office:value="61497188" calcext:value-type="float">
            <text:p>6149718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1240" calcext:value-type="float">
            <text:p>124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58696" calcext:value-type="float">
            <text:p>558696</text:p>
          </table:table-cell>
          <table:table-cell office:value-type="float" office:value="530692" calcext:value-type="float">
            <text:p>53069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0922" calcext:value-type="float">
            <text:p>140922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2" calcext:value-type="float">
            <text:p>13792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281603" calcext:value-type="float">
            <text:p>28160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27</text:p>
          </table:table-cell>
          <table:table-cell office:value-type="float" office:value="61489628" calcext:value-type="float">
            <text:p>614896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1240" calcext:value-type="float">
            <text:p>124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3972" calcext:value-type="float">
            <text:p>563972</text:p>
          </table:table-cell>
          <table:table-cell office:value-type="float" office:value="535968" calcext:value-type="float">
            <text:p>53596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4368" calcext:value-type="float">
            <text:p>124368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2" calcext:value-type="float">
            <text:p>13792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174240" calcext:value-type="float">
            <text:p>17424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28</text:p>
          </table:table-cell>
          <table:table-cell office:value-type="float" office:value="61489376" calcext:value-type="float">
            <text:p>6148937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1238" calcext:value-type="float">
            <text:p>123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3944" calcext:value-type="float">
            <text:p>563944</text:p>
          </table:table-cell>
          <table:table-cell office:value-type="float" office:value="535940" calcext:value-type="float">
            <text:p>53594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62144" calcext:value-type="float">
            <text:p>262144</text:p>
          </table:table-cell>
          <table:table-cell office:value-type="float" office:value="29458" calcext:value-type="float">
            <text:p>29458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3" calcext:value-type="float">
            <text:p>13793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123922" calcext:value-type="float">
            <text:p>123922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552" calcext:value-type="float">
            <text:p>6055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29</text:p>
          </table:table-cell>
          <table:table-cell office:value-type="float" office:value="61489384" calcext:value-type="float">
            <text:p>6148938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1214" calcext:value-type="float">
            <text:p>12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4704" calcext:value-type="float">
            <text:p>564704</text:p>
          </table:table-cell>
          <table:table-cell office:value-type="float" office:value="536700" calcext:value-type="float">
            <text:p>53670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3885" calcext:value-type="float">
            <text:p>13388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7" calcext:value-type="float">
            <text:p>13797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58265" calcext:value-type="float">
            <text:p>5826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964" calcext:value-type="float">
            <text:p>389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30</text:p>
          </table:table-cell>
          <table:table-cell office:value-type="float" office:value="61488880" calcext:value-type="float">
            <text:p>6148888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1238" calcext:value-type="float">
            <text:p>123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5320" calcext:value-type="float">
            <text:p>565320</text:p>
          </table:table-cell>
          <table:table-cell office:value-type="float" office:value="537316" calcext:value-type="float">
            <text:p>53731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3554" calcext:value-type="float">
            <text:p>23554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0" calcext:value-type="float">
            <text:p>13800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175821" calcext:value-type="float">
            <text:p>17582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31</text:p>
          </table:table-cell>
          <table:table-cell office:value-type="float" office:value="61506780" calcext:value-type="float">
            <text:p>6150678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1238" calcext:value-type="float">
            <text:p>12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45716" calcext:value-type="float">
            <text:p>545716</text:p>
          </table:table-cell>
          <table:table-cell office:value-type="float" office:value="517712" calcext:value-type="float">
            <text:p>51771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3966" calcext:value-type="float">
            <text:p>93966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0" calcext:value-type="float">
            <text:p>13800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239848" calcext:value-type="float">
            <text:p>23984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32</text:p>
          </table:table-cell>
          <table:table-cell office:value-type="float" office:value="61506804" calcext:value-type="float">
            <text:p>6150680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1237" calcext:value-type="float">
            <text:p>123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45716" calcext:value-type="float">
            <text:p>545716</text:p>
          </table:table-cell>
          <table:table-cell office:value-type="float" office:value="517712" calcext:value-type="float">
            <text:p>51771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59" calcext:value-type="float">
            <text:p>9759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0" calcext:value-type="float">
            <text:p>13800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186011" calcext:value-type="float">
            <text:p>18601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33</text:p>
          </table:table-cell>
          <table:table-cell office:value-type="float" office:value="61506804" calcext:value-type="float">
            <text:p>6150680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1233" calcext:value-type="float">
            <text:p>12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46440" calcext:value-type="float">
            <text:p>546440</text:p>
          </table:table-cell>
          <table:table-cell office:value-type="float" office:value="518436" calcext:value-type="float">
            <text:p>51843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6079" calcext:value-type="float">
            <text:p>136079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0" calcext:value-type="float">
            <text:p>13800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140848" calcext:value-type="float">
            <text:p>140848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8496" calcext:value-type="float">
            <text:p>5849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34</text:p>
          </table:table-cell>
          <table:table-cell office:value-type="float" office:value="61506052" calcext:value-type="float">
            <text:p>6150605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1237" calcext:value-type="float">
            <text:p>123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48244" calcext:value-type="float">
            <text:p>548244</text:p>
          </table:table-cell>
          <table:table-cell office:value-type="float" office:value="520240" calcext:value-type="float">
            <text:p>52024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9951" calcext:value-type="float">
            <text:p>109951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103001" calcext:value-type="float">
            <text:p>10300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35</text:p>
          </table:table-cell>
          <table:table-cell office:value-type="float" office:value="61506052" calcext:value-type="float">
            <text:p>6150605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1237" calcext:value-type="float">
            <text:p>123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48244" calcext:value-type="float">
            <text:p>548244</text:p>
          </table:table-cell>
          <table:table-cell office:value-type="float" office:value="520240" calcext:value-type="float">
            <text:p>52024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5808" calcext:value-type="float">
            <text:p>45808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97366" calcext:value-type="float">
            <text:p>9736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36</text:p>
          </table:table-cell>
          <table:table-cell office:value-type="float" office:value="61504792" calcext:value-type="float">
            <text:p>6150479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1237" calcext:value-type="float">
            <text:p>123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50084" calcext:value-type="float">
            <text:p>550084</text:p>
          </table:table-cell>
          <table:table-cell office:value-type="float" office:value="522080" calcext:value-type="float">
            <text:p>52208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787" calcext:value-type="float">
            <text:p>97787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202151" calcext:value-type="float">
            <text:p>20215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37</text:p>
          </table:table-cell>
          <table:table-cell office:value-type="float" office:value="61504036" calcext:value-type="float">
            <text:p>61504036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1247" calcext:value-type="float">
            <text:p>124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50084" calcext:value-type="float">
            <text:p>550084</text:p>
          </table:table-cell>
          <table:table-cell office:value-type="float" office:value="522080" calcext:value-type="float">
            <text:p>52208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61004" calcext:value-type="float">
            <text:p>61004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180582" calcext:value-type="float">
            <text:p>180582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1580" calcext:value-type="float">
            <text:p>6158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38</text:p>
          </table:table-cell>
          <table:table-cell office:value-type="float" office:value="61503280" calcext:value-type="float">
            <text:p>6150328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1225" calcext:value-type="float">
            <text:p>12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50644" calcext:value-type="float">
            <text:p>550644</text:p>
          </table:table-cell>
          <table:table-cell office:value-type="float" office:value="522640" calcext:value-type="float">
            <text:p>52264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3824" calcext:value-type="float">
            <text:p>143824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106480" calcext:value-type="float">
            <text:p>10648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964" calcext:value-type="float">
            <text:p>389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39</text:p>
          </table:table-cell>
          <table:table-cell office:value-type="float" office:value="61495484" calcext:value-type="float">
            <text:p>6149548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1250" calcext:value-type="float">
            <text:p>125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57284" calcext:value-type="float">
            <text:p>557284</text:p>
          </table:table-cell>
          <table:table-cell office:value-type="float" office:value="529280" calcext:value-type="float">
            <text:p>52928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3505" calcext:value-type="float">
            <text:p>133505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223200" calcext:value-type="float">
            <text:p>22320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40</text:p>
          </table:table-cell>
          <table:table-cell office:value-type="float" office:value="61476860" calcext:value-type="float">
            <text:p>614768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1250" calcext:value-type="float">
            <text:p>125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77044" calcext:value-type="float">
            <text:p>577044</text:p>
          </table:table-cell>
          <table:table-cell office:value-type="float" office:value="549040" calcext:value-type="float">
            <text:p>54904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1903" calcext:value-type="float">
            <text:p>21903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123934" calcext:value-type="float">
            <text:p>12393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41</text:p>
          </table:table-cell>
          <table:table-cell office:value-type="float" office:value="61563328" calcext:value-type="float">
            <text:p>6156332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1249" calcext:value-type="float">
            <text:p>124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92228" calcext:value-type="float">
            <text:p>492228</text:p>
          </table:table-cell>
          <table:table-cell office:value-type="float" office:value="464224" calcext:value-type="float">
            <text:p>46422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9981" calcext:value-type="float">
            <text:p>39981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158042" calcext:value-type="float">
            <text:p>15804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42</text:p>
          </table:table-cell>
          <table:table-cell office:value-type="float" office:value="61552500" calcext:value-type="float">
            <text:p>6155250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1244" calcext:value-type="float">
            <text:p>124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02196" calcext:value-type="float">
            <text:p>502196</text:p>
          </table:table-cell>
          <table:table-cell office:value-type="float" office:value="474192" calcext:value-type="float">
            <text:p>47419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2970" calcext:value-type="float">
            <text:p>142970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205682" calcext:value-type="float">
            <text:p>20568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7468" calcext:value-type="float">
            <text:p>5746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43</text:p>
          </table:table-cell>
          <table:table-cell office:value-type="float" office:value="61538404" calcext:value-type="float">
            <text:p>6153840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1249" calcext:value-type="float">
            <text:p>124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16472" calcext:value-type="float">
            <text:p>516472</text:p>
          </table:table-cell>
          <table:table-cell office:value-type="float" office:value="488468" calcext:value-type="float">
            <text:p>48846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946" calcext:value-type="float">
            <text:p>32946</text:p>
          </table:table-cell>
          <table:table-cell office:value-type="float" office:value="14272" calcext:value-type="float">
            <text:p>14272</text:p>
          </table:table-cell>
          <table:table-cell office:value-type="float" office:value="13811" calcext:value-type="float">
            <text:p>1381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116332" calcext:value-type="float">
            <text:p>11633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44</text:p>
          </table:table-cell>
          <table:table-cell office:value-type="float" office:value="61517520" calcext:value-type="float">
            <text:p>615175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1251" calcext:value-type="float">
            <text:p>12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35072" calcext:value-type="float">
            <text:p>535072</text:p>
          </table:table-cell>
          <table:table-cell office:value-type="float" office:value="507068" calcext:value-type="float">
            <text:p>50706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0520" calcext:value-type="float">
            <text:p>160520</text:p>
          </table:table-cell>
          <table:table-cell office:value-type="float" office:value="14272" calcext:value-type="float">
            <text:p>14272</text:p>
          </table:table-cell>
          <table:table-cell office:value-type="float" office:value="13811" calcext:value-type="float">
            <text:p>1381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233571" calcext:value-type="float">
            <text:p>23357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45</text:p>
          </table:table-cell>
          <table:table-cell office:value-type="float" office:value="61487768" calcext:value-type="float">
            <text:p>6148776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1251" calcext:value-type="float">
            <text:p>125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1964" calcext:value-type="float">
            <text:p>561964</text:p>
          </table:table-cell>
          <table:table-cell office:value-type="float" office:value="533960" calcext:value-type="float">
            <text:p>53396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8659" calcext:value-type="float">
            <text:p>138659</text:p>
          </table:table-cell>
          <table:table-cell office:value-type="float" office:value="14272" calcext:value-type="float">
            <text:p>14272</text:p>
          </table:table-cell>
          <table:table-cell office:value-type="float" office:value="13811" calcext:value-type="float">
            <text:p>1381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123715" calcext:value-type="float">
            <text:p>12371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46</text:p>
          </table:table-cell>
          <table:table-cell office:value-type="float" office:value="61487272" calcext:value-type="float">
            <text:p>6148727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1251" calcext:value-type="float">
            <text:p>12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2488" calcext:value-type="float">
            <text:p>562488</text:p>
          </table:table-cell>
          <table:table-cell office:value-type="float" office:value="534484" calcext:value-type="float">
            <text:p>53448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5410" calcext:value-type="float">
            <text:p>105410</text:p>
          </table:table-cell>
          <table:table-cell office:value-type="float" office:value="14272" calcext:value-type="float">
            <text:p>14272</text:p>
          </table:table-cell>
          <table:table-cell office:value-type="float" office:value="13811" calcext:value-type="float">
            <text:p>1381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81931" calcext:value-type="float">
            <text:p>8193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47</text:p>
          </table:table-cell>
          <table:table-cell office:value-type="float" office:value="61487272" calcext:value-type="float">
            <text:p>6148727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1241" calcext:value-type="float">
            <text:p>12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3016" calcext:value-type="float">
            <text:p>563016</text:p>
          </table:table-cell>
          <table:table-cell office:value-type="float" office:value="535012" calcext:value-type="float">
            <text:p>53501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034" calcext:value-type="float">
            <text:p>35034</text:p>
          </table:table-cell>
          <table:table-cell office:value-type="float" office:value="14272" calcext:value-type="float">
            <text:p>14272</text:p>
          </table:table-cell>
          <table:table-cell office:value-type="float" office:value="13811" calcext:value-type="float">
            <text:p>1381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153368" calcext:value-type="float">
            <text:p>153368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2328" calcext:value-type="float">
            <text:p>5232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48</text:p>
          </table:table-cell>
          <table:table-cell office:value-type="float" office:value="61487548" calcext:value-type="float">
            <text:p>6148754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1251" calcext:value-type="float">
            <text:p>125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5324" calcext:value-type="float">
            <text:p>565324</text:p>
          </table:table-cell>
          <table:table-cell office:value-type="float" office:value="537320" calcext:value-type="float">
            <text:p>53732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9596" calcext:value-type="float">
            <text:p>7959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5" calcext:value-type="float">
            <text:p>1381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148642" calcext:value-type="float">
            <text:p>14864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49</text:p>
          </table:table-cell>
          <table:table-cell office:value-type="float" office:value="61470420" calcext:value-type="float">
            <text:p>614704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1251" calcext:value-type="float">
            <text:p>125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84004" calcext:value-type="float">
            <text:p>584004</text:p>
          </table:table-cell>
          <table:table-cell office:value-type="float" office:value="556000" calcext:value-type="float">
            <text:p>55600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7404" calcext:value-type="float">
            <text:p>15740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5" calcext:value-type="float">
            <text:p>1381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266793" calcext:value-type="float">
            <text:p>26679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50</text:p>
          </table:table-cell>
          <table:table-cell office:value-type="float" office:value="61462368" calcext:value-type="float">
            <text:p>6146236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1251" calcext:value-type="float">
            <text:p>125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90604" calcext:value-type="float">
            <text:p>590604</text:p>
          </table:table-cell>
          <table:table-cell office:value-type="float" office:value="562600" calcext:value-type="float">
            <text:p>56260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8004" calcext:value-type="float">
            <text:p>3800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5" calcext:value-type="float">
            <text:p>1381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152063" calcext:value-type="float">
            <text:p>15206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51</text:p>
          </table:table-cell>
          <table:table-cell office:value-type="float" office:value="61606264" calcext:value-type="float">
            <text:p>6160626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1248" calcext:value-type="float">
            <text:p>12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46324" calcext:value-type="float">
            <text:p>446324</text:p>
          </table:table-cell>
          <table:table-cell office:value-type="float" office:value="418320" calcext:value-type="float">
            <text:p>41832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9090" calcext:value-type="float">
            <text:p>10909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5" calcext:value-type="float">
            <text:p>1381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112313" calcext:value-type="float">
            <text:p>112313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9524" calcext:value-type="float">
            <text:p>5952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52</text:p>
          </table:table-cell>
          <table:table-cell office:value-type="float" office:value="61578788" calcext:value-type="float">
            <text:p>6157878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1254" calcext:value-type="float">
            <text:p>125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76888" calcext:value-type="float">
            <text:p>476888</text:p>
          </table:table-cell>
          <table:table-cell office:value-type="float" office:value="448884" calcext:value-type="float">
            <text:p>44888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241" calcext:value-type="float">
            <text:p>7824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53403" calcext:value-type="float">
            <text:p>53403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53</text:p>
          </table:table-cell>
          <table:table-cell office:value-type="float" office:value="61526380" calcext:value-type="float">
            <text:p>6152638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1254" calcext:value-type="float">
            <text:p>125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29332" calcext:value-type="float">
            <text:p>529332</text:p>
          </table:table-cell>
          <table:table-cell office:value-type="float" office:value="501328" calcext:value-type="float">
            <text:p>50132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3678" calcext:value-type="float">
            <text:p>10367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73127" calcext:value-type="float">
            <text:p>173127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54</text:p>
          </table:table-cell>
          <table:table-cell office:value-type="float" office:value="61464648" calcext:value-type="float">
            <text:p>6146464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1254" calcext:value-type="float">
            <text:p>125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88996" calcext:value-type="float">
            <text:p>588996</text:p>
          </table:table-cell>
          <table:table-cell office:value-type="float" office:value="560992" calcext:value-type="float">
            <text:p>56099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79219" calcext:value-type="float">
            <text:p>7921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83406" calcext:value-type="float">
            <text:p>283406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55</text:p>
          </table:table-cell>
          <table:table-cell office:value-type="float" office:value="61463388" calcext:value-type="float">
            <text:p>6146338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1254" calcext:value-type="float">
            <text:p>125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88996" calcext:value-type="float">
            <text:p>588996</text:p>
          </table:table-cell>
          <table:table-cell office:value-type="float" office:value="560992" calcext:value-type="float">
            <text:p>56099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024" calcext:value-type="float">
            <text:p>7502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79043" calcext:value-type="float">
            <text:p>179043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56</text:p>
          </table:table-cell>
          <table:table-cell office:value-type="float" office:value="61463396" calcext:value-type="float">
            <text:p>61463396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1244" calcext:value-type="float">
            <text:p>124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89664" calcext:value-type="float">
            <text:p>589664</text:p>
          </table:table-cell>
          <table:table-cell office:value-type="float" office:value="561660" calcext:value-type="float">
            <text:p>56166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62144" calcext:value-type="float">
            <text:p>262144</text:p>
          </table:table-cell>
          <table:table-cell office:value-type="float" office:value="61789" calcext:value-type="float">
            <text:p>6178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23244" calcext:value-type="float">
            <text:p>12324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5412" calcext:value-type="float">
            <text:p>5541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57</text:p>
          </table:table-cell>
          <table:table-cell office:value-type="float" office:value="61461980" calcext:value-type="float">
            <text:p>6146198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49" calcext:value-type="float">
            <text:p>124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92464" calcext:value-type="float">
            <text:p>592464</text:p>
          </table:table-cell>
          <table:table-cell office:value-type="float" office:value="564460" calcext:value-type="float">
            <text:p>56446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5423" calcext:value-type="float">
            <text:p>11542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99680" calcext:value-type="float">
            <text:p>19968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58</text:p>
          </table:table-cell>
          <table:table-cell office:value-type="float" office:value="61450648" calcext:value-type="float">
            <text:p>6145064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48" calcext:value-type="float">
            <text:p>124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3328" calcext:value-type="float">
            <text:p>603328</text:p>
          </table:table-cell>
          <table:table-cell office:value-type="float" office:value="575324" calcext:value-type="float">
            <text:p>57532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322" calcext:value-type="float">
            <text:p>1632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09390" calcext:value-type="float">
            <text:p>10939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5:59</text:p>
          </table:table-cell>
          <table:table-cell office:value-type="float" office:value="61450144" calcext:value-type="float">
            <text:p>6145014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49" calcext:value-type="float">
            <text:p>124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3856" calcext:value-type="float">
            <text:p>603856</text:p>
          </table:table-cell>
          <table:table-cell office:value-type="float" office:value="575852" calcext:value-type="float">
            <text:p>57585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2003" calcext:value-type="float">
            <text:p>15200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93179" calcext:value-type="float">
            <text:p>19317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00</text:p>
          </table:table-cell>
          <table:table-cell office:value-type="float" office:value="61449892" calcext:value-type="float">
            <text:p>6144989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49" calcext:value-type="float">
            <text:p>124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3856" calcext:value-type="float">
            <text:p>603856</text:p>
          </table:table-cell>
          <table:table-cell office:value-type="float" office:value="575852" calcext:value-type="float">
            <text:p>57585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9445" calcext:value-type="float">
            <text:p>6944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83415" calcext:value-type="float">
            <text:p>18341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01</text:p>
          </table:table-cell>
          <table:table-cell office:value-type="float" office:value="61648468" calcext:value-type="float">
            <text:p>6164846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29" calcext:value-type="float">
            <text:p>12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05680" calcext:value-type="float">
            <text:p>405680</text:p>
          </table:table-cell>
          <table:table-cell office:value-type="float" office:value="377676" calcext:value-type="float">
            <text:p>37767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1503" calcext:value-type="float">
            <text:p>2150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19959" calcext:value-type="float">
            <text:p>11995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048" calcext:value-type="float">
            <text:p>4204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02</text:p>
          </table:table-cell>
          <table:table-cell office:value-type="float" office:value="61556252" calcext:value-type="float">
            <text:p>6155625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49" calcext:value-type="float">
            <text:p>124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98272" calcext:value-type="float">
            <text:p>498272</text:p>
          </table:table-cell>
          <table:table-cell office:value-type="float" office:value="470268" calcext:value-type="float">
            <text:p>47026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088" calcext:value-type="float">
            <text:p>3608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27410" calcext:value-type="float">
            <text:p>22741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03</text:p>
          </table:table-cell>
          <table:table-cell office:value-type="float" office:value="61492496" calcext:value-type="float">
            <text:p>61492496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49" calcext:value-type="float">
            <text:p>124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58384" calcext:value-type="float">
            <text:p>558384</text:p>
          </table:table-cell>
          <table:table-cell office:value-type="float" office:value="530380" calcext:value-type="float">
            <text:p>53038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2792" calcext:value-type="float">
            <text:p>15279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21826" calcext:value-type="float">
            <text:p>12182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04</text:p>
          </table:table-cell>
          <table:table-cell office:value-type="float" office:value="61491236" calcext:value-type="float">
            <text:p>61491236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49" calcext:value-type="float">
            <text:p>124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59704" calcext:value-type="float">
            <text:p>559704</text:p>
          </table:table-cell>
          <table:table-cell office:value-type="float" office:value="531700" calcext:value-type="float">
            <text:p>53170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6485" calcext:value-type="float">
            <text:p>9648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66627" calcext:value-type="float">
            <text:p>16662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05</text:p>
          </table:table-cell>
          <table:table-cell office:value-type="float" office:value="61489228" calcext:value-type="float">
            <text:p>6148922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46" calcext:value-type="float">
            <text:p>124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0232" calcext:value-type="float">
            <text:p>560232</text:p>
          </table:table-cell>
          <table:table-cell office:value-type="float" office:value="532228" calcext:value-type="float">
            <text:p>53222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176" calcext:value-type="float">
            <text:p>2517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83849" calcext:value-type="float">
            <text:p>183849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9524" calcext:value-type="float">
            <text:p>5952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06</text:p>
          </table:table-cell>
          <table:table-cell office:value-type="float" office:value="61488480" calcext:value-type="float">
            <text:p>6148848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49" calcext:value-type="float">
            <text:p>124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3636" calcext:value-type="float">
            <text:p>563636</text:p>
          </table:table-cell>
          <table:table-cell office:value-type="float" office:value="535632" calcext:value-type="float">
            <text:p>53563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946" calcext:value-type="float">
            <text:p>2594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31894" calcext:value-type="float">
            <text:p>13189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07</text:p>
          </table:table-cell>
          <table:table-cell office:value-type="float" office:value="61480664" calcext:value-type="float">
            <text:p>6148066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49" calcext:value-type="float">
            <text:p>124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71528" calcext:value-type="float">
            <text:p>571528</text:p>
          </table:table-cell>
          <table:table-cell office:value-type="float" office:value="543524" calcext:value-type="float">
            <text:p>54352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506" calcext:value-type="float">
            <text:p>3650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49380" calcext:value-type="float">
            <text:p>24938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08</text:p>
          </table:table-cell>
          <table:table-cell office:value-type="float" office:value="61466052" calcext:value-type="float">
            <text:p>6146605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49" calcext:value-type="float">
            <text:p>124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85236" calcext:value-type="float">
            <text:p>585236</text:p>
          </table:table-cell>
          <table:table-cell office:value-type="float" office:value="557232" calcext:value-type="float">
            <text:p>55723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9044" calcext:value-type="float">
            <text:p>9904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35125" calcext:value-type="float">
            <text:p>13512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09</text:p>
          </table:table-cell>
          <table:table-cell office:value-type="float" office:value="61466052" calcext:value-type="float">
            <text:p>6146605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49" calcext:value-type="float">
            <text:p>124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85444" calcext:value-type="float">
            <text:p>585444</text:p>
          </table:table-cell>
          <table:table-cell office:value-type="float" office:value="557440" calcext:value-type="float">
            <text:p>55744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3954" calcext:value-type="float">
            <text:p>2395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88234" calcext:value-type="float">
            <text:p>8823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10</text:p>
          </table:table-cell>
          <table:table-cell office:value-type="float" office:value="61465800" calcext:value-type="float">
            <text:p>614658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13" calcext:value-type="float">
            <text:p>12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87664" calcext:value-type="float">
            <text:p>587664</text:p>
          </table:table-cell>
          <table:table-cell office:value-type="float" office:value="559660" calcext:value-type="float">
            <text:p>55966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028" calcext:value-type="float">
            <text:p>5602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83327" calcext:value-type="float">
            <text:p>18332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964" calcext:value-type="float">
            <text:p>389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11</text:p>
          </table:table-cell>
          <table:table-cell office:value-type="float" office:value="61631152" calcext:value-type="float">
            <text:p>6163115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4" calcext:value-type="float">
            <text:p>123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22832" calcext:value-type="float">
            <text:p>422832</text:p>
          </table:table-cell>
          <table:table-cell office:value-type="float" office:value="394828" calcext:value-type="float">
            <text:p>39482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559" calcext:value-type="float">
            <text:p>7655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60728" calcext:value-type="float">
            <text:p>1607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12</text:p>
          </table:table-cell>
          <table:table-cell office:value-type="float" office:value="61599400" calcext:value-type="float">
            <text:p>615994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4" calcext:value-type="float">
            <text:p>123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47880" calcext:value-type="float">
            <text:p>447880</text:p>
          </table:table-cell>
          <table:table-cell office:value-type="float" office:value="419876" calcext:value-type="float">
            <text:p>41987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2038" calcext:value-type="float">
            <text:p>10203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53222" calcext:value-type="float">
            <text:p>15322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13</text:p>
          </table:table-cell>
          <table:table-cell office:value-type="float" office:value="61571944" calcext:value-type="float">
            <text:p>6157194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4" calcext:value-type="float">
            <text:p>123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77976" calcext:value-type="float">
            <text:p>477976</text:p>
          </table:table-cell>
          <table:table-cell office:value-type="float" office:value="449972" calcext:value-type="float">
            <text:p>44997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7972" calcext:value-type="float">
            <text:p>11797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21864" calcext:value-type="float">
            <text:p>12186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14</text:p>
          </table:table-cell>
          <table:table-cell office:value-type="float" office:value="61556068" calcext:value-type="float">
            <text:p>6155606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0" calcext:value-type="float">
            <text:p>12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95732" calcext:value-type="float">
            <text:p>495732</text:p>
          </table:table-cell>
          <table:table-cell office:value-type="float" office:value="467728" calcext:value-type="float">
            <text:p>46772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2144" calcext:value-type="float">
            <text:p>262144</text:p>
          </table:table-cell>
          <table:table-cell office:value-type="float" office:value="57748" calcext:value-type="float">
            <text:p>5774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6" calcext:value-type="float">
            <text:p>1381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89724" calcext:value-type="float">
            <text:p>8972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8496" calcext:value-type="float">
            <text:p>5849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15</text:p>
          </table:table-cell>
          <table:table-cell office:value-type="float" office:value="61548760" calcext:value-type="float">
            <text:p>6154876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7" calcext:value-type="float">
            <text:p>123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04700" calcext:value-type="float">
            <text:p>504700</text:p>
          </table:table-cell>
          <table:table-cell office:value-type="float" office:value="476696" calcext:value-type="float">
            <text:p>47669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940" calcext:value-type="float">
            <text:p>5694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5" calcext:value-type="float">
            <text:p>1383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81771" calcext:value-type="float">
            <text:p>18177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16</text:p>
          </table:table-cell>
          <table:table-cell office:value-type="float" office:value="61477712" calcext:value-type="float">
            <text:p>614777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7" calcext:value-type="float">
            <text:p>123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77232" calcext:value-type="float">
            <text:p>577232</text:p>
          </table:table-cell>
          <table:table-cell office:value-type="float" office:value="549228" calcext:value-type="float">
            <text:p>54922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9012" calcext:value-type="float">
            <text:p>15901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5" calcext:value-type="float">
            <text:p>1383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311285" calcext:value-type="float">
            <text:p>311285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17</text:p>
          </table:table-cell>
          <table:table-cell office:value-type="float" office:value="61474436" calcext:value-type="float">
            <text:p>6147443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5" calcext:value-type="float">
            <text:p>12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77232" calcext:value-type="float">
            <text:p>577232</text:p>
          </table:table-cell>
          <table:table-cell office:value-type="float" office:value="549228" calcext:value-type="float">
            <text:p>54922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082" calcext:value-type="float">
            <text:p>3208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5" calcext:value-type="float">
            <text:p>1383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81275" calcext:value-type="float">
            <text:p>181275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18</text:p>
          </table:table-cell>
          <table:table-cell office:value-type="float" office:value="61470908" calcext:value-type="float">
            <text:p>6147090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5" calcext:value-type="float">
            <text:p>123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80396" calcext:value-type="float">
            <text:p>580396</text:p>
          </table:table-cell>
          <table:table-cell office:value-type="float" office:value="552392" calcext:value-type="float">
            <text:p>55239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63052" calcext:value-type="float">
            <text:p>6305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5" calcext:value-type="float">
            <text:p>1383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32128" calcext:value-type="float">
            <text:p>132128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19</text:p>
          </table:table-cell>
          <table:table-cell office:value-type="float" office:value="61470436" calcext:value-type="float">
            <text:p>6147043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18" calcext:value-type="float">
            <text:p>12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82828" calcext:value-type="float">
            <text:p>582828</text:p>
          </table:table-cell>
          <table:table-cell office:value-type="float" office:value="554824" calcext:value-type="float">
            <text:p>55482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3924" calcext:value-type="float">
            <text:p>2392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5" calcext:value-type="float">
            <text:p>1383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83419" calcext:value-type="float">
            <text:p>8341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8216" calcext:value-type="float">
            <text:p>4821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20</text:p>
          </table:table-cell>
          <table:table-cell office:value-type="float" office:value="61467668" calcext:value-type="float">
            <text:p>6146766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4" calcext:value-type="float">
            <text:p>123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85640" calcext:value-type="float">
            <text:p>585640</text:p>
          </table:table-cell>
          <table:table-cell office:value-type="float" office:value="557636" calcext:value-type="float">
            <text:p>55763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83177" calcext:value-type="float">
            <text:p>8317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5" calcext:value-type="float">
            <text:p>1383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88145" calcext:value-type="float">
            <text:p>18814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21</text:p>
          </table:table-cell>
          <table:table-cell office:value-type="float" office:value="61492868" calcext:value-type="float">
            <text:p>6149286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2" calcext:value-type="float">
            <text:p>123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59348" calcext:value-type="float">
            <text:p>559348</text:p>
          </table:table-cell>
          <table:table-cell office:value-type="float" office:value="531344" calcext:value-type="float">
            <text:p>53134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0021" calcext:value-type="float">
            <text:p>12002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5" calcext:value-type="float">
            <text:p>1383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39080" calcext:value-type="float">
            <text:p>23908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22</text:p>
          </table:table-cell>
          <table:table-cell office:value-type="float" office:value="61491860" calcext:value-type="float">
            <text:p>6149186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2" calcext:value-type="float">
            <text:p>123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59348" calcext:value-type="float">
            <text:p>559348</text:p>
          </table:table-cell>
          <table:table-cell office:value-type="float" office:value="531344" calcext:value-type="float">
            <text:p>53134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4507" calcext:value-type="float">
            <text:p>15450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5" calcext:value-type="float">
            <text:p>1383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93194" calcext:value-type="float">
            <text:p>19319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23</text:p>
          </table:table-cell>
          <table:table-cell office:value-type="float" office:value="61491860" calcext:value-type="float">
            <text:p>6149186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0" calcext:value-type="float">
            <text:p>12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59556" calcext:value-type="float">
            <text:p>559556</text:p>
          </table:table-cell>
          <table:table-cell office:value-type="float" office:value="531552" calcext:value-type="float">
            <text:p>53155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62144" calcext:value-type="float">
            <text:p>262144</text:p>
          </table:table-cell>
          <table:table-cell office:value-type="float" office:value="79516" calcext:value-type="float">
            <text:p>7951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5" calcext:value-type="float">
            <text:p>1383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40908" calcext:value-type="float">
            <text:p>14090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552" calcext:value-type="float">
            <text:p>6055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24</text:p>
          </table:table-cell>
          <table:table-cell office:value-type="float" office:value="61491868" calcext:value-type="float">
            <text:p>6149186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2" calcext:value-type="float">
            <text:p>123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2028" calcext:value-type="float">
            <text:p>562028</text:p>
          </table:table-cell>
          <table:table-cell office:value-type="float" office:value="534024" calcext:value-type="float">
            <text:p>53402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3453" calcext:value-type="float">
            <text:p>13345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5" calcext:value-type="float">
            <text:p>1383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96274" calcext:value-type="float">
            <text:p>9627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25</text:p>
          </table:table-cell>
          <table:table-cell office:value-type="float" office:value="61491112" calcext:value-type="float">
            <text:p>614911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2" calcext:value-type="float">
            <text:p>123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2028" calcext:value-type="float">
            <text:p>562028</text:p>
          </table:table-cell>
          <table:table-cell office:value-type="float" office:value="534024" calcext:value-type="float">
            <text:p>53402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156" calcext:value-type="float">
            <text:p>2215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5" calcext:value-type="float">
            <text:p>1383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11336" calcext:value-type="float">
            <text:p>21133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26</text:p>
          </table:table-cell>
          <table:table-cell office:value-type="float" office:value="61475992" calcext:value-type="float">
            <text:p>6147599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2" calcext:value-type="float">
            <text:p>123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77032" calcext:value-type="float">
            <text:p>577032</text:p>
          </table:table-cell>
          <table:table-cell office:value-type="float" office:value="549028" calcext:value-type="float">
            <text:p>54902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4464" calcext:value-type="float">
            <text:p>5446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5" calcext:value-type="float">
            <text:p>1383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08944" calcext:value-type="float">
            <text:p>10894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27</text:p>
          </table:table-cell>
          <table:table-cell office:value-type="float" office:value="61473732" calcext:value-type="float">
            <text:p>6147373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2" calcext:value-type="float">
            <text:p>123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77032" calcext:value-type="float">
            <text:p>577032</text:p>
          </table:table-cell>
          <table:table-cell office:value-type="float" office:value="549028" calcext:value-type="float">
            <text:p>54902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4754" calcext:value-type="float">
            <text:p>10475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5" calcext:value-type="float">
            <text:p>1383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21261" calcext:value-type="float">
            <text:p>22126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28</text:p>
          </table:table-cell>
          <table:table-cell office:value-type="float" office:value="61473732" calcext:value-type="float">
            <text:p>6147373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16" calcext:value-type="float">
            <text:p>12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78460" calcext:value-type="float">
            <text:p>578460</text:p>
          </table:table-cell>
          <table:table-cell office:value-type="float" office:value="550456" calcext:value-type="float">
            <text:p>55045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0470" calcext:value-type="float">
            <text:p>10047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5" calcext:value-type="float">
            <text:p>1383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53192" calcext:value-type="float">
            <text:p>15319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6160" calcext:value-type="float">
            <text:p>4616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29</text:p>
          </table:table-cell>
          <table:table-cell office:value-type="float" office:value="61465164" calcext:value-type="float">
            <text:p>6146516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2" calcext:value-type="float">
            <text:p>12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87284" calcext:value-type="float">
            <text:p>587284</text:p>
          </table:table-cell>
          <table:table-cell office:value-type="float" office:value="559280" calcext:value-type="float">
            <text:p>55928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537" calcext:value-type="float">
            <text:p>5653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5" calcext:value-type="float">
            <text:p>1383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45382" calcext:value-type="float">
            <text:p>24538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30</text:p>
          </table:table-cell>
          <table:table-cell office:value-type="float" office:value="61454580" calcext:value-type="float">
            <text:p>6145458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2" calcext:value-type="float">
            <text:p>123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98624" calcext:value-type="float">
            <text:p>598624</text:p>
          </table:table-cell>
          <table:table-cell office:value-type="float" office:value="570620" calcext:value-type="float">
            <text:p>57062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888" calcext:value-type="float">
            <text:p>2588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5" calcext:value-type="float">
            <text:p>1383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34980" calcext:value-type="float">
            <text:p>13498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31</text:p>
          </table:table-cell>
          <table:table-cell office:value-type="float" office:value="61569712" calcext:value-type="float">
            <text:p>615697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1" calcext:value-type="float">
            <text:p>12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82560" calcext:value-type="float">
            <text:p>482560</text:p>
          </table:table-cell>
          <table:table-cell office:value-type="float" office:value="454556" calcext:value-type="float">
            <text:p>45455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4160" calcext:value-type="float">
            <text:p>3416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5" calcext:value-type="float">
            <text:p>1383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90006" calcext:value-type="float">
            <text:p>9000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32</text:p>
          </table:table-cell>
          <table:table-cell office:value-type="float" office:value="61550596" calcext:value-type="float">
            <text:p>6155059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0" calcext:value-type="float">
            <text:p>12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98664" calcext:value-type="float">
            <text:p>498664</text:p>
          </table:table-cell>
          <table:table-cell office:value-type="float" office:value="470660" calcext:value-type="float">
            <text:p>47066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3502" calcext:value-type="float">
            <text:p>4350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5" calcext:value-type="float">
            <text:p>1383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05379" calcext:value-type="float">
            <text:p>20537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33</text:p>
          </table:table-cell>
          <table:table-cell office:value-type="float" office:value="61547572" calcext:value-type="float">
            <text:p>6154757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3" calcext:value-type="float">
            <text:p>12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04632" calcext:value-type="float">
            <text:p>504632</text:p>
          </table:table-cell>
          <table:table-cell office:value-type="float" office:value="476628" calcext:value-type="float">
            <text:p>47662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2274" calcext:value-type="float">
            <text:p>4227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5" calcext:value-type="float">
            <text:p>1383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37413" calcext:value-type="float">
            <text:p>13741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34</text:p>
          </table:table-cell>
          <table:table-cell office:value-type="float" office:value="61511032" calcext:value-type="float">
            <text:p>6151103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3" calcext:value-type="float">
            <text:p>123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41220" calcext:value-type="float">
            <text:p>541220</text:p>
          </table:table-cell>
          <table:table-cell office:value-type="float" office:value="513216" calcext:value-type="float">
            <text:p>51321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8015" calcext:value-type="float">
            <text:p>11801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5" calcext:value-type="float">
            <text:p>1383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54641" calcext:value-type="float">
            <text:p>25464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35</text:p>
          </table:table-cell>
          <table:table-cell office:value-type="float" office:value="61489620" calcext:value-type="float">
            <text:p>6148962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3" calcext:value-type="float">
            <text:p>12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0728" calcext:value-type="float">
            <text:p>560728</text:p>
          </table:table-cell>
          <table:table-cell office:value-type="float" office:value="532724" calcext:value-type="float">
            <text:p>53272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0507" calcext:value-type="float">
            <text:p>9050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5" calcext:value-type="float">
            <text:p>1383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47104" calcext:value-type="float">
            <text:p>147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36</text:p>
          </table:table-cell>
          <table:table-cell office:value-type="float" office:value="61488360" calcext:value-type="float">
            <text:p>6148836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3" calcext:value-type="float">
            <text:p>12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2832" calcext:value-type="float">
            <text:p>562832</text:p>
          </table:table-cell>
          <table:table-cell office:value-type="float" office:value="534828" calcext:value-type="float">
            <text:p>53482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9768" calcext:value-type="float">
            <text:p>10976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5" calcext:value-type="float">
            <text:p>1383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04031" calcext:value-type="float">
            <text:p>10403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37</text:p>
          </table:table-cell>
          <table:table-cell office:value-type="float" office:value="61487604" calcext:value-type="float">
            <text:p>6148760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23" calcext:value-type="float">
            <text:p>122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4460" calcext:value-type="float">
            <text:p>564460</text:p>
          </table:table-cell>
          <table:table-cell office:value-type="float" office:value="536456" calcext:value-type="float">
            <text:p>53645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0359" calcext:value-type="float">
            <text:p>6035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5" calcext:value-type="float">
            <text:p>13835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49853" calcext:value-type="float">
            <text:p>149853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2328" calcext:value-type="float">
            <text:p>5232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38</text:p>
          </table:table-cell>
          <table:table-cell office:value-type="float" office:value="61487368" calcext:value-type="float">
            <text:p>6148736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6" calcext:value-type="float">
            <text:p>123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6260" calcext:value-type="float">
            <text:p>566260</text:p>
          </table:table-cell>
          <table:table-cell office:value-type="float" office:value="538256" calcext:value-type="float">
            <text:p>53825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7217" calcext:value-type="float">
            <text:p>14721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6" calcext:value-type="float">
            <text:p>1383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36039" calcext:value-type="float">
            <text:p>13603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39</text:p>
          </table:table-cell>
          <table:table-cell office:value-type="float" office:value="61476524" calcext:value-type="float">
            <text:p>6147652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6" calcext:value-type="float">
            <text:p>123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78604" calcext:value-type="float">
            <text:p>578604</text:p>
          </table:table-cell>
          <table:table-cell office:value-type="float" office:value="550600" calcext:value-type="float">
            <text:p>55060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0306" calcext:value-type="float">
            <text:p>8030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6" calcext:value-type="float">
            <text:p>1383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57451" calcext:value-type="float">
            <text:p>25745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40</text:p>
          </table:table-cell>
          <table:table-cell office:value-type="float" office:value="61466444" calcext:value-type="float">
            <text:p>6146644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6" calcext:value-type="float">
            <text:p>123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85728" calcext:value-type="float">
            <text:p>585728</text:p>
          </table:table-cell>
          <table:table-cell office:value-type="float" office:value="557724" calcext:value-type="float">
            <text:p>55772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5460" calcext:value-type="float">
            <text:p>6546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6" calcext:value-type="float">
            <text:p>1383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59816" calcext:value-type="float">
            <text:p>15981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41</text:p>
          </table:table-cell>
          <table:table-cell office:value-type="float" office:value="61571000" calcext:value-type="float">
            <text:p>615710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6" calcext:value-type="float">
            <text:p>123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81920" calcext:value-type="float">
            <text:p>481920</text:p>
          </table:table-cell>
          <table:table-cell office:value-type="float" office:value="453916" calcext:value-type="float">
            <text:p>45391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931" calcext:value-type="float">
            <text:p>5693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6" calcext:value-type="float">
            <text:p>1383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15035" calcext:value-type="float">
            <text:p>11503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42</text:p>
          </table:table-cell>
          <table:table-cell office:value-type="float" office:value="61558720" calcext:value-type="float">
            <text:p>6155872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6" calcext:value-type="float">
            <text:p>123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96068" calcext:value-type="float">
            <text:p>496068</text:p>
          </table:table-cell>
          <table:table-cell office:value-type="float" office:value="468064" calcext:value-type="float">
            <text:p>46806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251" calcext:value-type="float">
            <text:p>4125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6" calcext:value-type="float">
            <text:p>1383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62238" calcext:value-type="float">
            <text:p>6223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43</text:p>
          </table:table-cell>
          <table:table-cell office:value-type="float" office:value="61543580" calcext:value-type="float">
            <text:p>6154358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6" calcext:value-type="float">
            <text:p>123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09988" calcext:value-type="float">
            <text:p>509988</text:p>
          </table:table-cell>
          <table:table-cell office:value-type="float" office:value="481984" calcext:value-type="float">
            <text:p>48198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8049" calcext:value-type="float">
            <text:p>8804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6" calcext:value-type="float">
            <text:p>1383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77625" calcext:value-type="float">
            <text:p>17762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44</text:p>
          </table:table-cell>
          <table:table-cell office:value-type="float" office:value="61480328" calcext:value-type="float">
            <text:p>614803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6" calcext:value-type="float">
            <text:p>123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70160" calcext:value-type="float">
            <text:p>570160</text:p>
          </table:table-cell>
          <table:table-cell office:value-type="float" office:value="542156" calcext:value-type="float">
            <text:p>54215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1418" calcext:value-type="float">
            <text:p>16141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6" calcext:value-type="float">
            <text:p>1383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55332" calcext:value-type="float">
            <text:p>25533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45</text:p>
          </table:table-cell>
          <table:table-cell office:value-type="float" office:value="61480076" calcext:value-type="float">
            <text:p>6148007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6" calcext:value-type="float">
            <text:p>123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70160" calcext:value-type="float">
            <text:p>570160</text:p>
          </table:table-cell>
          <table:table-cell office:value-type="float" office:value="542156" calcext:value-type="float">
            <text:p>54215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5171" calcext:value-type="float">
            <text:p>14517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6" calcext:value-type="float">
            <text:p>1383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76015" calcext:value-type="float">
            <text:p>17601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46</text:p>
          </table:table-cell>
          <table:table-cell office:value-type="float" office:value="61480076" calcext:value-type="float">
            <text:p>6148007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29" calcext:value-type="float">
            <text:p>122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71476" calcext:value-type="float">
            <text:p>571476</text:p>
          </table:table-cell>
          <table:table-cell office:value-type="float" office:value="543472" calcext:value-type="float">
            <text:p>54347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9377" calcext:value-type="float">
            <text:p>10937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6" calcext:value-type="float">
            <text:p>13836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37961" calcext:value-type="float">
            <text:p>13796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5412" calcext:value-type="float">
            <text:p>5541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47</text:p>
          </table:table-cell>
          <table:table-cell office:value-type="float" office:value="61479312" calcext:value-type="float">
            <text:p>614793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6" calcext:value-type="float">
            <text:p>123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74460" calcext:value-type="float">
            <text:p>574460</text:p>
          </table:table-cell>
          <table:table-cell office:value-type="float" office:value="546456" calcext:value-type="float">
            <text:p>54645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3616" calcext:value-type="float">
            <text:p>6361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24299" calcext:value-type="float">
            <text:p>22429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48</text:p>
          </table:table-cell>
          <table:table-cell office:value-type="float" office:value="61467224" calcext:value-type="float">
            <text:p>6146722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6" calcext:value-type="float">
            <text:p>123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86028" calcext:value-type="float">
            <text:p>586028</text:p>
          </table:table-cell>
          <table:table-cell office:value-type="float" office:value="558024" calcext:value-type="float">
            <text:p>55802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218" calcext:value-type="float">
            <text:p>7521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15978" calcext:value-type="float">
            <text:p>11597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49</text:p>
          </table:table-cell>
          <table:table-cell office:value-type="float" office:value="61466468" calcext:value-type="float">
            <text:p>6146646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6" calcext:value-type="float">
            <text:p>123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86028" calcext:value-type="float">
            <text:p>586028</text:p>
          </table:table-cell>
          <table:table-cell office:value-type="float" office:value="558024" calcext:value-type="float">
            <text:p>55802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9067" calcext:value-type="float">
            <text:p>9906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62712" calcext:value-type="float">
            <text:p>1627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50</text:p>
          </table:table-cell>
          <table:table-cell office:value-type="float" office:value="61465964" calcext:value-type="float">
            <text:p>6146596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6" calcext:value-type="float">
            <text:p>123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86028" calcext:value-type="float">
            <text:p>586028</text:p>
          </table:table-cell>
          <table:table-cell office:value-type="float" office:value="558024" calcext:value-type="float">
            <text:p>55802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962" calcext:value-type="float">
            <text:p>1596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86576" calcext:value-type="float">
            <text:p>18657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51</text:p>
          </table:table-cell>
          <table:table-cell office:value-type="float" office:value="61621084" calcext:value-type="float">
            <text:p>6162108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17" calcext:value-type="float">
            <text:p>12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32228" calcext:value-type="float">
            <text:p>432228</text:p>
          </table:table-cell>
          <table:table-cell office:value-type="float" office:value="404224" calcext:value-type="float">
            <text:p>40422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62144" calcext:value-type="float">
            <text:p>262144</text:p>
          </table:table-cell>
          <table:table-cell office:value-type="float" office:value="54531" calcext:value-type="float">
            <text:p>5453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24325" calcext:value-type="float">
            <text:p>12432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3076" calcext:value-type="float">
            <text:p>4307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52</text:p>
          </table:table-cell>
          <table:table-cell office:value-type="float" office:value="61544860" calcext:value-type="float">
            <text:p>6154486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6" calcext:value-type="float">
            <text:p>123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08100" calcext:value-type="float">
            <text:p>508100</text:p>
          </table:table-cell>
          <table:table-cell office:value-type="float" office:value="480096" calcext:value-type="float">
            <text:p>48009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9444" calcext:value-type="float">
            <text:p>7944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31165" calcext:value-type="float">
            <text:p>23116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53</text:p>
          </table:table-cell>
          <table:table-cell office:value-type="float" office:value="61486396" calcext:value-type="float">
            <text:p>6148639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6" calcext:value-type="float">
            <text:p>123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4596" calcext:value-type="float">
            <text:p>564596</text:p>
          </table:table-cell>
          <table:table-cell office:value-type="float" office:value="536592" calcext:value-type="float">
            <text:p>53659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7294" calcext:value-type="float">
            <text:p>8729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16425" calcext:value-type="float">
            <text:p>11642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54</text:p>
          </table:table-cell>
          <table:table-cell office:value-type="float" office:value="61484884" calcext:value-type="float">
            <text:p>6148488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6" calcext:value-type="float">
            <text:p>123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6180" calcext:value-type="float">
            <text:p>566180</text:p>
          </table:table-cell>
          <table:table-cell office:value-type="float" office:value="538176" calcext:value-type="float">
            <text:p>53817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3673" calcext:value-type="float">
            <text:p>2367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34989" calcext:value-type="float">
            <text:p>13498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55</text:p>
          </table:table-cell>
          <table:table-cell office:value-type="float" office:value="61484884" calcext:value-type="float">
            <text:p>6148488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29" calcext:value-type="float">
            <text:p>122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6844" calcext:value-type="float">
            <text:p>566844</text:p>
          </table:table-cell>
          <table:table-cell office:value-type="float" office:value="538840" calcext:value-type="float">
            <text:p>53884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7759" calcext:value-type="float">
            <text:p>10775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77608" calcext:value-type="float">
            <text:p>17760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5412" calcext:value-type="float">
            <text:p>5541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56</text:p>
          </table:table-cell>
          <table:table-cell office:value-type="float" office:value="61483876" calcext:value-type="float">
            <text:p>6148387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6" calcext:value-type="float">
            <text:p>123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9200" calcext:value-type="float">
            <text:p>569200</text:p>
          </table:table-cell>
          <table:table-cell office:value-type="float" office:value="541196" calcext:value-type="float">
            <text:p>54119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725" calcext:value-type="float">
            <text:p>2272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29320" calcext:value-type="float">
            <text:p>12932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57</text:p>
          </table:table-cell>
          <table:table-cell office:value-type="float" office:value="61473040" calcext:value-type="float">
            <text:p>6147304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6" calcext:value-type="float">
            <text:p>123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79192" calcext:value-type="float">
            <text:p>579192</text:p>
          </table:table-cell>
          <table:table-cell office:value-type="float" office:value="551188" calcext:value-type="float">
            <text:p>55118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5747" calcext:value-type="float">
            <text:p>12574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46450" calcext:value-type="float">
            <text:p>24645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58</text:p>
          </table:table-cell>
          <table:table-cell office:value-type="float" office:value="61466000" calcext:value-type="float">
            <text:p>614660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7" calcext:value-type="float">
            <text:p>123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86844" calcext:value-type="float">
            <text:p>586844</text:p>
          </table:table-cell>
          <table:table-cell office:value-type="float" office:value="558840" calcext:value-type="float">
            <text:p>55884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645" calcext:value-type="float">
            <text:p>1264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31804" calcext:value-type="float">
            <text:p>1318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6:59</text:p>
          </table:table-cell>
          <table:table-cell office:value-type="float" office:value="61466000" calcext:value-type="float">
            <text:p>614660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6" calcext:value-type="float">
            <text:p>123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87032" calcext:value-type="float">
            <text:p>587032</text:p>
          </table:table-cell>
          <table:table-cell office:value-type="float" office:value="559028" calcext:value-type="float">
            <text:p>55902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7000" calcext:value-type="float">
            <text:p>10700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96208" calcext:value-type="float">
            <text:p>96208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1580" calcext:value-type="float">
            <text:p>6158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00</text:p>
          </table:table-cell>
          <table:table-cell office:value-type="float" office:value="61466000" calcext:value-type="float">
            <text:p>614660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24" calcext:value-type="float">
            <text:p>12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88248" calcext:value-type="float">
            <text:p>588248</text:p>
          </table:table-cell>
          <table:table-cell office:value-type="float" office:value="560244" calcext:value-type="float">
            <text:p>56024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8915" calcext:value-type="float">
            <text:p>10891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11342" calcext:value-type="float">
            <text:p>11134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9244" calcext:value-type="float">
            <text:p>4924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01</text:p>
          </table:table-cell>
          <table:table-cell office:value-type="float" office:value="61625052" calcext:value-type="float">
            <text:p>6162505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7" calcext:value-type="float">
            <text:p>123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28600" calcext:value-type="float">
            <text:p>428600</text:p>
          </table:table-cell>
          <table:table-cell office:value-type="float" office:value="400596" calcext:value-type="float">
            <text:p>40059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7184" calcext:value-type="float">
            <text:p>13718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59032" calcext:value-type="float">
            <text:p>15903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03</text:p>
          </table:table-cell>
          <table:table-cell office:value-type="float" office:value="61501572" calcext:value-type="float">
            <text:p>6150157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7" calcext:value-type="float">
            <text:p>12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54264" calcext:value-type="float">
            <text:p>554264</text:p>
          </table:table-cell>
          <table:table-cell office:value-type="float" office:value="526260" calcext:value-type="float">
            <text:p>52626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2844" calcext:value-type="float">
            <text:p>12284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78805" calcext:value-type="float">
            <text:p>27880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04</text:p>
          </table:table-cell>
          <table:table-cell office:value-type="float" office:value="61481916" calcext:value-type="float">
            <text:p>6148191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7" calcext:value-type="float">
            <text:p>123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8256" calcext:value-type="float">
            <text:p>568256</text:p>
          </table:table-cell>
          <table:table-cell office:value-type="float" office:value="540252" calcext:value-type="float">
            <text:p>54025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961" calcext:value-type="float">
            <text:p>796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58998" calcext:value-type="float">
            <text:p>15899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05</text:p>
          </table:table-cell>
          <table:table-cell office:value-type="float" office:value="61481916" calcext:value-type="float">
            <text:p>6148191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3" calcext:value-type="float">
            <text:p>123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8512" calcext:value-type="float">
            <text:p>568512</text:p>
          </table:table-cell>
          <table:table-cell office:value-type="float" office:value="540508" calcext:value-type="float">
            <text:p>54050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62144" calcext:value-type="float">
            <text:p>262144</text:p>
          </table:table-cell>
          <table:table-cell office:value-type="float" office:value="88156" calcext:value-type="float">
            <text:p>8815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09034" calcext:value-type="float">
            <text:p>10903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9524" calcext:value-type="float">
            <text:p>5952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06</text:p>
          </table:table-cell>
          <table:table-cell office:value-type="float" office:value="61480908" calcext:value-type="float">
            <text:p>6148090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7" calcext:value-type="float">
            <text:p>123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71976" calcext:value-type="float">
            <text:p>571976</text:p>
          </table:table-cell>
          <table:table-cell office:value-type="float" office:value="543972" calcext:value-type="float">
            <text:p>54397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1805" calcext:value-type="float">
            <text:p>12180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98677" calcext:value-type="float">
            <text:p>19867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07</text:p>
          </table:table-cell>
          <table:table-cell office:value-type="float" office:value="61464532" calcext:value-type="float">
            <text:p>6146453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5" calcext:value-type="float">
            <text:p>12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86704" calcext:value-type="float">
            <text:p>586704</text:p>
          </table:table-cell>
          <table:table-cell office:value-type="float" office:value="558700" calcext:value-type="float">
            <text:p>55870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866" calcext:value-type="float">
            <text:p>1786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55226" calcext:value-type="float">
            <text:p>15522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08</text:p>
          </table:table-cell>
          <table:table-cell office:value-type="float" office:value="61464532" calcext:value-type="float">
            <text:p>6146453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5" calcext:value-type="float">
            <text:p>123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86968" calcext:value-type="float">
            <text:p>586968</text:p>
          </table:table-cell>
          <table:table-cell office:value-type="float" office:value="558964" calcext:value-type="float">
            <text:p>55896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1885" calcext:value-type="float">
            <text:p>9188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03305" calcext:value-type="float">
            <text:p>20330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09</text:p>
          </table:table-cell>
          <table:table-cell office:value-type="float" office:value="61464280" calcext:value-type="float">
            <text:p>6146428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5" calcext:value-type="float">
            <text:p>12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86968" calcext:value-type="float">
            <text:p>586968</text:p>
          </table:table-cell>
          <table:table-cell office:value-type="float" office:value="558964" calcext:value-type="float">
            <text:p>55896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8958" calcext:value-type="float">
            <text:p>5895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55208" calcext:value-type="float">
            <text:p>15520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10</text:p>
          </table:table-cell>
          <table:table-cell office:value-type="float" office:value="61464288" calcext:value-type="float">
            <text:p>6146428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89072" calcext:value-type="float">
            <text:p>589072</text:p>
          </table:table-cell>
          <table:table-cell office:value-type="float" office:value="561068" calcext:value-type="float">
            <text:p>56106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099" calcext:value-type="float">
            <text:p>2609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98818" calcext:value-type="float">
            <text:p>988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936" calcext:value-type="float">
            <text:p>379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11</text:p>
          </table:table-cell>
          <table:table-cell office:value-type="float" office:value="61463040" calcext:value-type="float">
            <text:p>6146304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5" calcext:value-type="float">
            <text:p>12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89804" calcext:value-type="float">
            <text:p>589804</text:p>
          </table:table-cell>
          <table:table-cell office:value-type="float" office:value="561800" calcext:value-type="float">
            <text:p>56180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2009" calcext:value-type="float">
            <text:p>11200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12765" calcext:value-type="float">
            <text:p>21276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12</text:p>
          </table:table-cell>
          <table:table-cell office:value-type="float" office:value="61479420" calcext:value-type="float">
            <text:p>6147942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2" calcext:value-type="float">
            <text:p>123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71168" calcext:value-type="float">
            <text:p>571168</text:p>
          </table:table-cell>
          <table:table-cell office:value-type="float" office:value="543164" calcext:value-type="float">
            <text:p>54316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8895" calcext:value-type="float">
            <text:p>10889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12738" calcext:value-type="float">
            <text:p>11273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13</text:p>
          </table:table-cell>
          <table:table-cell office:value-type="float" office:value="61476648" calcext:value-type="float">
            <text:p>6147664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2" calcext:value-type="float">
            <text:p>123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71432" calcext:value-type="float">
            <text:p>571432</text:p>
          </table:table-cell>
          <table:table-cell office:value-type="float" office:value="543428" calcext:value-type="float">
            <text:p>54342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206" calcext:value-type="float">
            <text:p>12820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28888" calcext:value-type="float">
            <text:p>22888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14</text:p>
          </table:table-cell>
          <table:table-cell office:value-type="float" office:value="61476704" calcext:value-type="float">
            <text:p>6147670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27" calcext:value-type="float">
            <text:p>122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72100" calcext:value-type="float">
            <text:p>572100</text:p>
          </table:table-cell>
          <table:table-cell office:value-type="float" office:value="544096" calcext:value-type="float">
            <text:p>54409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2144" calcext:value-type="float">
            <text:p>262144</text:p>
          </table:table-cell>
          <table:table-cell office:value-type="float" office:value="91807" calcext:value-type="float">
            <text:p>9180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67239" calcext:value-type="float">
            <text:p>167239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8496" calcext:value-type="float">
            <text:p>5849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15</text:p>
          </table:table-cell>
          <table:table-cell office:value-type="float" office:value="61472636" calcext:value-type="float">
            <text:p>6147263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2" calcext:value-type="float">
            <text:p>12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77484" calcext:value-type="float">
            <text:p>577484</text:p>
          </table:table-cell>
          <table:table-cell office:value-type="float" office:value="549480" calcext:value-type="float">
            <text:p>54948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8595" calcext:value-type="float">
            <text:p>4859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97652" calcext:value-type="float">
            <text:p>9765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16</text:p>
          </table:table-cell>
          <table:table-cell office:value-type="float" office:value="61455508" calcext:value-type="float">
            <text:p>6145550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2" calcext:value-type="float">
            <text:p>123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97500" calcext:value-type="float">
            <text:p>597500</text:p>
          </table:table-cell>
          <table:table-cell office:value-type="float" office:value="569496" calcext:value-type="float">
            <text:p>56949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5421" calcext:value-type="float">
            <text:p>10542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216097" calcext:value-type="float">
            <text:p>21609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17</text:p>
          </table:table-cell>
          <table:table-cell office:value-type="float" office:value="61443160" calcext:value-type="float">
            <text:p>6144316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2" calcext:value-type="float">
            <text:p>123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7528" calcext:value-type="float">
            <text:p>607528</text:p>
          </table:table-cell>
          <table:table-cell office:value-type="float" office:value="579524" calcext:value-type="float">
            <text:p>57952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9426" calcext:value-type="float">
            <text:p>13942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20372" calcext:value-type="float">
            <text:p>12037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18</text:p>
          </table:table-cell>
          <table:table-cell office:value-type="float" office:value="61443160" calcext:value-type="float">
            <text:p>6144316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232" calcext:value-type="float">
            <text:p>12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7748" calcext:value-type="float">
            <text:p>607748</text:p>
          </table:table-cell>
          <table:table-cell office:value-type="float" office:value="579744" calcext:value-type="float">
            <text:p>57974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6303" calcext:value-type="float">
            <text:p>13630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83445" calcext:value-type="float">
            <text:p>8344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19</text:p>
          </table:table-cell>
          <table:table-cell office:value-type="float" office:value="61443160" calcext:value-type="float">
            <text:p>6144316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16" calcext:value-type="float">
            <text:p>12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9388" calcext:value-type="float">
            <text:p>609388</text:p>
          </table:table-cell>
          <table:table-cell office:value-type="float" office:value="581384" calcext:value-type="float">
            <text:p>58138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62144" calcext:value-type="float">
            <text:p>262144</text:p>
          </table:table-cell>
          <table:table-cell office:value-type="float" office:value="20188" calcext:value-type="float">
            <text:p>2018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12" calcext:value-type="float">
            <text:p>10112</text:p>
          </table:table-cell>
          <table:table-cell office:value-type="float" office:value="184681" calcext:value-type="float">
            <text:p>18468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7188" calcext:value-type="float">
            <text:p>4718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20</text:p>
          </table:table-cell>
          <table:table-cell office:value-type="float" office:value="61441144" calcext:value-type="float">
            <text:p>6144114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31" calcext:value-type="float">
            <text:p>12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11656" calcext:value-type="float">
            <text:p>611656</text:p>
          </table:table-cell>
          <table:table-cell office:value-type="float" office:value="583652" calcext:value-type="float">
            <text:p>58365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4730" calcext:value-type="float">
            <text:p>7473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48216" calcext:value-type="float">
            <text:p>14821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21</text:p>
          </table:table-cell>
          <table:table-cell office:value-type="float" office:value="61438372" calcext:value-type="float">
            <text:p>6143837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31" calcext:value-type="float">
            <text:p>12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13756" calcext:value-type="float">
            <text:p>613756</text:p>
          </table:table-cell>
          <table:table-cell office:value-type="float" office:value="585752" calcext:value-type="float">
            <text:p>58575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0311" calcext:value-type="float">
            <text:p>5031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268786" calcext:value-type="float">
            <text:p>26878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22</text:p>
          </table:table-cell>
          <table:table-cell office:value-type="float" office:value="61451232" calcext:value-type="float">
            <text:p>6145123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33" calcext:value-type="float">
            <text:p>12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96772" calcext:value-type="float">
            <text:p>596772</text:p>
          </table:table-cell>
          <table:table-cell office:value-type="float" office:value="568768" calcext:value-type="float">
            <text:p>56876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290" calcext:value-type="float">
            <text:p>5629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56108" calcext:value-type="float">
            <text:p>15610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23</text:p>
          </table:table-cell>
          <table:table-cell office:value-type="float" office:value="61450980" calcext:value-type="float">
            <text:p>6145098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31" calcext:value-type="float">
            <text:p>12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97336" calcext:value-type="float">
            <text:p>597336</text:p>
          </table:table-cell>
          <table:table-cell office:value-type="float" office:value="569332" calcext:value-type="float">
            <text:p>56933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1560" calcext:value-type="float">
            <text:p>11156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03901" calcext:value-type="float">
            <text:p>10390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552" calcext:value-type="float">
            <text:p>6055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24</text:p>
          </table:table-cell>
          <table:table-cell office:value-type="float" office:value="61450720" calcext:value-type="float">
            <text:p>6145072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33" calcext:value-type="float">
            <text:p>123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0824" calcext:value-type="float">
            <text:p>600824</text:p>
          </table:table-cell>
          <table:table-cell office:value-type="float" office:value="572820" calcext:value-type="float">
            <text:p>57282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9608" calcext:value-type="float">
            <text:p>10960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82009" calcext:value-type="float">
            <text:p>18200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25</text:p>
          </table:table-cell>
          <table:table-cell office:value-type="float" office:value="61440148" calcext:value-type="float">
            <text:p>6144014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33" calcext:value-type="float">
            <text:p>123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11088" calcext:value-type="float">
            <text:p>611088</text:p>
          </table:table-cell>
          <table:table-cell office:value-type="float" office:value="583084" calcext:value-type="float">
            <text:p>58308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5768" calcext:value-type="float">
            <text:p>10576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204411" calcext:value-type="float">
            <text:p>20441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26</text:p>
          </table:table-cell>
          <table:table-cell office:value-type="float" office:value="61439144" calcext:value-type="float">
            <text:p>6143914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33" calcext:value-type="float">
            <text:p>123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11088" calcext:value-type="float">
            <text:p>611088</text:p>
          </table:table-cell>
          <table:table-cell office:value-type="float" office:value="583084" calcext:value-type="float">
            <text:p>58308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9776" calcext:value-type="float">
            <text:p>14977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202287" calcext:value-type="float">
            <text:p>20228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27</text:p>
          </table:table-cell>
          <table:table-cell office:value-type="float" office:value="61439144" calcext:value-type="float">
            <text:p>6143914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33" calcext:value-type="float">
            <text:p>12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11088" calcext:value-type="float">
            <text:p>611088</text:p>
          </table:table-cell>
          <table:table-cell office:value-type="float" office:value="583084" calcext:value-type="float">
            <text:p>58308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6058" calcext:value-type="float">
            <text:p>9605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49997" calcext:value-type="float">
            <text:p>14999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28</text:p>
          </table:table-cell>
          <table:table-cell office:value-type="float" office:value="61439152" calcext:value-type="float">
            <text:p>6143915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20" calcext:value-type="float">
            <text:p>12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11816" calcext:value-type="float">
            <text:p>611816</text:p>
          </table:table-cell>
          <table:table-cell office:value-type="float" office:value="583812" calcext:value-type="float">
            <text:p>58381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62144" calcext:value-type="float">
            <text:p>262144</text:p>
          </table:table-cell>
          <table:table-cell office:value-type="float" office:value="59078" calcext:value-type="float">
            <text:p>5907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02380" calcext:value-type="float">
            <text:p>10238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0272" calcext:value-type="float">
            <text:p>5027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29</text:p>
          </table:table-cell>
          <table:table-cell office:value-type="float" office:value="61438908" calcext:value-type="float">
            <text:p>6143890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34" calcext:value-type="float">
            <text:p>123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12648" calcext:value-type="float">
            <text:p>612648</text:p>
          </table:table-cell>
          <table:table-cell office:value-type="float" office:value="584644" calcext:value-type="float">
            <text:p>58464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9714" calcext:value-type="float">
            <text:p>7971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92881" calcext:value-type="float">
            <text:p>19288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30</text:p>
          </table:table-cell>
          <table:table-cell office:value-type="float" office:value="61432860" calcext:value-type="float">
            <text:p>6143286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34" calcext:value-type="float">
            <text:p>123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18700" calcext:value-type="float">
            <text:p>618700</text:p>
          </table:table-cell>
          <table:table-cell office:value-type="float" office:value="590696" calcext:value-type="float">
            <text:p>59069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9010" calcext:value-type="float">
            <text:p>10901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202710" calcext:value-type="float">
            <text:p>20271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31</text:p>
          </table:table-cell>
          <table:table-cell office:value-type="float" office:value="61431852" calcext:value-type="float">
            <text:p>6143185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34" calcext:value-type="float">
            <text:p>123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18920" calcext:value-type="float">
            <text:p>618920</text:p>
          </table:table-cell>
          <table:table-cell office:value-type="float" office:value="590916" calcext:value-type="float">
            <text:p>59091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6031" calcext:value-type="float">
            <text:p>14603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219234" calcext:value-type="float">
            <text:p>21923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32</text:p>
          </table:table-cell>
          <table:table-cell office:value-type="float" office:value="61514508" calcext:value-type="float">
            <text:p>6151450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31" calcext:value-type="float">
            <text:p>12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34396" calcext:value-type="float">
            <text:p>534396</text:p>
          </table:table-cell>
          <table:table-cell office:value-type="float" office:value="506392" calcext:value-type="float">
            <text:p>50639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4672" calcext:value-type="float">
            <text:p>4467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53374" calcext:value-type="float">
            <text:p>153374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552" calcext:value-type="float">
            <text:p>6055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33</text:p>
          </table:table-cell>
          <table:table-cell office:value-type="float" office:value="61507452" calcext:value-type="float">
            <text:p>6150745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12" calcext:value-type="float">
            <text:p>12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45612" calcext:value-type="float">
            <text:p>545612</text:p>
          </table:table-cell>
          <table:table-cell office:value-type="float" office:value="517608" calcext:value-type="float">
            <text:p>51760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7631" calcext:value-type="float">
            <text:p>13763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89938" calcext:value-type="float">
            <text:p>8993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048" calcext:value-type="float">
            <text:p>4204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34</text:p>
          </table:table-cell>
          <table:table-cell office:value-type="float" office:value="61495620" calcext:value-type="float">
            <text:p>6149562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33" calcext:value-type="float">
            <text:p>12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58260" calcext:value-type="float">
            <text:p>558260</text:p>
          </table:table-cell>
          <table:table-cell office:value-type="float" office:value="530256" calcext:value-type="float">
            <text:p>53025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387" calcext:value-type="float">
            <text:p>3238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99959" calcext:value-type="float">
            <text:p>19995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35</text:p>
          </table:table-cell>
          <table:table-cell office:value-type="float" office:value="61448752" calcext:value-type="float">
            <text:p>6144875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33" calcext:value-type="float">
            <text:p>123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2056" calcext:value-type="float">
            <text:p>602056</text:p>
          </table:table-cell>
          <table:table-cell office:value-type="float" office:value="574052" calcext:value-type="float">
            <text:p>57405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9794" calcext:value-type="float">
            <text:p>1979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51246" calcext:value-type="float">
            <text:p>15124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36</text:p>
          </table:table-cell>
          <table:table-cell office:value-type="float" office:value="61448248" calcext:value-type="float">
            <text:p>6144824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33" calcext:value-type="float">
            <text:p>123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2056" calcext:value-type="float">
            <text:p>602056</text:p>
          </table:table-cell>
          <table:table-cell office:value-type="float" office:value="574052" calcext:value-type="float">
            <text:p>57405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0594" calcext:value-type="float">
            <text:p>13059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209995" calcext:value-type="float">
            <text:p>20999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37</text:p>
          </table:table-cell>
          <table:table-cell office:value-type="float" office:value="61448248" calcext:value-type="float">
            <text:p>6144824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32" calcext:value-type="float">
            <text:p>12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2580" calcext:value-type="float">
            <text:p>602580</text:p>
          </table:table-cell>
          <table:table-cell office:value-type="float" office:value="574576" calcext:value-type="float">
            <text:p>57457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76" calcext:value-type="float">
            <text:p>1287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61990" calcext:value-type="float">
            <text:p>16199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1580" calcext:value-type="float">
            <text:p>6158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38</text:p>
          </table:table-cell>
          <table:table-cell office:value-type="float" office:value="61447240" calcext:value-type="float">
            <text:p>6144724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33" calcext:value-type="float">
            <text:p>12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5864" calcext:value-type="float">
            <text:p>605864</text:p>
          </table:table-cell>
          <table:table-cell office:value-type="float" office:value="577860" calcext:value-type="float">
            <text:p>57786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8023" calcext:value-type="float">
            <text:p>9802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92549" calcext:value-type="float">
            <text:p>9254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39</text:p>
          </table:table-cell>
          <table:table-cell office:value-type="float" office:value="61444468" calcext:value-type="float">
            <text:p>6144446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33" calcext:value-type="float">
            <text:p>12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9012" calcext:value-type="float">
            <text:p>609012</text:p>
          </table:table-cell>
          <table:table-cell office:value-type="float" office:value="581008" calcext:value-type="float">
            <text:p>58100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4392" calcext:value-type="float">
            <text:p>8439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206438" calcext:value-type="float">
            <text:p>20643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40</text:p>
          </table:table-cell>
          <table:table-cell office:value-type="float" office:value="61432624" calcext:value-type="float">
            <text:p>6143262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33" calcext:value-type="float">
            <text:p>12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19020" calcext:value-type="float">
            <text:p>619020</text:p>
          </table:table-cell>
          <table:table-cell office:value-type="float" office:value="591016" calcext:value-type="float">
            <text:p>59101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2635" calcext:value-type="float">
            <text:p>7263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04026" calcext:value-type="float">
            <text:p>10402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41</text:p>
          </table:table-cell>
          <table:table-cell office:value-type="float" office:value="61432624" calcext:value-type="float">
            <text:p>6143262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33" calcext:value-type="float">
            <text:p>12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19020" calcext:value-type="float">
            <text:p>619020</text:p>
          </table:table-cell>
          <table:table-cell office:value-type="float" office:value="591016" calcext:value-type="float">
            <text:p>59101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5481" calcext:value-type="float">
            <text:p>13548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38591" calcext:value-type="float">
            <text:p>13859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42</text:p>
          </table:table-cell>
          <table:table-cell office:value-type="float" office:value="61574256" calcext:value-type="float">
            <text:p>6157425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13" calcext:value-type="float">
            <text:p>12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79540" calcext:value-type="float">
            <text:p>479540</text:p>
          </table:table-cell>
          <table:table-cell office:value-type="float" office:value="451536" calcext:value-type="float">
            <text:p>45153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6949" calcext:value-type="float">
            <text:p>10694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64227" calcext:value-type="float">
            <text:p>16422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048" calcext:value-type="float">
            <text:p>4204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43</text:p>
          </table:table-cell>
          <table:table-cell office:value-type="float" office:value="61485300" calcext:value-type="float">
            <text:p>614853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33" calcext:value-type="float">
            <text:p>12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7200" calcext:value-type="float">
            <text:p>567200</text:p>
          </table:table-cell>
          <table:table-cell office:value-type="float" office:value="539196" calcext:value-type="float">
            <text:p>53919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722" calcext:value-type="float">
            <text:p>7572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272331" calcext:value-type="float">
            <text:p>27233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44</text:p>
          </table:table-cell>
          <table:table-cell office:value-type="float" office:value="61458336" calcext:value-type="float">
            <text:p>6145833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32" calcext:value-type="float">
            <text:p>123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90432" calcext:value-type="float">
            <text:p>590432</text:p>
          </table:table-cell>
          <table:table-cell office:value-type="float" office:value="562428" calcext:value-type="float">
            <text:p>56242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0456" calcext:value-type="float">
            <text:p>11045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57651" calcext:value-type="float">
            <text:p>15765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45</text:p>
          </table:table-cell>
          <table:table-cell office:value-type="float" office:value="61458096" calcext:value-type="float">
            <text:p>6145809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32" calcext:value-type="float">
            <text:p>123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90432" calcext:value-type="float">
            <text:p>590432</text:p>
          </table:table-cell>
          <table:table-cell office:value-type="float" office:value="562428" calcext:value-type="float">
            <text:p>56242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9960" calcext:value-type="float">
            <text:p>1996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00371" calcext:value-type="float">
            <text:p>10037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46</text:p>
          </table:table-cell>
          <table:table-cell office:value-type="float" office:value="61458096" calcext:value-type="float">
            <text:p>6145809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23" calcext:value-type="float">
            <text:p>122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91844" calcext:value-type="float">
            <text:p>591844</text:p>
          </table:table-cell>
          <table:table-cell office:value-type="float" office:value="563840" calcext:value-type="float">
            <text:p>56384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62144" calcext:value-type="float">
            <text:p>262144</text:p>
          </table:table-cell>
          <table:table-cell office:value-type="float" office:value="83330" calcext:value-type="float">
            <text:p>8333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27792" calcext:value-type="float">
            <text:p>127792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3356" calcext:value-type="float">
            <text:p>5335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47</text:p>
          </table:table-cell>
          <table:table-cell office:value-type="float" office:value="61458112" calcext:value-type="float">
            <text:p>614581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32" calcext:value-type="float">
            <text:p>123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93884" calcext:value-type="float">
            <text:p>593884</text:p>
          </table:table-cell>
          <table:table-cell office:value-type="float" office:value="565880" calcext:value-type="float">
            <text:p>56588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350" calcext:value-type="float">
            <text:p>1035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35636" calcext:value-type="float">
            <text:p>1356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48</text:p>
          </table:table-cell>
          <table:table-cell office:value-type="float" office:value="61448536" calcext:value-type="float">
            <text:p>6144853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32" calcext:value-type="float">
            <text:p>123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3884" calcext:value-type="float">
            <text:p>603884</text:p>
          </table:table-cell>
          <table:table-cell office:value-type="float" office:value="575880" calcext:value-type="float">
            <text:p>57588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0043" calcext:value-type="float">
            <text:p>15004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258866" calcext:value-type="float">
            <text:p>25886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49</text:p>
          </table:table-cell>
          <table:table-cell office:value-type="float" office:value="61443496" calcext:value-type="float">
            <text:p>6144349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32" calcext:value-type="float">
            <text:p>123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7572" calcext:value-type="float">
            <text:p>607572</text:p>
          </table:table-cell>
          <table:table-cell office:value-type="float" office:value="579568" calcext:value-type="float">
            <text:p>57956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9708" calcext:value-type="float">
            <text:p>2970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53459" calcext:value-type="float">
            <text:p>15345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50</text:p>
          </table:table-cell>
          <table:table-cell office:value-type="float" office:value="61443496" calcext:value-type="float">
            <text:p>6144349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32" calcext:value-type="float">
            <text:p>123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7572" calcext:value-type="float">
            <text:p>607572</text:p>
          </table:table-cell>
          <table:table-cell office:value-type="float" office:value="579568" calcext:value-type="float">
            <text:p>57956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4572" calcext:value-type="float">
            <text:p>15457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13610" calcext:value-type="float">
            <text:p>11361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51</text:p>
          </table:table-cell>
          <table:table-cell office:value-type="float" office:value="61443512" calcext:value-type="float">
            <text:p>614435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1216" calcext:value-type="float">
            <text:p>12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8008" calcext:value-type="float">
            <text:p>608008</text:p>
          </table:table-cell>
          <table:table-cell office:value-type="float" office:value="580004" calcext:value-type="float">
            <text:p>58000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62144" calcext:value-type="float">
            <text:p>262144</text:p>
          </table:table-cell>
          <table:table-cell office:value-type="float" office:value="44743" calcext:value-type="float">
            <text:p>4474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74964" calcext:value-type="float">
            <text:p>749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6160" calcext:value-type="float">
            <text:p>4616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52</text:p>
          </table:table-cell>
          <table:table-cell office:value-type="float" office:value="61596508" calcext:value-type="float">
            <text:p>6159650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31" calcext:value-type="float">
            <text:p>12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56280" calcext:value-type="float">
            <text:p>456280</text:p>
          </table:table-cell>
          <table:table-cell office:value-type="float" office:value="428276" calcext:value-type="float">
            <text:p>42827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039" calcext:value-type="float">
            <text:p>4603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75261" calcext:value-type="float">
            <text:p>17526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53</text:p>
          </table:table-cell>
          <table:table-cell office:value-type="float" office:value="61488660" calcext:value-type="float">
            <text:p>6148866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31" calcext:value-type="float">
            <text:p>12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1088" calcext:value-type="float">
            <text:p>561088</text:p>
          </table:table-cell>
          <table:table-cell office:value-type="float" office:value="533084" calcext:value-type="float">
            <text:p>53308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1693" calcext:value-type="float">
            <text:p>6169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240848" calcext:value-type="float">
            <text:p>24084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54</text:p>
          </table:table-cell>
          <table:table-cell office:value-type="float" office:value="61488408" calcext:value-type="float">
            <text:p>6148840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29" calcext:value-type="float">
            <text:p>122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1088" calcext:value-type="float">
            <text:p>561088</text:p>
          </table:table-cell>
          <table:table-cell office:value-type="float" office:value="533084" calcext:value-type="float">
            <text:p>53308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7297" calcext:value-type="float">
            <text:p>6729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83677" calcext:value-type="float">
            <text:p>18367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55</text:p>
          </table:table-cell>
          <table:table-cell office:value-type="float" office:value="61484880" calcext:value-type="float">
            <text:p>6148488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29" calcext:value-type="float">
            <text:p>12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2408" calcext:value-type="float">
            <text:p>562408</text:p>
          </table:table-cell>
          <table:table-cell office:value-type="float" office:value="534404" calcext:value-type="float">
            <text:p>53440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942" calcext:value-type="float">
            <text:p>4094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41358" calcext:value-type="float">
            <text:p>14135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56</text:p>
          </table:table-cell>
          <table:table-cell office:value-type="float" office:value="61483380" calcext:value-type="float">
            <text:p>6148338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29" calcext:value-type="float">
            <text:p>12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7236" calcext:value-type="float">
            <text:p>567236</text:p>
          </table:table-cell>
          <table:table-cell office:value-type="float" office:value="539232" calcext:value-type="float">
            <text:p>53923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8776" calcext:value-type="float">
            <text:p>2877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96924" calcext:value-type="float">
            <text:p>9692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57</text:p>
          </table:table-cell>
          <table:table-cell office:value-type="float" office:value="61472284" calcext:value-type="float">
            <text:p>6147228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29" calcext:value-type="float">
            <text:p>12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79064" calcext:value-type="float">
            <text:p>579064</text:p>
          </table:table-cell>
          <table:table-cell office:value-type="float" office:value="551060" calcext:value-type="float">
            <text:p>55106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570" calcext:value-type="float">
            <text:p>1857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211585" calcext:value-type="float">
            <text:p>21158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58</text:p>
          </table:table-cell>
          <table:table-cell office:value-type="float" office:value="61446840" calcext:value-type="float">
            <text:p>6144684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29" calcext:value-type="float">
            <text:p>12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3320" calcext:value-type="float">
            <text:p>603320</text:p>
          </table:table-cell>
          <table:table-cell office:value-type="float" office:value="575316" calcext:value-type="float">
            <text:p>57531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4017" calcext:value-type="float">
            <text:p>10401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02290" calcext:value-type="float">
            <text:p>10229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7:59</text:p>
          </table:table-cell>
          <table:table-cell office:value-type="float" office:value="61446588" calcext:value-type="float">
            <text:p>6144658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30" calcext:value-type="float">
            <text:p>12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3320" calcext:value-type="float">
            <text:p>603320</text:p>
          </table:table-cell>
          <table:table-cell office:value-type="float" office:value="575316" calcext:value-type="float">
            <text:p>57531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8867" calcext:value-type="float">
            <text:p>14886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219628" calcext:value-type="float">
            <text:p>21962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8:00</text:p>
          </table:table-cell>
          <table:table-cell office:value-type="float" office:value="61446620" calcext:value-type="float">
            <text:p>6144662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10" calcext:value-type="float">
            <text:p>12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5880" calcext:value-type="float">
            <text:p>605880</text:p>
          </table:table-cell>
          <table:table-cell office:value-type="float" office:value="577876" calcext:value-type="float">
            <text:p>57787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8852" calcext:value-type="float">
            <text:p>4885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42701" calcext:value-type="float">
            <text:p>14270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048" calcext:value-type="float">
            <text:p>4204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8:01</text:p>
          </table:table-cell>
          <table:table-cell office:value-type="float" office:value="61510256" calcext:value-type="float">
            <text:p>6151025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30" calcext:value-type="float">
            <text:p>12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41088" calcext:value-type="float">
            <text:p>541088</text:p>
          </table:table-cell>
          <table:table-cell office:value-type="float" office:value="513084" calcext:value-type="float">
            <text:p>51308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2173" calcext:value-type="float">
            <text:p>8217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251478" calcext:value-type="float">
            <text:p>25147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8:02</text:p>
          </table:table-cell>
          <table:table-cell office:value-type="float" office:value="61473080" calcext:value-type="float">
            <text:p>6147308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30" calcext:value-type="float">
            <text:p>12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76384" calcext:value-type="float">
            <text:p>576384</text:p>
          </table:table-cell>
          <table:table-cell office:value-type="float" office:value="548380" calcext:value-type="float">
            <text:p>54838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134" calcext:value-type="float">
            <text:p>12813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41226" calcext:value-type="float">
            <text:p>14122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8:03</text:p>
          </table:table-cell>
          <table:table-cell office:value-type="float" office:value="61467536" calcext:value-type="float">
            <text:p>6146753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30" calcext:value-type="float">
            <text:p>12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82456" calcext:value-type="float">
            <text:p>582456</text:p>
          </table:table-cell>
          <table:table-cell office:value-type="float" office:value="554452" calcext:value-type="float">
            <text:p>55445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2851" calcext:value-type="float">
            <text:p>11285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97820" calcext:value-type="float">
            <text:p>978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8:04</text:p>
          </table:table-cell>
          <table:table-cell office:value-type="float" office:value="61467284" calcext:value-type="float">
            <text:p>6146728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25" calcext:value-type="float">
            <text:p>12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82832" calcext:value-type="float">
            <text:p>582832</text:p>
          </table:table-cell>
          <table:table-cell office:value-type="float" office:value="554828" calcext:value-type="float">
            <text:p>55482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1442" calcext:value-type="float">
            <text:p>13144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224298" calcext:value-type="float">
            <text:p>224298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7468" calcext:value-type="float">
            <text:p>5746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8:05</text:p>
          </table:table-cell>
          <table:table-cell office:value-type="float" office:value="61466284" calcext:value-type="float">
            <text:p>6146628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30" calcext:value-type="float">
            <text:p>123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85876" calcext:value-type="float">
            <text:p>585876</text:p>
          </table:table-cell>
          <table:table-cell office:value-type="float" office:value="557872" calcext:value-type="float">
            <text:p>55787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093" calcext:value-type="float">
            <text:p>2209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51915" calcext:value-type="float">
            <text:p>15191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8:06</text:p>
          </table:table-cell>
          <table:table-cell office:value-type="float" office:value="61452928" calcext:value-type="float">
            <text:p>614529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30" calcext:value-type="float">
            <text:p>123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98772" calcext:value-type="float">
            <text:p>598772</text:p>
          </table:table-cell>
          <table:table-cell office:value-type="float" office:value="570768" calcext:value-type="float">
            <text:p>57076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5885" calcext:value-type="float">
            <text:p>5588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270618" calcext:value-type="float">
            <text:p>27061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8:07</text:p>
          </table:table-cell>
          <table:table-cell office:value-type="float" office:value="61442092" calcext:value-type="float">
            <text:p>6144209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30" calcext:value-type="float">
            <text:p>12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6948" calcext:value-type="float">
            <text:p>606948</text:p>
          </table:table-cell>
          <table:table-cell office:value-type="float" office:value="578944" calcext:value-type="float">
            <text:p>57894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0098" calcext:value-type="float">
            <text:p>7009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58532" calcext:value-type="float">
            <text:p>15853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8:08</text:p>
          </table:table-cell>
          <table:table-cell office:value-type="float" office:value="61442092" calcext:value-type="float">
            <text:p>6144209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1228" calcext:value-type="float">
            <text:p>122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6948" calcext:value-type="float">
            <text:p>606948</text:p>
          </table:table-cell>
          <table:table-cell office:value-type="float" office:value="578944" calcext:value-type="float">
            <text:p>57894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4838" calcext:value-type="float">
            <text:p>14483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05052" calcext:value-type="float">
            <text:p>10505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8:09</text:p>
          </table:table-cell>
          <table:table-cell office:value-type="float" office:value="61442092" calcext:value-type="float">
            <text:p>6144209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1215" calcext:value-type="float">
            <text:p>12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8332" calcext:value-type="float">
            <text:p>608332</text:p>
          </table:table-cell>
          <table:table-cell office:value-type="float" office:value="580328" calcext:value-type="float">
            <text:p>58032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62144" calcext:value-type="float">
            <text:p>262144</text:p>
          </table:table-cell>
          <table:table-cell office:value-type="float" office:value="57080" calcext:value-type="float">
            <text:p>5708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65415" calcext:value-type="float">
            <text:p>6541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7188" calcext:value-type="float">
            <text:p>4718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8:10</text:p>
          </table:table-cell>
          <table:table-cell office:value-type="float" office:value="61441336" calcext:value-type="float">
            <text:p>6144133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1230" calcext:value-type="float">
            <text:p>123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9144" calcext:value-type="float">
            <text:p>609144</text:p>
          </table:table-cell>
          <table:table-cell office:value-type="float" office:value="581140" calcext:value-type="float">
            <text:p>58114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1607" calcext:value-type="float">
            <text:p>10160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68548" calcext:value-type="float">
            <text:p>1685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8:11</text:p>
          </table:table-cell>
          <table:table-cell office:value-type="float" office:value="61479848" calcext:value-type="float">
            <text:p>6147984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1230" calcext:value-type="float">
            <text:p>12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9924" calcext:value-type="float">
            <text:p>569924</text:p>
          </table:table-cell>
          <table:table-cell office:value-type="float" office:value="541920" calcext:value-type="float">
            <text:p>54192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6078" calcext:value-type="float">
            <text:p>9607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285144" calcext:value-type="float">
            <text:p>28514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8:12</text:p>
          </table:table-cell>
          <table:table-cell office:value-type="float" office:value="61470324" calcext:value-type="float">
            <text:p>6147032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1230" calcext:value-type="float">
            <text:p>123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77828" calcext:value-type="float">
            <text:p>577828</text:p>
          </table:table-cell>
          <table:table-cell office:value-type="float" office:value="549824" calcext:value-type="float">
            <text:p>54982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2923" calcext:value-type="float">
            <text:p>15292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67198" calcext:value-type="float">
            <text:p>16719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8:13</text:p>
          </table:table-cell>
          <table:table-cell office:value-type="float" office:value="61470324" calcext:value-type="float">
            <text:p>6147032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1227" calcext:value-type="float">
            <text:p>122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78352" calcext:value-type="float">
            <text:p>578352</text:p>
          </table:table-cell>
          <table:table-cell office:value-type="float" office:value="550348" calcext:value-type="float">
            <text:p>55034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1009" calcext:value-type="float">
            <text:p>10100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19876" calcext:value-type="float">
            <text:p>119876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9524" calcext:value-type="float">
            <text:p>5952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8:14</text:p>
          </table:table-cell>
          <table:table-cell office:value-type="float" office:value="61468564" calcext:value-type="float">
            <text:p>6146856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1230" calcext:value-type="float">
            <text:p>12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82124" calcext:value-type="float">
            <text:p>582124</text:p>
          </table:table-cell>
          <table:table-cell office:value-type="float" office:value="554120" calcext:value-type="float">
            <text:p>55412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907" calcext:value-type="float">
            <text:p>1290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207107" calcext:value-type="float">
            <text:p>20710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8:15</text:p>
          </table:table-cell>
          <table:table-cell office:value-type="float" office:value="61443116" calcext:value-type="float">
            <text:p>6144311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1230" calcext:value-type="float">
            <text:p>123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6624" calcext:value-type="float">
            <text:p>606624</text:p>
          </table:table-cell>
          <table:table-cell office:value-type="float" office:value="578620" calcext:value-type="float">
            <text:p>57862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651" calcext:value-type="float">
            <text:p>1765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43163" calcext:value-type="float">
            <text:p>14316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8:16</text:p>
          </table:table-cell>
          <table:table-cell office:value-type="float" office:value="61441352" calcext:value-type="float">
            <text:p>6144135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1230" calcext:value-type="float">
            <text:p>12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6624" calcext:value-type="float">
            <text:p>606624</text:p>
          </table:table-cell>
          <table:table-cell office:value-type="float" office:value="578620" calcext:value-type="float">
            <text:p>57862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6324" calcext:value-type="float">
            <text:p>14632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212338" calcext:value-type="float">
            <text:p>21233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8:17</text:p>
          </table:table-cell>
          <table:table-cell office:value-type="float" office:value="61441360" calcext:value-type="float">
            <text:p>6144136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1230" calcext:value-type="float">
            <text:p>123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6624" calcext:value-type="float">
            <text:p>606624</text:p>
          </table:table-cell>
          <table:table-cell office:value-type="float" office:value="578620" calcext:value-type="float">
            <text:p>57862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8995" calcext:value-type="float">
            <text:p>10899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62212" calcext:value-type="float">
            <text:p>1622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8:18</text:p>
          </table:table-cell>
          <table:table-cell office:value-type="float" office:value="61441360" calcext:value-type="float">
            <text:p>6144136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1215" calcext:value-type="float">
            <text:p>12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7532" calcext:value-type="float">
            <text:p>607532</text:p>
          </table:table-cell>
          <table:table-cell office:value-type="float" office:value="579528" calcext:value-type="float">
            <text:p>57952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1936" calcext:value-type="float">
            <text:p>14193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10714" calcext:value-type="float">
            <text:p>11071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8216" calcext:value-type="float">
            <text:p>4821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8:19</text:p>
          </table:table-cell>
          <table:table-cell office:value-type="float" office:value="61439836" calcext:value-type="float">
            <text:p>6143983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6" calcext:value-type="float">
            <text:p>123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08516" calcext:value-type="float">
            <text:p>608516</text:p>
          </table:table-cell>
          <table:table-cell office:value-type="float" office:value="580512" calcext:value-type="float">
            <text:p>58051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9074" calcext:value-type="float">
            <text:p>7907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212947" calcext:value-type="float">
            <text:p>2129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8:20</text:p>
          </table:table-cell>
          <table:table-cell office:value-type="float" office:value="61423228" calcext:value-type="float">
            <text:p>614232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6" calcext:value-type="float">
            <text:p>123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24848" calcext:value-type="float">
            <text:p>624848</text:p>
          </table:table-cell>
          <table:table-cell office:value-type="float" office:value="596844" calcext:value-type="float">
            <text:p>59684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794" calcext:value-type="float">
            <text:p>4079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08813" calcext:value-type="float">
            <text:p>10881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8:21</text:p>
          </table:table-cell>
          <table:table-cell office:value-type="float" office:value="61542140" calcext:value-type="float">
            <text:p>6154214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6" calcext:value-type="float">
            <text:p>123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08828" calcext:value-type="float">
            <text:p>508828</text:p>
          </table:table-cell>
          <table:table-cell office:value-type="float" office:value="480824" calcext:value-type="float">
            <text:p>48082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006" calcext:value-type="float">
            <text:p>5200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227616" calcext:value-type="float">
            <text:p>22761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8:22</text:p>
          </table:table-cell>
          <table:table-cell office:value-type="float" office:value="61529544" calcext:value-type="float">
            <text:p>6152954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1" calcext:value-type="float">
            <text:p>12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19104" calcext:value-type="float">
            <text:p>519104</text:p>
          </table:table-cell>
          <table:table-cell office:value-type="float" office:value="491100" calcext:value-type="float">
            <text:p>49110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2144" calcext:value-type="float">
            <text:p>262144</text:p>
          </table:table-cell>
          <table:table-cell office:value-type="float" office:value="82429" calcext:value-type="float">
            <text:p>8242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62397" calcext:value-type="float">
            <text:p>162397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8496" calcext:value-type="float">
            <text:p>5849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8:23</text:p>
          </table:table-cell>
          <table:table-cell office:value-type="float" office:value="61519464" calcext:value-type="float">
            <text:p>6151946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6" calcext:value-type="float">
            <text:p>123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32496" calcext:value-type="float">
            <text:p>532496</text:p>
          </table:table-cell>
          <table:table-cell office:value-type="float" office:value="504492" calcext:value-type="float">
            <text:p>50449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359" calcext:value-type="float">
            <text:p>1335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94143" calcext:value-type="float">
            <text:p>9414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8:24</text:p>
          </table:table-cell>
          <table:table-cell office:value-type="float" office:value="61486452" calcext:value-type="float">
            <text:p>6148645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6" calcext:value-type="float">
            <text:p>123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63068" calcext:value-type="float">
            <text:p>563068</text:p>
          </table:table-cell>
          <table:table-cell office:value-type="float" office:value="535064" calcext:value-type="float">
            <text:p>53506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5482" calcext:value-type="float">
            <text:p>9548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209530" calcext:value-type="float">
            <text:p>20953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8:25</text:p>
          </table:table-cell>
          <table:table-cell office:value-type="float" office:value="61458984" calcext:value-type="float">
            <text:p>6145898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6" calcext:value-type="float">
            <text:p>123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90256" calcext:value-type="float">
            <text:p>590256</text:p>
          </table:table-cell>
          <table:table-cell office:value-type="float" office:value="562252" calcext:value-type="float">
            <text:p>56225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808" calcext:value-type="float">
            <text:p>4180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11467" calcext:value-type="float">
            <text:p>11146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8:26</text:p>
          </table:table-cell>
          <table:table-cell office:value-type="float" office:value="61458984" calcext:value-type="float">
            <text:p>6145898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6" calcext:value-type="float">
            <text:p>123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90256" calcext:value-type="float">
            <text:p>590256</text:p>
          </table:table-cell>
          <table:table-cell office:value-type="float" office:value="562252" calcext:value-type="float">
            <text:p>562252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9264" calcext:value-type="float">
            <text:p>2926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39239" calcext:value-type="float">
            <text:p>13923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8:27</text:p>
          </table:table-cell>
          <table:table-cell office:value-type="float" office:value="61458732" calcext:value-type="float">
            <text:p>6145873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4" calcext:value-type="float">
            <text:p>12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91112" calcext:value-type="float">
            <text:p>591112</text:p>
          </table:table-cell>
          <table:table-cell office:value-type="float" office:value="563108" calcext:value-type="float">
            <text:p>563108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62144" calcext:value-type="float">
            <text:p>262144</text:p>
          </table:table-cell>
          <table:table-cell office:value-type="float" office:value="74633" calcext:value-type="float">
            <text:p>7463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77527" calcext:value-type="float">
            <text:p>17752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0272" calcext:value-type="float">
            <text:p>5027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8:28</text:p>
          </table:table-cell>
          <table:table-cell office:value-type="float" office:value="61456728" calcext:value-type="float">
            <text:p>614567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6" calcext:value-type="float">
            <text:p>123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594084" calcext:value-type="float">
            <text:p>594084</text:p>
          </table:table-cell>
          <table:table-cell office:value-type="float" office:value="566080" calcext:value-type="float">
            <text:p>56608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350" calcext:value-type="float">
            <text:p>2635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48051" calcext:value-type="float">
            <text:p>14805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8:29</text:p>
          </table:table-cell>
          <table:table-cell office:value-type="float" office:value="61441608" calcext:value-type="float">
            <text:p>6144160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6" calcext:value-type="float">
            <text:p>123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10124" calcext:value-type="float">
            <text:p>610124</text:p>
          </table:table-cell>
          <table:table-cell office:value-type="float" office:value="582120" calcext:value-type="float">
            <text:p>582120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803" calcext:value-type="float">
            <text:p>7680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268809" calcext:value-type="float">
            <text:p>26880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8:30</text:p>
          </table:table-cell>
          <table:table-cell office:value-type="float" office:value="61429016" calcext:value-type="float">
            <text:p>6142901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4" calcext:value-type="float">
            <text:p>123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19348" calcext:value-type="float">
            <text:p>619348</text:p>
          </table:table-cell>
          <table:table-cell office:value-type="float" office:value="591344" calcext:value-type="float">
            <text:p>591344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9964" calcext:value-type="float">
            <text:p>11996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156132" calcext:value-type="float">
            <text:p>15613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3 11:18:31</text:p>
          </table:table-cell>
          <table:table-cell office:value-type="float" office:value="61564104" calcext:value-type="float">
            <text:p>6156410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483560" calcext:value-type="float">
            <text:p>483560</text:p>
          </table:table-cell>
          <table:table-cell office:value-type="float" office:value="455556" calcext:value-type="float">
            <text:p>455556</text:p>
          </table:table-cell>
          <table:table-cell office:value-type="float" office:value="28004" calcext:value-type="float">
            <text:p>2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724" calcext:value-type="float">
            <text:p>2572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41" calcext:value-type="float">
            <text:p>13841</text:p>
          </table:table-cell>
          <table:table-cell office:value-type="float" office:value="2048" calcext:value-type="float">
            <text:p>2048</text:p>
          </table:table-cell>
          <table:table-cell office:value-type="float" office:value="1866" calcext:value-type="float">
            <text:p>1866</text:p>
          </table:table-cell>
          <table:table-cell office:value-type="float" office:value="23808" calcext:value-type="float">
            <text:p>23808</text:p>
          </table:table-cell>
          <table:table-cell office:value-type="float" office:value="10176" calcext:value-type="float">
            <text:p>10176</text:p>
          </table:table-cell>
          <table:table-cell office:value-type="float" office:value="96331" calcext:value-type="float">
            <text:p>9633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9524" calcext:value-type="float">
            <text:p>5952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hne-autotrim" table:style-name="ta1">
        <table:table-column table:style-name="co2" table:default-cell-style-name="ce1"/>
        <table:table-column table:style-name="co2" table:number-columns-repeated="46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yst-avail</text:p>
          </table:table-cell>
          <table:table-cell office:value-type="string" calcext:value-type="string">
            <text:p>syst-crt</text:p>
          </table:table-cell>
          <table:table-cell office:value-type="string" calcext:value-type="string">
            <text:p>syst-swap</text:p>
          </table:table-cell>
          <table:table-cell office:value-type="string" calcext:value-type="string">
            <text:p>syst-si</text:p>
          </table:table-cell>
          <table:table-cell office:value-type="string" calcext:value-type="string">
            <text:p>syst-so</text:p>
          </table:table-cell>
          <table:table-cell office:value-type="string" calcext:value-type="string">
            <text:p>syst-p</text:p>
          </table:table-cell>
          <table:table-cell office:value-type="string" calcext:value-type="string">
            <text:p>syst-t</text:p>
          </table:table-cell>
          <table:table-cell office:value-type="string" calcext:value-type="string">
            <text:p>syst-pr</text:p>
          </table:table-cell>
          <table:table-cell office:value-type="string" calcext:value-type="string">
            <text:p>syst-pb</text:p>
          </table:table-cell>
          <table:table-cell office:value-type="string" calcext:value-type="string">
            <text:p>syst-cpu-us</text:p>
          </table:table-cell>
          <table:table-cell office:value-type="string" calcext:value-type="string">
            <text:p>syst-cpu-sy</text:p>
          </table:table-cell>
          <table:table-cell office:value-type="string" calcext:value-type="string">
            <text:p>syst-cpu-id</text:p>
          </table:table-cell>
          <table:table-cell office:value-type="string" calcext:value-type="string">
            <text:p>syst-cpu-wa</text:p>
          </table:table-cell>
          <table:table-cell office:value-type="string" calcext:value-type="string">
            <text:p>syst-cpu-st</text:p>
          </table:table-cell>
          <table:table-cell office:value-type="string" calcext:value-type="string">
            <text:p>syst-cpu-gu</text:p>
          </table:table-cell>
          <table:table-cell office:value-type="string" calcext:value-type="string">
            <text:p>proc-virt</text:p>
          </table:table-cell>
          <table:table-cell office:value-type="string" calcext:value-type="string">
            <text:p>proc-rss-all</text:p>
          </table:table-cell>
          <table:table-cell office:value-type="string" calcext:value-type="string">
            <text:p>proc-rss-anon</text:p>
          </table:table-cell>
          <table:table-cell office:value-type="string" calcext:value-type="string">
            <text:p>proc-rss-file</text:p>
          </table:table-cell>
          <table:table-cell office:value-type="string" calcext:value-type="string">
            <text:p>proc-rss-shm</text:p>
          </table:table-cell>
          <table:table-cell office:value-type="string" calcext:value-type="string">
            <text:p>proc-swdo</text:p>
          </table:table-cell>
          <table:table-cell office:value-type="string" calcext:value-type="string">
            <text:p>proc-hp</text:p>
          </table:table-cell>
          <table:table-cell office:value-type="string" calcext:value-type="string">
            <text:p>proc-cpu-us</text:p>
          </table:table-cell>
          <table:table-cell office:value-type="string" calcext:value-type="string">
            <text:p>proc-cpu-sy</text:p>
          </table:table-cell>
          <table:table-cell office:value-type="string" calcext:value-type="string">
            <text:p>proc-io-of</text:p>
          </table:table-cell>
          <table:table-cell office:value-type="string" calcext:value-type="string">
            <text:p>proc-io-rd</text:p>
          </table:table-cell>
          <table:table-cell office:value-type="string" calcext:value-type="string">
            <text:p>proc-io-wr</text:p>
          </table:table-cell>
          <table:table-cell office:value-type="string" calcext:value-type="string">
            <text:p>proc-thr</text:p>
          </table:table-cell>
          <table:table-cell office:value-type="string" calcext:value-type="string">
            <text:p>jvm-heap-comm</text:p>
          </table:table-cell>
          <table:table-cell office:value-type="string" calcext:value-type="string">
            <text:p>jvm-heap-used</text:p>
          </table:table-cell>
          <table:table-cell office:value-type="string" calcext:value-type="string">
            <text:p>jvm-meta-comm</text:p>
          </table:table-cell>
          <table:table-cell office:value-type="string" calcext:value-type="string">
            <text:p>jvm-meta-used</text:p>
          </table:table-cell>
          <table:table-cell office:value-type="string" calcext:value-type="string">
            <text:p>jvm-meta-csc</text:p>
          </table:table-cell>
          <table:table-cell office:value-type="string" calcext:value-type="string">
            <text:p>jvm-meta-csu</text:p>
          </table:table-cell>
          <table:table-cell office:value-type="string" calcext:value-type="string">
            <text:p>jvm-meta-gctr</text:p>
          </table:table-cell>
          <table:table-cell office:value-type="string" calcext:value-type="string">
            <text:p>jvm-code</text:p>
          </table:table-cell>
          <table:table-cell office:value-type="string" calcext:value-type="string">
            <text:p>jvm-mlc</text:p>
          </table:table-cell>
          <table:table-cell office:value-type="string" calcext:value-type="string">
            <text:p>jvm-jthr-num</text:p>
          </table:table-cell>
          <table:table-cell office:value-type="string" calcext:value-type="string">
            <text:p>jvm-jthr-nd</text:p>
          </table:table-cell>
          <table:table-cell office:value-type="string" calcext:value-type="string">
            <text:p>jvm-jthr-cr</text:p>
          </table:table-cell>
          <table:table-cell office:value-type="string" calcext:value-type="string">
            <text:p>jvm-jthr-st</text:p>
          </table:table-cell>
          <table:table-cell office:value-type="string" calcext:value-type="string">
            <text:p>jvm-cldg-num</text:p>
          </table:table-cell>
          <table:table-cell office:value-type="string" calcext:value-type="string">
            <text:p>jvm-cldg-anon</text:p>
          </table:table-cell>
          <table:table-cell office:value-type="string" calcext:value-type="string">
            <text:p>jvm-cls-num</text:p>
          </table:table-cell>
          <table:table-cell office:value-type="string" calcext:value-type="string">
            <text:p>jvm-cls-ld</text:p>
          </table:table-cell>
          <table:table-cell office:value-type="string" calcext:value-type="string">
            <text:p>jvm-cls-uld</text:p>
          </table:table-cell>
        </table:table-row>
        <table:table-row table:style-name="ro1">
          <table:table-cell office:value-type="string" calcext:value-type="string">
            <text:p>2022-03-03 11:18:32</text:p>
          </table:table-cell>
          <table:table-cell office:value-type="float" office:value="62018772" calcext:value-type="float">
            <text:p>620187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1192" calcext:value-type="float">
            <text:p>11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078528" calcext:value-type="float">
            <text:p>3078528</text:p>
          </table:table-cell>
          <table:table-cell office:value-type="float" office:value="31456" calcext:value-type="float">
            <text:p>31456</text:p>
          </table:table-cell>
          <table:table-cell office:value-type="float" office:value="8184" calcext:value-type="float">
            <text:p>8184</text:p>
          </table:table-cell>
          <table:table-cell office:value-type="float" office:value="23272" calcext:value-type="float">
            <text:p>23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918" calcext:value-type="float">
            <text:p>1918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1504" calcext:value-type="float">
            <text:p>21504</text:p>
          </table:table-cell>
          <table:table-cell office:value-type="float" office:value="7488" calcext:value-type="float">
            <text:p>7488</text:p>
          </table:table-cell>
          <table:table-cell office:value-type="float" office:value="41408" calcext:value-type="float">
            <text:p>4140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3-03 11:18:33</text:p>
          </table:table-cell>
          <table:table-cell office:value-type="float" office:value="61686732" calcext:value-type="float">
            <text:p>6168673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43" calcext:value-type="float">
            <text:p>124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366904" calcext:value-type="float">
            <text:p>366904</text:p>
          </table:table-cell>
          <table:table-cell office:value-type="float" office:value="338648" calcext:value-type="float">
            <text:p>338648</text:p>
          </table:table-cell>
          <table:table-cell office:value-type="float" office:value="28256" calcext:value-type="float">
            <text:p>28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8780" calcext:value-type="float">
            <text:p>28780</text:p>
          </table:table-cell>
          <table:table-cell office:value-type="float" office:value="25261" calcext:value-type="float">
            <text:p>25261</text:p>
          </table:table-cell>
          <table:table-cell office:value-type="float" office:value="72" calcext:value-type="float">
            <text:p>7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9838" calcext:value-type="float">
            <text:p>89838</text:p>
          </table:table-cell>
          <table:table-cell office:value-type="float" office:value="14080" calcext:value-type="float">
            <text:p>14080</text:p>
          </table:table-cell>
          <table:table-cell office:value-type="float" office:value="13794" calcext:value-type="float">
            <text:p>13794</text:p>
          </table:table-cell>
          <table:table-cell office:value-type="float" office:value="1984" calcext:value-type="float">
            <text:p>1984</text:p>
          </table:table-cell>
          <table:table-cell office:value-type="float" office:value="1892" calcext:value-type="float">
            <text:p>1892</text:p>
          </table:table-cell>
          <table:table-cell office:value-type="float" office:value="21504" calcext:value-type="float">
            <text:p>21504</text:p>
          </table:table-cell>
          <table:table-cell office:value-type="float" office:value="9472" calcext:value-type="float">
            <text:p>9472</text:p>
          </table:table-cell>
          <table:table-cell office:value-type="float" office:value="139294" calcext:value-type="float">
            <text:p>139294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72888" calcext:value-type="float">
            <text:p>72888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2954" calcext:value-type="float">
            <text:p>2954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34</text:p>
          </table:table-cell>
          <table:table-cell office:value-type="float" office:value="61512244" calcext:value-type="float">
            <text:p>6151224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543168" calcext:value-type="float">
            <text:p>543168</text:p>
          </table:table-cell>
          <table:table-cell office:value-type="float" office:value="514728" calcext:value-type="float">
            <text:p>51472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925" calcext:value-type="float">
            <text:p>27925</text:p>
          </table:table-cell>
          <table:table-cell office:value-type="float" office:value="14080" calcext:value-type="float">
            <text:p>14080</text:p>
          </table:table-cell>
          <table:table-cell office:value-type="float" office:value="13794" calcext:value-type="float">
            <text:p>13794</text:p>
          </table:table-cell>
          <table:table-cell office:value-type="float" office:value="1984" calcext:value-type="float">
            <text:p>1984</text:p>
          </table:table-cell>
          <table:table-cell office:value-type="float" office:value="1892" calcext:value-type="float">
            <text:p>1892</text:p>
          </table:table-cell>
          <table:table-cell office:value-type="float" office:value="21504" calcext:value-type="float">
            <text:p>21504</text:p>
          </table:table-cell>
          <table:table-cell office:value-type="float" office:value="9536" calcext:value-type="float">
            <text:p>9536</text:p>
          </table:table-cell>
          <table:table-cell office:value-type="float" office:value="301376" calcext:value-type="float">
            <text:p>301376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8776" calcext:value-type="float">
            <text:p>68776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2954" calcext:value-type="float">
            <text:p>29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35</text:p>
          </table:table-cell>
          <table:table-cell office:value-type="float" office:value="61484776" calcext:value-type="float">
            <text:p>6148477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2" calcext:value-type="float">
            <text:p>12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567444" calcext:value-type="float">
            <text:p>567444</text:p>
          </table:table-cell>
          <table:table-cell office:value-type="float" office:value="539004" calcext:value-type="float">
            <text:p>53900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2390" calcext:value-type="float">
            <text:p>152390</text:p>
          </table:table-cell>
          <table:table-cell office:value-type="float" office:value="14080" calcext:value-type="float">
            <text:p>14080</text:p>
          </table:table-cell>
          <table:table-cell office:value-type="float" office:value="13794" calcext:value-type="float">
            <text:p>13794</text:p>
          </table:table-cell>
          <table:table-cell office:value-type="float" office:value="1984" calcext:value-type="float">
            <text:p>1984</text:p>
          </table:table-cell>
          <table:table-cell office:value-type="float" office:value="1892" calcext:value-type="float">
            <text:p>1892</text:p>
          </table:table-cell>
          <table:table-cell office:value-type="float" office:value="21504" calcext:value-type="float">
            <text:p>21504</text:p>
          </table:table-cell>
          <table:table-cell office:value-type="float" office:value="9600" calcext:value-type="float">
            <text:p>9600</text:p>
          </table:table-cell>
          <table:table-cell office:value-type="float" office:value="286848" calcext:value-type="float">
            <text:p>28684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2954" calcext:value-type="float">
            <text:p>29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36</text:p>
          </table:table-cell>
          <table:table-cell office:value-type="float" office:value="61403644" calcext:value-type="float">
            <text:p>6140364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648768" calcext:value-type="float">
            <text:p>648768</text:p>
          </table:table-cell>
          <table:table-cell office:value-type="float" office:value="620328" calcext:value-type="float">
            <text:p>62032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5880" calcext:value-type="float">
            <text:p>45880</text:p>
          </table:table-cell>
          <table:table-cell office:value-type="float" office:value="14080" calcext:value-type="float">
            <text:p>14080</text:p>
          </table:table-cell>
          <table:table-cell office:value-type="float" office:value="13794" calcext:value-type="float">
            <text:p>13794</text:p>
          </table:table-cell>
          <table:table-cell office:value-type="float" office:value="1984" calcext:value-type="float">
            <text:p>1984</text:p>
          </table:table-cell>
          <table:table-cell office:value-type="float" office:value="1892" calcext:value-type="float">
            <text:p>1892</text:p>
          </table:table-cell>
          <table:table-cell office:value-type="float" office:value="21504" calcext:value-type="float">
            <text:p>21504</text:p>
          </table:table-cell>
          <table:table-cell office:value-type="float" office:value="9600" calcext:value-type="float">
            <text:p>9600</text:p>
          </table:table-cell>
          <table:table-cell office:value-type="float" office:value="244570" calcext:value-type="float">
            <text:p>24457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2954" calcext:value-type="float">
            <text:p>29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37</text:p>
          </table:table-cell>
          <table:table-cell office:value-type="float" office:value="61369372" calcext:value-type="float">
            <text:p>6136937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19" calcext:value-type="float">
            <text:p>12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687048" calcext:value-type="float">
            <text:p>687048</text:p>
          </table:table-cell>
          <table:table-cell office:value-type="float" office:value="658608" calcext:value-type="float">
            <text:p>65860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7516" calcext:value-type="float">
            <text:p>37516</text:p>
          </table:table-cell>
          <table:table-cell office:value-type="float" office:value="14080" calcext:value-type="float">
            <text:p>14080</text:p>
          </table:table-cell>
          <table:table-cell office:value-type="float" office:value="13796" calcext:value-type="float">
            <text:p>13796</text:p>
          </table:table-cell>
          <table:table-cell office:value-type="float" office:value="1984" calcext:value-type="float">
            <text:p>1984</text:p>
          </table:table-cell>
          <table:table-cell office:value-type="float" office:value="1892" calcext:value-type="float">
            <text:p>1892</text:p>
          </table:table-cell>
          <table:table-cell office:value-type="float" office:value="21504" calcext:value-type="float">
            <text:p>21504</text:p>
          </table:table-cell>
          <table:table-cell office:value-type="float" office:value="9600" calcext:value-type="float">
            <text:p>9600</text:p>
          </table:table-cell>
          <table:table-cell office:value-type="float" office:value="341398" calcext:value-type="float">
            <text:p>341398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2328" calcext:value-type="float">
            <text:p>52328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2954" calcext:value-type="float">
            <text:p>29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38</text:p>
          </table:table-cell>
          <table:table-cell office:value-type="float" office:value="61348976" calcext:value-type="float">
            <text:p>6134897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2" calcext:value-type="float">
            <text:p>12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04800" calcext:value-type="float">
            <text:p>704800</text:p>
          </table:table-cell>
          <table:table-cell office:value-type="float" office:value="676360" calcext:value-type="float">
            <text:p>676360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92510" calcext:value-type="float">
            <text:p>9251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2" calcext:value-type="float">
            <text:p>1376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664" calcext:value-type="float">
            <text:p>9664</text:p>
          </table:table-cell>
          <table:table-cell office:value-type="float" office:value="252445" calcext:value-type="float">
            <text:p>252445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22-03-03 11:18:39</text:p>
          </table:table-cell>
          <table:table-cell office:value-type="float" office:value="61347212" calcext:value-type="float">
            <text:p>613472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1" calcext:value-type="float">
            <text:p>12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07360" calcext:value-type="float">
            <text:p>707360</text:p>
          </table:table-cell>
          <table:table-cell office:value-type="float" office:value="678920" calcext:value-type="float">
            <text:p>678920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34750" calcext:value-type="float">
            <text:p>3475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2" calcext:value-type="float">
            <text:p>1376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664" calcext:value-type="float">
            <text:p>9664</text:p>
          </table:table-cell>
          <table:table-cell office:value-type="float" office:value="215273" calcext:value-type="float">
            <text:p>215273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40</text:p>
          </table:table-cell>
          <table:table-cell office:value-type="float" office:value="61325036" calcext:value-type="float">
            <text:p>6132503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1" calcext:value-type="float">
            <text:p>12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29340" calcext:value-type="float">
            <text:p>729340</text:p>
          </table:table-cell>
          <table:table-cell office:value-type="float" office:value="700900" calcext:value-type="float">
            <text:p>700900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98625" calcext:value-type="float">
            <text:p>9862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2" calcext:value-type="float">
            <text:p>1376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664" calcext:value-type="float">
            <text:p>9664</text:p>
          </table:table-cell>
          <table:table-cell office:value-type="float" office:value="329200" calcext:value-type="float">
            <text:p>32920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41</text:p>
          </table:table-cell>
          <table:table-cell office:value-type="float" office:value="61323272" calcext:value-type="float">
            <text:p>6132327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1" calcext:value-type="float">
            <text:p>123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30392" calcext:value-type="float">
            <text:p>730392</text:p>
          </table:table-cell>
          <table:table-cell office:value-type="float" office:value="701952" calcext:value-type="float">
            <text:p>70195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54655" calcext:value-type="float">
            <text:p>5465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2" calcext:value-type="float">
            <text:p>1376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664" calcext:value-type="float">
            <text:p>9664</text:p>
          </table:table-cell>
          <table:table-cell office:value-type="float" office:value="204906" calcext:value-type="float">
            <text:p>204906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42</text:p>
          </table:table-cell>
          <table:table-cell office:value-type="float" office:value="61322264" calcext:value-type="float">
            <text:p>6132226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32652" calcext:value-type="float">
            <text:p>732652</text:p>
          </table:table-cell>
          <table:table-cell office:value-type="float" office:value="704212" calcext:value-type="float">
            <text:p>70421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1063" calcext:value-type="float">
            <text:p>81063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2" calcext:value-type="float">
            <text:p>1376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110679" calcext:value-type="float">
            <text:p>11067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43</text:p>
          </table:table-cell>
          <table:table-cell office:value-type="float" office:value="61313192" calcext:value-type="float">
            <text:p>6131319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40572" calcext:value-type="float">
            <text:p>740572</text:p>
          </table:table-cell>
          <table:table-cell office:value-type="float" office:value="712132" calcext:value-type="float">
            <text:p>71213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5938" calcext:value-type="float">
            <text:p>65938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2" calcext:value-type="float">
            <text:p>1376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304993" calcext:value-type="float">
            <text:p>30499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44</text:p>
          </table:table-cell>
          <table:table-cell office:value-type="float" office:value="61311932" calcext:value-type="float">
            <text:p>6131193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42156" calcext:value-type="float">
            <text:p>742156</text:p>
          </table:table-cell>
          <table:table-cell office:value-type="float" office:value="713716" calcext:value-type="float">
            <text:p>7137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1852" calcext:value-type="float">
            <text:p>61852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2" calcext:value-type="float">
            <text:p>1376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279727" calcext:value-type="float">
            <text:p>27972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45</text:p>
          </table:table-cell>
          <table:table-cell office:value-type="float" office:value="61300100" calcext:value-type="float">
            <text:p>613001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55472" calcext:value-type="float">
            <text:p>755472</text:p>
          </table:table-cell>
          <table:table-cell office:value-type="float" office:value="727032" calcext:value-type="float">
            <text:p>72703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0739" calcext:value-type="float">
            <text:p>140739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2" calcext:value-type="float">
            <text:p>1376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259814" calcext:value-type="float">
            <text:p>25981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46</text:p>
          </table:table-cell>
          <table:table-cell office:value-type="float" office:value="61298324" calcext:value-type="float">
            <text:p>6129832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13" calcext:value-type="float">
            <text:p>12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55856" calcext:value-type="float">
            <text:p>755856</text:p>
          </table:table-cell>
          <table:table-cell office:value-type="float" office:value="727416" calcext:value-type="float">
            <text:p>7274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62144" calcext:value-type="float">
            <text:p>262144</text:p>
          </table:table-cell>
          <table:table-cell office:value-type="float" office:value="91534" calcext:value-type="float">
            <text:p>9153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2" calcext:value-type="float">
            <text:p>1376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257560" calcext:value-type="float">
            <text:p>25756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7188" calcext:value-type="float">
            <text:p>4718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47</text:p>
          </table:table-cell>
          <table:table-cell office:value-type="float" office:value="61296592" calcext:value-type="float">
            <text:p>6129659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57208" calcext:value-type="float">
            <text:p>757208</text:p>
          </table:table-cell>
          <table:table-cell office:value-type="float" office:value="728768" calcext:value-type="float">
            <text:p>72876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001" calcext:value-type="float">
            <text:p>76001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4" calcext:value-type="float">
            <text:p>13764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181868" calcext:value-type="float">
            <text:p>18186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48</text:p>
          </table:table-cell>
          <table:table-cell office:value-type="float" office:value="61295080" calcext:value-type="float">
            <text:p>6129508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58252" calcext:value-type="float">
            <text:p>758252</text:p>
          </table:table-cell>
          <table:table-cell office:value-type="float" office:value="729812" calcext:value-type="float">
            <text:p>72981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9101" calcext:value-type="float">
            <text:p>49101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4" calcext:value-type="float">
            <text:p>13764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343834" calcext:value-type="float">
            <text:p>34383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49</text:p>
          </table:table-cell>
          <table:table-cell office:value-type="float" office:value="61294828" calcext:value-type="float">
            <text:p>612948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58252" calcext:value-type="float">
            <text:p>758252</text:p>
          </table:table-cell>
          <table:table-cell office:value-type="float" office:value="729812" calcext:value-type="float">
            <text:p>72981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420" calcext:value-type="float">
            <text:p>7642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4" calcext:value-type="float">
            <text:p>13764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345767" calcext:value-type="float">
            <text:p>34576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50</text:p>
          </table:table-cell>
          <table:table-cell office:value-type="float" office:value="61263580" calcext:value-type="float">
            <text:p>6126358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4" calcext:value-type="float">
            <text:p>122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92244" calcext:value-type="float">
            <text:p>792244</text:p>
          </table:table-cell>
          <table:table-cell office:value-type="float" office:value="763804" calcext:value-type="float">
            <text:p>76380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9061" calcext:value-type="float">
            <text:p>109061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4" calcext:value-type="float">
            <text:p>13764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290607" calcext:value-type="float">
            <text:p>290607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9524" calcext:value-type="float">
            <text:p>5952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51</text:p>
          </table:table-cell>
          <table:table-cell office:value-type="float" office:value="61260052" calcext:value-type="float">
            <text:p>6126005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93636" calcext:value-type="float">
            <text:p>793636</text:p>
          </table:table-cell>
          <table:table-cell office:value-type="float" office:value="765196" calcext:value-type="float">
            <text:p>76519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3831" calcext:value-type="float">
            <text:p>63831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7" calcext:value-type="float">
            <text:p>1376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237008" calcext:value-type="float">
            <text:p>23700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52</text:p>
          </table:table-cell>
          <table:table-cell office:value-type="float" office:value="61258288" calcext:value-type="float">
            <text:p>6125828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94736" calcext:value-type="float">
            <text:p>794736</text:p>
          </table:table-cell>
          <table:table-cell office:value-type="float" office:value="766296" calcext:value-type="float">
            <text:p>76629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9346" calcext:value-type="float">
            <text:p>9934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7" calcext:value-type="float">
            <text:p>1376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197562" calcext:value-type="float">
            <text:p>19756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53</text:p>
          </table:table-cell>
          <table:table-cell office:value-type="float" office:value="61258036" calcext:value-type="float">
            <text:p>6125803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95008" calcext:value-type="float">
            <text:p>795008</text:p>
          </table:table-cell>
          <table:table-cell office:value-type="float" office:value="766568" calcext:value-type="float">
            <text:p>76656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0344" calcext:value-type="float">
            <text:p>16034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7" calcext:value-type="float">
            <text:p>1376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333718" calcext:value-type="float">
            <text:p>33371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54</text:p>
          </table:table-cell>
          <table:table-cell office:value-type="float" office:value="61258036" calcext:value-type="float">
            <text:p>6125803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95164" calcext:value-type="float">
            <text:p>795164</text:p>
          </table:table-cell>
          <table:table-cell office:value-type="float" office:value="766724" calcext:value-type="float">
            <text:p>76672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1765" calcext:value-type="float">
            <text:p>9176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7" calcext:value-type="float">
            <text:p>1376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355282" calcext:value-type="float">
            <text:p>35528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55</text:p>
          </table:table-cell>
          <table:table-cell office:value-type="float" office:value="61249484" calcext:value-type="float">
            <text:p>6124948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1" calcext:value-type="float">
            <text:p>12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03812" calcext:value-type="float">
            <text:p>803812</text:p>
          </table:table-cell>
          <table:table-cell office:value-type="float" office:value="775372" calcext:value-type="float">
            <text:p>77537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5526" calcext:value-type="float">
            <text:p>13552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8" calcext:value-type="float">
            <text:p>1376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270000" calcext:value-type="float">
            <text:p>27000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56</text:p>
          </table:table-cell>
          <table:table-cell office:value-type="float" office:value="61233104" calcext:value-type="float">
            <text:p>6123310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1" calcext:value-type="float">
            <text:p>12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18568" calcext:value-type="float">
            <text:p>818568</text:p>
          </table:table-cell>
          <table:table-cell office:value-type="float" office:value="790128" calcext:value-type="float">
            <text:p>79012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61471" calcext:value-type="float">
            <text:p>61471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8" calcext:value-type="float">
            <text:p>1376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316806" calcext:value-type="float">
            <text:p>316806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57</text:p>
          </table:table-cell>
          <table:table-cell office:value-type="float" office:value="61232852" calcext:value-type="float">
            <text:p>6123285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2" calcext:value-type="float">
            <text:p>123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18840" calcext:value-type="float">
            <text:p>818840</text:p>
          </table:table-cell>
          <table:table-cell office:value-type="float" office:value="790400" calcext:value-type="float">
            <text:p>790400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9496" calcext:value-type="float">
            <text:p>15949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8" calcext:value-type="float">
            <text:p>1376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218906" calcext:value-type="float">
            <text:p>218906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58</text:p>
          </table:table-cell>
          <table:table-cell office:value-type="float" office:value="61223536" calcext:value-type="float">
            <text:p>6122353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3" calcext:value-type="float">
            <text:p>12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28344" calcext:value-type="float">
            <text:p>828344</text:p>
          </table:table-cell>
          <table:table-cell office:value-type="float" office:value="799904" calcext:value-type="float">
            <text:p>79990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90514" calcext:value-type="float">
            <text:p>9051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8" calcext:value-type="float">
            <text:p>1376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277791" calcext:value-type="float">
            <text:p>277791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8:59</text:p>
          </table:table-cell>
          <table:table-cell office:value-type="float" office:value="61215976" calcext:value-type="float">
            <text:p>6121597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1" calcext:value-type="float">
            <text:p>12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37128" calcext:value-type="float">
            <text:p>837128</text:p>
          </table:table-cell>
          <table:table-cell office:value-type="float" office:value="808688" calcext:value-type="float">
            <text:p>80868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47" calcext:value-type="float">
            <text:p>7847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8" calcext:value-type="float">
            <text:p>1376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384934" calcext:value-type="float">
            <text:p>38493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2328" calcext:value-type="float">
            <text:p>5232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00</text:p>
          </table:table-cell>
          <table:table-cell office:value-type="float" office:value="61202368" calcext:value-type="float">
            <text:p>6120236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3" calcext:value-type="float">
            <text:p>123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50056" calcext:value-type="float">
            <text:p>850056</text:p>
          </table:table-cell>
          <table:table-cell office:value-type="float" office:value="821616" calcext:value-type="float">
            <text:p>8216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272" calcext:value-type="float">
            <text:p>75272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0" calcext:value-type="float">
            <text:p>13770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314512" calcext:value-type="float">
            <text:p>31451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01</text:p>
          </table:table-cell>
          <table:table-cell office:value-type="float" office:value="61201116" calcext:value-type="float">
            <text:p>6120111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3" calcext:value-type="float">
            <text:p>12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51896" calcext:value-type="float">
            <text:p>851896</text:p>
          </table:table-cell>
          <table:table-cell office:value-type="float" office:value="823456" calcext:value-type="float">
            <text:p>82345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3967" calcext:value-type="float">
            <text:p>73967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0" calcext:value-type="float">
            <text:p>13770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289457" calcext:value-type="float">
            <text:p>289457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02</text:p>
          </table:table-cell>
          <table:table-cell office:value-type="float" office:value="61201116" calcext:value-type="float">
            <text:p>6120111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3" calcext:value-type="float">
            <text:p>123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51896" calcext:value-type="float">
            <text:p>851896</text:p>
          </table:table-cell>
          <table:table-cell office:value-type="float" office:value="823456" calcext:value-type="float">
            <text:p>82345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50288" calcext:value-type="float">
            <text:p>50288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0" calcext:value-type="float">
            <text:p>13770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269962" calcext:value-type="float">
            <text:p>269962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04</text:p>
          </table:table-cell>
          <table:table-cell office:value-type="float" office:value="61201124" calcext:value-type="float">
            <text:p>6120112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51896" calcext:value-type="float">
            <text:p>851896</text:p>
          </table:table-cell>
          <table:table-cell office:value-type="float" office:value="823456" calcext:value-type="float">
            <text:p>82345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55397" calcext:value-type="float">
            <text:p>55397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0" calcext:value-type="float">
            <text:p>13770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229859" calcext:value-type="float">
            <text:p>229859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1580" calcext:value-type="float">
            <text:p>6158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05</text:p>
          </table:table-cell>
          <table:table-cell office:value-type="float" office:value="61198904" calcext:value-type="float">
            <text:p>6119890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3" calcext:value-type="float">
            <text:p>123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54316" calcext:value-type="float">
            <text:p>854316</text:p>
          </table:table-cell>
          <table:table-cell office:value-type="float" office:value="825876" calcext:value-type="float">
            <text:p>82587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80075" calcext:value-type="float">
            <text:p>8007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1" calcext:value-type="float">
            <text:p>13771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398723" calcext:value-type="float">
            <text:p>39872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06</text:p>
          </table:table-cell>
          <table:table-cell office:value-type="float" office:value="61197896" calcext:value-type="float">
            <text:p>6119789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3" calcext:value-type="float">
            <text:p>12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54316" calcext:value-type="float">
            <text:p>854316</text:p>
          </table:table-cell>
          <table:table-cell office:value-type="float" office:value="825876" calcext:value-type="float">
            <text:p>82587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410" calcext:value-type="float">
            <text:p>1241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1" calcext:value-type="float">
            <text:p>13771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344657" calcext:value-type="float">
            <text:p>344657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07</text:p>
          </table:table-cell>
          <table:table-cell office:value-type="float" office:value="61192856" calcext:value-type="float">
            <text:p>6119285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3" calcext:value-type="float">
            <text:p>123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59572" calcext:value-type="float">
            <text:p>859572</text:p>
          </table:table-cell>
          <table:table-cell office:value-type="float" office:value="831132" calcext:value-type="float">
            <text:p>83113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699" calcext:value-type="float">
            <text:p>32699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1" calcext:value-type="float">
            <text:p>13771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308713" calcext:value-type="float">
            <text:p>308713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08</text:p>
          </table:table-cell>
          <table:table-cell office:value-type="float" office:value="61192604" calcext:value-type="float">
            <text:p>6119260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3" calcext:value-type="float">
            <text:p>123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59572" calcext:value-type="float">
            <text:p>859572</text:p>
          </table:table-cell>
          <table:table-cell office:value-type="float" office:value="831132" calcext:value-type="float">
            <text:p>83113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4683" calcext:value-type="float">
            <text:p>144683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1" calcext:value-type="float">
            <text:p>13771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267072" calcext:value-type="float">
            <text:p>267072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09</text:p>
          </table:table-cell>
          <table:table-cell office:value-type="float" office:value="61191856" calcext:value-type="float">
            <text:p>6119185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2" calcext:value-type="float">
            <text:p>123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60544" calcext:value-type="float">
            <text:p>860544</text:p>
          </table:table-cell>
          <table:table-cell office:value-type="float" office:value="832104" calcext:value-type="float">
            <text:p>83210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70824" calcext:value-type="float">
            <text:p>7082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0" calcext:value-type="float">
            <text:p>13780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181419" calcext:value-type="float">
            <text:p>18141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10</text:p>
          </table:table-cell>
          <table:table-cell office:value-type="float" office:value="61189832" calcext:value-type="float">
            <text:p>6118983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2" calcext:value-type="float">
            <text:p>12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62388" calcext:value-type="float">
            <text:p>862388</text:p>
          </table:table-cell>
          <table:table-cell office:value-type="float" office:value="833948" calcext:value-type="float">
            <text:p>83394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99950" calcext:value-type="float">
            <text:p>9995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0" calcext:value-type="float">
            <text:p>13780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329569" calcext:value-type="float">
            <text:p>329569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11</text:p>
          </table:table-cell>
          <table:table-cell office:value-type="float" office:value="61189580" calcext:value-type="float">
            <text:p>6118958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1" calcext:value-type="float">
            <text:p>12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62392" calcext:value-type="float">
            <text:p>862392</text:p>
          </table:table-cell>
          <table:table-cell office:value-type="float" office:value="833952" calcext:value-type="float">
            <text:p>83395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484" calcext:value-type="float">
            <text:p>3548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0" calcext:value-type="float">
            <text:p>13780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341102" calcext:value-type="float">
            <text:p>34110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12</text:p>
          </table:table-cell>
          <table:table-cell office:value-type="float" office:value="61189580" calcext:value-type="float">
            <text:p>6118958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1" calcext:value-type="float">
            <text:p>123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62392" calcext:value-type="float">
            <text:p>862392</text:p>
          </table:table-cell>
          <table:table-cell office:value-type="float" office:value="833952" calcext:value-type="float">
            <text:p>83395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171" calcext:value-type="float">
            <text:p>27171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0" calcext:value-type="float">
            <text:p>13780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283663" calcext:value-type="float">
            <text:p>28366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13</text:p>
          </table:table-cell>
          <table:table-cell office:value-type="float" office:value="61189620" calcext:value-type="float">
            <text:p>6118962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1" calcext:value-type="float">
            <text:p>12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62352" calcext:value-type="float">
            <text:p>862352</text:p>
          </table:table-cell>
          <table:table-cell office:value-type="float" office:value="833912" calcext:value-type="float">
            <text:p>83391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62144" calcext:value-type="float">
            <text:p>262144</text:p>
          </table:table-cell>
          <table:table-cell office:value-type="float" office:value="5562" calcext:value-type="float">
            <text:p>5562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0" calcext:value-type="float">
            <text:p>13780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232634" calcext:value-type="float">
            <text:p>23263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08" calcext:value-type="float">
            <text:p>369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14</text:p>
          </table:table-cell>
          <table:table-cell office:value-type="float" office:value="61189148" calcext:value-type="float">
            <text:p>6118914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1230" calcext:value-type="float">
            <text:p>12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62352" calcext:value-type="float">
            <text:p>862352</text:p>
          </table:table-cell>
          <table:table-cell office:value-type="float" office:value="833912" calcext:value-type="float">
            <text:p>83391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3317" calcext:value-type="float">
            <text:p>83317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8" calcext:value-type="float">
            <text:p>1378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194935" calcext:value-type="float">
            <text:p>19493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15</text:p>
          </table:table-cell>
          <table:table-cell office:value-type="float" office:value="61188904" calcext:value-type="float">
            <text:p>6118890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1230" calcext:value-type="float">
            <text:p>123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63408" calcext:value-type="float">
            <text:p>863408</text:p>
          </table:table-cell>
          <table:table-cell office:value-type="float" office:value="834968" calcext:value-type="float">
            <text:p>83496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141" calcext:value-type="float">
            <text:p>32141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8" calcext:value-type="float">
            <text:p>1378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396990" calcext:value-type="float">
            <text:p>39699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16</text:p>
          </table:table-cell>
          <table:table-cell office:value-type="float" office:value="61188908" calcext:value-type="float">
            <text:p>6118890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1230" calcext:value-type="float">
            <text:p>12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63408" calcext:value-type="float">
            <text:p>863408</text:p>
          </table:table-cell>
          <table:table-cell office:value-type="float" office:value="834968" calcext:value-type="float">
            <text:p>83496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928" calcext:value-type="float">
            <text:p>9928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8" calcext:value-type="float">
            <text:p>1378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355691" calcext:value-type="float">
            <text:p>35569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17</text:p>
          </table:table-cell>
          <table:table-cell office:value-type="float" office:value="61177320" calcext:value-type="float">
            <text:p>6117732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1218" calcext:value-type="float">
            <text:p>12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75764" calcext:value-type="float">
            <text:p>875764</text:p>
          </table:table-cell>
          <table:table-cell office:value-type="float" office:value="847324" calcext:value-type="float">
            <text:p>84732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6116" calcext:value-type="float">
            <text:p>14611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9" calcext:value-type="float">
            <text:p>13789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326666" calcext:value-type="float">
            <text:p>32666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1300" calcext:value-type="float">
            <text:p>5130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18</text:p>
          </table:table-cell>
          <table:table-cell office:value-type="float" office:value="61130152" calcext:value-type="float">
            <text:p>6113015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64" calcext:value-type="float">
            <text:p>126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76364" calcext:value-type="float">
            <text:p>876364</text:p>
          </table:table-cell>
          <table:table-cell office:value-type="float" office:value="847924" calcext:value-type="float">
            <text:p>84792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1173" calcext:value-type="float">
            <text:p>121173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4" calcext:value-type="float">
            <text:p>13794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212742" calcext:value-type="float">
            <text:p>21274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19</text:p>
          </table:table-cell>
          <table:table-cell office:value-type="float" office:value="61124756" calcext:value-type="float">
            <text:p>61124756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63" calcext:value-type="float">
            <text:p>126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85060" calcext:value-type="float">
            <text:p>885060</text:p>
          </table:table-cell>
          <table:table-cell office:value-type="float" office:value="856620" calcext:value-type="float">
            <text:p>856620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372" calcext:value-type="float">
            <text:p>15372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4" calcext:value-type="float">
            <text:p>13794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409932" calcext:value-type="float">
            <text:p>40993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20</text:p>
          </table:table-cell>
          <table:table-cell office:value-type="float" office:value="61110144" calcext:value-type="float">
            <text:p>6111014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63" calcext:value-type="float">
            <text:p>126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00356" calcext:value-type="float">
            <text:p>900356</text:p>
          </table:table-cell>
          <table:table-cell office:value-type="float" office:value="871916" calcext:value-type="float">
            <text:p>8719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2934" calcext:value-type="float">
            <text:p>6293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4" calcext:value-type="float">
            <text:p>13794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300487" calcext:value-type="float">
            <text:p>30048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21</text:p>
          </table:table-cell>
          <table:table-cell office:value-type="float" office:value="61110144" calcext:value-type="float">
            <text:p>6111014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63" calcext:value-type="float">
            <text:p>126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00356" calcext:value-type="float">
            <text:p>900356</text:p>
          </table:table-cell>
          <table:table-cell office:value-type="float" office:value="871916" calcext:value-type="float">
            <text:p>8719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197" calcext:value-type="float">
            <text:p>52197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4" calcext:value-type="float">
            <text:p>13794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329077" calcext:value-type="float">
            <text:p>32907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22</text:p>
          </table:table-cell>
          <table:table-cell office:value-type="float" office:value="61110404" calcext:value-type="float">
            <text:p>6111040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63" calcext:value-type="float">
            <text:p>126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01276" calcext:value-type="float">
            <text:p>901276</text:p>
          </table:table-cell>
          <table:table-cell office:value-type="float" office:value="872836" calcext:value-type="float">
            <text:p>87283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740" calcext:value-type="float">
            <text:p>7574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7" calcext:value-type="float">
            <text:p>1379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249991" calcext:value-type="float">
            <text:p>24999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23</text:p>
          </table:table-cell>
          <table:table-cell office:value-type="float" office:value="61109396" calcext:value-type="float">
            <text:p>61109396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64" calcext:value-type="float">
            <text:p>126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02064" calcext:value-type="float">
            <text:p>902064</text:p>
          </table:table-cell>
          <table:table-cell office:value-type="float" office:value="873624" calcext:value-type="float">
            <text:p>87362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6618" calcext:value-type="float">
            <text:p>126618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7" calcext:value-type="float">
            <text:p>1379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290690" calcext:value-type="float">
            <text:p>29069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24</text:p>
          </table:table-cell>
          <table:table-cell office:value-type="float" office:value="61109144" calcext:value-type="float">
            <text:p>6110914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64" calcext:value-type="float">
            <text:p>126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02064" calcext:value-type="float">
            <text:p>902064</text:p>
          </table:table-cell>
          <table:table-cell office:value-type="float" office:value="873624" calcext:value-type="float">
            <text:p>87362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7813" calcext:value-type="float">
            <text:p>117813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7" calcext:value-type="float">
            <text:p>1379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419275" calcext:value-type="float">
            <text:p>41927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25</text:p>
          </table:table-cell>
          <table:table-cell office:value-type="float" office:value="61107884" calcext:value-type="float">
            <text:p>6110788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64" calcext:value-type="float">
            <text:p>126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03372" calcext:value-type="float">
            <text:p>903372</text:p>
          </table:table-cell>
          <table:table-cell office:value-type="float" office:value="874932" calcext:value-type="float">
            <text:p>87493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9095" calcext:value-type="float">
            <text:p>9909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7" calcext:value-type="float">
            <text:p>1379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269318" calcext:value-type="float">
            <text:p>26931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26</text:p>
          </table:table-cell>
          <table:table-cell office:value-type="float" office:value="61110704" calcext:value-type="float">
            <text:p>6111070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48" calcext:value-type="float">
            <text:p>12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03772" calcext:value-type="float">
            <text:p>903772</text:p>
          </table:table-cell>
          <table:table-cell office:value-type="float" office:value="875332" calcext:value-type="float">
            <text:p>87533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2646" calcext:value-type="float">
            <text:p>4264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7" calcext:value-type="float">
            <text:p>1379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283085" calcext:value-type="float">
            <text:p>28308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992" calcext:value-type="float">
            <text:p>399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27</text:p>
          </table:table-cell>
          <table:table-cell office:value-type="float" office:value="61110460" calcext:value-type="float">
            <text:p>611104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71" calcext:value-type="float">
            <text:p>12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03804" calcext:value-type="float">
            <text:p>903804</text:p>
          </table:table-cell>
          <table:table-cell office:value-type="float" office:value="875364" calcext:value-type="float">
            <text:p>87536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2814" calcext:value-type="float">
            <text:p>15281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7" calcext:value-type="float">
            <text:p>1379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240457" calcext:value-type="float">
            <text:p>24045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28</text:p>
          </table:table-cell>
          <table:table-cell office:value-type="float" office:value="61110468" calcext:value-type="float">
            <text:p>6111046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71" calcext:value-type="float">
            <text:p>12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03804" calcext:value-type="float">
            <text:p>903804</text:p>
          </table:table-cell>
          <table:table-cell office:value-type="float" office:value="875364" calcext:value-type="float">
            <text:p>87536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119" calcext:value-type="float">
            <text:p>36119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7" calcext:value-type="float">
            <text:p>1379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359202" calcext:value-type="float">
            <text:p>35920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29</text:p>
          </table:table-cell>
          <table:table-cell office:value-type="float" office:value="61110468" calcext:value-type="float">
            <text:p>6111046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71" calcext:value-type="float">
            <text:p>12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03804" calcext:value-type="float">
            <text:p>903804</text:p>
          </table:table-cell>
          <table:table-cell office:value-type="float" office:value="875364" calcext:value-type="float">
            <text:p>87536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8526" calcext:value-type="float">
            <text:p>5852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7" calcext:value-type="float">
            <text:p>1379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393909" calcext:value-type="float">
            <text:p>39390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30</text:p>
          </table:table-cell>
          <table:table-cell office:value-type="float" office:value="61105940" calcext:value-type="float">
            <text:p>6110594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60" calcext:value-type="float">
            <text:p>126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0008" calcext:value-type="float">
            <text:p>910008</text:p>
          </table:table-cell>
          <table:table-cell office:value-type="float" office:value="881568" calcext:value-type="float">
            <text:p>88156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9456" calcext:value-type="float">
            <text:p>11945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7" calcext:value-type="float">
            <text:p>1379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322621" calcext:value-type="float">
            <text:p>32262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1300" calcext:value-type="float">
            <text:p>5130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31</text:p>
          </table:table-cell>
          <table:table-cell office:value-type="float" office:value="61105444" calcext:value-type="float">
            <text:p>6110544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69" calcext:value-type="float">
            <text:p>126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0316" calcext:value-type="float">
            <text:p>910316</text:p>
          </table:table-cell>
          <table:table-cell office:value-type="float" office:value="881876" calcext:value-type="float">
            <text:p>88187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4343" calcext:value-type="float">
            <text:p>74343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290797" calcext:value-type="float">
            <text:p>29079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32</text:p>
          </table:table-cell>
          <table:table-cell office:value-type="float" office:value="61105444" calcext:value-type="float">
            <text:p>6110544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68" calcext:value-type="float">
            <text:p>126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0316" calcext:value-type="float">
            <text:p>910316</text:p>
          </table:table-cell>
          <table:table-cell office:value-type="float" office:value="881876" calcext:value-type="float">
            <text:p>88187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3920" calcext:value-type="float">
            <text:p>113920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253631" calcext:value-type="float">
            <text:p>25363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33</text:p>
          </table:table-cell>
          <table:table-cell office:value-type="float" office:value="61105444" calcext:value-type="float">
            <text:p>6110544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68" calcext:value-type="float">
            <text:p>126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0316" calcext:value-type="float">
            <text:p>910316</text:p>
          </table:table-cell>
          <table:table-cell office:value-type="float" office:value="881876" calcext:value-type="float">
            <text:p>88187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9782" calcext:value-type="float">
            <text:p>39782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377671" calcext:value-type="float">
            <text:p>37767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34</text:p>
          </table:table-cell>
          <table:table-cell office:value-type="float" office:value="61114256" calcext:value-type="float">
            <text:p>61114256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49" calcext:value-type="float">
            <text:p>12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0316" calcext:value-type="float">
            <text:p>910316</text:p>
          </table:table-cell>
          <table:table-cell office:value-type="float" office:value="881876" calcext:value-type="float">
            <text:p>88187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55860" calcext:value-type="float">
            <text:p>55860</text:p>
          </table:table-cell>
          <table:table-cell office:value-type="float" office:value="14272" calcext:value-type="float">
            <text:p>14272</text:p>
          </table:table-cell>
          <table:table-cell office:value-type="float" office:value="13806" calcext:value-type="float">
            <text:p>13806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411050" calcext:value-type="float">
            <text:p>4110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6440" calcext:value-type="float">
            <text:p>5644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35</text:p>
          </table:table-cell>
          <table:table-cell office:value-type="float" office:value="61112492" calcext:value-type="float">
            <text:p>6111249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55" calcext:value-type="float">
            <text:p>125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3004" calcext:value-type="float">
            <text:p>913004</text:p>
          </table:table-cell>
          <table:table-cell office:value-type="float" office:value="884564" calcext:value-type="float">
            <text:p>88456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0746" calcext:value-type="float">
            <text:p>15074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2" calcext:value-type="float">
            <text:p>1381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283910" calcext:value-type="float">
            <text:p>28391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36</text:p>
          </table:table-cell>
          <table:table-cell office:value-type="float" office:value="61112492" calcext:value-type="float">
            <text:p>6111249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56" calcext:value-type="float">
            <text:p>125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3004" calcext:value-type="float">
            <text:p>913004</text:p>
          </table:table-cell>
          <table:table-cell office:value-type="float" office:value="884564" calcext:value-type="float">
            <text:p>88456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1073" calcext:value-type="float">
            <text:p>3107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2" calcext:value-type="float">
            <text:p>1381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05690" calcext:value-type="float">
            <text:p>30569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37</text:p>
          </table:table-cell>
          <table:table-cell office:value-type="float" office:value="61112492" calcext:value-type="float">
            <text:p>6111249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56" calcext:value-type="float">
            <text:p>125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3004" calcext:value-type="float">
            <text:p>913004</text:p>
          </table:table-cell>
          <table:table-cell office:value-type="float" office:value="884564" calcext:value-type="float">
            <text:p>88456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3553" calcext:value-type="float">
            <text:p>10355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2" calcext:value-type="float">
            <text:p>1381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269775" calcext:value-type="float">
            <text:p>26977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38</text:p>
          </table:table-cell>
          <table:table-cell office:value-type="float" office:value="61111988" calcext:value-type="float">
            <text:p>6111198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54" calcext:value-type="float">
            <text:p>125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3528" calcext:value-type="float">
            <text:p>913528</text:p>
          </table:table-cell>
          <table:table-cell office:value-type="float" office:value="885088" calcext:value-type="float">
            <text:p>88508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0534" calcext:value-type="float">
            <text:p>14053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2" calcext:value-type="float">
            <text:p>1381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443225" calcext:value-type="float">
            <text:p>44322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1580" calcext:value-type="float">
            <text:p>6158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39</text:p>
          </table:table-cell>
          <table:table-cell office:value-type="float" office:value="61111492" calcext:value-type="float">
            <text:p>6111149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59" calcext:value-type="float">
            <text:p>125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3728" calcext:value-type="float">
            <text:p>913728</text:p>
          </table:table-cell>
          <table:table-cell office:value-type="float" office:value="885288" calcext:value-type="float">
            <text:p>88528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284" calcext:value-type="float">
            <text:p>3528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157781" calcext:value-type="float">
            <text:p>15778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40</text:p>
          </table:table-cell>
          <table:table-cell office:value-type="float" office:value="61111500" calcext:value-type="float">
            <text:p>6111150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59" calcext:value-type="float">
            <text:p>125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3728" calcext:value-type="float">
            <text:p>913728</text:p>
          </table:table-cell>
          <table:table-cell office:value-type="float" office:value="885288" calcext:value-type="float">
            <text:p>88528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4098" calcext:value-type="float">
            <text:p>11409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224076" calcext:value-type="float">
            <text:p>224076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41</text:p>
          </table:table-cell>
          <table:table-cell office:value-type="float" office:value="61111224" calcext:value-type="float">
            <text:p>6111122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60" calcext:value-type="float">
            <text:p>126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3728" calcext:value-type="float">
            <text:p>913728</text:p>
          </table:table-cell>
          <table:table-cell office:value-type="float" office:value="885288" calcext:value-type="float">
            <text:p>88528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1269" calcext:value-type="float">
            <text:p>14126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17573" calcext:value-type="float">
            <text:p>317573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42</text:p>
          </table:table-cell>
          <table:table-cell office:value-type="float" office:value="61111248" calcext:value-type="float">
            <text:p>6111124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61" calcext:value-type="float">
            <text:p>126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3728" calcext:value-type="float">
            <text:p>913728</text:p>
          </table:table-cell>
          <table:table-cell office:value-type="float" office:value="885288" calcext:value-type="float">
            <text:p>88528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9389" calcext:value-type="float">
            <text:p>11938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280647" calcext:value-type="float">
            <text:p>280647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43</text:p>
          </table:table-cell>
          <table:table-cell office:value-type="float" office:value="61110744" calcext:value-type="float">
            <text:p>6111074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61" calcext:value-type="float">
            <text:p>126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3912" calcext:value-type="float">
            <text:p>913912</text:p>
          </table:table-cell>
          <table:table-cell office:value-type="float" office:value="885472" calcext:value-type="float">
            <text:p>88547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4960" calcext:value-type="float">
            <text:p>14496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185191" calcext:value-type="float">
            <text:p>18519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44</text:p>
          </table:table-cell>
          <table:table-cell office:value-type="float" office:value="61110748" calcext:value-type="float">
            <text:p>6111074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59" calcext:value-type="float">
            <text:p>125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3972" calcext:value-type="float">
            <text:p>913972</text:p>
          </table:table-cell>
          <table:table-cell office:value-type="float" office:value="885532" calcext:value-type="float">
            <text:p>88553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59" calcext:value-type="float">
            <text:p>785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95065" calcext:value-type="float">
            <text:p>39506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45</text:p>
          </table:table-cell>
          <table:table-cell office:value-type="float" office:value="61108128" calcext:value-type="float">
            <text:p>6110812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59" calcext:value-type="float">
            <text:p>125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3972" calcext:value-type="float">
            <text:p>913972</text:p>
          </table:table-cell>
          <table:table-cell office:value-type="float" office:value="885532" calcext:value-type="float">
            <text:p>88553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448" calcext:value-type="float">
            <text:p>1744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46009" calcext:value-type="float">
            <text:p>346009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46</text:p>
          </table:table-cell>
          <table:table-cell office:value-type="float" office:value="61108896" calcext:value-type="float">
            <text:p>61108896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59" calcext:value-type="float">
            <text:p>125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4496" calcext:value-type="float">
            <text:p>914496</text:p>
          </table:table-cell>
          <table:table-cell office:value-type="float" office:value="886056" calcext:value-type="float">
            <text:p>88605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0233" calcext:value-type="float">
            <text:p>14023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24939" calcext:value-type="float">
            <text:p>324939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47</text:p>
          </table:table-cell>
          <table:table-cell office:value-type="float" office:value="61109000" calcext:value-type="float">
            <text:p>6110900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259" calcext:value-type="float">
            <text:p>125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4632" calcext:value-type="float">
            <text:p>914632</text:p>
          </table:table-cell>
          <table:table-cell office:value-type="float" office:value="886192" calcext:value-type="float">
            <text:p>88619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87195" calcext:value-type="float">
            <text:p>8719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236680" calcext:value-type="float">
            <text:p>23668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48</text:p>
          </table:table-cell>
          <table:table-cell office:value-type="float" office:value="61128456" calcext:value-type="float">
            <text:p>6112845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6" calcext:value-type="float">
            <text:p>123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4632" calcext:value-type="float">
            <text:p>914632</text:p>
          </table:table-cell>
          <table:table-cell office:value-type="float" office:value="886192" calcext:value-type="float">
            <text:p>88619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359" calcext:value-type="float">
            <text:p>3635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196752" calcext:value-type="float">
            <text:p>19675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49</text:p>
          </table:table-cell>
          <table:table-cell office:value-type="float" office:value="61128976" calcext:value-type="float">
            <text:p>6112897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5" calcext:value-type="float">
            <text:p>12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4656" calcext:value-type="float">
            <text:p>914656</text:p>
          </table:table-cell>
          <table:table-cell office:value-type="float" office:value="886216" calcext:value-type="float">
            <text:p>8862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3188" calcext:value-type="float">
            <text:p>2318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99756" calcext:value-type="float">
            <text:p>39975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50</text:p>
          </table:table-cell>
          <table:table-cell office:value-type="float" office:value="61128976" calcext:value-type="float">
            <text:p>6112897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5" calcext:value-type="float">
            <text:p>123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4656" calcext:value-type="float">
            <text:p>914656</text:p>
          </table:table-cell>
          <table:table-cell office:value-type="float" office:value="886216" calcext:value-type="float">
            <text:p>8862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1829" calcext:value-type="float">
            <text:p>6182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202339" calcext:value-type="float">
            <text:p>20233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51</text:p>
          </table:table-cell>
          <table:table-cell office:value-type="float" office:value="61128976" calcext:value-type="float">
            <text:p>6112897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16" calcext:value-type="float">
            <text:p>12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4656" calcext:value-type="float">
            <text:p>914656</text:p>
          </table:table-cell>
          <table:table-cell office:value-type="float" office:value="886216" calcext:value-type="float">
            <text:p>8862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62144" calcext:value-type="float">
            <text:p>262144</text:p>
          </table:table-cell>
          <table:table-cell office:value-type="float" office:value="79054" calcext:value-type="float">
            <text:p>7905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18656" calcext:value-type="float">
            <text:p>31865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3076" calcext:value-type="float">
            <text:p>4307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52</text:p>
          </table:table-cell>
          <table:table-cell office:value-type="float" office:value="61128520" calcext:value-type="float">
            <text:p>6112852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5" calcext:value-type="float">
            <text:p>12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4656" calcext:value-type="float">
            <text:p>914656</text:p>
          </table:table-cell>
          <table:table-cell office:value-type="float" office:value="886216" calcext:value-type="float">
            <text:p>8862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5036" calcext:value-type="float">
            <text:p>13503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252327" calcext:value-type="float">
            <text:p>25232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53</text:p>
          </table:table-cell>
          <table:table-cell office:value-type="float" office:value="61128924" calcext:value-type="float">
            <text:p>6112892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5" calcext:value-type="float">
            <text:p>12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4656" calcext:value-type="float">
            <text:p>914656</text:p>
          </table:table-cell>
          <table:table-cell office:value-type="float" office:value="886216" calcext:value-type="float">
            <text:p>8862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8364" calcext:value-type="float">
            <text:p>3836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218240" calcext:value-type="float">
            <text:p>21824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54</text:p>
          </table:table-cell>
          <table:table-cell office:value-type="float" office:value="61129276" calcext:value-type="float">
            <text:p>6112927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5" calcext:value-type="float">
            <text:p>123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5444" calcext:value-type="float">
            <text:p>915444</text:p>
          </table:table-cell>
          <table:table-cell office:value-type="float" office:value="887004" calcext:value-type="float">
            <text:p>88700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9993" calcext:value-type="float">
            <text:p>3999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418599" calcext:value-type="float">
            <text:p>41859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55</text:p>
          </table:table-cell>
          <table:table-cell office:value-type="float" office:value="61129044" calcext:value-type="float">
            <text:p>6112904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1" calcext:value-type="float">
            <text:p>12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5972" calcext:value-type="float">
            <text:p>915972</text:p>
          </table:table-cell>
          <table:table-cell office:value-type="float" office:value="887532" calcext:value-type="float">
            <text:p>88753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62144" calcext:value-type="float">
            <text:p>262144</text:p>
          </table:table-cell>
          <table:table-cell office:value-type="float" office:value="60066" calcext:value-type="float">
            <text:p>6006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165004" calcext:value-type="float">
            <text:p>16500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9524" calcext:value-type="float">
            <text:p>5952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56</text:p>
          </table:table-cell>
          <table:table-cell office:value-type="float" office:value="61128548" calcext:value-type="float">
            <text:p>6112854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4" calcext:value-type="float">
            <text:p>123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5972" calcext:value-type="float">
            <text:p>915972</text:p>
          </table:table-cell>
          <table:table-cell office:value-type="float" office:value="887532" calcext:value-type="float">
            <text:p>88753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4325" calcext:value-type="float">
            <text:p>8432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20681" calcext:value-type="float">
            <text:p>32068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57</text:p>
          </table:table-cell>
          <table:table-cell office:value-type="float" office:value="61128548" calcext:value-type="float">
            <text:p>6112854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4" calcext:value-type="float">
            <text:p>123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5972" calcext:value-type="float">
            <text:p>915972</text:p>
          </table:table-cell>
          <table:table-cell office:value-type="float" office:value="887532" calcext:value-type="float">
            <text:p>88753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2048" calcext:value-type="float">
            <text:p>6204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282153" calcext:value-type="float">
            <text:p>28215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58</text:p>
          </table:table-cell>
          <table:table-cell office:value-type="float" office:value="61128548" calcext:value-type="float">
            <text:p>6112854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4" calcext:value-type="float">
            <text:p>123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5972" calcext:value-type="float">
            <text:p>915972</text:p>
          </table:table-cell>
          <table:table-cell office:value-type="float" office:value="887532" calcext:value-type="float">
            <text:p>88753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0724" calcext:value-type="float">
            <text:p>2072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287677" calcext:value-type="float">
            <text:p>28767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19:59</text:p>
          </table:table-cell>
          <table:table-cell office:value-type="float" office:value="61128304" calcext:value-type="float">
            <text:p>6112830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4" calcext:value-type="float">
            <text:p>123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17020" calcext:value-type="float">
            <text:p>917020</text:p>
          </table:table-cell>
          <table:table-cell office:value-type="float" office:value="888580" calcext:value-type="float">
            <text:p>888580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23" calcext:value-type="float">
            <text:p>782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13" calcext:value-type="float">
            <text:p>1381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442634" calcext:value-type="float">
            <text:p>44263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1580" calcext:value-type="float">
            <text:p>6158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00</text:p>
          </table:table-cell>
          <table:table-cell office:value-type="float" office:value="61124780" calcext:value-type="float">
            <text:p>6112478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8" calcext:value-type="float">
            <text:p>123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22912" calcext:value-type="float">
            <text:p>922912</text:p>
          </table:table-cell>
          <table:table-cell office:value-type="float" office:value="894472" calcext:value-type="float">
            <text:p>89447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2789" calcext:value-type="float">
            <text:p>15278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383960" calcext:value-type="float">
            <text:p>38396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01</text:p>
          </table:table-cell>
          <table:table-cell office:value-type="float" office:value="61120748" calcext:value-type="float">
            <text:p>6112074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6" calcext:value-type="float">
            <text:p>123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28756" calcext:value-type="float">
            <text:p>928756</text:p>
          </table:table-cell>
          <table:table-cell office:value-type="float" office:value="900316" calcext:value-type="float">
            <text:p>9003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1102" calcext:value-type="float">
            <text:p>16110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361249" calcext:value-type="float">
            <text:p>361249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02</text:p>
          </table:table-cell>
          <table:table-cell office:value-type="float" office:value="61120748" calcext:value-type="float">
            <text:p>6112074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5" calcext:value-type="float">
            <text:p>123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28768" calcext:value-type="float">
            <text:p>928768</text:p>
          </table:table-cell>
          <table:table-cell office:value-type="float" office:value="900328" calcext:value-type="float">
            <text:p>90032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3923" calcext:value-type="float">
            <text:p>9392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309031" calcext:value-type="float">
            <text:p>30903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03</text:p>
          </table:table-cell>
          <table:table-cell office:value-type="float" office:value="61118228" calcext:value-type="float">
            <text:p>611182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3" calcext:value-type="float">
            <text:p>12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2728" calcext:value-type="float">
            <text:p>932728</text:p>
          </table:table-cell>
          <table:table-cell office:value-type="float" office:value="904288" calcext:value-type="float">
            <text:p>90428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7145" calcext:value-type="float">
            <text:p>4714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270001" calcext:value-type="float">
            <text:p>27000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552" calcext:value-type="float">
            <text:p>6055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04</text:p>
          </table:table-cell>
          <table:table-cell office:value-type="float" office:value="61117484" calcext:value-type="float">
            <text:p>6111748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8" calcext:value-type="float">
            <text:p>123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4504" calcext:value-type="float">
            <text:p>934504</text:p>
          </table:table-cell>
          <table:table-cell office:value-type="float" office:value="906064" calcext:value-type="float">
            <text:p>90606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219" calcext:value-type="float">
            <text:p>2221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26687" calcext:value-type="float">
            <text:p>426687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05</text:p>
          </table:table-cell>
          <table:table-cell office:value-type="float" office:value="61115760" calcext:value-type="float">
            <text:p>6111576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8" calcext:value-type="float">
            <text:p>123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6332" calcext:value-type="float">
            <text:p>936332</text:p>
          </table:table-cell>
          <table:table-cell office:value-type="float" office:value="907892" calcext:value-type="float">
            <text:p>90789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54576" calcext:value-type="float">
            <text:p>5457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25294" calcext:value-type="float">
            <text:p>225294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06</text:p>
          </table:table-cell>
          <table:table-cell office:value-type="float" office:value="61115760" calcext:value-type="float">
            <text:p>6111576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8" calcext:value-type="float">
            <text:p>123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6332" calcext:value-type="float">
            <text:p>936332</text:p>
          </table:table-cell>
          <table:table-cell office:value-type="float" office:value="907892" calcext:value-type="float">
            <text:p>90789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37582" calcext:value-type="float">
            <text:p>3758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48403" calcext:value-type="float">
            <text:p>348403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07</text:p>
          </table:table-cell>
          <table:table-cell office:value-type="float" office:value="61115760" calcext:value-type="float">
            <text:p>6111576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8" calcext:value-type="float">
            <text:p>123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6512" calcext:value-type="float">
            <text:p>936512</text:p>
          </table:table-cell>
          <table:table-cell office:value-type="float" office:value="908072" calcext:value-type="float">
            <text:p>90807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92865" calcext:value-type="float">
            <text:p>9286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08480" calcext:value-type="float">
            <text:p>30848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08</text:p>
          </table:table-cell>
          <table:table-cell office:value-type="float" office:value="61115760" calcext:value-type="float">
            <text:p>6111576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8" calcext:value-type="float">
            <text:p>123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6852" calcext:value-type="float">
            <text:p>936852</text:p>
          </table:table-cell>
          <table:table-cell office:value-type="float" office:value="908412" calcext:value-type="float">
            <text:p>90841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87299" calcext:value-type="float">
            <text:p>8729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37587" calcext:value-type="float">
            <text:p>23758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09</text:p>
          </table:table-cell>
          <table:table-cell office:value-type="float" office:value="61115512" calcext:value-type="float">
            <text:p>611155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7" calcext:value-type="float">
            <text:p>123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7112" calcext:value-type="float">
            <text:p>937112</text:p>
          </table:table-cell>
          <table:table-cell office:value-type="float" office:value="908672" calcext:value-type="float">
            <text:p>90867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99872" calcext:value-type="float">
            <text:p>9987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49213" calcext:value-type="float">
            <text:p>449213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10</text:p>
          </table:table-cell>
          <table:table-cell office:value-type="float" office:value="61115512" calcext:value-type="float">
            <text:p>611155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6" calcext:value-type="float">
            <text:p>123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7112" calcext:value-type="float">
            <text:p>937112</text:p>
          </table:table-cell>
          <table:table-cell office:value-type="float" office:value="908672" calcext:value-type="float">
            <text:p>90867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5836" calcext:value-type="float">
            <text:p>6583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85345" calcext:value-type="float">
            <text:p>185345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11</text:p>
          </table:table-cell>
          <table:table-cell office:value-type="float" office:value="61115512" calcext:value-type="float">
            <text:p>611155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6" calcext:value-type="float">
            <text:p>123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7112" calcext:value-type="float">
            <text:p>937112</text:p>
          </table:table-cell>
          <table:table-cell office:value-type="float" office:value="908672" calcext:value-type="float">
            <text:p>90867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9388" calcext:value-type="float">
            <text:p>7938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56085" calcext:value-type="float">
            <text:p>356085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12</text:p>
          </table:table-cell>
          <table:table-cell office:value-type="float" office:value="61115512" calcext:value-type="float">
            <text:p>611155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14" calcext:value-type="float">
            <text:p>12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7112" calcext:value-type="float">
            <text:p>937112</text:p>
          </table:table-cell>
          <table:table-cell office:value-type="float" office:value="908672" calcext:value-type="float">
            <text:p>90867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8157" calcext:value-type="float">
            <text:p>11815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85898" calcext:value-type="float">
            <text:p>28589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2048" calcext:value-type="float">
            <text:p>4204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13</text:p>
          </table:table-cell>
          <table:table-cell office:value-type="float" office:value="61115020" calcext:value-type="float">
            <text:p>6111502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4" calcext:value-type="float">
            <text:p>123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7300" calcext:value-type="float">
            <text:p>937300</text:p>
          </table:table-cell>
          <table:table-cell office:value-type="float" office:value="908860" calcext:value-type="float">
            <text:p>908860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008" calcext:value-type="float">
            <text:p>7600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03774" calcext:value-type="float">
            <text:p>30377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14</text:p>
          </table:table-cell>
          <table:table-cell office:value-type="float" office:value="61115028" calcext:value-type="float">
            <text:p>611150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4" calcext:value-type="float">
            <text:p>123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7300" calcext:value-type="float">
            <text:p>937300</text:p>
          </table:table-cell>
          <table:table-cell office:value-type="float" office:value="908860" calcext:value-type="float">
            <text:p>908860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3992" calcext:value-type="float">
            <text:p>14399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33915" calcext:value-type="float">
            <text:p>43391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15</text:p>
          </table:table-cell>
          <table:table-cell office:value-type="float" office:value="61113264" calcext:value-type="float">
            <text:p>6111326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4" calcext:value-type="float">
            <text:p>123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9404" calcext:value-type="float">
            <text:p>939404</text:p>
          </table:table-cell>
          <table:table-cell office:value-type="float" office:value="910964" calcext:value-type="float">
            <text:p>91096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359" calcext:value-type="float">
            <text:p>4135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95278" calcext:value-type="float">
            <text:p>29527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16</text:p>
          </table:table-cell>
          <table:table-cell office:value-type="float" office:value="61113012" calcext:value-type="float">
            <text:p>611130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4" calcext:value-type="float">
            <text:p>122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9404" calcext:value-type="float">
            <text:p>939404</text:p>
          </table:table-cell>
          <table:table-cell office:value-type="float" office:value="910964" calcext:value-type="float">
            <text:p>91096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961" calcext:value-type="float">
            <text:p>1296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52342" calcext:value-type="float">
            <text:p>35234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2328" calcext:value-type="float">
            <text:p>5232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17</text:p>
          </table:table-cell>
          <table:table-cell office:value-type="float" office:value="61112760" calcext:value-type="float">
            <text:p>6111276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4" calcext:value-type="float">
            <text:p>123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9820" calcext:value-type="float">
            <text:p>939820</text:p>
          </table:table-cell>
          <table:table-cell office:value-type="float" office:value="911380" calcext:value-type="float">
            <text:p>911380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9937" calcext:value-type="float">
            <text:p>4993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57281" calcext:value-type="float">
            <text:p>25728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18</text:p>
          </table:table-cell>
          <table:table-cell office:value-type="float" office:value="61112516" calcext:value-type="float">
            <text:p>6111251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4" calcext:value-type="float">
            <text:p>123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9820" calcext:value-type="float">
            <text:p>939820</text:p>
          </table:table-cell>
          <table:table-cell office:value-type="float" office:value="911380" calcext:value-type="float">
            <text:p>911380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3691" calcext:value-type="float">
            <text:p>6369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28847" calcext:value-type="float">
            <text:p>22884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19</text:p>
          </table:table-cell>
          <table:table-cell office:value-type="float" office:value="61111460" calcext:value-type="float">
            <text:p>6111146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3" calcext:value-type="float">
            <text:p>12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0080" calcext:value-type="float">
            <text:p>940080</text:p>
          </table:table-cell>
          <table:table-cell office:value-type="float" office:value="911640" calcext:value-type="float">
            <text:p>911640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2912" calcext:value-type="float">
            <text:p>6291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26014" calcext:value-type="float">
            <text:p>42601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20</text:p>
          </table:table-cell>
          <table:table-cell office:value-type="float" office:value="61107736" calcext:value-type="float">
            <text:p>6110773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3" calcext:value-type="float">
            <text:p>12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1136" calcext:value-type="float">
            <text:p>941136</text:p>
          </table:table-cell>
          <table:table-cell office:value-type="float" office:value="912696" calcext:value-type="float">
            <text:p>91269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2205" calcext:value-type="float">
            <text:p>10220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2" calcext:value-type="float">
            <text:p>13832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12852" calcext:value-type="float">
            <text:p>21285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21</text:p>
          </table:table-cell>
          <table:table-cell office:value-type="float" office:value="61107736" calcext:value-type="float">
            <text:p>6110773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1" calcext:value-type="float">
            <text:p>12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1228" calcext:value-type="float">
            <text:p>941228</text:p>
          </table:table-cell>
          <table:table-cell office:value-type="float" office:value="912788" calcext:value-type="float">
            <text:p>91278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0801" calcext:value-type="float">
            <text:p>9080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3" calcext:value-type="float">
            <text:p>1383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10388" calcext:value-type="float">
            <text:p>31038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22</text:p>
          </table:table-cell>
          <table:table-cell office:value-type="float" office:value="61108000" calcext:value-type="float">
            <text:p>611080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1" calcext:value-type="float">
            <text:p>12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1436" calcext:value-type="float">
            <text:p>941436</text:p>
          </table:table-cell>
          <table:table-cell office:value-type="float" office:value="912996" calcext:value-type="float">
            <text:p>91299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3783" calcext:value-type="float">
            <text:p>6378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3" calcext:value-type="float">
            <text:p>1383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71792" calcext:value-type="float">
            <text:p>27179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23</text:p>
          </table:table-cell>
          <table:table-cell office:value-type="float" office:value="61108404" calcext:value-type="float">
            <text:p>6110840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9" calcext:value-type="float">
            <text:p>122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1696" calcext:value-type="float">
            <text:p>941696</text:p>
          </table:table-cell>
          <table:table-cell office:value-type="float" office:value="913256" calcext:value-type="float">
            <text:p>91325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0576" calcext:value-type="float">
            <text:p>15057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3" calcext:value-type="float">
            <text:p>1383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31383" calcext:value-type="float">
            <text:p>33138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24</text:p>
          </table:table-cell>
          <table:table-cell office:value-type="float" office:value="61107752" calcext:value-type="float">
            <text:p>6110775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9" calcext:value-type="float">
            <text:p>122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2488" calcext:value-type="float">
            <text:p>942488</text:p>
          </table:table-cell>
          <table:table-cell office:value-type="float" office:value="914048" calcext:value-type="float">
            <text:p>91404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9425" calcext:value-type="float">
            <text:p>14942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3" calcext:value-type="float">
            <text:p>1383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37092" calcext:value-type="float">
            <text:p>43709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25</text:p>
          </table:table-cell>
          <table:table-cell office:value-type="float" office:value="61102968" calcext:value-type="float">
            <text:p>6110296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07" calcext:value-type="float">
            <text:p>12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9604" calcext:value-type="float">
            <text:p>949604</text:p>
          </table:table-cell>
          <table:table-cell office:value-type="float" office:value="921164" calcext:value-type="float">
            <text:p>92116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62144" calcext:value-type="float">
            <text:p>262144</text:p>
          </table:table-cell>
          <table:table-cell office:value-type="float" office:value="86198" calcext:value-type="float">
            <text:p>8619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3" calcext:value-type="float">
            <text:p>1383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17796" calcext:value-type="float">
            <text:p>11779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992" calcext:value-type="float">
            <text:p>399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26</text:p>
          </table:table-cell>
          <table:table-cell office:value-type="float" office:value="61102720" calcext:value-type="float">
            <text:p>6110272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9" calcext:value-type="float">
            <text:p>12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9832" calcext:value-type="float">
            <text:p>949832</text:p>
          </table:table-cell>
          <table:table-cell office:value-type="float" office:value="921392" calcext:value-type="float">
            <text:p>92139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6396" calcext:value-type="float">
            <text:p>6639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3" calcext:value-type="float">
            <text:p>1383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14804" calcext:value-type="float">
            <text:p>31480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27</text:p>
          </table:table-cell>
          <table:table-cell office:value-type="float" office:value="61102472" calcext:value-type="float">
            <text:p>6110247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9" calcext:value-type="float">
            <text:p>12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9832" calcext:value-type="float">
            <text:p>949832</text:p>
          </table:table-cell>
          <table:table-cell office:value-type="float" office:value="921392" calcext:value-type="float">
            <text:p>92139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0511" calcext:value-type="float">
            <text:p>15051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3" calcext:value-type="float">
            <text:p>1383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66154" calcext:value-type="float">
            <text:p>26615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28</text:p>
          </table:table-cell>
          <table:table-cell office:value-type="float" office:value="61102472" calcext:value-type="float">
            <text:p>6110247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9832" calcext:value-type="float">
            <text:p>949832</text:p>
          </table:table-cell>
          <table:table-cell office:value-type="float" office:value="921392" calcext:value-type="float">
            <text:p>92139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1615" calcext:value-type="float">
            <text:p>9161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3" calcext:value-type="float">
            <text:p>1383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27495" calcext:value-type="float">
            <text:p>22749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29</text:p>
          </table:table-cell>
          <table:table-cell office:value-type="float" office:value="61102472" calcext:value-type="float">
            <text:p>6110247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15" calcext:value-type="float">
            <text:p>12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9832" calcext:value-type="float">
            <text:p>949832</text:p>
          </table:table-cell>
          <table:table-cell office:value-type="float" office:value="921392" calcext:value-type="float">
            <text:p>92139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227" calcext:value-type="float">
            <text:p>5622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3" calcext:value-type="float">
            <text:p>13833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17371" calcext:value-type="float">
            <text:p>41737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0272" calcext:value-type="float">
            <text:p>5027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30</text:p>
          </table:table-cell>
          <table:table-cell office:value-type="float" office:value="61101968" calcext:value-type="float">
            <text:p>6110196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9832" calcext:value-type="float">
            <text:p>949832</text:p>
          </table:table-cell>
          <table:table-cell office:value-type="float" office:value="921392" calcext:value-type="float">
            <text:p>92139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3952" calcext:value-type="float">
            <text:p>4395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30481" calcext:value-type="float">
            <text:p>33048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31</text:p>
          </table:table-cell>
          <table:table-cell office:value-type="float" office:value="61101968" calcext:value-type="float">
            <text:p>6110196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7" calcext:value-type="float">
            <text:p>122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9832" calcext:value-type="float">
            <text:p>949832</text:p>
          </table:table-cell>
          <table:table-cell office:value-type="float" office:value="921392" calcext:value-type="float">
            <text:p>92139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0362" calcext:value-type="float">
            <text:p>5036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93468" calcext:value-type="float">
            <text:p>29346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32</text:p>
          </table:table-cell>
          <table:table-cell office:value-type="float" office:value="61101972" calcext:value-type="float">
            <text:p>6110197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7" calcext:value-type="float">
            <text:p>122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9832" calcext:value-type="float">
            <text:p>949832</text:p>
          </table:table-cell>
          <table:table-cell office:value-type="float" office:value="921392" calcext:value-type="float">
            <text:p>92139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6564" calcext:value-type="float">
            <text:p>13656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92667" calcext:value-type="float">
            <text:p>39266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33</text:p>
          </table:table-cell>
          <table:table-cell office:value-type="float" office:value="61101972" calcext:value-type="float">
            <text:p>6110197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6" calcext:value-type="float">
            <text:p>122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9832" calcext:value-type="float">
            <text:p>949832</text:p>
          </table:table-cell>
          <table:table-cell office:value-type="float" office:value="921392" calcext:value-type="float">
            <text:p>92139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72540" calcext:value-type="float">
            <text:p>7254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16276" calcext:value-type="float">
            <text:p>21627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1580" calcext:value-type="float">
            <text:p>6158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34</text:p>
          </table:table-cell>
          <table:table-cell office:value-type="float" office:value="61101472" calcext:value-type="float">
            <text:p>6110147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7" calcext:value-type="float">
            <text:p>122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9832" calcext:value-type="float">
            <text:p>949832</text:p>
          </table:table-cell>
          <table:table-cell office:value-type="float" office:value="921392" calcext:value-type="float">
            <text:p>92139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1197" calcext:value-type="float">
            <text:p>6119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39606" calcext:value-type="float">
            <text:p>33960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35</text:p>
          </table:table-cell>
          <table:table-cell office:value-type="float" office:value="61101472" calcext:value-type="float">
            <text:p>6110147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7" calcext:value-type="float">
            <text:p>12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9832" calcext:value-type="float">
            <text:p>949832</text:p>
          </table:table-cell>
          <table:table-cell office:value-type="float" office:value="921392" calcext:value-type="float">
            <text:p>92139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3452" calcext:value-type="float">
            <text:p>4345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43680" calcext:value-type="float">
            <text:p>34368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36</text:p>
          </table:table-cell>
          <table:table-cell office:value-type="float" office:value="61101472" calcext:value-type="float">
            <text:p>6110147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7" calcext:value-type="float">
            <text:p>122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9832" calcext:value-type="float">
            <text:p>949832</text:p>
          </table:table-cell>
          <table:table-cell office:value-type="float" office:value="921392" calcext:value-type="float">
            <text:p>92139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4545" calcext:value-type="float">
            <text:p>9454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06575" calcext:value-type="float">
            <text:p>30657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37</text:p>
          </table:table-cell>
          <table:table-cell office:value-type="float" office:value="61095424" calcext:value-type="float">
            <text:p>6109542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7" calcext:value-type="float">
            <text:p>122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56668" calcext:value-type="float">
            <text:p>956668</text:p>
          </table:table-cell>
          <table:table-cell office:value-type="float" office:value="928228" calcext:value-type="float">
            <text:p>92822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129" calcext:value-type="float">
            <text:p>3612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510718" calcext:value-type="float">
            <text:p>51071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38</text:p>
          </table:table-cell>
          <table:table-cell office:value-type="float" office:value="61090888" calcext:value-type="float">
            <text:p>6109088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7" calcext:value-type="float">
            <text:p>122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57448" calcext:value-type="float">
            <text:p>957448</text:p>
          </table:table-cell>
          <table:table-cell office:value-type="float" office:value="929008" calcext:value-type="float">
            <text:p>92900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500" calcext:value-type="float">
            <text:p>4650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85368" calcext:value-type="float">
            <text:p>18536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39</text:p>
          </table:table-cell>
          <table:table-cell office:value-type="float" office:value="61088168" calcext:value-type="float">
            <text:p>6108816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57448" calcext:value-type="float">
            <text:p>957448</text:p>
          </table:table-cell>
          <table:table-cell office:value-type="float" office:value="929008" calcext:value-type="float">
            <text:p>92900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5270" calcext:value-type="float">
            <text:p>15527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33860" calcext:value-type="float">
            <text:p>33386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41</text:p>
          </table:table-cell>
          <table:table-cell office:value-type="float" office:value="61087108" calcext:value-type="float">
            <text:p>6108710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57448" calcext:value-type="float">
            <text:p>957448</text:p>
          </table:table-cell>
          <table:table-cell office:value-type="float" office:value="929008" calcext:value-type="float">
            <text:p>92900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1584" calcext:value-type="float">
            <text:p>13158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41460" calcext:value-type="float">
            <text:p>34146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42</text:p>
          </table:table-cell>
          <table:table-cell office:value-type="float" office:value="61085100" calcext:value-type="float">
            <text:p>6108510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57448" calcext:value-type="float">
            <text:p>957448</text:p>
          </table:table-cell>
          <table:table-cell office:value-type="float" office:value="929008" calcext:value-type="float">
            <text:p>92900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623" calcext:value-type="float">
            <text:p>4662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01590" calcext:value-type="float">
            <text:p>30159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43</text:p>
          </table:table-cell>
          <table:table-cell office:value-type="float" office:value="61086864" calcext:value-type="float">
            <text:p>6108686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3" calcext:value-type="float">
            <text:p>12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58240" calcext:value-type="float">
            <text:p>958240</text:p>
          </table:table-cell>
          <table:table-cell office:value-type="float" office:value="929800" calcext:value-type="float">
            <text:p>929800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62144" calcext:value-type="float">
            <text:p>262144</text:p>
          </table:table-cell>
          <table:table-cell office:value-type="float" office:value="83845" calcext:value-type="float">
            <text:p>8384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02190" calcext:value-type="float">
            <text:p>40219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7188" calcext:value-type="float">
            <text:p>4718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44</text:p>
          </table:table-cell>
          <table:table-cell office:value-type="float" office:value="61087116" calcext:value-type="float">
            <text:p>61087116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59072" calcext:value-type="float">
            <text:p>959072</text:p>
          </table:table-cell>
          <table:table-cell office:value-type="float" office:value="930632" calcext:value-type="float">
            <text:p>93063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5355" calcext:value-type="float">
            <text:p>6535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22284" calcext:value-type="float">
            <text:p>42228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45</text:p>
          </table:table-cell>
          <table:table-cell office:value-type="float" office:value="61082588" calcext:value-type="float">
            <text:p>6108258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916" calcext:value-type="float">
            <text:p>960916</text:p>
          </table:table-cell>
          <table:table-cell office:value-type="float" office:value="932476" calcext:value-type="float">
            <text:p>93247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358" calcext:value-type="float">
            <text:p>2735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82874" calcext:value-type="float">
            <text:p>28287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46</text:p>
          </table:table-cell>
          <table:table-cell office:value-type="float" office:value="61082340" calcext:value-type="float">
            <text:p>6108234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916" calcext:value-type="float">
            <text:p>960916</text:p>
          </table:table-cell>
          <table:table-cell office:value-type="float" office:value="932476" calcext:value-type="float">
            <text:p>93247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4670" calcext:value-type="float">
            <text:p>9467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50866" calcext:value-type="float">
            <text:p>35086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47</text:p>
          </table:table-cell>
          <table:table-cell office:value-type="float" office:value="61085872" calcext:value-type="float">
            <text:p>6108587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5" calcext:value-type="float">
            <text:p>123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916" calcext:value-type="float">
            <text:p>960916</text:p>
          </table:table-cell>
          <table:table-cell office:value-type="float" office:value="932476" calcext:value-type="float">
            <text:p>93247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2144" calcext:value-type="float">
            <text:p>262144</text:p>
          </table:table-cell>
          <table:table-cell office:value-type="float" office:value="42482" calcext:value-type="float">
            <text:p>4248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13854" calcext:value-type="float">
            <text:p>31385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8496" calcext:value-type="float">
            <text:p>5849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48</text:p>
          </table:table-cell>
          <table:table-cell office:value-type="float" office:value="61083360" calcext:value-type="float">
            <text:p>610833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2944" calcext:value-type="float">
            <text:p>962944</text:p>
          </table:table-cell>
          <table:table-cell office:value-type="float" office:value="934504" calcext:value-type="float">
            <text:p>93450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2753" calcext:value-type="float">
            <text:p>9275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99927" calcext:value-type="float">
            <text:p>39992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49</text:p>
          </table:table-cell>
          <table:table-cell office:value-type="float" office:value="61083140" calcext:value-type="float">
            <text:p>6108314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2944" calcext:value-type="float">
            <text:p>962944</text:p>
          </table:table-cell>
          <table:table-cell office:value-type="float" office:value="934504" calcext:value-type="float">
            <text:p>93450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6653" calcext:value-type="float">
            <text:p>10665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19114" calcext:value-type="float">
            <text:p>41911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50</text:p>
          </table:table-cell>
          <table:table-cell office:value-type="float" office:value="61082700" calcext:value-type="float">
            <text:p>6108270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3468" calcext:value-type="float">
            <text:p>963468</text:p>
          </table:table-cell>
          <table:table-cell office:value-type="float" office:value="935028" calcext:value-type="float">
            <text:p>93502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0424" calcext:value-type="float">
            <text:p>2042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91217" calcext:value-type="float">
            <text:p>39121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51</text:p>
          </table:table-cell>
          <table:table-cell office:value-type="float" office:value="61082672" calcext:value-type="float">
            <text:p>6108267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3468" calcext:value-type="float">
            <text:p>963468</text:p>
          </table:table-cell>
          <table:table-cell office:value-type="float" office:value="935028" calcext:value-type="float">
            <text:p>93502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910" calcext:value-type="float">
            <text:p>2791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46250" calcext:value-type="float">
            <text:p>34625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52</text:p>
          </table:table-cell>
          <table:table-cell office:value-type="float" office:value="61082176" calcext:value-type="float">
            <text:p>61082176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4292" calcext:value-type="float">
            <text:p>964292</text:p>
          </table:table-cell>
          <table:table-cell office:value-type="float" office:value="935852" calcext:value-type="float">
            <text:p>93585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432" calcext:value-type="float">
            <text:p>1643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63082" calcext:value-type="float">
            <text:p>26308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53</text:p>
          </table:table-cell>
          <table:table-cell office:value-type="float" office:value="61081924" calcext:value-type="float">
            <text:p>6108192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4292" calcext:value-type="float">
            <text:p>964292</text:p>
          </table:table-cell>
          <table:table-cell office:value-type="float" office:value="935852" calcext:value-type="float">
            <text:p>93585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6041" calcext:value-type="float">
            <text:p>14604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96570" calcext:value-type="float">
            <text:p>39657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54</text:p>
          </table:table-cell>
          <table:table-cell office:value-type="float" office:value="61081924" calcext:value-type="float">
            <text:p>6108192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4292" calcext:value-type="float">
            <text:p>964292</text:p>
          </table:table-cell>
          <table:table-cell office:value-type="float" office:value="935852" calcext:value-type="float">
            <text:p>93585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7419" calcext:value-type="float">
            <text:p>8741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25093" calcext:value-type="float">
            <text:p>42509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55</text:p>
          </table:table-cell>
          <table:table-cell office:value-type="float" office:value="61080160" calcext:value-type="float">
            <text:p>610801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6128" calcext:value-type="float">
            <text:p>966128</text:p>
          </table:table-cell>
          <table:table-cell office:value-type="float" office:value="937688" calcext:value-type="float">
            <text:p>93768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7658" calcext:value-type="float">
            <text:p>12765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84350" calcext:value-type="float">
            <text:p>38435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56</text:p>
          </table:table-cell>
          <table:table-cell office:value-type="float" office:value="61080168" calcext:value-type="float">
            <text:p>6108016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17" calcext:value-type="float">
            <text:p>12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6976" calcext:value-type="float">
            <text:p>966976</text:p>
          </table:table-cell>
          <table:table-cell office:value-type="float" office:value="938536" calcext:value-type="float">
            <text:p>93853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0109" calcext:value-type="float">
            <text:p>15010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17066" calcext:value-type="float">
            <text:p>31706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992" calcext:value-type="float">
            <text:p>399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57</text:p>
          </table:table-cell>
          <table:table-cell office:value-type="float" office:value="61079824" calcext:value-type="float">
            <text:p>6107982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6976" calcext:value-type="float">
            <text:p>966976</text:p>
          </table:table-cell>
          <table:table-cell office:value-type="float" office:value="938536" calcext:value-type="float">
            <text:p>93853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032" calcext:value-type="float">
            <text:p>5603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54233" calcext:value-type="float">
            <text:p>25423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58</text:p>
          </table:table-cell>
          <table:table-cell office:value-type="float" office:value="61079932" calcext:value-type="float">
            <text:p>6107993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9" calcext:value-type="float">
            <text:p>12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6976" calcext:value-type="float">
            <text:p>966976</text:p>
          </table:table-cell>
          <table:table-cell office:value-type="float" office:value="938536" calcext:value-type="float">
            <text:p>93853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8948" calcext:value-type="float">
            <text:p>13894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53410" calcext:value-type="float">
            <text:p>45341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0:59</text:p>
          </table:table-cell>
          <table:table-cell office:value-type="float" office:value="61079932" calcext:value-type="float">
            <text:p>6107993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40" calcext:value-type="float">
            <text:p>124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6976" calcext:value-type="float">
            <text:p>966976</text:p>
          </table:table-cell>
          <table:table-cell office:value-type="float" office:value="938536" calcext:value-type="float">
            <text:p>93853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7926" calcext:value-type="float">
            <text:p>15792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20675" calcext:value-type="float">
            <text:p>22067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00</text:p>
          </table:table-cell>
          <table:table-cell office:value-type="float" office:value="61079940" calcext:value-type="float">
            <text:p>6107994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3" calcext:value-type="float">
            <text:p>12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6976" calcext:value-type="float">
            <text:p>966976</text:p>
          </table:table-cell>
          <table:table-cell office:value-type="float" office:value="938536" calcext:value-type="float">
            <text:p>93853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89342" calcext:value-type="float">
            <text:p>8934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73192" calcext:value-type="float">
            <text:p>37319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6440" calcext:value-type="float">
            <text:p>5644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01</text:p>
          </table:table-cell>
          <table:table-cell office:value-type="float" office:value="61079688" calcext:value-type="float">
            <text:p>6107968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40" calcext:value-type="float">
            <text:p>12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6976" calcext:value-type="float">
            <text:p>966976</text:p>
          </table:table-cell>
          <table:table-cell office:value-type="float" office:value="938536" calcext:value-type="float">
            <text:p>93853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406" calcext:value-type="float">
            <text:p>2540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81103" calcext:value-type="float">
            <text:p>28110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02</text:p>
          </table:table-cell>
          <table:table-cell office:value-type="float" office:value="61079688" calcext:value-type="float">
            <text:p>6107968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40" calcext:value-type="float">
            <text:p>124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6976" calcext:value-type="float">
            <text:p>966976</text:p>
          </table:table-cell>
          <table:table-cell office:value-type="float" office:value="938536" calcext:value-type="float">
            <text:p>93853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5249" calcext:value-type="float">
            <text:p>12524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47007" calcext:value-type="float">
            <text:p>24700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03</text:p>
          </table:table-cell>
          <table:table-cell office:value-type="float" office:value="61079688" calcext:value-type="float">
            <text:p>6107968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40" calcext:value-type="float">
            <text:p>124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6976" calcext:value-type="float">
            <text:p>966976</text:p>
          </table:table-cell>
          <table:table-cell office:value-type="float" office:value="938536" calcext:value-type="float">
            <text:p>93853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899" calcext:value-type="float">
            <text:p>2589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45180" calcext:value-type="float">
            <text:p>44518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04</text:p>
          </table:table-cell>
          <table:table-cell office:value-type="float" office:value="61079692" calcext:value-type="float">
            <text:p>6107969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40" calcext:value-type="float">
            <text:p>124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6976" calcext:value-type="float">
            <text:p>966976</text:p>
          </table:table-cell>
          <table:table-cell office:value-type="float" office:value="938536" calcext:value-type="float">
            <text:p>93853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0250" calcext:value-type="float">
            <text:p>12025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98012" calcext:value-type="float">
            <text:p>3980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05</text:p>
          </table:table-cell>
          <table:table-cell office:value-type="float" office:value="61079188" calcext:value-type="float">
            <text:p>6107918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40" calcext:value-type="float">
            <text:p>124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7560" calcext:value-type="float">
            <text:p>967560</text:p>
          </table:table-cell>
          <table:table-cell office:value-type="float" office:value="939120" calcext:value-type="float">
            <text:p>939120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5332" calcext:value-type="float">
            <text:p>12533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02849" calcext:value-type="float">
            <text:p>30284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06</text:p>
          </table:table-cell>
          <table:table-cell office:value-type="float" office:value="61078692" calcext:value-type="float">
            <text:p>6107869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40" calcext:value-type="float">
            <text:p>12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9664" calcext:value-type="float">
            <text:p>969664</text:p>
          </table:table-cell>
          <table:table-cell office:value-type="float" office:value="941224" calcext:value-type="float">
            <text:p>94122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2334" calcext:value-type="float">
            <text:p>7233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96607" calcext:value-type="float">
            <text:p>39660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07</text:p>
          </table:table-cell>
          <table:table-cell office:value-type="float" office:value="61078440" calcext:value-type="float">
            <text:p>6107844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40" calcext:value-type="float">
            <text:p>124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9664" calcext:value-type="float">
            <text:p>969664</text:p>
          </table:table-cell>
          <table:table-cell office:value-type="float" office:value="941224" calcext:value-type="float">
            <text:p>94122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3276" calcext:value-type="float">
            <text:p>11327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30401" calcext:value-type="float">
            <text:p>23040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08</text:p>
          </table:table-cell>
          <table:table-cell office:value-type="float" office:value="61078440" calcext:value-type="float">
            <text:p>6107844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40" calcext:value-type="float">
            <text:p>124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9664" calcext:value-type="float">
            <text:p>969664</text:p>
          </table:table-cell>
          <table:table-cell office:value-type="float" office:value="941224" calcext:value-type="float">
            <text:p>94122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7218" calcext:value-type="float">
            <text:p>13721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05829" calcext:value-type="float">
            <text:p>40582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09</text:p>
          </table:table-cell>
          <table:table-cell office:value-type="float" office:value="61078440" calcext:value-type="float">
            <text:p>6107844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19" calcext:value-type="float">
            <text:p>12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9760" calcext:value-type="float">
            <text:p>969760</text:p>
          </table:table-cell>
          <table:table-cell office:value-type="float" office:value="941320" calcext:value-type="float">
            <text:p>941320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62144" calcext:value-type="float">
            <text:p>262144</text:p>
          </table:table-cell>
          <table:table-cell office:value-type="float" office:value="69967" calcext:value-type="float">
            <text:p>6996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56392" calcext:value-type="float">
            <text:p>35639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020" calcext:value-type="float">
            <text:p>4102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10</text:p>
          </table:table-cell>
          <table:table-cell office:value-type="float" office:value="61078192" calcext:value-type="float">
            <text:p>6107819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40" calcext:value-type="float">
            <text:p>124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212" calcext:value-type="float">
            <text:p>970212</text:p>
          </table:table-cell>
          <table:table-cell office:value-type="float" office:value="941772" calcext:value-type="float">
            <text:p>94177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907" calcext:value-type="float">
            <text:p>9790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82847" calcext:value-type="float">
            <text:p>2828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11</text:p>
          </table:table-cell>
          <table:table-cell office:value-type="float" office:value="61078192" calcext:value-type="float">
            <text:p>6107819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40" calcext:value-type="float">
            <text:p>1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212" calcext:value-type="float">
            <text:p>970212</text:p>
          </table:table-cell>
          <table:table-cell office:value-type="float" office:value="941772" calcext:value-type="float">
            <text:p>94177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7121" calcext:value-type="float">
            <text:p>4712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81275" calcext:value-type="float">
            <text:p>48127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12</text:p>
          </table:table-cell>
          <table:table-cell office:value-type="float" office:value="61078192" calcext:value-type="float">
            <text:p>6107819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212" calcext:value-type="float">
            <text:p>970212</text:p>
          </table:table-cell>
          <table:table-cell office:value-type="float" office:value="941772" calcext:value-type="float">
            <text:p>94177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1668" calcext:value-type="float">
            <text:p>5166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04709" calcext:value-type="float">
            <text:p>20470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13</text:p>
          </table:table-cell>
          <table:table-cell office:value-type="float" office:value="61078192" calcext:value-type="float">
            <text:p>6107819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5" calcext:value-type="float">
            <text:p>12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212" calcext:value-type="float">
            <text:p>970212</text:p>
          </table:table-cell>
          <table:table-cell office:value-type="float" office:value="941772" calcext:value-type="float">
            <text:p>94177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2636" calcext:value-type="float">
            <text:p>11263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02884" calcext:value-type="float">
            <text:p>40288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9524" calcext:value-type="float">
            <text:p>5952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14</text:p>
          </table:table-cell>
          <table:table-cell office:value-type="float" office:value="61077688" calcext:value-type="float">
            <text:p>6107768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344" calcext:value-type="float">
            <text:p>970344</text:p>
          </table:table-cell>
          <table:table-cell office:value-type="float" office:value="941904" calcext:value-type="float">
            <text:p>94190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2709" calcext:value-type="float">
            <text:p>9270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93563" calcext:value-type="float">
            <text:p>29356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15</text:p>
          </table:table-cell>
          <table:table-cell office:value-type="float" office:value="61077700" calcext:value-type="float">
            <text:p>610777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344" calcext:value-type="float">
            <text:p>970344</text:p>
          </table:table-cell>
          <table:table-cell office:value-type="float" office:value="941904" calcext:value-type="float">
            <text:p>94190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465" calcext:value-type="float">
            <text:p>946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53916" calcext:value-type="float">
            <text:p>25391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16</text:p>
          </table:table-cell>
          <table:table-cell office:value-type="float" office:value="61077700" calcext:value-type="float">
            <text:p>610777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344" calcext:value-type="float">
            <text:p>970344</text:p>
          </table:table-cell>
          <table:table-cell office:value-type="float" office:value="941904" calcext:value-type="float">
            <text:p>94190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1086" calcext:value-type="float">
            <text:p>14108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65319" calcext:value-type="float">
            <text:p>46531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17</text:p>
          </table:table-cell>
          <table:table-cell office:value-type="float" office:value="61077700" calcext:value-type="float">
            <text:p>610777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344" calcext:value-type="float">
            <text:p>970344</text:p>
          </table:table-cell>
          <table:table-cell office:value-type="float" office:value="941904" calcext:value-type="float">
            <text:p>94190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4722" calcext:value-type="float">
            <text:p>13472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75396" calcext:value-type="float">
            <text:p>17539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18</text:p>
          </table:table-cell>
          <table:table-cell office:value-type="float" office:value="61077700" calcext:value-type="float">
            <text:p>610777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344" calcext:value-type="float">
            <text:p>970344</text:p>
          </table:table-cell>
          <table:table-cell office:value-type="float" office:value="941904" calcext:value-type="float">
            <text:p>94190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1166" calcext:value-type="float">
            <text:p>10116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29954" calcext:value-type="float">
            <text:p>32995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19</text:p>
          </table:table-cell>
          <table:table-cell office:value-type="float" office:value="61077452" calcext:value-type="float">
            <text:p>6107745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344" calcext:value-type="float">
            <text:p>970344</text:p>
          </table:table-cell>
          <table:table-cell office:value-type="float" office:value="941904" calcext:value-type="float">
            <text:p>94190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4235" calcext:value-type="float">
            <text:p>8423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89784" calcext:value-type="float">
            <text:p>28978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20</text:p>
          </table:table-cell>
          <table:table-cell office:value-type="float" office:value="61077452" calcext:value-type="float">
            <text:p>6107745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344" calcext:value-type="float">
            <text:p>970344</text:p>
          </table:table-cell>
          <table:table-cell office:value-type="float" office:value="941904" calcext:value-type="float">
            <text:p>941904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2020" calcext:value-type="float">
            <text:p>13202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22229" calcext:value-type="float">
            <text:p>32222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21</text:p>
          </table:table-cell>
          <table:table-cell office:value-type="float" office:value="61075456" calcext:value-type="float">
            <text:p>6107545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536" calcext:value-type="float">
            <text:p>970536</text:p>
          </table:table-cell>
          <table:table-cell office:value-type="float" office:value="942096" calcext:value-type="float">
            <text:p>94209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049" calcext:value-type="float">
            <text:p>9704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52370" calcext:value-type="float">
            <text:p>45237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22</text:p>
          </table:table-cell>
          <table:table-cell office:value-type="float" office:value="61075456" calcext:value-type="float">
            <text:p>6107545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08" calcext:value-type="float">
            <text:p>12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556" calcext:value-type="float">
            <text:p>970556</text:p>
          </table:table-cell>
          <table:table-cell office:value-type="float" office:value="942116" calcext:value-type="float">
            <text:p>9421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62144" calcext:value-type="float">
            <text:p>262144</text:p>
          </table:table-cell>
          <table:table-cell office:value-type="float" office:value="60824" calcext:value-type="float">
            <text:p>6082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57256" calcext:value-type="float">
            <text:p>1572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020" calcext:value-type="float">
            <text:p>4102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23</text:p>
          </table:table-cell>
          <table:table-cell office:value-type="float" office:value="61076212" calcext:value-type="float">
            <text:p>610762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556" calcext:value-type="float">
            <text:p>970556</text:p>
          </table:table-cell>
          <table:table-cell office:value-type="float" office:value="942116" calcext:value-type="float">
            <text:p>9421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4335" calcext:value-type="float">
            <text:p>7433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42858" calcext:value-type="float">
            <text:p>34285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24</text:p>
          </table:table-cell>
          <table:table-cell office:value-type="float" office:value="61076212" calcext:value-type="float">
            <text:p>610762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556" calcext:value-type="float">
            <text:p>970556</text:p>
          </table:table-cell>
          <table:table-cell office:value-type="float" office:value="942116" calcext:value-type="float">
            <text:p>9421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8106" calcext:value-type="float">
            <text:p>4810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06471" calcext:value-type="float">
            <text:p>30647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25</text:p>
          </table:table-cell>
          <table:table-cell office:value-type="float" office:value="61076212" calcext:value-type="float">
            <text:p>610762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556" calcext:value-type="float">
            <text:p>970556</text:p>
          </table:table-cell>
          <table:table-cell office:value-type="float" office:value="942116" calcext:value-type="float">
            <text:p>9421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766" calcext:value-type="float">
            <text:p>1076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18140" calcext:value-type="float">
            <text:p>31814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26</text:p>
          </table:table-cell>
          <table:table-cell office:value-type="float" office:value="61076212" calcext:value-type="float">
            <text:p>610762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16" calcext:value-type="float">
            <text:p>12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556" calcext:value-type="float">
            <text:p>970556</text:p>
          </table:table-cell>
          <table:table-cell office:value-type="float" office:value="942116" calcext:value-type="float">
            <text:p>9421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0138" calcext:value-type="float">
            <text:p>2013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7" calcext:value-type="float">
            <text:p>13837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55356" calcext:value-type="float">
            <text:p>45535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8216" calcext:value-type="float">
            <text:p>4821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27</text:p>
          </table:table-cell>
          <table:table-cell office:value-type="float" office:value="61076220" calcext:value-type="float">
            <text:p>6107622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0556" calcext:value-type="float">
            <text:p>970556</text:p>
          </table:table-cell>
          <table:table-cell office:value-type="float" office:value="942116" calcext:value-type="float">
            <text:p>94211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8862" calcext:value-type="float">
            <text:p>15886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73242" calcext:value-type="float">
            <text:p>37324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28</text:p>
          </table:table-cell>
          <table:table-cell office:value-type="float" office:value="61075212" calcext:value-type="float">
            <text:p>610752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1872" calcext:value-type="float">
            <text:p>971872</text:p>
          </table:table-cell>
          <table:table-cell office:value-type="float" office:value="943432" calcext:value-type="float">
            <text:p>94343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15" calcext:value-type="float">
            <text:p>751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53955" calcext:value-type="float">
            <text:p>35395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29</text:p>
          </table:table-cell>
          <table:table-cell office:value-type="float" office:value="61075212" calcext:value-type="float">
            <text:p>610752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1872" calcext:value-type="float">
            <text:p>971872</text:p>
          </table:table-cell>
          <table:table-cell office:value-type="float" office:value="943432" calcext:value-type="float">
            <text:p>94343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376" calcext:value-type="float">
            <text:p>4037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05486" calcext:value-type="float">
            <text:p>30548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30</text:p>
          </table:table-cell>
          <table:table-cell office:value-type="float" office:value="61075212" calcext:value-type="float">
            <text:p>610752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1872" calcext:value-type="float">
            <text:p>971872</text:p>
          </table:table-cell>
          <table:table-cell office:value-type="float" office:value="943432" calcext:value-type="float">
            <text:p>94343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4680" calcext:value-type="float">
            <text:p>4468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79798" calcext:value-type="float">
            <text:p>27979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31</text:p>
          </table:table-cell>
          <table:table-cell office:value-type="float" office:value="61073452" calcext:value-type="float">
            <text:p>6107345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4752" calcext:value-type="float">
            <text:p>974752</text:p>
          </table:table-cell>
          <table:table-cell office:value-type="float" office:value="946312" calcext:value-type="float">
            <text:p>94631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0180" calcext:value-type="float">
            <text:p>2018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33028" calcext:value-type="float">
            <text:p>4330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32</text:p>
          </table:table-cell>
          <table:table-cell office:value-type="float" office:value="61072700" calcext:value-type="float">
            <text:p>610727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9" calcext:value-type="float">
            <text:p>122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6336" calcext:value-type="float">
            <text:p>976336</text:p>
          </table:table-cell>
          <table:table-cell office:value-type="float" office:value="947896" calcext:value-type="float">
            <text:p>94789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004" calcext:value-type="float">
            <text:p>2400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28903" calcext:value-type="float">
            <text:p>22890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33</text:p>
          </table:table-cell>
          <table:table-cell office:value-type="float" office:value="61072700" calcext:value-type="float">
            <text:p>610727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9" calcext:value-type="float">
            <text:p>12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6336" calcext:value-type="float">
            <text:p>976336</text:p>
          </table:table-cell>
          <table:table-cell office:value-type="float" office:value="947896" calcext:value-type="float">
            <text:p>94789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887" calcext:value-type="float">
            <text:p>1888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62162" calcext:value-type="float">
            <text:p>36216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34</text:p>
          </table:table-cell>
          <table:table-cell office:value-type="float" office:value="61072700" calcext:value-type="float">
            <text:p>610727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9" calcext:value-type="float">
            <text:p>12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6336" calcext:value-type="float">
            <text:p>976336</text:p>
          </table:table-cell>
          <table:table-cell office:value-type="float" office:value="947896" calcext:value-type="float">
            <text:p>947896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1984" calcext:value-type="float">
            <text:p>6198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20952" calcext:value-type="float">
            <text:p>32095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35</text:p>
          </table:table-cell>
          <table:table-cell office:value-type="float" office:value="61072448" calcext:value-type="float">
            <text:p>6107244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9" calcext:value-type="float">
            <text:p>12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6540" calcext:value-type="float">
            <text:p>976540</text:p>
          </table:table-cell>
          <table:table-cell office:value-type="float" office:value="948100" calcext:value-type="float">
            <text:p>948100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9928" calcext:value-type="float">
            <text:p>8992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48119" calcext:value-type="float">
            <text:p>24811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36</text:p>
          </table:table-cell>
          <table:table-cell office:value-type="float" office:value="61072208" calcext:value-type="float">
            <text:p>6107220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9" calcext:value-type="float">
            <text:p>12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6748" calcext:value-type="float">
            <text:p>976748</text:p>
          </table:table-cell>
          <table:table-cell office:value-type="float" office:value="948308" calcext:value-type="float">
            <text:p>94830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165" calcext:value-type="float">
            <text:p>1716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57799" calcext:value-type="float">
            <text:p>45779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37</text:p>
          </table:table-cell>
          <table:table-cell office:value-type="float" office:value="61072212" calcext:value-type="float">
            <text:p>610722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9" calcext:value-type="float">
            <text:p>12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6748" calcext:value-type="float">
            <text:p>976748</text:p>
          </table:table-cell>
          <table:table-cell office:value-type="float" office:value="948308" calcext:value-type="float">
            <text:p>94830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0815" calcext:value-type="float">
            <text:p>14081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70043" calcext:value-type="float">
            <text:p>17004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38</text:p>
          </table:table-cell>
          <table:table-cell office:value-type="float" office:value="61067768" calcext:value-type="float">
            <text:p>6106776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6748" calcext:value-type="float">
            <text:p>976748</text:p>
          </table:table-cell>
          <table:table-cell office:value-type="float" office:value="948308" calcext:value-type="float">
            <text:p>94830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2519" calcext:value-type="float">
            <text:p>14251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68179" calcext:value-type="float">
            <text:p>36817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39</text:p>
          </table:table-cell>
          <table:table-cell office:value-type="float" office:value="61067880" calcext:value-type="float">
            <text:p>6106788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09" calcext:value-type="float">
            <text:p>12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6748" calcext:value-type="float">
            <text:p>976748</text:p>
          </table:table-cell>
          <table:table-cell office:value-type="float" office:value="948308" calcext:value-type="float">
            <text:p>94830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5320" calcext:value-type="float">
            <text:p>11532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89897" calcext:value-type="float">
            <text:p>28989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020" calcext:value-type="float">
            <text:p>4102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40</text:p>
          </table:table-cell>
          <table:table-cell office:value-type="float" office:value="61067632" calcext:value-type="float">
            <text:p>6106763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6748" calcext:value-type="float">
            <text:p>976748</text:p>
          </table:table-cell>
          <table:table-cell office:value-type="float" office:value="948308" calcext:value-type="float">
            <text:p>94830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3825" calcext:value-type="float">
            <text:p>9382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75756" calcext:value-type="float">
            <text:p>2757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41</text:p>
          </table:table-cell>
          <table:table-cell office:value-type="float" office:value="61066624" calcext:value-type="float">
            <text:p>6106662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6748" calcext:value-type="float">
            <text:p>976748</text:p>
          </table:table-cell>
          <table:table-cell office:value-type="float" office:value="948308" calcext:value-type="float">
            <text:p>94830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8620" calcext:value-type="float">
            <text:p>5862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40849" calcext:value-type="float">
            <text:p>44084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42</text:p>
          </table:table-cell>
          <table:table-cell office:value-type="float" office:value="61066624" calcext:value-type="float">
            <text:p>6106662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6748" calcext:value-type="float">
            <text:p>976748</text:p>
          </table:table-cell>
          <table:table-cell office:value-type="float" office:value="948308" calcext:value-type="float">
            <text:p>94830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5560" calcext:value-type="float">
            <text:p>13556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55334" calcext:value-type="float">
            <text:p>25533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43</text:p>
          </table:table-cell>
          <table:table-cell office:value-type="float" office:value="61067632" calcext:value-type="float">
            <text:p>6106763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17" calcext:value-type="float">
            <text:p>12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6748" calcext:value-type="float">
            <text:p>976748</text:p>
          </table:table-cell>
          <table:table-cell office:value-type="float" office:value="948308" calcext:value-type="float">
            <text:p>94830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62144" calcext:value-type="float">
            <text:p>262144</text:p>
          </table:table-cell>
          <table:table-cell office:value-type="float" office:value="34148" calcext:value-type="float">
            <text:p>3414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53739" calcext:value-type="float">
            <text:p>35373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1300" calcext:value-type="float">
            <text:p>5130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44</text:p>
          </table:table-cell>
          <table:table-cell office:value-type="float" office:value="61067152" calcext:value-type="float">
            <text:p>6106715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6748" calcext:value-type="float">
            <text:p>976748</text:p>
          </table:table-cell>
          <table:table-cell office:value-type="float" office:value="948308" calcext:value-type="float">
            <text:p>94830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7819" calcext:value-type="float">
            <text:p>8781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91155" calcext:value-type="float">
            <text:p>29115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45</text:p>
          </table:table-cell>
          <table:table-cell office:value-type="float" office:value="61067152" calcext:value-type="float">
            <text:p>6106715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6748" calcext:value-type="float">
            <text:p>976748</text:p>
          </table:table-cell>
          <table:table-cell office:value-type="float" office:value="948308" calcext:value-type="float">
            <text:p>94830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13" calcext:value-type="float">
            <text:p>971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44089" calcext:value-type="float">
            <text:p>34408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46</text:p>
          </table:table-cell>
          <table:table-cell office:value-type="float" office:value="61067152" calcext:value-type="float">
            <text:p>6106715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6748" calcext:value-type="float">
            <text:p>976748</text:p>
          </table:table-cell>
          <table:table-cell office:value-type="float" office:value="948308" calcext:value-type="float">
            <text:p>948308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759" calcext:value-type="float">
            <text:p>2275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53523" calcext:value-type="float">
            <text:p>45352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47</text:p>
          </table:table-cell>
          <table:table-cell office:value-type="float" office:value="61065892" calcext:value-type="float">
            <text:p>6106589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7" calcext:value-type="float">
            <text:p>12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8932" calcext:value-type="float">
            <text:p>978932</text:p>
          </table:table-cell>
          <table:table-cell office:value-type="float" office:value="950492" calcext:value-type="float">
            <text:p>950492</text:p>
          </table:table-cell>
          <table:table-cell office:value-type="float" office:value="28440" calcext:value-type="float">
            <text:p>2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9014" calcext:value-type="float">
            <text:p>14901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18133" calcext:value-type="float">
            <text:p>318133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9524" calcext:value-type="float">
            <text:p>5952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48</text:p>
          </table:table-cell>
          <table:table-cell office:value-type="float" office:value="61084792" calcext:value-type="float">
            <text:p>6108479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044" calcext:value-type="float">
            <text:p>960044</text:p>
          </table:table-cell>
          <table:table-cell office:value-type="float" office:value="931544" calcext:value-type="float">
            <text:p>931544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9024" calcext:value-type="float">
            <text:p>5902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19373" calcext:value-type="float">
            <text:p>31937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49</text:p>
          </table:table-cell>
          <table:table-cell office:value-type="float" office:value="61085056" calcext:value-type="float">
            <text:p>6108505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044" calcext:value-type="float">
            <text:p>960044</text:p>
          </table:table-cell>
          <table:table-cell office:value-type="float" office:value="931544" calcext:value-type="float">
            <text:p>931544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518" calcext:value-type="float">
            <text:p>4651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85975" calcext:value-type="float">
            <text:p>28597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50</text:p>
          </table:table-cell>
          <table:table-cell office:value-type="float" office:value="61085056" calcext:value-type="float">
            <text:p>6108505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0" calcext:value-type="float">
            <text:p>123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044" calcext:value-type="float">
            <text:p>960044</text:p>
          </table:table-cell>
          <table:table-cell office:value-type="float" office:value="931544" calcext:value-type="float">
            <text:p>931544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412" calcext:value-type="float">
            <text:p>2541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09591" calcext:value-type="float">
            <text:p>40959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51</text:p>
          </table:table-cell>
          <table:table-cell office:value-type="float" office:value="61085056" calcext:value-type="float">
            <text:p>6108505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044" calcext:value-type="float">
            <text:p>960044</text:p>
          </table:table-cell>
          <table:table-cell office:value-type="float" office:value="931544" calcext:value-type="float">
            <text:p>931544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082" calcext:value-type="float">
            <text:p>3208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07659" calcext:value-type="float">
            <text:p>20765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52</text:p>
          </table:table-cell>
          <table:table-cell office:value-type="float" office:value="61084828" calcext:value-type="float">
            <text:p>610848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044" calcext:value-type="float">
            <text:p>960044</text:p>
          </table:table-cell>
          <table:table-cell office:value-type="float" office:value="931544" calcext:value-type="float">
            <text:p>931544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5040" calcext:value-type="float">
            <text:p>10504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74197" calcext:value-type="float">
            <text:p>27419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53</text:p>
          </table:table-cell>
          <table:table-cell office:value-type="float" office:value="61084580" calcext:value-type="float">
            <text:p>6108458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044" calcext:value-type="float">
            <text:p>960044</text:p>
          </table:table-cell>
          <table:table-cell office:value-type="float" office:value="931544" calcext:value-type="float">
            <text:p>931544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2042" calcext:value-type="float">
            <text:p>4204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21256" calcext:value-type="float">
            <text:p>32125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54</text:p>
          </table:table-cell>
          <table:table-cell office:value-type="float" office:value="61084580" calcext:value-type="float">
            <text:p>6108458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044" calcext:value-type="float">
            <text:p>960044</text:p>
          </table:table-cell>
          <table:table-cell office:value-type="float" office:value="931544" calcext:value-type="float">
            <text:p>931544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1929" calcext:value-type="float">
            <text:p>16192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83615" calcext:value-type="float">
            <text:p>28361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55</text:p>
          </table:table-cell>
          <table:table-cell office:value-type="float" office:value="61084580" calcext:value-type="float">
            <text:p>6108458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044" calcext:value-type="float">
            <text:p>960044</text:p>
          </table:table-cell>
          <table:table-cell office:value-type="float" office:value="931544" calcext:value-type="float">
            <text:p>931544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257" calcext:value-type="float">
            <text:p>3525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51438" calcext:value-type="float">
            <text:p>45143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56</text:p>
          </table:table-cell>
          <table:table-cell office:value-type="float" office:value="61084580" calcext:value-type="float">
            <text:p>6108458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05" calcext:value-type="float">
            <text:p>12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044" calcext:value-type="float">
            <text:p>960044</text:p>
          </table:table-cell>
          <table:table-cell office:value-type="float" office:value="931544" calcext:value-type="float">
            <text:p>931544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62144" calcext:value-type="float">
            <text:p>262144</text:p>
          </table:table-cell>
          <table:table-cell office:value-type="float" office:value="47633" calcext:value-type="float">
            <text:p>4763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96966" calcext:value-type="float">
            <text:p>19696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964" calcext:value-type="float">
            <text:p>389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57</text:p>
          </table:table-cell>
          <table:table-cell office:value-type="float" office:value="61083824" calcext:value-type="float">
            <text:p>6108382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044" calcext:value-type="float">
            <text:p>960044</text:p>
          </table:table-cell>
          <table:table-cell office:value-type="float" office:value="931544" calcext:value-type="float">
            <text:p>931544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2226" calcext:value-type="float">
            <text:p>4222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98922" calcext:value-type="float">
            <text:p>39892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58</text:p>
          </table:table-cell>
          <table:table-cell office:value-type="float" office:value="61083824" calcext:value-type="float">
            <text:p>6108382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8" calcext:value-type="float">
            <text:p>122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044" calcext:value-type="float">
            <text:p>960044</text:p>
          </table:table-cell>
          <table:table-cell office:value-type="float" office:value="931544" calcext:value-type="float">
            <text:p>931544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4532" calcext:value-type="float">
            <text:p>15453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51394" calcext:value-type="float">
            <text:p>35139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1:59</text:p>
          </table:table-cell>
          <table:table-cell office:value-type="float" office:value="61083732" calcext:value-type="float">
            <text:p>6108373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9" calcext:value-type="float">
            <text:p>12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044" calcext:value-type="float">
            <text:p>960044</text:p>
          </table:table-cell>
          <table:table-cell office:value-type="float" office:value="931544" calcext:value-type="float">
            <text:p>931544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927" calcext:value-type="float">
            <text:p>3292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14366" calcext:value-type="float">
            <text:p>31436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2:00</text:p>
          </table:table-cell>
          <table:table-cell office:value-type="float" office:value="61083700" calcext:value-type="float">
            <text:p>610837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18" calcext:value-type="float">
            <text:p>12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044" calcext:value-type="float">
            <text:p>960044</text:p>
          </table:table-cell>
          <table:table-cell office:value-type="float" office:value="931544" calcext:value-type="float">
            <text:p>931544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2222" calcext:value-type="float">
            <text:p>10222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66448" calcext:value-type="float">
            <text:p>26644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1300" calcext:value-type="float">
            <text:p>5130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2:01</text:p>
          </table:table-cell>
          <table:table-cell office:value-type="float" office:value="61081572" calcext:value-type="float">
            <text:p>6108157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9" calcext:value-type="float">
            <text:p>122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252" calcext:value-type="float">
            <text:p>960252</text:p>
          </table:table-cell>
          <table:table-cell office:value-type="float" office:value="931752" calcext:value-type="float">
            <text:p>931752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8694" calcext:value-type="float">
            <text:p>6869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11565" calcext:value-type="float">
            <text:p>21156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2:02</text:p>
          </table:table-cell>
          <table:table-cell office:value-type="float" office:value="61081328" calcext:value-type="float">
            <text:p>610813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9" calcext:value-type="float">
            <text:p>122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252" calcext:value-type="float">
            <text:p>960252</text:p>
          </table:table-cell>
          <table:table-cell office:value-type="float" office:value="931752" calcext:value-type="float">
            <text:p>931752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6403" calcext:value-type="float">
            <text:p>15640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70255" calcext:value-type="float">
            <text:p>37025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2:03</text:p>
          </table:table-cell>
          <table:table-cell office:value-type="float" office:value="61082588" calcext:value-type="float">
            <text:p>6108258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9" calcext:value-type="float">
            <text:p>12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252" calcext:value-type="float">
            <text:p>960252</text:p>
          </table:table-cell>
          <table:table-cell office:value-type="float" office:value="931752" calcext:value-type="float">
            <text:p>931752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145" calcext:value-type="float">
            <text:p>814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30595" calcext:value-type="float">
            <text:p>33059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2:04</text:p>
          </table:table-cell>
          <table:table-cell office:value-type="float" office:value="61082596" calcext:value-type="float">
            <text:p>6108259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9" calcext:value-type="float">
            <text:p>122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252" calcext:value-type="float">
            <text:p>960252</text:p>
          </table:table-cell>
          <table:table-cell office:value-type="float" office:value="931752" calcext:value-type="float">
            <text:p>931752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1890" calcext:value-type="float">
            <text:p>10189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65733" calcext:value-type="float">
            <text:p>36573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2:05</text:p>
          </table:table-cell>
          <table:table-cell office:value-type="float" office:value="61082344" calcext:value-type="float">
            <text:p>6108234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29" calcext:value-type="float">
            <text:p>122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252" calcext:value-type="float">
            <text:p>960252</text:p>
          </table:table-cell>
          <table:table-cell office:value-type="float" office:value="931752" calcext:value-type="float">
            <text:p>931752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3849" calcext:value-type="float">
            <text:p>13384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16802" calcext:value-type="float">
            <text:p>21680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2:06</text:p>
          </table:table-cell>
          <table:table-cell office:value-type="float" office:value="61082344" calcext:value-type="float">
            <text:p>6108234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1" calcext:value-type="float">
            <text:p>12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252" calcext:value-type="float">
            <text:p>960252</text:p>
          </table:table-cell>
          <table:table-cell office:value-type="float" office:value="931752" calcext:value-type="float">
            <text:p>931752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2264" calcext:value-type="float">
            <text:p>6226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25119" calcext:value-type="float">
            <text:p>22511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2:07</text:p>
          </table:table-cell>
          <table:table-cell office:value-type="float" office:value="61082344" calcext:value-type="float">
            <text:p>6108234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1" calcext:value-type="float">
            <text:p>12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252" calcext:value-type="float">
            <text:p>960252</text:p>
          </table:table-cell>
          <table:table-cell office:value-type="float" office:value="931752" calcext:value-type="float">
            <text:p>931752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0255" calcext:value-type="float">
            <text:p>2025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84739" calcext:value-type="float">
            <text:p>38473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2:08</text:p>
          </table:table-cell>
          <table:table-cell office:value-type="float" office:value="61082344" calcext:value-type="float">
            <text:p>6108234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31" calcext:value-type="float">
            <text:p>12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252" calcext:value-type="float">
            <text:p>960252</text:p>
          </table:table-cell>
          <table:table-cell office:value-type="float" office:value="931752" calcext:value-type="float">
            <text:p>931752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5041" calcext:value-type="float">
            <text:p>9504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51185" calcext:value-type="float">
            <text:p>35118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3 11:22:09</text:p>
          </table:table-cell>
          <table:table-cell office:value-type="float" office:value="61082344" calcext:value-type="float">
            <text:p>6108234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60804" calcext:value-type="float">
            <text:p>960804</text:p>
          </table:table-cell>
          <table:table-cell office:value-type="float" office:value="932304" calcext:value-type="float">
            <text:p>932304</text:p>
          </table:table-cell>
          <table:table-cell office:value-type="float" office:value="28500" calcext:value-type="float">
            <text:p>28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0259" calcext:value-type="float">
            <text:p>16025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38" calcext:value-type="float">
            <text:p>13838</text:p>
          </table:table-cell>
          <table:table-cell office:value-type="float" office:value="2048" calcext:value-type="float">
            <text:p>2048</text:p>
          </table:table-cell>
          <table:table-cell office:value-type="float" office:value="1864" calcext:value-type="float">
            <text:p>1864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02420" calcext:value-type="float">
            <text:p>3024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936" calcext:value-type="float">
            <text:p>379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0">
          <table:table-cell table:number-columns-repeated="47"/>
        </table:table-row>
        <table:table-row table:style-name="ro1">
          <table:table-cell table:number-columns-repeated="47"/>
        </table:table-row>
      </table:table>
      <table:table table:name="Sheet4" table:style-name="ta1">
        <table:shapes>
          <draw:frame draw:z-index="0" draw:style-name="gr1" draw:text-style-name="P1" svg:width="13.2224in" svg:height="6.6614in" svg:x="2.4709in" svg:y="0.272in">
            <draw:object draw:notify-on-update-of-ranges="Sheet4.A1:Sheet4.A1 Sheet4.A2:Sheet4.A240 Sheet4.B1:Sheet4.B1 Sheet4.B2:Sheet4.B2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ss mit</text:p>
          </table:table-cell>
          <table:table-cell office:value-type="string" calcext:value-type="string">
            <text:p>rss ohne </text:p>
          </table:table-cell>
        </table:table-row>
        <table:table-row table:style-name="ro1">
          <table:table-cell table:formula="of:=[$'mit-autotrim'.R2]" office:value-type="float" office:value="30612" calcext:value-type="float">
            <text:p>30612</text:p>
          </table:table-cell>
          <table:table-cell table:formula="of:=[$'ohne-autotrim'.R2]" office:value-type="float" office:value="31456" calcext:value-type="float">
            <text:p>31456</text:p>
          </table:table-cell>
        </table:table-row>
        <table:table-row table:style-name="ro1">
          <table:table-cell table:formula="of:=[$'mit-autotrim'.R3]" office:value-type="float" office:value="305076" calcext:value-type="float">
            <text:p>305076</text:p>
          </table:table-cell>
          <table:table-cell table:formula="of:=[$'ohne-autotrim'.R3]" office:value-type="float" office:value="366904" calcext:value-type="float">
            <text:p>366904</text:p>
          </table:table-cell>
        </table:table-row>
        <table:table-row table:style-name="ro1">
          <table:table-cell table:formula="of:=[$'mit-autotrim'.R4]" office:value-type="float" office:value="482484" calcext:value-type="float">
            <text:p>482484</text:p>
          </table:table-cell>
          <table:table-cell table:formula="of:=[$'ohne-autotrim'.R4]" office:value-type="float" office:value="543168" calcext:value-type="float">
            <text:p>543168</text:p>
          </table:table-cell>
        </table:table-row>
        <table:table-row table:style-name="ro1">
          <table:table-cell table:formula="of:=[$'mit-autotrim'.R5]" office:value-type="float" office:value="496356" calcext:value-type="float">
            <text:p>496356</text:p>
          </table:table-cell>
          <table:table-cell table:formula="of:=[$'ohne-autotrim'.R5]" office:value-type="float" office:value="567444" calcext:value-type="float">
            <text:p>567444</text:p>
          </table:table-cell>
        </table:table-row>
        <table:table-row table:style-name="ro1">
          <table:table-cell table:formula="of:=[$'mit-autotrim'.R6]" office:value-type="float" office:value="546124" calcext:value-type="float">
            <text:p>546124</text:p>
          </table:table-cell>
          <table:table-cell table:formula="of:=[$'ohne-autotrim'.R6]" office:value-type="float" office:value="648768" calcext:value-type="float">
            <text:p>648768</text:p>
          </table:table-cell>
        </table:table-row>
        <table:table-row table:style-name="ro1">
          <table:table-cell table:formula="of:=[$'mit-autotrim'.R7]" office:value-type="float" office:value="559852" calcext:value-type="float">
            <text:p>559852</text:p>
          </table:table-cell>
          <table:table-cell table:formula="of:=[$'ohne-autotrim'.R7]" office:value-type="float" office:value="687048" calcext:value-type="float">
            <text:p>687048</text:p>
          </table:table-cell>
        </table:table-row>
        <table:table-row table:style-name="ro1">
          <table:table-cell table:formula="of:=[$'mit-autotrim'.R8]" office:value-type="float" office:value="577948" calcext:value-type="float">
            <text:p>577948</text:p>
          </table:table-cell>
          <table:table-cell table:formula="of:=[$'ohne-autotrim'.R8]" office:value-type="float" office:value="704800" calcext:value-type="float">
            <text:p>704800</text:p>
          </table:table-cell>
        </table:table-row>
        <table:table-row table:style-name="ro1">
          <table:table-cell table:formula="of:=[$'mit-autotrim'.R9]" office:value-type="float" office:value="590704" calcext:value-type="float">
            <text:p>590704</text:p>
          </table:table-cell>
          <table:table-cell table:formula="of:=[$'ohne-autotrim'.R9]" office:value-type="float" office:value="707360" calcext:value-type="float">
            <text:p>707360</text:p>
          </table:table-cell>
        </table:table-row>
        <table:table-row table:style-name="ro1">
          <table:table-cell table:formula="of:=[$'mit-autotrim'.R10]" office:value-type="float" office:value="597776" calcext:value-type="float">
            <text:p>597776</text:p>
          </table:table-cell>
          <table:table-cell table:formula="of:=[$'ohne-autotrim'.R10]" office:value-type="float" office:value="729340" calcext:value-type="float">
            <text:p>729340</text:p>
          </table:table-cell>
        </table:table-row>
        <table:table-row table:style-name="ro1">
          <table:table-cell table:formula="of:=[$'mit-autotrim'.R11]" office:value-type="float" office:value="601416" calcext:value-type="float">
            <text:p>601416</text:p>
          </table:table-cell>
          <table:table-cell table:formula="of:=[$'ohne-autotrim'.R11]" office:value-type="float" office:value="730392" calcext:value-type="float">
            <text:p>730392</text:p>
          </table:table-cell>
        </table:table-row>
        <table:table-row table:style-name="ro1">
          <table:table-cell table:formula="of:=[$'mit-autotrim'.R12]" office:value-type="float" office:value="420708" calcext:value-type="float">
            <text:p>420708</text:p>
          </table:table-cell>
          <table:table-cell table:formula="of:=[$'ohne-autotrim'.R12]" office:value-type="float" office:value="732652" calcext:value-type="float">
            <text:p>732652</text:p>
          </table:table-cell>
        </table:table-row>
        <table:table-row table:style-name="ro1">
          <table:table-cell table:formula="of:=[$'mit-autotrim'.R13]" office:value-type="float" office:value="486544" calcext:value-type="float">
            <text:p>486544</text:p>
          </table:table-cell>
          <table:table-cell table:formula="of:=[$'ohne-autotrim'.R13]" office:value-type="float" office:value="740572" calcext:value-type="float">
            <text:p>740572</text:p>
          </table:table-cell>
        </table:table-row>
        <table:table-row table:style-name="ro1">
          <table:table-cell table:formula="of:=[$'mit-autotrim'.R14]" office:value-type="float" office:value="506492" calcext:value-type="float">
            <text:p>506492</text:p>
          </table:table-cell>
          <table:table-cell table:formula="of:=[$'ohne-autotrim'.R14]" office:value-type="float" office:value="742156" calcext:value-type="float">
            <text:p>742156</text:p>
          </table:table-cell>
        </table:table-row>
        <table:table-row table:style-name="ro1">
          <table:table-cell table:formula="of:=[$'mit-autotrim'.R15]" office:value-type="float" office:value="513144" calcext:value-type="float">
            <text:p>513144</text:p>
          </table:table-cell>
          <table:table-cell table:formula="of:=[$'ohne-autotrim'.R15]" office:value-type="float" office:value="755472" calcext:value-type="float">
            <text:p>755472</text:p>
          </table:table-cell>
        </table:table-row>
        <table:table-row table:style-name="ro1">
          <table:table-cell table:formula="of:=[$'mit-autotrim'.R16]" office:value-type="float" office:value="520000" calcext:value-type="float">
            <text:p>520000</text:p>
          </table:table-cell>
          <table:table-cell table:formula="of:=[$'ohne-autotrim'.R16]" office:value-type="float" office:value="755856" calcext:value-type="float">
            <text:p>755856</text:p>
          </table:table-cell>
        </table:table-row>
        <table:table-row table:style-name="ro1">
          <table:table-cell table:formula="of:=[$'mit-autotrim'.R17]" office:value-type="float" office:value="520412" calcext:value-type="float">
            <text:p>520412</text:p>
          </table:table-cell>
          <table:table-cell table:formula="of:=[$'ohne-autotrim'.R17]" office:value-type="float" office:value="757208" calcext:value-type="float">
            <text:p>757208</text:p>
          </table:table-cell>
        </table:table-row>
        <table:table-row table:style-name="ro1">
          <table:table-cell table:formula="of:=[$'mit-autotrim'.R18]" office:value-type="float" office:value="521240" calcext:value-type="float">
            <text:p>521240</text:p>
          </table:table-cell>
          <table:table-cell table:formula="of:=[$'ohne-autotrim'.R18]" office:value-type="float" office:value="758252" calcext:value-type="float">
            <text:p>758252</text:p>
          </table:table-cell>
        </table:table-row>
        <table:table-row table:style-name="ro1">
          <table:table-cell table:formula="of:=[$'mit-autotrim'.R19]" office:value-type="float" office:value="522632" calcext:value-type="float">
            <text:p>522632</text:p>
          </table:table-cell>
          <table:table-cell table:formula="of:=[$'ohne-autotrim'.R19]" office:value-type="float" office:value="758252" calcext:value-type="float">
            <text:p>758252</text:p>
          </table:table-cell>
        </table:table-row>
        <table:table-row table:style-name="ro1">
          <table:table-cell table:formula="of:=[$'mit-autotrim'.R20]" office:value-type="float" office:value="525392" calcext:value-type="float">
            <text:p>525392</text:p>
          </table:table-cell>
          <table:table-cell table:formula="of:=[$'ohne-autotrim'.R20]" office:value-type="float" office:value="792244" calcext:value-type="float">
            <text:p>792244</text:p>
          </table:table-cell>
        </table:table-row>
        <table:table-row table:style-name="ro1">
          <table:table-cell table:formula="of:=[$'mit-autotrim'.R21]" office:value-type="float" office:value="531724" calcext:value-type="float">
            <text:p>531724</text:p>
          </table:table-cell>
          <table:table-cell table:formula="of:=[$'ohne-autotrim'.R21]" office:value-type="float" office:value="793636" calcext:value-type="float">
            <text:p>793636</text:p>
          </table:table-cell>
        </table:table-row>
        <table:table-row table:style-name="ro1">
          <table:table-cell table:formula="of:=[$'mit-autotrim'.R22]" office:value-type="float" office:value="393532" calcext:value-type="float">
            <text:p>393532</text:p>
          </table:table-cell>
          <table:table-cell table:formula="of:=[$'ohne-autotrim'.R22]" office:value-type="float" office:value="794736" calcext:value-type="float">
            <text:p>794736</text:p>
          </table:table-cell>
        </table:table-row>
        <table:table-row table:style-name="ro1">
          <table:table-cell table:formula="of:=[$'mit-autotrim'.R23]" office:value-type="float" office:value="462972" calcext:value-type="float">
            <text:p>462972</text:p>
          </table:table-cell>
          <table:table-cell table:formula="of:=[$'ohne-autotrim'.R23]" office:value-type="float" office:value="795008" calcext:value-type="float">
            <text:p>795008</text:p>
          </table:table-cell>
        </table:table-row>
        <table:table-row table:style-name="ro1">
          <table:table-cell table:formula="of:=[$'mit-autotrim'.R24]" office:value-type="float" office:value="483492" calcext:value-type="float">
            <text:p>483492</text:p>
          </table:table-cell>
          <table:table-cell table:formula="of:=[$'ohne-autotrim'.R24]" office:value-type="float" office:value="795164" calcext:value-type="float">
            <text:p>795164</text:p>
          </table:table-cell>
        </table:table-row>
        <table:table-row table:style-name="ro1">
          <table:table-cell table:formula="of:=[$'mit-autotrim'.R25]" office:value-type="float" office:value="487968" calcext:value-type="float">
            <text:p>487968</text:p>
          </table:table-cell>
          <table:table-cell table:formula="of:=[$'ohne-autotrim'.R25]" office:value-type="float" office:value="803812" calcext:value-type="float">
            <text:p>803812</text:p>
          </table:table-cell>
        </table:table-row>
        <table:table-row table:style-name="ro1">
          <table:table-cell table:formula="of:=[$'mit-autotrim'.R26]" office:value-type="float" office:value="496668" calcext:value-type="float">
            <text:p>496668</text:p>
          </table:table-cell>
          <table:table-cell table:formula="of:=[$'ohne-autotrim'.R26]" office:value-type="float" office:value="818568" calcext:value-type="float">
            <text:p>818568</text:p>
          </table:table-cell>
        </table:table-row>
        <table:table-row table:style-name="ro1">
          <table:table-cell table:formula="of:=[$'mit-autotrim'.R27]" office:value-type="float" office:value="500808" calcext:value-type="float">
            <text:p>500808</text:p>
          </table:table-cell>
          <table:table-cell table:formula="of:=[$'ohne-autotrim'.R27]" office:value-type="float" office:value="818840" calcext:value-type="float">
            <text:p>818840</text:p>
          </table:table-cell>
        </table:table-row>
        <table:table-row table:style-name="ro1">
          <table:table-cell table:formula="of:=[$'mit-autotrim'.R28]" office:value-type="float" office:value="505664" calcext:value-type="float">
            <text:p>505664</text:p>
          </table:table-cell>
          <table:table-cell table:formula="of:=[$'ohne-autotrim'.R28]" office:value-type="float" office:value="828344" calcext:value-type="float">
            <text:p>828344</text:p>
          </table:table-cell>
        </table:table-row>
        <table:table-row table:style-name="ro1">
          <table:table-cell table:formula="of:=[$'mit-autotrim'.R29]" office:value-type="float" office:value="518828" calcext:value-type="float">
            <text:p>518828</text:p>
          </table:table-cell>
          <table:table-cell table:formula="of:=[$'ohne-autotrim'.R29]" office:value-type="float" office:value="837128" calcext:value-type="float">
            <text:p>837128</text:p>
          </table:table-cell>
        </table:table-row>
        <table:table-row table:style-name="ro1">
          <table:table-cell table:formula="of:=[$'mit-autotrim'.R30]" office:value-type="float" office:value="519092" calcext:value-type="float">
            <text:p>519092</text:p>
          </table:table-cell>
          <table:table-cell table:formula="of:=[$'ohne-autotrim'.R30]" office:value-type="float" office:value="850056" calcext:value-type="float">
            <text:p>850056</text:p>
          </table:table-cell>
        </table:table-row>
        <table:table-row table:style-name="ro1">
          <table:table-cell table:formula="of:=[$'mit-autotrim'.R31]" office:value-type="float" office:value="524104" calcext:value-type="float">
            <text:p>524104</text:p>
          </table:table-cell>
          <table:table-cell table:formula="of:=[$'ohne-autotrim'.R31]" office:value-type="float" office:value="851896" calcext:value-type="float">
            <text:p>851896</text:p>
          </table:table-cell>
        </table:table-row>
        <table:table-row table:style-name="ro1">
          <table:table-cell table:formula="of:=[$'mit-autotrim'.R32]" office:value-type="float" office:value="361052" calcext:value-type="float">
            <text:p>361052</text:p>
          </table:table-cell>
          <table:table-cell table:formula="of:=[$'ohne-autotrim'.R32]" office:value-type="float" office:value="851896" calcext:value-type="float">
            <text:p>851896</text:p>
          </table:table-cell>
        </table:table-row>
        <table:table-row table:style-name="ro1">
          <table:table-cell table:formula="of:=[$'mit-autotrim'.R33]" office:value-type="float" office:value="431012" calcext:value-type="float">
            <text:p>431012</text:p>
          </table:table-cell>
          <table:table-cell table:formula="of:=[$'ohne-autotrim'.R33]" office:value-type="float" office:value="851896" calcext:value-type="float">
            <text:p>851896</text:p>
          </table:table-cell>
        </table:table-row>
        <table:table-row table:style-name="ro1">
          <table:table-cell table:formula="of:=[$'mit-autotrim'.R34]" office:value-type="float" office:value="471316" calcext:value-type="float">
            <text:p>471316</text:p>
          </table:table-cell>
          <table:table-cell table:formula="of:=[$'ohne-autotrim'.R34]" office:value-type="float" office:value="854316" calcext:value-type="float">
            <text:p>854316</text:p>
          </table:table-cell>
        </table:table-row>
        <table:table-row table:style-name="ro1">
          <table:table-cell table:formula="of:=[$'mit-autotrim'.R35]" office:value-type="float" office:value="476332" calcext:value-type="float">
            <text:p>476332</text:p>
          </table:table-cell>
          <table:table-cell table:formula="of:=[$'ohne-autotrim'.R35]" office:value-type="float" office:value="854316" calcext:value-type="float">
            <text:p>854316</text:p>
          </table:table-cell>
        </table:table-row>
        <table:table-row table:style-name="ro1">
          <table:table-cell table:formula="of:=[$'mit-autotrim'.R36]" office:value-type="float" office:value="486240" calcext:value-type="float">
            <text:p>486240</text:p>
          </table:table-cell>
          <table:table-cell table:formula="of:=[$'ohne-autotrim'.R36]" office:value-type="float" office:value="859572" calcext:value-type="float">
            <text:p>859572</text:p>
          </table:table-cell>
        </table:table-row>
        <table:table-row table:style-name="ro1">
          <table:table-cell table:formula="of:=[$'mit-autotrim'.R37]" office:value-type="float" office:value="494160" calcext:value-type="float">
            <text:p>494160</text:p>
          </table:table-cell>
          <table:table-cell table:formula="of:=[$'ohne-autotrim'.R37]" office:value-type="float" office:value="859572" calcext:value-type="float">
            <text:p>859572</text:p>
          </table:table-cell>
        </table:table-row>
        <table:table-row table:style-name="ro1">
          <table:table-cell table:formula="of:=[$'mit-autotrim'.R38]" office:value-type="float" office:value="495472" calcext:value-type="float">
            <text:p>495472</text:p>
          </table:table-cell>
          <table:table-cell table:formula="of:=[$'ohne-autotrim'.R38]" office:value-type="float" office:value="860544" calcext:value-type="float">
            <text:p>860544</text:p>
          </table:table-cell>
        </table:table-row>
        <table:table-row table:style-name="ro1">
          <table:table-cell table:formula="of:=[$'mit-autotrim'.R39]" office:value-type="float" office:value="498096" calcext:value-type="float">
            <text:p>498096</text:p>
          </table:table-cell>
          <table:table-cell table:formula="of:=[$'ohne-autotrim'.R39]" office:value-type="float" office:value="862388" calcext:value-type="float">
            <text:p>862388</text:p>
          </table:table-cell>
        </table:table-row>
        <table:table-row table:style-name="ro1">
          <table:table-cell table:formula="of:=[$'mit-autotrim'.R40]" office:value-type="float" office:value="501116" calcext:value-type="float">
            <text:p>501116</text:p>
          </table:table-cell>
          <table:table-cell table:formula="of:=[$'ohne-autotrim'.R40]" office:value-type="float" office:value="862392" calcext:value-type="float">
            <text:p>862392</text:p>
          </table:table-cell>
        </table:table-row>
        <table:table-row table:style-name="ro1">
          <table:table-cell table:formula="of:=[$'mit-autotrim'.R41]" office:value-type="float" office:value="509652" calcext:value-type="float">
            <text:p>509652</text:p>
          </table:table-cell>
          <table:table-cell table:formula="of:=[$'ohne-autotrim'.R41]" office:value-type="float" office:value="862392" calcext:value-type="float">
            <text:p>862392</text:p>
          </table:table-cell>
        </table:table-row>
        <table:table-row table:style-name="ro1">
          <table:table-cell table:formula="of:=[$'mit-autotrim'.R42]" office:value-type="float" office:value="508120" calcext:value-type="float">
            <text:p>508120</text:p>
          </table:table-cell>
          <table:table-cell table:formula="of:=[$'ohne-autotrim'.R42]" office:value-type="float" office:value="862352" calcext:value-type="float">
            <text:p>862352</text:p>
          </table:table-cell>
        </table:table-row>
        <table:table-row table:style-name="ro1">
          <table:table-cell table:formula="of:=[$'mit-autotrim'.R43]" office:value-type="float" office:value="534492" calcext:value-type="float">
            <text:p>534492</text:p>
          </table:table-cell>
          <table:table-cell table:formula="of:=[$'ohne-autotrim'.R43]" office:value-type="float" office:value="862352" calcext:value-type="float">
            <text:p>862352</text:p>
          </table:table-cell>
        </table:table-row>
        <table:table-row table:style-name="ro1">
          <table:table-cell table:formula="of:=[$'mit-autotrim'.R44]" office:value-type="float" office:value="536340" calcext:value-type="float">
            <text:p>536340</text:p>
          </table:table-cell>
          <table:table-cell table:formula="of:=[$'ohne-autotrim'.R44]" office:value-type="float" office:value="863408" calcext:value-type="float">
            <text:p>863408</text:p>
          </table:table-cell>
        </table:table-row>
        <table:table-row table:style-name="ro1">
          <table:table-cell table:formula="of:=[$'mit-autotrim'.R45]" office:value-type="float" office:value="538312" calcext:value-type="float">
            <text:p>538312</text:p>
          </table:table-cell>
          <table:table-cell table:formula="of:=[$'ohne-autotrim'.R45]" office:value-type="float" office:value="863408" calcext:value-type="float">
            <text:p>863408</text:p>
          </table:table-cell>
        </table:table-row>
        <table:table-row table:style-name="ro1">
          <table:table-cell table:formula="of:=[$'mit-autotrim'.R46]" office:value-type="float" office:value="539208" calcext:value-type="float">
            <text:p>539208</text:p>
          </table:table-cell>
          <table:table-cell table:formula="of:=[$'ohne-autotrim'.R46]" office:value-type="float" office:value="875764" calcext:value-type="float">
            <text:p>875764</text:p>
          </table:table-cell>
        </table:table-row>
        <table:table-row table:style-name="ro1">
          <table:table-cell table:formula="of:=[$'mit-autotrim'.R47]" office:value-type="float" office:value="558696" calcext:value-type="float">
            <text:p>558696</text:p>
          </table:table-cell>
          <table:table-cell table:formula="of:=[$'ohne-autotrim'.R47]" office:value-type="float" office:value="876364" calcext:value-type="float">
            <text:p>876364</text:p>
          </table:table-cell>
        </table:table-row>
        <table:table-row table:style-name="ro1">
          <table:table-cell table:formula="of:=[$'mit-autotrim'.R48]" office:value-type="float" office:value="563972" calcext:value-type="float">
            <text:p>563972</text:p>
          </table:table-cell>
          <table:table-cell table:formula="of:=[$'ohne-autotrim'.R48]" office:value-type="float" office:value="885060" calcext:value-type="float">
            <text:p>885060</text:p>
          </table:table-cell>
        </table:table-row>
        <table:table-row table:style-name="ro1">
          <table:table-cell table:formula="of:=[$'mit-autotrim'.R49]" office:value-type="float" office:value="563944" calcext:value-type="float">
            <text:p>563944</text:p>
          </table:table-cell>
          <table:table-cell table:formula="of:=[$'ohne-autotrim'.R49]" office:value-type="float" office:value="900356" calcext:value-type="float">
            <text:p>900356</text:p>
          </table:table-cell>
        </table:table-row>
        <table:table-row table:style-name="ro1">
          <table:table-cell table:formula="of:=[$'mit-autotrim'.R50]" office:value-type="float" office:value="564704" calcext:value-type="float">
            <text:p>564704</text:p>
          </table:table-cell>
          <table:table-cell table:formula="of:=[$'ohne-autotrim'.R50]" office:value-type="float" office:value="900356" calcext:value-type="float">
            <text:p>900356</text:p>
          </table:table-cell>
        </table:table-row>
        <table:table-row table:style-name="ro1">
          <table:table-cell table:formula="of:=[$'mit-autotrim'.R51]" office:value-type="float" office:value="565320" calcext:value-type="float">
            <text:p>565320</text:p>
          </table:table-cell>
          <table:table-cell table:formula="of:=[$'ohne-autotrim'.R51]" office:value-type="float" office:value="901276" calcext:value-type="float">
            <text:p>901276</text:p>
          </table:table-cell>
        </table:table-row>
        <table:table-row table:style-name="ro1">
          <table:table-cell table:formula="of:=[$'mit-autotrim'.R52]" office:value-type="float" office:value="545716" calcext:value-type="float">
            <text:p>545716</text:p>
          </table:table-cell>
          <table:table-cell table:formula="of:=[$'ohne-autotrim'.R52]" office:value-type="float" office:value="902064" calcext:value-type="float">
            <text:p>902064</text:p>
          </table:table-cell>
        </table:table-row>
        <table:table-row table:style-name="ro1">
          <table:table-cell table:formula="of:=[$'mit-autotrim'.R53]" office:value-type="float" office:value="545716" calcext:value-type="float">
            <text:p>545716</text:p>
          </table:table-cell>
          <table:table-cell table:formula="of:=[$'ohne-autotrim'.R53]" office:value-type="float" office:value="902064" calcext:value-type="float">
            <text:p>902064</text:p>
          </table:table-cell>
        </table:table-row>
        <table:table-row table:style-name="ro1">
          <table:table-cell table:formula="of:=[$'mit-autotrim'.R54]" office:value-type="float" office:value="546440" calcext:value-type="float">
            <text:p>546440</text:p>
          </table:table-cell>
          <table:table-cell table:formula="of:=[$'ohne-autotrim'.R54]" office:value-type="float" office:value="903372" calcext:value-type="float">
            <text:p>903372</text:p>
          </table:table-cell>
        </table:table-row>
        <table:table-row table:style-name="ro1">
          <table:table-cell table:formula="of:=[$'mit-autotrim'.R55]" office:value-type="float" office:value="548244" calcext:value-type="float">
            <text:p>548244</text:p>
          </table:table-cell>
          <table:table-cell table:formula="of:=[$'ohne-autotrim'.R55]" office:value-type="float" office:value="903772" calcext:value-type="float">
            <text:p>903772</text:p>
          </table:table-cell>
        </table:table-row>
        <table:table-row table:style-name="ro1">
          <table:table-cell table:formula="of:=[$'mit-autotrim'.R56]" office:value-type="float" office:value="548244" calcext:value-type="float">
            <text:p>548244</text:p>
          </table:table-cell>
          <table:table-cell table:formula="of:=[$'ohne-autotrim'.R56]" office:value-type="float" office:value="903804" calcext:value-type="float">
            <text:p>903804</text:p>
          </table:table-cell>
        </table:table-row>
        <table:table-row table:style-name="ro1">
          <table:table-cell table:formula="of:=[$'mit-autotrim'.R57]" office:value-type="float" office:value="550084" calcext:value-type="float">
            <text:p>550084</text:p>
          </table:table-cell>
          <table:table-cell table:formula="of:=[$'ohne-autotrim'.R57]" office:value-type="float" office:value="903804" calcext:value-type="float">
            <text:p>903804</text:p>
          </table:table-cell>
        </table:table-row>
        <table:table-row table:style-name="ro1">
          <table:table-cell table:formula="of:=[$'mit-autotrim'.R58]" office:value-type="float" office:value="550084" calcext:value-type="float">
            <text:p>550084</text:p>
          </table:table-cell>
          <table:table-cell table:formula="of:=[$'ohne-autotrim'.R58]" office:value-type="float" office:value="903804" calcext:value-type="float">
            <text:p>903804</text:p>
          </table:table-cell>
        </table:table-row>
        <table:table-row table:style-name="ro1">
          <table:table-cell table:formula="of:=[$'mit-autotrim'.R59]" office:value-type="float" office:value="550644" calcext:value-type="float">
            <text:p>550644</text:p>
          </table:table-cell>
          <table:table-cell table:formula="of:=[$'ohne-autotrim'.R59]" office:value-type="float" office:value="910008" calcext:value-type="float">
            <text:p>910008</text:p>
          </table:table-cell>
        </table:table-row>
        <table:table-row table:style-name="ro1">
          <table:table-cell table:formula="of:=[$'mit-autotrim'.R60]" office:value-type="float" office:value="557284" calcext:value-type="float">
            <text:p>557284</text:p>
          </table:table-cell>
          <table:table-cell table:formula="of:=[$'ohne-autotrim'.R60]" office:value-type="float" office:value="910316" calcext:value-type="float">
            <text:p>910316</text:p>
          </table:table-cell>
        </table:table-row>
        <table:table-row table:style-name="ro1">
          <table:table-cell table:formula="of:=[$'mit-autotrim'.R61]" office:value-type="float" office:value="577044" calcext:value-type="float">
            <text:p>577044</text:p>
          </table:table-cell>
          <table:table-cell table:formula="of:=[$'ohne-autotrim'.R61]" office:value-type="float" office:value="910316" calcext:value-type="float">
            <text:p>910316</text:p>
          </table:table-cell>
        </table:table-row>
        <table:table-row table:style-name="ro1">
          <table:table-cell table:formula="of:=[$'mit-autotrim'.R62]" office:value-type="float" office:value="492228" calcext:value-type="float">
            <text:p>492228</text:p>
          </table:table-cell>
          <table:table-cell table:formula="of:=[$'ohne-autotrim'.R62]" office:value-type="float" office:value="910316" calcext:value-type="float">
            <text:p>910316</text:p>
          </table:table-cell>
        </table:table-row>
        <table:table-row table:style-name="ro1">
          <table:table-cell table:formula="of:=[$'mit-autotrim'.R63]" office:value-type="float" office:value="502196" calcext:value-type="float">
            <text:p>502196</text:p>
          </table:table-cell>
          <table:table-cell table:formula="of:=[$'ohne-autotrim'.R63]" office:value-type="float" office:value="910316" calcext:value-type="float">
            <text:p>910316</text:p>
          </table:table-cell>
        </table:table-row>
        <table:table-row table:style-name="ro1">
          <table:table-cell table:formula="of:=[$'mit-autotrim'.R64]" office:value-type="float" office:value="516472" calcext:value-type="float">
            <text:p>516472</text:p>
          </table:table-cell>
          <table:table-cell table:formula="of:=[$'ohne-autotrim'.R64]" office:value-type="float" office:value="913004" calcext:value-type="float">
            <text:p>913004</text:p>
          </table:table-cell>
        </table:table-row>
        <table:table-row table:style-name="ro1">
          <table:table-cell table:formula="of:=[$'mit-autotrim'.R65]" office:value-type="float" office:value="535072" calcext:value-type="float">
            <text:p>535072</text:p>
          </table:table-cell>
          <table:table-cell table:formula="of:=[$'ohne-autotrim'.R65]" office:value-type="float" office:value="913004" calcext:value-type="float">
            <text:p>913004</text:p>
          </table:table-cell>
        </table:table-row>
        <table:table-row table:style-name="ro1">
          <table:table-cell table:formula="of:=[$'mit-autotrim'.R66]" office:value-type="float" office:value="561964" calcext:value-type="float">
            <text:p>561964</text:p>
          </table:table-cell>
          <table:table-cell table:formula="of:=[$'ohne-autotrim'.R66]" office:value-type="float" office:value="913004" calcext:value-type="float">
            <text:p>913004</text:p>
          </table:table-cell>
        </table:table-row>
        <table:table-row table:style-name="ro1">
          <table:table-cell table:formula="of:=[$'mit-autotrim'.R67]" office:value-type="float" office:value="562488" calcext:value-type="float">
            <text:p>562488</text:p>
          </table:table-cell>
          <table:table-cell table:formula="of:=[$'ohne-autotrim'.R67]" office:value-type="float" office:value="913528" calcext:value-type="float">
            <text:p>913528</text:p>
          </table:table-cell>
        </table:table-row>
        <table:table-row table:style-name="ro1">
          <table:table-cell table:formula="of:=[$'mit-autotrim'.R68]" office:value-type="float" office:value="563016" calcext:value-type="float">
            <text:p>563016</text:p>
          </table:table-cell>
          <table:table-cell table:formula="of:=[$'ohne-autotrim'.R68]" office:value-type="float" office:value="913728" calcext:value-type="float">
            <text:p>913728</text:p>
          </table:table-cell>
        </table:table-row>
        <table:table-row table:style-name="ro1">
          <table:table-cell table:formula="of:=[$'mit-autotrim'.R69]" office:value-type="float" office:value="565324" calcext:value-type="float">
            <text:p>565324</text:p>
          </table:table-cell>
          <table:table-cell table:formula="of:=[$'ohne-autotrim'.R69]" office:value-type="float" office:value="913728" calcext:value-type="float">
            <text:p>913728</text:p>
          </table:table-cell>
        </table:table-row>
        <table:table-row table:style-name="ro1">
          <table:table-cell table:formula="of:=[$'mit-autotrim'.R70]" office:value-type="float" office:value="584004" calcext:value-type="float">
            <text:p>584004</text:p>
          </table:table-cell>
          <table:table-cell table:formula="of:=[$'ohne-autotrim'.R70]" office:value-type="float" office:value="913728" calcext:value-type="float">
            <text:p>913728</text:p>
          </table:table-cell>
        </table:table-row>
        <table:table-row table:style-name="ro1">
          <table:table-cell table:formula="of:=[$'mit-autotrim'.R71]" office:value-type="float" office:value="590604" calcext:value-type="float">
            <text:p>590604</text:p>
          </table:table-cell>
          <table:table-cell table:formula="of:=[$'ohne-autotrim'.R71]" office:value-type="float" office:value="913728" calcext:value-type="float">
            <text:p>913728</text:p>
          </table:table-cell>
        </table:table-row>
        <table:table-row table:style-name="ro1">
          <table:table-cell table:formula="of:=[$'mit-autotrim'.R72]" office:value-type="float" office:value="446324" calcext:value-type="float">
            <text:p>446324</text:p>
          </table:table-cell>
          <table:table-cell table:formula="of:=[$'ohne-autotrim'.R72]" office:value-type="float" office:value="913912" calcext:value-type="float">
            <text:p>913912</text:p>
          </table:table-cell>
        </table:table-row>
        <table:table-row table:style-name="ro1">
          <table:table-cell table:formula="of:=[$'mit-autotrim'.R73]" office:value-type="float" office:value="476888" calcext:value-type="float">
            <text:p>476888</text:p>
          </table:table-cell>
          <table:table-cell table:formula="of:=[$'ohne-autotrim'.R73]" office:value-type="float" office:value="913972" calcext:value-type="float">
            <text:p>913972</text:p>
          </table:table-cell>
        </table:table-row>
        <table:table-row table:style-name="ro1">
          <table:table-cell table:formula="of:=[$'mit-autotrim'.R74]" office:value-type="float" office:value="529332" calcext:value-type="float">
            <text:p>529332</text:p>
          </table:table-cell>
          <table:table-cell table:formula="of:=[$'ohne-autotrim'.R74]" office:value-type="float" office:value="913972" calcext:value-type="float">
            <text:p>913972</text:p>
          </table:table-cell>
        </table:table-row>
        <table:table-row table:style-name="ro1">
          <table:table-cell table:formula="of:=[$'mit-autotrim'.R75]" office:value-type="float" office:value="588996" calcext:value-type="float">
            <text:p>588996</text:p>
          </table:table-cell>
          <table:table-cell table:formula="of:=[$'ohne-autotrim'.R75]" office:value-type="float" office:value="914496" calcext:value-type="float">
            <text:p>914496</text:p>
          </table:table-cell>
        </table:table-row>
        <table:table-row table:style-name="ro1">
          <table:table-cell table:formula="of:=[$'mit-autotrim'.R76]" office:value-type="float" office:value="588996" calcext:value-type="float">
            <text:p>588996</text:p>
          </table:table-cell>
          <table:table-cell table:formula="of:=[$'ohne-autotrim'.R76]" office:value-type="float" office:value="914632" calcext:value-type="float">
            <text:p>914632</text:p>
          </table:table-cell>
        </table:table-row>
        <table:table-row table:style-name="ro1">
          <table:table-cell table:formula="of:=[$'mit-autotrim'.R77]" office:value-type="float" office:value="589664" calcext:value-type="float">
            <text:p>589664</text:p>
          </table:table-cell>
          <table:table-cell table:formula="of:=[$'ohne-autotrim'.R77]" office:value-type="float" office:value="914632" calcext:value-type="float">
            <text:p>914632</text:p>
          </table:table-cell>
        </table:table-row>
        <table:table-row table:style-name="ro1">
          <table:table-cell table:formula="of:=[$'mit-autotrim'.R78]" office:value-type="float" office:value="592464" calcext:value-type="float">
            <text:p>592464</text:p>
          </table:table-cell>
          <table:table-cell table:formula="of:=[$'ohne-autotrim'.R78]" office:value-type="float" office:value="914656" calcext:value-type="float">
            <text:p>914656</text:p>
          </table:table-cell>
        </table:table-row>
        <table:table-row table:style-name="ro1">
          <table:table-cell table:formula="of:=[$'mit-autotrim'.R79]" office:value-type="float" office:value="603328" calcext:value-type="float">
            <text:p>603328</text:p>
          </table:table-cell>
          <table:table-cell table:formula="of:=[$'ohne-autotrim'.R79]" office:value-type="float" office:value="914656" calcext:value-type="float">
            <text:p>914656</text:p>
          </table:table-cell>
        </table:table-row>
        <table:table-row table:style-name="ro1">
          <table:table-cell table:formula="of:=[$'mit-autotrim'.R80]" office:value-type="float" office:value="603856" calcext:value-type="float">
            <text:p>603856</text:p>
          </table:table-cell>
          <table:table-cell table:formula="of:=[$'ohne-autotrim'.R80]" office:value-type="float" office:value="914656" calcext:value-type="float">
            <text:p>914656</text:p>
          </table:table-cell>
        </table:table-row>
        <table:table-row table:style-name="ro1">
          <table:table-cell table:formula="of:=[$'mit-autotrim'.R81]" office:value-type="float" office:value="603856" calcext:value-type="float">
            <text:p>603856</text:p>
          </table:table-cell>
          <table:table-cell table:formula="of:=[$'ohne-autotrim'.R81]" office:value-type="float" office:value="914656" calcext:value-type="float">
            <text:p>914656</text:p>
          </table:table-cell>
        </table:table-row>
        <table:table-row table:style-name="ro1">
          <table:table-cell table:formula="of:=[$'mit-autotrim'.R82]" office:value-type="float" office:value="405680" calcext:value-type="float">
            <text:p>405680</text:p>
          </table:table-cell>
          <table:table-cell table:formula="of:=[$'ohne-autotrim'.R82]" office:value-type="float" office:value="914656" calcext:value-type="float">
            <text:p>914656</text:p>
          </table:table-cell>
        </table:table-row>
        <table:table-row table:style-name="ro1">
          <table:table-cell table:formula="of:=[$'mit-autotrim'.R83]" office:value-type="float" office:value="498272" calcext:value-type="float">
            <text:p>498272</text:p>
          </table:table-cell>
          <table:table-cell table:formula="of:=[$'ohne-autotrim'.R83]" office:value-type="float" office:value="915444" calcext:value-type="float">
            <text:p>915444</text:p>
          </table:table-cell>
        </table:table-row>
        <table:table-row table:style-name="ro1">
          <table:table-cell table:formula="of:=[$'mit-autotrim'.R84]" office:value-type="float" office:value="558384" calcext:value-type="float">
            <text:p>558384</text:p>
          </table:table-cell>
          <table:table-cell table:formula="of:=[$'ohne-autotrim'.R84]" office:value-type="float" office:value="915972" calcext:value-type="float">
            <text:p>915972</text:p>
          </table:table-cell>
        </table:table-row>
        <table:table-row table:style-name="ro1">
          <table:table-cell table:formula="of:=[$'mit-autotrim'.R85]" office:value-type="float" office:value="559704" calcext:value-type="float">
            <text:p>559704</text:p>
          </table:table-cell>
          <table:table-cell table:formula="of:=[$'ohne-autotrim'.R85]" office:value-type="float" office:value="915972" calcext:value-type="float">
            <text:p>915972</text:p>
          </table:table-cell>
        </table:table-row>
        <table:table-row table:style-name="ro1">
          <table:table-cell table:formula="of:=[$'mit-autotrim'.R86]" office:value-type="float" office:value="560232" calcext:value-type="float">
            <text:p>560232</text:p>
          </table:table-cell>
          <table:table-cell table:formula="of:=[$'ohne-autotrim'.R86]" office:value-type="float" office:value="915972" calcext:value-type="float">
            <text:p>915972</text:p>
          </table:table-cell>
        </table:table-row>
        <table:table-row table:style-name="ro1">
          <table:table-cell table:formula="of:=[$'mit-autotrim'.R87]" office:value-type="float" office:value="563636" calcext:value-type="float">
            <text:p>563636</text:p>
          </table:table-cell>
          <table:table-cell table:formula="of:=[$'ohne-autotrim'.R87]" office:value-type="float" office:value="915972" calcext:value-type="float">
            <text:p>915972</text:p>
          </table:table-cell>
        </table:table-row>
        <table:table-row table:style-name="ro1">
          <table:table-cell table:formula="of:=[$'mit-autotrim'.R88]" office:value-type="float" office:value="571528" calcext:value-type="float">
            <text:p>571528</text:p>
          </table:table-cell>
          <table:table-cell table:formula="of:=[$'ohne-autotrim'.R88]" office:value-type="float" office:value="917020" calcext:value-type="float">
            <text:p>917020</text:p>
          </table:table-cell>
        </table:table-row>
        <table:table-row table:style-name="ro1">
          <table:table-cell table:formula="of:=[$'mit-autotrim'.R89]" office:value-type="float" office:value="585236" calcext:value-type="float">
            <text:p>585236</text:p>
          </table:table-cell>
          <table:table-cell table:formula="of:=[$'ohne-autotrim'.R89]" office:value-type="float" office:value="922912" calcext:value-type="float">
            <text:p>922912</text:p>
          </table:table-cell>
        </table:table-row>
        <table:table-row table:style-name="ro1">
          <table:table-cell table:formula="of:=[$'mit-autotrim'.R90]" office:value-type="float" office:value="585444" calcext:value-type="float">
            <text:p>585444</text:p>
          </table:table-cell>
          <table:table-cell table:formula="of:=[$'ohne-autotrim'.R90]" office:value-type="float" office:value="928756" calcext:value-type="float">
            <text:p>928756</text:p>
          </table:table-cell>
        </table:table-row>
        <table:table-row table:style-name="ro1">
          <table:table-cell table:formula="of:=[$'mit-autotrim'.R91]" office:value-type="float" office:value="587664" calcext:value-type="float">
            <text:p>587664</text:p>
          </table:table-cell>
          <table:table-cell table:formula="of:=[$'ohne-autotrim'.R91]" office:value-type="float" office:value="928768" calcext:value-type="float">
            <text:p>928768</text:p>
          </table:table-cell>
        </table:table-row>
        <table:table-row table:style-name="ro1">
          <table:table-cell table:formula="of:=[$'mit-autotrim'.R92]" office:value-type="float" office:value="422832" calcext:value-type="float">
            <text:p>422832</text:p>
          </table:table-cell>
          <table:table-cell table:formula="of:=[$'ohne-autotrim'.R92]" office:value-type="float" office:value="932728" calcext:value-type="float">
            <text:p>932728</text:p>
          </table:table-cell>
        </table:table-row>
        <table:table-row table:style-name="ro1">
          <table:table-cell table:formula="of:=[$'mit-autotrim'.R93]" office:value-type="float" office:value="447880" calcext:value-type="float">
            <text:p>447880</text:p>
          </table:table-cell>
          <table:table-cell table:formula="of:=[$'ohne-autotrim'.R93]" office:value-type="float" office:value="934504" calcext:value-type="float">
            <text:p>934504</text:p>
          </table:table-cell>
        </table:table-row>
        <table:table-row table:style-name="ro1">
          <table:table-cell table:formula="of:=[$'mit-autotrim'.R94]" office:value-type="float" office:value="477976" calcext:value-type="float">
            <text:p>477976</text:p>
          </table:table-cell>
          <table:table-cell table:formula="of:=[$'ohne-autotrim'.R94]" office:value-type="float" office:value="936332" calcext:value-type="float">
            <text:p>936332</text:p>
          </table:table-cell>
        </table:table-row>
        <table:table-row table:style-name="ro1">
          <table:table-cell table:formula="of:=[$'mit-autotrim'.R95]" office:value-type="float" office:value="495732" calcext:value-type="float">
            <text:p>495732</text:p>
          </table:table-cell>
          <table:table-cell table:formula="of:=[$'ohne-autotrim'.R95]" office:value-type="float" office:value="936332" calcext:value-type="float">
            <text:p>936332</text:p>
          </table:table-cell>
        </table:table-row>
        <table:table-row table:style-name="ro1">
          <table:table-cell table:formula="of:=[$'mit-autotrim'.R96]" office:value-type="float" office:value="504700" calcext:value-type="float">
            <text:p>504700</text:p>
          </table:table-cell>
          <table:table-cell table:formula="of:=[$'ohne-autotrim'.R96]" office:value-type="float" office:value="936512" calcext:value-type="float">
            <text:p>936512</text:p>
          </table:table-cell>
        </table:table-row>
        <table:table-row table:style-name="ro1">
          <table:table-cell table:formula="of:=[$'mit-autotrim'.R97]" office:value-type="float" office:value="577232" calcext:value-type="float">
            <text:p>577232</text:p>
          </table:table-cell>
          <table:table-cell table:formula="of:=[$'ohne-autotrim'.R97]" office:value-type="float" office:value="936852" calcext:value-type="float">
            <text:p>936852</text:p>
          </table:table-cell>
        </table:table-row>
        <table:table-row table:style-name="ro1">
          <table:table-cell table:formula="of:=[$'mit-autotrim'.R98]" office:value-type="float" office:value="577232" calcext:value-type="float">
            <text:p>577232</text:p>
          </table:table-cell>
          <table:table-cell table:formula="of:=[$'ohne-autotrim'.R98]" office:value-type="float" office:value="937112" calcext:value-type="float">
            <text:p>937112</text:p>
          </table:table-cell>
        </table:table-row>
        <table:table-row table:style-name="ro1">
          <table:table-cell table:formula="of:=[$'mit-autotrim'.R99]" office:value-type="float" office:value="580396" calcext:value-type="float">
            <text:p>580396</text:p>
          </table:table-cell>
          <table:table-cell table:formula="of:=[$'ohne-autotrim'.R99]" office:value-type="float" office:value="937112" calcext:value-type="float">
            <text:p>937112</text:p>
          </table:table-cell>
        </table:table-row>
        <table:table-row table:style-name="ro1">
          <table:table-cell table:formula="of:=[$'mit-autotrim'.R100]" office:value-type="float" office:value="582828" calcext:value-type="float">
            <text:p>582828</text:p>
          </table:table-cell>
          <table:table-cell table:formula="of:=[$'ohne-autotrim'.R100]" office:value-type="float" office:value="937112" calcext:value-type="float">
            <text:p>937112</text:p>
          </table:table-cell>
        </table:table-row>
        <table:table-row table:style-name="ro1">
          <table:table-cell table:formula="of:=[$'mit-autotrim'.R101]" office:value-type="float" office:value="585640" calcext:value-type="float">
            <text:p>585640</text:p>
          </table:table-cell>
          <table:table-cell table:formula="of:=[$'ohne-autotrim'.R101]" office:value-type="float" office:value="937112" calcext:value-type="float">
            <text:p>937112</text:p>
          </table:table-cell>
        </table:table-row>
        <table:table-row table:style-name="ro1">
          <table:table-cell table:formula="of:=[$'mit-autotrim'.R102]" office:value-type="float" office:value="559348" calcext:value-type="float">
            <text:p>559348</text:p>
          </table:table-cell>
          <table:table-cell table:formula="of:=[$'ohne-autotrim'.R102]" office:value-type="float" office:value="937300" calcext:value-type="float">
            <text:p>937300</text:p>
          </table:table-cell>
        </table:table-row>
        <table:table-row table:style-name="ro1">
          <table:table-cell table:formula="of:=[$'mit-autotrim'.R103]" office:value-type="float" office:value="559348" calcext:value-type="float">
            <text:p>559348</text:p>
          </table:table-cell>
          <table:table-cell table:formula="of:=[$'ohne-autotrim'.R103]" office:value-type="float" office:value="937300" calcext:value-type="float">
            <text:p>937300</text:p>
          </table:table-cell>
        </table:table-row>
        <table:table-row table:style-name="ro1">
          <table:table-cell table:formula="of:=[$'mit-autotrim'.R104]" office:value-type="float" office:value="559556" calcext:value-type="float">
            <text:p>559556</text:p>
          </table:table-cell>
          <table:table-cell table:formula="of:=[$'ohne-autotrim'.R104]" office:value-type="float" office:value="939404" calcext:value-type="float">
            <text:p>939404</text:p>
          </table:table-cell>
        </table:table-row>
        <table:table-row table:style-name="ro1">
          <table:table-cell table:formula="of:=[$'mit-autotrim'.R105]" office:value-type="float" office:value="562028" calcext:value-type="float">
            <text:p>562028</text:p>
          </table:table-cell>
          <table:table-cell table:formula="of:=[$'ohne-autotrim'.R105]" office:value-type="float" office:value="939404" calcext:value-type="float">
            <text:p>939404</text:p>
          </table:table-cell>
        </table:table-row>
        <table:table-row table:style-name="ro1">
          <table:table-cell table:formula="of:=[$'mit-autotrim'.R106]" office:value-type="float" office:value="562028" calcext:value-type="float">
            <text:p>562028</text:p>
          </table:table-cell>
          <table:table-cell table:formula="of:=[$'ohne-autotrim'.R106]" office:value-type="float" office:value="939820" calcext:value-type="float">
            <text:p>939820</text:p>
          </table:table-cell>
        </table:table-row>
        <table:table-row table:style-name="ro1">
          <table:table-cell table:formula="of:=[$'mit-autotrim'.R107]" office:value-type="float" office:value="577032" calcext:value-type="float">
            <text:p>577032</text:p>
          </table:table-cell>
          <table:table-cell table:formula="of:=[$'ohne-autotrim'.R107]" office:value-type="float" office:value="939820" calcext:value-type="float">
            <text:p>939820</text:p>
          </table:table-cell>
        </table:table-row>
        <table:table-row table:style-name="ro1">
          <table:table-cell table:formula="of:=[$'mit-autotrim'.R108]" office:value-type="float" office:value="577032" calcext:value-type="float">
            <text:p>577032</text:p>
          </table:table-cell>
          <table:table-cell table:formula="of:=[$'ohne-autotrim'.R108]" office:value-type="float" office:value="940080" calcext:value-type="float">
            <text:p>940080</text:p>
          </table:table-cell>
        </table:table-row>
        <table:table-row table:style-name="ro1">
          <table:table-cell table:formula="of:=[$'mit-autotrim'.R109]" office:value-type="float" office:value="578460" calcext:value-type="float">
            <text:p>578460</text:p>
          </table:table-cell>
          <table:table-cell table:formula="of:=[$'ohne-autotrim'.R109]" office:value-type="float" office:value="941136" calcext:value-type="float">
            <text:p>941136</text:p>
          </table:table-cell>
        </table:table-row>
        <table:table-row table:style-name="ro1">
          <table:table-cell table:formula="of:=[$'mit-autotrim'.R110]" office:value-type="float" office:value="587284" calcext:value-type="float">
            <text:p>587284</text:p>
          </table:table-cell>
          <table:table-cell table:formula="of:=[$'ohne-autotrim'.R110]" office:value-type="float" office:value="941228" calcext:value-type="float">
            <text:p>941228</text:p>
          </table:table-cell>
        </table:table-row>
        <table:table-row table:style-name="ro1">
          <table:table-cell table:formula="of:=[$'mit-autotrim'.R111]" office:value-type="float" office:value="598624" calcext:value-type="float">
            <text:p>598624</text:p>
          </table:table-cell>
          <table:table-cell table:formula="of:=[$'ohne-autotrim'.R111]" office:value-type="float" office:value="941436" calcext:value-type="float">
            <text:p>941436</text:p>
          </table:table-cell>
        </table:table-row>
        <table:table-row table:style-name="ro1">
          <table:table-cell table:formula="of:=[$'mit-autotrim'.R112]" office:value-type="float" office:value="482560" calcext:value-type="float">
            <text:p>482560</text:p>
          </table:table-cell>
          <table:table-cell table:formula="of:=[$'ohne-autotrim'.R112]" office:value-type="float" office:value="941696" calcext:value-type="float">
            <text:p>941696</text:p>
          </table:table-cell>
        </table:table-row>
        <table:table-row table:style-name="ro1">
          <table:table-cell table:formula="of:=[$'mit-autotrim'.R113]" office:value-type="float" office:value="498664" calcext:value-type="float">
            <text:p>498664</text:p>
          </table:table-cell>
          <table:table-cell table:formula="of:=[$'ohne-autotrim'.R113]" office:value-type="float" office:value="942488" calcext:value-type="float">
            <text:p>942488</text:p>
          </table:table-cell>
        </table:table-row>
        <table:table-row table:style-name="ro1">
          <table:table-cell table:formula="of:=[$'mit-autotrim'.R114]" office:value-type="float" office:value="504632" calcext:value-type="float">
            <text:p>504632</text:p>
          </table:table-cell>
          <table:table-cell table:formula="of:=[$'ohne-autotrim'.R114]" office:value-type="float" office:value="949604" calcext:value-type="float">
            <text:p>949604</text:p>
          </table:table-cell>
        </table:table-row>
        <table:table-row table:style-name="ro1">
          <table:table-cell table:formula="of:=[$'mit-autotrim'.R115]" office:value-type="float" office:value="541220" calcext:value-type="float">
            <text:p>541220</text:p>
          </table:table-cell>
          <table:table-cell table:formula="of:=[$'ohne-autotrim'.R115]" office:value-type="float" office:value="949832" calcext:value-type="float">
            <text:p>949832</text:p>
          </table:table-cell>
        </table:table-row>
        <table:table-row table:style-name="ro1">
          <table:table-cell table:formula="of:=[$'mit-autotrim'.R116]" office:value-type="float" office:value="560728" calcext:value-type="float">
            <text:p>560728</text:p>
          </table:table-cell>
          <table:table-cell table:formula="of:=[$'ohne-autotrim'.R116]" office:value-type="float" office:value="949832" calcext:value-type="float">
            <text:p>949832</text:p>
          </table:table-cell>
        </table:table-row>
        <table:table-row table:style-name="ro1">
          <table:table-cell table:formula="of:=[$'mit-autotrim'.R117]" office:value-type="float" office:value="562832" calcext:value-type="float">
            <text:p>562832</text:p>
          </table:table-cell>
          <table:table-cell table:formula="of:=[$'ohne-autotrim'.R117]" office:value-type="float" office:value="949832" calcext:value-type="float">
            <text:p>949832</text:p>
          </table:table-cell>
        </table:table-row>
        <table:table-row table:style-name="ro1">
          <table:table-cell table:formula="of:=[$'mit-autotrim'.R118]" office:value-type="float" office:value="564460" calcext:value-type="float">
            <text:p>564460</text:p>
          </table:table-cell>
          <table:table-cell table:formula="of:=[$'ohne-autotrim'.R118]" office:value-type="float" office:value="949832" calcext:value-type="float">
            <text:p>949832</text:p>
          </table:table-cell>
        </table:table-row>
        <table:table-row table:style-name="ro1">
          <table:table-cell table:formula="of:=[$'mit-autotrim'.R119]" office:value-type="float" office:value="566260" calcext:value-type="float">
            <text:p>566260</text:p>
          </table:table-cell>
          <table:table-cell table:formula="of:=[$'ohne-autotrim'.R119]" office:value-type="float" office:value="949832" calcext:value-type="float">
            <text:p>949832</text:p>
          </table:table-cell>
        </table:table-row>
        <table:table-row table:style-name="ro1">
          <table:table-cell table:formula="of:=[$'mit-autotrim'.R120]" office:value-type="float" office:value="578604" calcext:value-type="float">
            <text:p>578604</text:p>
          </table:table-cell>
          <table:table-cell table:formula="of:=[$'ohne-autotrim'.R120]" office:value-type="float" office:value="949832" calcext:value-type="float">
            <text:p>949832</text:p>
          </table:table-cell>
        </table:table-row>
        <table:table-row table:style-name="ro1">
          <table:table-cell table:formula="of:=[$'mit-autotrim'.R121]" office:value-type="float" office:value="585728" calcext:value-type="float">
            <text:p>585728</text:p>
          </table:table-cell>
          <table:table-cell table:formula="of:=[$'ohne-autotrim'.R121]" office:value-type="float" office:value="949832" calcext:value-type="float">
            <text:p>949832</text:p>
          </table:table-cell>
        </table:table-row>
        <table:table-row table:style-name="ro1">
          <table:table-cell table:formula="of:=[$'mit-autotrim'.R122]" office:value-type="float" office:value="481920" calcext:value-type="float">
            <text:p>481920</text:p>
          </table:table-cell>
          <table:table-cell table:formula="of:=[$'ohne-autotrim'.R122]" office:value-type="float" office:value="949832" calcext:value-type="float">
            <text:p>949832</text:p>
          </table:table-cell>
        </table:table-row>
        <table:table-row table:style-name="ro1">
          <table:table-cell table:formula="of:=[$'mit-autotrim'.R123]" office:value-type="float" office:value="496068" calcext:value-type="float">
            <text:p>496068</text:p>
          </table:table-cell>
          <table:table-cell table:formula="of:=[$'ohne-autotrim'.R123]" office:value-type="float" office:value="949832" calcext:value-type="float">
            <text:p>949832</text:p>
          </table:table-cell>
        </table:table-row>
        <table:table-row table:style-name="ro1">
          <table:table-cell table:formula="of:=[$'mit-autotrim'.R124]" office:value-type="float" office:value="509988" calcext:value-type="float">
            <text:p>509988</text:p>
          </table:table-cell>
          <table:table-cell table:formula="of:=[$'ohne-autotrim'.R124]" office:value-type="float" office:value="949832" calcext:value-type="float">
            <text:p>949832</text:p>
          </table:table-cell>
        </table:table-row>
        <table:table-row table:style-name="ro1">
          <table:table-cell table:formula="of:=[$'mit-autotrim'.R125]" office:value-type="float" office:value="570160" calcext:value-type="float">
            <text:p>570160</text:p>
          </table:table-cell>
          <table:table-cell table:formula="of:=[$'ohne-autotrim'.R125]" office:value-type="float" office:value="949832" calcext:value-type="float">
            <text:p>949832</text:p>
          </table:table-cell>
        </table:table-row>
        <table:table-row table:style-name="ro1">
          <table:table-cell table:formula="of:=[$'mit-autotrim'.R126]" office:value-type="float" office:value="570160" calcext:value-type="float">
            <text:p>570160</text:p>
          </table:table-cell>
          <table:table-cell table:formula="of:=[$'ohne-autotrim'.R126]" office:value-type="float" office:value="956668" calcext:value-type="float">
            <text:p>956668</text:p>
          </table:table-cell>
        </table:table-row>
        <table:table-row table:style-name="ro1">
          <table:table-cell table:formula="of:=[$'mit-autotrim'.R127]" office:value-type="float" office:value="571476" calcext:value-type="float">
            <text:p>571476</text:p>
          </table:table-cell>
          <table:table-cell table:formula="of:=[$'ohne-autotrim'.R127]" office:value-type="float" office:value="957448" calcext:value-type="float">
            <text:p>957448</text:p>
          </table:table-cell>
        </table:table-row>
        <table:table-row table:style-name="ro1">
          <table:table-cell table:formula="of:=[$'mit-autotrim'.R128]" office:value-type="float" office:value="574460" calcext:value-type="float">
            <text:p>574460</text:p>
          </table:table-cell>
          <table:table-cell table:formula="of:=[$'ohne-autotrim'.R128]" office:value-type="float" office:value="957448" calcext:value-type="float">
            <text:p>957448</text:p>
          </table:table-cell>
        </table:table-row>
        <table:table-row table:style-name="ro1">
          <table:table-cell table:formula="of:=[$'mit-autotrim'.R129]" office:value-type="float" office:value="586028" calcext:value-type="float">
            <text:p>586028</text:p>
          </table:table-cell>
          <table:table-cell table:formula="of:=[$'ohne-autotrim'.R129]" office:value-type="float" office:value="957448" calcext:value-type="float">
            <text:p>957448</text:p>
          </table:table-cell>
        </table:table-row>
        <table:table-row table:style-name="ro1">
          <table:table-cell table:formula="of:=[$'mit-autotrim'.R130]" office:value-type="float" office:value="586028" calcext:value-type="float">
            <text:p>586028</text:p>
          </table:table-cell>
          <table:table-cell table:formula="of:=[$'ohne-autotrim'.R130]" office:value-type="float" office:value="957448" calcext:value-type="float">
            <text:p>957448</text:p>
          </table:table-cell>
        </table:table-row>
        <table:table-row table:style-name="ro1">
          <table:table-cell table:formula="of:=[$'mit-autotrim'.R131]" office:value-type="float" office:value="586028" calcext:value-type="float">
            <text:p>586028</text:p>
          </table:table-cell>
          <table:table-cell table:formula="of:=[$'ohne-autotrim'.R131]" office:value-type="float" office:value="958240" calcext:value-type="float">
            <text:p>958240</text:p>
          </table:table-cell>
        </table:table-row>
        <table:table-row table:style-name="ro1">
          <table:table-cell table:formula="of:=[$'mit-autotrim'.R132]" office:value-type="float" office:value="432228" calcext:value-type="float">
            <text:p>432228</text:p>
          </table:table-cell>
          <table:table-cell table:formula="of:=[$'ohne-autotrim'.R132]" office:value-type="float" office:value="959072" calcext:value-type="float">
            <text:p>959072</text:p>
          </table:table-cell>
        </table:table-row>
        <table:table-row table:style-name="ro1">
          <table:table-cell table:formula="of:=[$'mit-autotrim'.R133]" office:value-type="float" office:value="508100" calcext:value-type="float">
            <text:p>508100</text:p>
          </table:table-cell>
          <table:table-cell table:formula="of:=[$'ohne-autotrim'.R133]" office:value-type="float" office:value="960916" calcext:value-type="float">
            <text:p>960916</text:p>
          </table:table-cell>
        </table:table-row>
        <table:table-row table:style-name="ro1">
          <table:table-cell table:formula="of:=[$'mit-autotrim'.R134]" office:value-type="float" office:value="564596" calcext:value-type="float">
            <text:p>564596</text:p>
          </table:table-cell>
          <table:table-cell table:formula="of:=[$'ohne-autotrim'.R134]" office:value-type="float" office:value="960916" calcext:value-type="float">
            <text:p>960916</text:p>
          </table:table-cell>
        </table:table-row>
        <table:table-row table:style-name="ro1">
          <table:table-cell table:formula="of:=[$'mit-autotrim'.R135]" office:value-type="float" office:value="566180" calcext:value-type="float">
            <text:p>566180</text:p>
          </table:table-cell>
          <table:table-cell table:formula="of:=[$'ohne-autotrim'.R135]" office:value-type="float" office:value="960916" calcext:value-type="float">
            <text:p>960916</text:p>
          </table:table-cell>
        </table:table-row>
        <table:table-row table:style-name="ro1">
          <table:table-cell table:formula="of:=[$'mit-autotrim'.R136]" office:value-type="float" office:value="566844" calcext:value-type="float">
            <text:p>566844</text:p>
          </table:table-cell>
          <table:table-cell table:formula="of:=[$'ohne-autotrim'.R136]" office:value-type="float" office:value="962944" calcext:value-type="float">
            <text:p>962944</text:p>
          </table:table-cell>
        </table:table-row>
        <table:table-row table:style-name="ro1">
          <table:table-cell table:formula="of:=[$'mit-autotrim'.R137]" office:value-type="float" office:value="569200" calcext:value-type="float">
            <text:p>569200</text:p>
          </table:table-cell>
          <table:table-cell table:formula="of:=[$'ohne-autotrim'.R137]" office:value-type="float" office:value="962944" calcext:value-type="float">
            <text:p>962944</text:p>
          </table:table-cell>
        </table:table-row>
        <table:table-row table:style-name="ro1">
          <table:table-cell table:formula="of:=[$'mit-autotrim'.R138]" office:value-type="float" office:value="579192" calcext:value-type="float">
            <text:p>579192</text:p>
          </table:table-cell>
          <table:table-cell table:formula="of:=[$'ohne-autotrim'.R138]" office:value-type="float" office:value="963468" calcext:value-type="float">
            <text:p>963468</text:p>
          </table:table-cell>
        </table:table-row>
        <table:table-row table:style-name="ro1">
          <table:table-cell table:formula="of:=[$'mit-autotrim'.R139]" office:value-type="float" office:value="586844" calcext:value-type="float">
            <text:p>586844</text:p>
          </table:table-cell>
          <table:table-cell table:formula="of:=[$'ohne-autotrim'.R139]" office:value-type="float" office:value="963468" calcext:value-type="float">
            <text:p>963468</text:p>
          </table:table-cell>
        </table:table-row>
        <table:table-row table:style-name="ro1">
          <table:table-cell table:formula="of:=[$'mit-autotrim'.R140]" office:value-type="float" office:value="587032" calcext:value-type="float">
            <text:p>587032</text:p>
          </table:table-cell>
          <table:table-cell table:formula="of:=[$'ohne-autotrim'.R140]" office:value-type="float" office:value="964292" calcext:value-type="float">
            <text:p>964292</text:p>
          </table:table-cell>
        </table:table-row>
        <table:table-row table:style-name="ro1">
          <table:table-cell table:formula="of:=[$'mit-autotrim'.R141]" office:value-type="float" office:value="588248" calcext:value-type="float">
            <text:p>588248</text:p>
          </table:table-cell>
          <table:table-cell table:formula="of:=[$'ohne-autotrim'.R141]" office:value-type="float" office:value="964292" calcext:value-type="float">
            <text:p>964292</text:p>
          </table:table-cell>
        </table:table-row>
        <table:table-row table:style-name="ro1">
          <table:table-cell table:formula="of:=[$'mit-autotrim'.R142]" office:value-type="float" office:value="428600" calcext:value-type="float">
            <text:p>428600</text:p>
          </table:table-cell>
          <table:table-cell table:formula="of:=[$'ohne-autotrim'.R142]" office:value-type="float" office:value="964292" calcext:value-type="float">
            <text:p>964292</text:p>
          </table:table-cell>
        </table:table-row>
        <table:table-row table:style-name="ro1">
          <table:table-cell table:formula="of:=[$'mit-autotrim'.R143]" office:value-type="float" office:value="554264" calcext:value-type="float">
            <text:p>554264</text:p>
          </table:table-cell>
          <table:table-cell table:formula="of:=[$'ohne-autotrim'.R143]" office:value-type="float" office:value="966128" calcext:value-type="float">
            <text:p>966128</text:p>
          </table:table-cell>
        </table:table-row>
        <table:table-row table:style-name="ro1">
          <table:table-cell table:formula="of:=[$'mit-autotrim'.R144]" office:value-type="float" office:value="568256" calcext:value-type="float">
            <text:p>568256</text:p>
          </table:table-cell>
          <table:table-cell table:formula="of:=[$'ohne-autotrim'.R144]" office:value-type="float" office:value="966976" calcext:value-type="float">
            <text:p>966976</text:p>
          </table:table-cell>
        </table:table-row>
        <table:table-row table:style-name="ro1">
          <table:table-cell table:formula="of:=[$'mit-autotrim'.R145]" office:value-type="float" office:value="568512" calcext:value-type="float">
            <text:p>568512</text:p>
          </table:table-cell>
          <table:table-cell table:formula="of:=[$'ohne-autotrim'.R145]" office:value-type="float" office:value="966976" calcext:value-type="float">
            <text:p>966976</text:p>
          </table:table-cell>
        </table:table-row>
        <table:table-row table:style-name="ro1">
          <table:table-cell table:formula="of:=[$'mit-autotrim'.R146]" office:value-type="float" office:value="571976" calcext:value-type="float">
            <text:p>571976</text:p>
          </table:table-cell>
          <table:table-cell table:formula="of:=[$'ohne-autotrim'.R146]" office:value-type="float" office:value="966976" calcext:value-type="float">
            <text:p>966976</text:p>
          </table:table-cell>
        </table:table-row>
        <table:table-row table:style-name="ro1">
          <table:table-cell table:formula="of:=[$'mit-autotrim'.R147]" office:value-type="float" office:value="586704" calcext:value-type="float">
            <text:p>586704</text:p>
          </table:table-cell>
          <table:table-cell table:formula="of:=[$'ohne-autotrim'.R147]" office:value-type="float" office:value="966976" calcext:value-type="float">
            <text:p>966976</text:p>
          </table:table-cell>
        </table:table-row>
        <table:table-row table:style-name="ro1">
          <table:table-cell table:formula="of:=[$'mit-autotrim'.R148]" office:value-type="float" office:value="586968" calcext:value-type="float">
            <text:p>586968</text:p>
          </table:table-cell>
          <table:table-cell table:formula="of:=[$'ohne-autotrim'.R148]" office:value-type="float" office:value="966976" calcext:value-type="float">
            <text:p>966976</text:p>
          </table:table-cell>
        </table:table-row>
        <table:table-row table:style-name="ro1">
          <table:table-cell table:formula="of:=[$'mit-autotrim'.R149]" office:value-type="float" office:value="586968" calcext:value-type="float">
            <text:p>586968</text:p>
          </table:table-cell>
          <table:table-cell table:formula="of:=[$'ohne-autotrim'.R149]" office:value-type="float" office:value="966976" calcext:value-type="float">
            <text:p>966976</text:p>
          </table:table-cell>
        </table:table-row>
        <table:table-row table:style-name="ro1">
          <table:table-cell table:formula="of:=[$'mit-autotrim'.R150]" office:value-type="float" office:value="589072" calcext:value-type="float">
            <text:p>589072</text:p>
          </table:table-cell>
          <table:table-cell table:formula="of:=[$'ohne-autotrim'.R150]" office:value-type="float" office:value="966976" calcext:value-type="float">
            <text:p>966976</text:p>
          </table:table-cell>
        </table:table-row>
        <table:table-row table:style-name="ro1">
          <table:table-cell table:formula="of:=[$'mit-autotrim'.R151]" office:value-type="float" office:value="589804" calcext:value-type="float">
            <text:p>589804</text:p>
          </table:table-cell>
          <table:table-cell table:formula="of:=[$'ohne-autotrim'.R151]" office:value-type="float" office:value="966976" calcext:value-type="float">
            <text:p>966976</text:p>
          </table:table-cell>
        </table:table-row>
        <table:table-row table:style-name="ro1">
          <table:table-cell table:formula="of:=[$'mit-autotrim'.R152]" office:value-type="float" office:value="571168" calcext:value-type="float">
            <text:p>571168</text:p>
          </table:table-cell>
          <table:table-cell table:formula="of:=[$'ohne-autotrim'.R152]" office:value-type="float" office:value="966976" calcext:value-type="float">
            <text:p>966976</text:p>
          </table:table-cell>
        </table:table-row>
        <table:table-row table:style-name="ro1">
          <table:table-cell table:formula="of:=[$'mit-autotrim'.R153]" office:value-type="float" office:value="571432" calcext:value-type="float">
            <text:p>571432</text:p>
          </table:table-cell>
          <table:table-cell table:formula="of:=[$'ohne-autotrim'.R153]" office:value-type="float" office:value="967560" calcext:value-type="float">
            <text:p>967560</text:p>
          </table:table-cell>
        </table:table-row>
        <table:table-row table:style-name="ro1">
          <table:table-cell table:formula="of:=[$'mit-autotrim'.R154]" office:value-type="float" office:value="572100" calcext:value-type="float">
            <text:p>572100</text:p>
          </table:table-cell>
          <table:table-cell table:formula="of:=[$'ohne-autotrim'.R154]" office:value-type="float" office:value="969664" calcext:value-type="float">
            <text:p>969664</text:p>
          </table:table-cell>
        </table:table-row>
        <table:table-row table:style-name="ro1">
          <table:table-cell table:formula="of:=[$'mit-autotrim'.R155]" office:value-type="float" office:value="577484" calcext:value-type="float">
            <text:p>577484</text:p>
          </table:table-cell>
          <table:table-cell table:formula="of:=[$'ohne-autotrim'.R155]" office:value-type="float" office:value="969664" calcext:value-type="float">
            <text:p>969664</text:p>
          </table:table-cell>
        </table:table-row>
        <table:table-row table:style-name="ro1">
          <table:table-cell table:formula="of:=[$'mit-autotrim'.R156]" office:value-type="float" office:value="597500" calcext:value-type="float">
            <text:p>597500</text:p>
          </table:table-cell>
          <table:table-cell table:formula="of:=[$'ohne-autotrim'.R156]" office:value-type="float" office:value="969664" calcext:value-type="float">
            <text:p>969664</text:p>
          </table:table-cell>
        </table:table-row>
        <table:table-row table:style-name="ro1">
          <table:table-cell table:formula="of:=[$'mit-autotrim'.R157]" office:value-type="float" office:value="607528" calcext:value-type="float">
            <text:p>607528</text:p>
          </table:table-cell>
          <table:table-cell table:formula="of:=[$'ohne-autotrim'.R157]" office:value-type="float" office:value="969760" calcext:value-type="float">
            <text:p>969760</text:p>
          </table:table-cell>
        </table:table-row>
        <table:table-row table:style-name="ro1">
          <table:table-cell table:formula="of:=[$'mit-autotrim'.R158]" office:value-type="float" office:value="607748" calcext:value-type="float">
            <text:p>607748</text:p>
          </table:table-cell>
          <table:table-cell table:formula="of:=[$'ohne-autotrim'.R158]" office:value-type="float" office:value="970212" calcext:value-type="float">
            <text:p>970212</text:p>
          </table:table-cell>
        </table:table-row>
        <table:table-row table:style-name="ro1">
          <table:table-cell table:formula="of:=[$'mit-autotrim'.R159]" office:value-type="float" office:value="609388" calcext:value-type="float">
            <text:p>609388</text:p>
          </table:table-cell>
          <table:table-cell table:formula="of:=[$'ohne-autotrim'.R159]" office:value-type="float" office:value="970212" calcext:value-type="float">
            <text:p>970212</text:p>
          </table:table-cell>
        </table:table-row>
        <table:table-row table:style-name="ro1">
          <table:table-cell table:formula="of:=[$'mit-autotrim'.R160]" office:value-type="float" office:value="611656" calcext:value-type="float">
            <text:p>611656</text:p>
          </table:table-cell>
          <table:table-cell table:formula="of:=[$'ohne-autotrim'.R160]" office:value-type="float" office:value="970212" calcext:value-type="float">
            <text:p>970212</text:p>
          </table:table-cell>
        </table:table-row>
        <table:table-row table:style-name="ro1">
          <table:table-cell table:formula="of:=[$'mit-autotrim'.R161]" office:value-type="float" office:value="613756" calcext:value-type="float">
            <text:p>613756</text:p>
          </table:table-cell>
          <table:table-cell table:formula="of:=[$'ohne-autotrim'.R161]" office:value-type="float" office:value="970212" calcext:value-type="float">
            <text:p>970212</text:p>
          </table:table-cell>
        </table:table-row>
        <table:table-row table:style-name="ro1">
          <table:table-cell table:formula="of:=[$'mit-autotrim'.R162]" office:value-type="float" office:value="596772" calcext:value-type="float">
            <text:p>596772</text:p>
          </table:table-cell>
          <table:table-cell table:formula="of:=[$'ohne-autotrim'.R162]" office:value-type="float" office:value="970344" calcext:value-type="float">
            <text:p>970344</text:p>
          </table:table-cell>
        </table:table-row>
        <table:table-row table:style-name="ro1">
          <table:table-cell table:formula="of:=[$'mit-autotrim'.R163]" office:value-type="float" office:value="597336" calcext:value-type="float">
            <text:p>597336</text:p>
          </table:table-cell>
          <table:table-cell table:formula="of:=[$'ohne-autotrim'.R163]" office:value-type="float" office:value="970344" calcext:value-type="float">
            <text:p>970344</text:p>
          </table:table-cell>
        </table:table-row>
        <table:table-row table:style-name="ro1">
          <table:table-cell table:formula="of:=[$'mit-autotrim'.R164]" office:value-type="float" office:value="600824" calcext:value-type="float">
            <text:p>600824</text:p>
          </table:table-cell>
          <table:table-cell table:formula="of:=[$'ohne-autotrim'.R164]" office:value-type="float" office:value="970344" calcext:value-type="float">
            <text:p>970344</text:p>
          </table:table-cell>
        </table:table-row>
        <table:table-row table:style-name="ro1">
          <table:table-cell table:formula="of:=[$'mit-autotrim'.R165]" office:value-type="float" office:value="611088" calcext:value-type="float">
            <text:p>611088</text:p>
          </table:table-cell>
          <table:table-cell table:formula="of:=[$'ohne-autotrim'.R165]" office:value-type="float" office:value="970344" calcext:value-type="float">
            <text:p>970344</text:p>
          </table:table-cell>
        </table:table-row>
        <table:table-row table:style-name="ro1">
          <table:table-cell table:formula="of:=[$'mit-autotrim'.R166]" office:value-type="float" office:value="611088" calcext:value-type="float">
            <text:p>611088</text:p>
          </table:table-cell>
          <table:table-cell table:formula="of:=[$'ohne-autotrim'.R166]" office:value-type="float" office:value="970344" calcext:value-type="float">
            <text:p>970344</text:p>
          </table:table-cell>
        </table:table-row>
        <table:table-row table:style-name="ro1">
          <table:table-cell table:formula="of:=[$'mit-autotrim'.R167]" office:value-type="float" office:value="611088" calcext:value-type="float">
            <text:p>611088</text:p>
          </table:table-cell>
          <table:table-cell table:formula="of:=[$'ohne-autotrim'.R167]" office:value-type="float" office:value="970344" calcext:value-type="float">
            <text:p>970344</text:p>
          </table:table-cell>
        </table:table-row>
        <table:table-row table:style-name="ro1">
          <table:table-cell table:formula="of:=[$'mit-autotrim'.R168]" office:value-type="float" office:value="611816" calcext:value-type="float">
            <text:p>611816</text:p>
          </table:table-cell>
          <table:table-cell table:formula="of:=[$'ohne-autotrim'.R168]" office:value-type="float" office:value="970344" calcext:value-type="float">
            <text:p>970344</text:p>
          </table:table-cell>
        </table:table-row>
        <table:table-row table:style-name="ro1">
          <table:table-cell table:formula="of:=[$'mit-autotrim'.R169]" office:value-type="float" office:value="612648" calcext:value-type="float">
            <text:p>612648</text:p>
          </table:table-cell>
          <table:table-cell table:formula="of:=[$'ohne-autotrim'.R169]" office:value-type="float" office:value="970536" calcext:value-type="float">
            <text:p>970536</text:p>
          </table:table-cell>
        </table:table-row>
        <table:table-row table:style-name="ro1">
          <table:table-cell table:formula="of:=[$'mit-autotrim'.R170]" office:value-type="float" office:value="618700" calcext:value-type="float">
            <text:p>618700</text:p>
          </table:table-cell>
          <table:table-cell table:formula="of:=[$'ohne-autotrim'.R170]" office:value-type="float" office:value="970556" calcext:value-type="float">
            <text:p>970556</text:p>
          </table:table-cell>
        </table:table-row>
        <table:table-row table:style-name="ro1">
          <table:table-cell table:formula="of:=[$'mit-autotrim'.R171]" office:value-type="float" office:value="618920" calcext:value-type="float">
            <text:p>618920</text:p>
          </table:table-cell>
          <table:table-cell table:formula="of:=[$'ohne-autotrim'.R171]" office:value-type="float" office:value="970556" calcext:value-type="float">
            <text:p>970556</text:p>
          </table:table-cell>
        </table:table-row>
        <table:table-row table:style-name="ro1">
          <table:table-cell table:formula="of:=[$'mit-autotrim'.R172]" office:value-type="float" office:value="534396" calcext:value-type="float">
            <text:p>534396</text:p>
          </table:table-cell>
          <table:table-cell table:formula="of:=[$'ohne-autotrim'.R172]" office:value-type="float" office:value="970556" calcext:value-type="float">
            <text:p>970556</text:p>
          </table:table-cell>
        </table:table-row>
        <table:table-row table:style-name="ro1">
          <table:table-cell table:formula="of:=[$'mit-autotrim'.R173]" office:value-type="float" office:value="545612" calcext:value-type="float">
            <text:p>545612</text:p>
          </table:table-cell>
          <table:table-cell table:formula="of:=[$'ohne-autotrim'.R173]" office:value-type="float" office:value="970556" calcext:value-type="float">
            <text:p>970556</text:p>
          </table:table-cell>
        </table:table-row>
        <table:table-row table:style-name="ro1">
          <table:table-cell table:formula="of:=[$'mit-autotrim'.R174]" office:value-type="float" office:value="558260" calcext:value-type="float">
            <text:p>558260</text:p>
          </table:table-cell>
          <table:table-cell table:formula="of:=[$'ohne-autotrim'.R174]" office:value-type="float" office:value="970556" calcext:value-type="float">
            <text:p>970556</text:p>
          </table:table-cell>
        </table:table-row>
        <table:table-row table:style-name="ro1">
          <table:table-cell table:formula="of:=[$'mit-autotrim'.R175]" office:value-type="float" office:value="602056" calcext:value-type="float">
            <text:p>602056</text:p>
          </table:table-cell>
          <table:table-cell table:formula="of:=[$'ohne-autotrim'.R175]" office:value-type="float" office:value="970556" calcext:value-type="float">
            <text:p>970556</text:p>
          </table:table-cell>
        </table:table-row>
        <table:table-row table:style-name="ro1">
          <table:table-cell table:formula="of:=[$'mit-autotrim'.R176]" office:value-type="float" office:value="602056" calcext:value-type="float">
            <text:p>602056</text:p>
          </table:table-cell>
          <table:table-cell table:formula="of:=[$'ohne-autotrim'.R176]" office:value-type="float" office:value="971872" calcext:value-type="float">
            <text:p>971872</text:p>
          </table:table-cell>
        </table:table-row>
        <table:table-row table:style-name="ro1">
          <table:table-cell table:formula="of:=[$'mit-autotrim'.R177]" office:value-type="float" office:value="602580" calcext:value-type="float">
            <text:p>602580</text:p>
          </table:table-cell>
          <table:table-cell table:formula="of:=[$'ohne-autotrim'.R177]" office:value-type="float" office:value="971872" calcext:value-type="float">
            <text:p>971872</text:p>
          </table:table-cell>
        </table:table-row>
        <table:table-row table:style-name="ro1">
          <table:table-cell table:formula="of:=[$'mit-autotrim'.R178]" office:value-type="float" office:value="605864" calcext:value-type="float">
            <text:p>605864</text:p>
          </table:table-cell>
          <table:table-cell table:formula="of:=[$'ohne-autotrim'.R178]" office:value-type="float" office:value="971872" calcext:value-type="float">
            <text:p>971872</text:p>
          </table:table-cell>
        </table:table-row>
        <table:table-row table:style-name="ro1">
          <table:table-cell table:formula="of:=[$'mit-autotrim'.R179]" office:value-type="float" office:value="609012" calcext:value-type="float">
            <text:p>609012</text:p>
          </table:table-cell>
          <table:table-cell table:formula="of:=[$'ohne-autotrim'.R179]" office:value-type="float" office:value="974752" calcext:value-type="float">
            <text:p>974752</text:p>
          </table:table-cell>
        </table:table-row>
        <table:table-row table:style-name="ro1">
          <table:table-cell table:formula="of:=[$'mit-autotrim'.R180]" office:value-type="float" office:value="619020" calcext:value-type="float">
            <text:p>619020</text:p>
          </table:table-cell>
          <table:table-cell table:formula="of:=[$'ohne-autotrim'.R180]" office:value-type="float" office:value="976336" calcext:value-type="float">
            <text:p>976336</text:p>
          </table:table-cell>
        </table:table-row>
        <table:table-row table:style-name="ro1">
          <table:table-cell table:formula="of:=[$'mit-autotrim'.R181]" office:value-type="float" office:value="619020" calcext:value-type="float">
            <text:p>619020</text:p>
          </table:table-cell>
          <table:table-cell table:formula="of:=[$'ohne-autotrim'.R181]" office:value-type="float" office:value="976336" calcext:value-type="float">
            <text:p>976336</text:p>
          </table:table-cell>
        </table:table-row>
        <table:table-row table:style-name="ro1">
          <table:table-cell table:formula="of:=[$'mit-autotrim'.R182]" office:value-type="float" office:value="479540" calcext:value-type="float">
            <text:p>479540</text:p>
          </table:table-cell>
          <table:table-cell table:formula="of:=[$'ohne-autotrim'.R182]" office:value-type="float" office:value="976336" calcext:value-type="float">
            <text:p>976336</text:p>
          </table:table-cell>
        </table:table-row>
        <table:table-row table:style-name="ro1">
          <table:table-cell table:formula="of:=[$'mit-autotrim'.R183]" office:value-type="float" office:value="567200" calcext:value-type="float">
            <text:p>567200</text:p>
          </table:table-cell>
          <table:table-cell table:formula="of:=[$'ohne-autotrim'.R183]" office:value-type="float" office:value="976540" calcext:value-type="float">
            <text:p>976540</text:p>
          </table:table-cell>
        </table:table-row>
        <table:table-row table:style-name="ro1">
          <table:table-cell table:formula="of:=[$'mit-autotrim'.R184]" office:value-type="float" office:value="590432" calcext:value-type="float">
            <text:p>590432</text:p>
          </table:table-cell>
          <table:table-cell table:formula="of:=[$'ohne-autotrim'.R184]" office:value-type="float" office:value="976748" calcext:value-type="float">
            <text:p>976748</text:p>
          </table:table-cell>
        </table:table-row>
        <table:table-row table:style-name="ro1">
          <table:table-cell table:formula="of:=[$'mit-autotrim'.R185]" office:value-type="float" office:value="590432" calcext:value-type="float">
            <text:p>590432</text:p>
          </table:table-cell>
          <table:table-cell table:formula="of:=[$'ohne-autotrim'.R185]" office:value-type="float" office:value="976748" calcext:value-type="float">
            <text:p>976748</text:p>
          </table:table-cell>
        </table:table-row>
        <table:table-row table:style-name="ro1">
          <table:table-cell table:formula="of:=[$'mit-autotrim'.R186]" office:value-type="float" office:value="591844" calcext:value-type="float">
            <text:p>591844</text:p>
          </table:table-cell>
          <table:table-cell table:formula="of:=[$'ohne-autotrim'.R186]" office:value-type="float" office:value="976748" calcext:value-type="float">
            <text:p>976748</text:p>
          </table:table-cell>
        </table:table-row>
        <table:table-row table:style-name="ro1">
          <table:table-cell table:formula="of:=[$'mit-autotrim'.R187]" office:value-type="float" office:value="593884" calcext:value-type="float">
            <text:p>593884</text:p>
          </table:table-cell>
          <table:table-cell table:formula="of:=[$'ohne-autotrim'.R187]" office:value-type="float" office:value="976748" calcext:value-type="float">
            <text:p>976748</text:p>
          </table:table-cell>
        </table:table-row>
        <table:table-row table:style-name="ro1">
          <table:table-cell table:formula="of:=[$'mit-autotrim'.R188]" office:value-type="float" office:value="603884" calcext:value-type="float">
            <text:p>603884</text:p>
          </table:table-cell>
          <table:table-cell table:formula="of:=[$'ohne-autotrim'.R188]" office:value-type="float" office:value="976748" calcext:value-type="float">
            <text:p>976748</text:p>
          </table:table-cell>
        </table:table-row>
        <table:table-row table:style-name="ro1">
          <table:table-cell table:formula="of:=[$'mit-autotrim'.R189]" office:value-type="float" office:value="607572" calcext:value-type="float">
            <text:p>607572</text:p>
          </table:table-cell>
          <table:table-cell table:formula="of:=[$'ohne-autotrim'.R189]" office:value-type="float" office:value="976748" calcext:value-type="float">
            <text:p>976748</text:p>
          </table:table-cell>
        </table:table-row>
        <table:table-row table:style-name="ro1">
          <table:table-cell table:formula="of:=[$'mit-autotrim'.R190]" office:value-type="float" office:value="607572" calcext:value-type="float">
            <text:p>607572</text:p>
          </table:table-cell>
          <table:table-cell table:formula="of:=[$'ohne-autotrim'.R190]" office:value-type="float" office:value="976748" calcext:value-type="float">
            <text:p>976748</text:p>
          </table:table-cell>
        </table:table-row>
        <table:table-row table:style-name="ro1">
          <table:table-cell table:formula="of:=[$'mit-autotrim'.R191]" office:value-type="float" office:value="608008" calcext:value-type="float">
            <text:p>608008</text:p>
          </table:table-cell>
          <table:table-cell table:formula="of:=[$'ohne-autotrim'.R191]" office:value-type="float" office:value="976748" calcext:value-type="float">
            <text:p>976748</text:p>
          </table:table-cell>
        </table:table-row>
        <table:table-row table:style-name="ro1">
          <table:table-cell table:formula="of:=[$'mit-autotrim'.R192]" office:value-type="float" office:value="456280" calcext:value-type="float">
            <text:p>456280</text:p>
          </table:table-cell>
          <table:table-cell table:formula="of:=[$'ohne-autotrim'.R192]" office:value-type="float" office:value="976748" calcext:value-type="float">
            <text:p>976748</text:p>
          </table:table-cell>
        </table:table-row>
        <table:table-row table:style-name="ro1">
          <table:table-cell table:formula="of:=[$'mit-autotrim'.R193]" office:value-type="float" office:value="561088" calcext:value-type="float">
            <text:p>561088</text:p>
          </table:table-cell>
          <table:table-cell table:formula="of:=[$'ohne-autotrim'.R193]" office:value-type="float" office:value="976748" calcext:value-type="float">
            <text:p>976748</text:p>
          </table:table-cell>
        </table:table-row>
        <table:table-row table:style-name="ro1">
          <table:table-cell table:formula="of:=[$'mit-autotrim'.R194]" office:value-type="float" office:value="561088" calcext:value-type="float">
            <text:p>561088</text:p>
          </table:table-cell>
          <table:table-cell table:formula="of:=[$'ohne-autotrim'.R194]" office:value-type="float" office:value="976748" calcext:value-type="float">
            <text:p>976748</text:p>
          </table:table-cell>
        </table:table-row>
        <table:table-row table:style-name="ro1">
          <table:table-cell table:formula="of:=[$'mit-autotrim'.R195]" office:value-type="float" office:value="562408" calcext:value-type="float">
            <text:p>562408</text:p>
          </table:table-cell>
          <table:table-cell table:formula="of:=[$'ohne-autotrim'.R195]" office:value-type="float" office:value="978932" calcext:value-type="float">
            <text:p>978932</text:p>
          </table:table-cell>
        </table:table-row>
        <table:table-row table:style-name="ro1">
          <table:table-cell table:formula="of:=[$'mit-autotrim'.R196]" office:value-type="float" office:value="567236" calcext:value-type="float">
            <text:p>567236</text:p>
          </table:table-cell>
          <table:table-cell table:formula="of:=[$'ohne-autotrim'.R196]" office:value-type="float" office:value="960044" calcext:value-type="float">
            <text:p>960044</text:p>
          </table:table-cell>
        </table:table-row>
        <table:table-row table:style-name="ro1">
          <table:table-cell table:formula="of:=[$'mit-autotrim'.R197]" office:value-type="float" office:value="579064" calcext:value-type="float">
            <text:p>579064</text:p>
          </table:table-cell>
          <table:table-cell table:formula="of:=[$'ohne-autotrim'.R197]" office:value-type="float" office:value="960044" calcext:value-type="float">
            <text:p>960044</text:p>
          </table:table-cell>
        </table:table-row>
        <table:table-row table:style-name="ro1">
          <table:table-cell table:formula="of:=[$'mit-autotrim'.R198]" office:value-type="float" office:value="603320" calcext:value-type="float">
            <text:p>603320</text:p>
          </table:table-cell>
          <table:table-cell table:formula="of:=[$'ohne-autotrim'.R198]" office:value-type="float" office:value="960044" calcext:value-type="float">
            <text:p>960044</text:p>
          </table:table-cell>
        </table:table-row>
        <table:table-row table:style-name="ro1">
          <table:table-cell table:formula="of:=[$'mit-autotrim'.R199]" office:value-type="float" office:value="603320" calcext:value-type="float">
            <text:p>603320</text:p>
          </table:table-cell>
          <table:table-cell table:formula="of:=[$'ohne-autotrim'.R199]" office:value-type="float" office:value="960044" calcext:value-type="float">
            <text:p>960044</text:p>
          </table:table-cell>
        </table:table-row>
        <table:table-row table:style-name="ro1">
          <table:table-cell table:formula="of:=[$'mit-autotrim'.R200]" office:value-type="float" office:value="605880" calcext:value-type="float">
            <text:p>605880</text:p>
          </table:table-cell>
          <table:table-cell table:formula="of:=[$'ohne-autotrim'.R200]" office:value-type="float" office:value="960044" calcext:value-type="float">
            <text:p>960044</text:p>
          </table:table-cell>
        </table:table-row>
        <table:table-row table:style-name="ro1">
          <table:table-cell table:formula="of:=[$'mit-autotrim'.R201]" office:value-type="float" office:value="541088" calcext:value-type="float">
            <text:p>541088</text:p>
          </table:table-cell>
          <table:table-cell table:formula="of:=[$'ohne-autotrim'.R201]" office:value-type="float" office:value="960044" calcext:value-type="float">
            <text:p>960044</text:p>
          </table:table-cell>
        </table:table-row>
        <table:table-row table:style-name="ro1">
          <table:table-cell table:formula="of:=[$'mit-autotrim'.R202]" office:value-type="float" office:value="576384" calcext:value-type="float">
            <text:p>576384</text:p>
          </table:table-cell>
          <table:table-cell table:formula="of:=[$'ohne-autotrim'.R202]" office:value-type="float" office:value="960044" calcext:value-type="float">
            <text:p>960044</text:p>
          </table:table-cell>
        </table:table-row>
        <table:table-row table:style-name="ro1">
          <table:table-cell table:formula="of:=[$'mit-autotrim'.R203]" office:value-type="float" office:value="582456" calcext:value-type="float">
            <text:p>582456</text:p>
          </table:table-cell>
          <table:table-cell table:formula="of:=[$'ohne-autotrim'.R203]" office:value-type="float" office:value="960044" calcext:value-type="float">
            <text:p>960044</text:p>
          </table:table-cell>
        </table:table-row>
        <table:table-row table:style-name="ro1">
          <table:table-cell table:formula="of:=[$'mit-autotrim'.R204]" office:value-type="float" office:value="582832" calcext:value-type="float">
            <text:p>582832</text:p>
          </table:table-cell>
          <table:table-cell table:formula="of:=[$'ohne-autotrim'.R204]" office:value-type="float" office:value="960044" calcext:value-type="float">
            <text:p>960044</text:p>
          </table:table-cell>
        </table:table-row>
        <table:table-row table:style-name="ro1">
          <table:table-cell table:formula="of:=[$'mit-autotrim'.R205]" office:value-type="float" office:value="585876" calcext:value-type="float">
            <text:p>585876</text:p>
          </table:table-cell>
          <table:table-cell table:formula="of:=[$'ohne-autotrim'.R205]" office:value-type="float" office:value="960044" calcext:value-type="float">
            <text:p>960044</text:p>
          </table:table-cell>
        </table:table-row>
        <table:table-row table:style-name="ro1">
          <table:table-cell table:formula="of:=[$'mit-autotrim'.R206]" office:value-type="float" office:value="598772" calcext:value-type="float">
            <text:p>598772</text:p>
          </table:table-cell>
          <table:table-cell table:formula="of:=[$'ohne-autotrim'.R206]" office:value-type="float" office:value="960044" calcext:value-type="float">
            <text:p>960044</text:p>
          </table:table-cell>
        </table:table-row>
        <table:table-row table:style-name="ro1">
          <table:table-cell table:formula="of:=[$'mit-autotrim'.R207]" office:value-type="float" office:value="606948" calcext:value-type="float">
            <text:p>606948</text:p>
          </table:table-cell>
          <table:table-cell table:formula="of:=[$'ohne-autotrim'.R207]" office:value-type="float" office:value="960044" calcext:value-type="float">
            <text:p>960044</text:p>
          </table:table-cell>
        </table:table-row>
        <table:table-row table:style-name="ro1">
          <table:table-cell table:formula="of:=[$'mit-autotrim'.R208]" office:value-type="float" office:value="606948" calcext:value-type="float">
            <text:p>606948</text:p>
          </table:table-cell>
          <table:table-cell table:formula="of:=[$'ohne-autotrim'.R208]" office:value-type="float" office:value="960044" calcext:value-type="float">
            <text:p>960044</text:p>
          </table:table-cell>
        </table:table-row>
        <table:table-row table:style-name="ro1">
          <table:table-cell table:formula="of:=[$'mit-autotrim'.R209]" office:value-type="float" office:value="608332" calcext:value-type="float">
            <text:p>608332</text:p>
          </table:table-cell>
          <table:table-cell table:formula="of:=[$'ohne-autotrim'.R209]" office:value-type="float" office:value="960252" calcext:value-type="float">
            <text:p>960252</text:p>
          </table:table-cell>
        </table:table-row>
        <table:table-row table:style-name="ro1">
          <table:table-cell table:formula="of:=[$'mit-autotrim'.R210]" office:value-type="float" office:value="609144" calcext:value-type="float">
            <text:p>609144</text:p>
          </table:table-cell>
          <table:table-cell table:formula="of:=[$'ohne-autotrim'.R210]" office:value-type="float" office:value="960252" calcext:value-type="float">
            <text:p>960252</text:p>
          </table:table-cell>
        </table:table-row>
        <table:table-row table:style-name="ro1">
          <table:table-cell table:formula="of:=[$'mit-autotrim'.R211]" office:value-type="float" office:value="569924" calcext:value-type="float">
            <text:p>569924</text:p>
          </table:table-cell>
          <table:table-cell table:formula="of:=[$'ohne-autotrim'.R211]" office:value-type="float" office:value="960252" calcext:value-type="float">
            <text:p>960252</text:p>
          </table:table-cell>
        </table:table-row>
        <table:table-row table:style-name="ro1">
          <table:table-cell table:formula="of:=[$'mit-autotrim'.R212]" office:value-type="float" office:value="577828" calcext:value-type="float">
            <text:p>577828</text:p>
          </table:table-cell>
          <table:table-cell table:formula="of:=[$'ohne-autotrim'.R212]" office:value-type="float" office:value="960252" calcext:value-type="float">
            <text:p>960252</text:p>
          </table:table-cell>
        </table:table-row>
        <table:table-row table:style-name="ro1">
          <table:table-cell table:formula="of:=[$'mit-autotrim'.R213]" office:value-type="float" office:value="578352" calcext:value-type="float">
            <text:p>578352</text:p>
          </table:table-cell>
          <table:table-cell table:formula="of:=[$'ohne-autotrim'.R213]" office:value-type="float" office:value="960252" calcext:value-type="float">
            <text:p>960252</text:p>
          </table:table-cell>
        </table:table-row>
        <table:table-row table:style-name="ro1">
          <table:table-cell table:formula="of:=[$'mit-autotrim'.R214]" office:value-type="float" office:value="582124" calcext:value-type="float">
            <text:p>582124</text:p>
          </table:table-cell>
          <table:table-cell table:formula="of:=[$'ohne-autotrim'.R214]" office:value-type="float" office:value="960252" calcext:value-type="float">
            <text:p>960252</text:p>
          </table:table-cell>
        </table:table-row>
        <table:table-row table:style-name="ro1">
          <table:table-cell table:formula="of:=[$'mit-autotrim'.R215]" office:value-type="float" office:value="606624" calcext:value-type="float">
            <text:p>606624</text:p>
          </table:table-cell>
          <table:table-cell table:formula="of:=[$'ohne-autotrim'.R215]" office:value-type="float" office:value="960252" calcext:value-type="float">
            <text:p>960252</text:p>
          </table:table-cell>
        </table:table-row>
        <table:table-row table:style-name="ro1">
          <table:table-cell table:formula="of:=[$'mit-autotrim'.R216]" office:value-type="float" office:value="606624" calcext:value-type="float">
            <text:p>606624</text:p>
          </table:table-cell>
          <table:table-cell table:formula="of:=[$'ohne-autotrim'.R216]" office:value-type="float" office:value="960252" calcext:value-type="float">
            <text:p>960252</text:p>
          </table:table-cell>
        </table:table-row>
        <table:table-row table:style-name="ro1">
          <table:table-cell table:formula="of:=[$'mit-autotrim'.R217]" office:value-type="float" office:value="606624" calcext:value-type="float">
            <text:p>606624</text:p>
          </table:table-cell>
          <table:table-cell table:formula="of:=[$'ohne-autotrim'.R217]" office:value-type="float" office:value="960804" calcext:value-type="float">
            <text:p>960804</text:p>
          </table:table-cell>
        </table:table-row>
        <table:table-row table:style-name="ro1">
          <table:table-cell table:formula="of:=[$'mit-autotrim'.R218]" office:value-type="float" office:value="607532" calcext:value-type="float">
            <text:p>607532</text:p>
          </table:table-cell>
          <table:table-cell table:formula="of:=[$'ohne-autotrim'.R218]" office:value-type="float" office:value="0" calcext:value-type="float">
            <text:p>0</text:p>
          </table:table-cell>
        </table:table-row>
        <table:table-row table:style-name="ro1">
          <table:table-cell table:formula="of:=[$'mit-autotrim'.R219]" office:value-type="float" office:value="608516" calcext:value-type="float">
            <text:p>608516</text:p>
          </table:table-cell>
          <table:table-cell table:formula="of:=[$'ohne-autotrim'.R219]" office:value-type="float" office:value="0" calcext:value-type="float">
            <text:p>0</text:p>
          </table:table-cell>
        </table:table-row>
        <table:table-row table:style-name="ro1">
          <table:table-cell table:formula="of:=[$'mit-autotrim'.R220]" office:value-type="float" office:value="624848" calcext:value-type="float">
            <text:p>624848</text:p>
          </table:table-cell>
          <table:table-cell table:formula="of:=[$'ohne-autotrim'.R220]" office:value-type="float" office:value="0" calcext:value-type="float">
            <text:p>0</text:p>
          </table:table-cell>
        </table:table-row>
        <table:table-row table:style-name="ro1">
          <table:table-cell table:formula="of:=[$'mit-autotrim'.R221]" office:value-type="float" office:value="508828" calcext:value-type="float">
            <text:p>508828</text:p>
          </table:table-cell>
          <table:table-cell table:formula="of:=[$'ohne-autotrim'.R221]" office:value-type="float" office:value="0" calcext:value-type="float">
            <text:p>0</text:p>
          </table:table-cell>
        </table:table-row>
        <table:table-row table:style-name="ro1">
          <table:table-cell table:formula="of:=[$'mit-autotrim'.R222]" office:value-type="float" office:value="519104" calcext:value-type="float">
            <text:p>519104</text:p>
          </table:table-cell>
          <table:table-cell table:formula="of:=[$'ohne-autotrim'.R222]" office:value-type="float" office:value="0" calcext:value-type="float">
            <text:p>0</text:p>
          </table:table-cell>
        </table:table-row>
        <table:table-row table:style-name="ro1">
          <table:table-cell table:formula="of:=[$'mit-autotrim'.R223]" office:value-type="float" office:value="532496" calcext:value-type="float">
            <text:p>532496</text:p>
          </table:table-cell>
          <table:table-cell table:formula="of:=[$'ohne-autotrim'.R223]" office:value-type="float" office:value="0" calcext:value-type="float">
            <text:p>0</text:p>
          </table:table-cell>
        </table:table-row>
        <table:table-row table:style-name="ro1">
          <table:table-cell table:formula="of:=[$'mit-autotrim'.R224]" office:value-type="float" office:value="563068" calcext:value-type="float">
            <text:p>563068</text:p>
          </table:table-cell>
          <table:table-cell table:formula="of:=[$'ohne-autotrim'.R224]" office:value-type="float" office:value="0" calcext:value-type="float">
            <text:p>0</text:p>
          </table:table-cell>
        </table:table-row>
        <table:table-row table:style-name="ro1">
          <table:table-cell table:formula="of:=[$'mit-autotrim'.R225]" office:value-type="float" office:value="590256" calcext:value-type="float">
            <text:p>590256</text:p>
          </table:table-cell>
          <table:table-cell table:formula="of:=[$'ohne-autotrim'.R225]" office:value-type="float" office:value="0" calcext:value-type="float">
            <text:p>0</text:p>
          </table:table-cell>
        </table:table-row>
        <table:table-row table:style-name="ro1">
          <table:table-cell table:formula="of:=[$'mit-autotrim'.R226]" office:value-type="float" office:value="590256" calcext:value-type="float">
            <text:p>590256</text:p>
          </table:table-cell>
          <table:table-cell table:formula="of:=[$'ohne-autotrim'.R226]" office:value-type="float" office:value="0" calcext:value-type="float">
            <text:p>0</text:p>
          </table:table-cell>
        </table:table-row>
        <table:table-row table:style-name="ro1">
          <table:table-cell table:formula="of:=[$'mit-autotrim'.R227]" office:value-type="float" office:value="591112" calcext:value-type="float">
            <text:p>591112</text:p>
          </table:table-cell>
          <table:table-cell table:formula="of:=[$'ohne-autotrim'.R227]" office:value-type="float" office:value="0" calcext:value-type="float">
            <text:p>0</text:p>
          </table:table-cell>
        </table:table-row>
        <table:table-row table:style-name="ro1">
          <table:table-cell table:formula="of:=[$'mit-autotrim'.R228]" office:value-type="float" office:value="594084" calcext:value-type="float">
            <text:p>594084</text:p>
          </table:table-cell>
          <table:table-cell table:formula="of:=[$'ohne-autotrim'.R228]" office:value-type="float" office:value="0" calcext:value-type="float">
            <text:p>0</text:p>
          </table:table-cell>
        </table:table-row>
        <table:table-row table:style-name="ro1">
          <table:table-cell table:formula="of:=[$'mit-autotrim'.R229]" office:value-type="float" office:value="610124" calcext:value-type="float">
            <text:p>610124</text:p>
          </table:table-cell>
          <table:table-cell table:formula="of:=[$'ohne-autotrim'.R229]" office:value-type="float" office:value="0" calcext:value-type="float">
            <text:p>0</text:p>
          </table:table-cell>
        </table:table-row>
        <table:table-row table:style-name="ro1">
          <table:table-cell table:formula="of:=[$'mit-autotrim'.R230]" office:value-type="float" office:value="619348" calcext:value-type="float">
            <text:p>619348</text:p>
          </table:table-cell>
          <table:table-cell table:formula="of:=[$'ohne-autotrim'.R230]" office:value-type="float" office:value="0" calcext:value-type="float">
            <text:p>0</text:p>
          </table:table-cell>
        </table:table-row>
        <table:table-row table:style-name="ro1">
          <table:table-cell table:formula="of:=[$'mit-autotrim'.R231]" office:value-type="float" office:value="483560" calcext:value-type="float">
            <text:p>483560</text:p>
          </table:table-cell>
          <table:table-cell table:formula="of:=[$'ohne-autotrim'.R2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'ohne-autotrim'.R232]" office:value-type="float" office:value="0" calcext:value-type="float">
            <text:p>0</text:p>
          </table:table-cell>
        </table:table-row>
        <table:table-row table:style-name="ro1">
          <table:table-cell table:formula="of:=[$'mit-autotrim'.R233]" office:value-type="float" office:value="0" calcext:value-type="float">
            <text:p>0</text:p>
          </table:table-cell>
          <table:table-cell table:formula="of:=[$'ohne-autotrim'.R233]" office:value-type="float" office:value="0" calcext:value-type="float">
            <text:p>0</text:p>
          </table:table-cell>
        </table:table-row>
        <table:table-row table:style-name="ro1">
          <table:table-cell table:formula="of:=[$'mit-autotrim'.R234]" office:value-type="float" office:value="0" calcext:value-type="float">
            <text:p>0</text:p>
          </table:table-cell>
          <table:table-cell table:formula="of:=[$'ohne-autotrim'.R234]" office:value-type="float" office:value="0" calcext:value-type="float">
            <text:p>0</text:p>
          </table:table-cell>
        </table:table-row>
        <table:table-row table:style-name="ro1">
          <table:table-cell table:formula="of:=[$'mit-autotrim'.R235]" office:value-type="float" office:value="0" calcext:value-type="float">
            <text:p>0</text:p>
          </table:table-cell>
          <table:table-cell table:formula="of:=[$'ohne-autotrim'.R235]" office:value-type="float" office:value="0" calcext:value-type="float">
            <text:p>0</text:p>
          </table:table-cell>
        </table:table-row>
        <table:table-row table:style-name="ro1">
          <table:table-cell table:formula="of:=[$'mit-autotrim'.R236]" office:value-type="float" office:value="0" calcext:value-type="float">
            <text:p>0</text:p>
          </table:table-cell>
          <table:table-cell table:formula="of:=[$'ohne-autotrim'.R236]" office:value-type="float" office:value="0" calcext:value-type="float">
            <text:p>0</text:p>
          </table:table-cell>
        </table:table-row>
        <table:table-row table:style-name="ro1">
          <table:table-cell table:formula="of:=[$'mit-autotrim'.R237]" office:value-type="float" office:value="0" calcext:value-type="float">
            <text:p>0</text:p>
          </table:table-cell>
          <table:table-cell table:formula="of:=[$'ohne-autotrim'.R237]" office:value-type="float" office:value="0" calcext:value-type="float">
            <text:p>0</text:p>
          </table:table-cell>
        </table:table-row>
        <table:table-row table:style-name="ro1">
          <table:table-cell table:formula="of:=[$'mit-autotrim'.R238]" office:value-type="float" office:value="0" calcext:value-type="float">
            <text:p>0</text:p>
          </table:table-cell>
          <table:table-cell table:formula="of:=[$'ohne-autotrim'.R238]" office:value-type="float" office:value="0" calcext:value-type="float">
            <text:p>0</text:p>
          </table:table-cell>
        </table:table-row>
        <table:table-row table:style-name="ro1">
          <table:table-cell table:formula="of:=[$'mit-autotrim'.R239]" office:value-type="float" office:value="0" calcext:value-type="float">
            <text:p>0</text:p>
          </table:table-cell>
          <table:table-cell table:formula="of:=[$'ohne-autotrim'.R239]" office:value-type="float" office:value="0" calcext:value-type="float">
            <text:p>0</text:p>
          </table:table-cell>
        </table:table-row>
        <table:table-row table:style-name="ro1">
          <table:table-cell table:formula="of:=[$'mit-autotrim'.R240]" office:value-type="float" office:value="0" calcext:value-type="float">
            <text:p>0</text:p>
          </table:table-cell>
          <table:table-cell table:formula="of:=[$'ohne-autotrim'.R240]" office:value-type="float" office:value="0" calcext:value-type="float">
            <text:p>0</text:p>
          </table:table-cell>
        </table:table-row>
        <table:table-row table:style-name="ro1">
          <table:table-cell table:formula="of:=[$'mit-autotrim'.R241]" office:value-type="float" office:value="0" calcext:value-type="float">
            <text:p>0</text:p>
          </table:table-cell>
          <table:table-cell table:formula="of:=[$'ohne-autotrim'.R241]" office:value-type="float" office:value="0" calcext:value-type="float">
            <text:p>0</text:p>
          </table:table-cell>
        </table:table-row>
        <table:table-row table:style-name="ro1">
          <table:table-cell table:formula="of:=[$'mit-autotrim'.R242]" office:value-type="float" office:value="0" calcext:value-type="float">
            <text:p>0</text:p>
          </table:table-cell>
          <table:table-cell table:formula="of:=[$'ohne-autotrim'.R242]" office:value-type="float" office:value="0" calcext:value-type="float">
            <text:p>0</text:p>
          </table:table-cell>
        </table:table-row>
        <table:table-row table:style-name="ro1">
          <table:table-cell table:formula="of:=[$'mit-autotrim'.R243]" office:value-type="float" office:value="0" calcext:value-type="float">
            <text:p>0</text:p>
          </table:table-cell>
          <table:table-cell table:formula="of:=[$'ohne-autotrim'.R243]" office:value-type="float" office:value="0" calcext:value-type="float">
            <text:p>0</text:p>
          </table:table-cell>
        </table:table-row>
        <table:table-row table:style-name="ro1">
          <table:table-cell table:formula="of:=[$'mit-autotrim'.R244]" office:value-type="float" office:value="0" calcext:value-type="float">
            <text:p>0</text:p>
          </table:table-cell>
          <table:table-cell table:formula="of:=[$'ohne-autotrim'.R244]" office:value-type="float" office:value="0" calcext:value-type="float">
            <text:p>0</text:p>
          </table:table-cell>
        </table:table-row>
        <table:table-row table:style-name="ro1">
          <table:table-cell table:formula="of:=[$'mit-autotrim'.R245]" office:value-type="float" office:value="0" calcext:value-type="float">
            <text:p>0</text:p>
          </table:table-cell>
          <table:table-cell table:formula="of:=[$'ohne-autotrim'.R245]" office:value-type="float" office:value="0" calcext:value-type="float">
            <text:p>0</text:p>
          </table:table-cell>
        </table:table-row>
        <table:table-row table:style-name="ro1">
          <table:table-cell table:formula="of:=[$'mit-autotrim'.R246]" office:value-type="float" office:value="0" calcext:value-type="float">
            <text:p>0</text:p>
          </table:table-cell>
          <table:table-cell table:formula="of:=[$'ohne-autotrim'.R246]" office:value-type="float" office:value="0" calcext:value-type="float">
            <text:p>0</text:p>
          </table:table-cell>
        </table:table-row>
        <table:table-row table:style-name="ro1">
          <table:table-cell table:formula="of:=[$'mit-autotrim'.R247]" office:value-type="float" office:value="0" calcext:value-type="float">
            <text:p>0</text:p>
          </table:table-cell>
          <table:table-cell table:formula="of:=[$'ohne-autotrim'.R247]" office:value-type="float" office:value="0" calcext:value-type="float">
            <text:p>0</text:p>
          </table:table-cell>
        </table:table-row>
        <table:table-row table:style-name="ro1">
          <table:table-cell table:formula="of:=[$'mit-autotrim'.R248]" office:value-type="float" office:value="0" calcext:value-type="float">
            <text:p>0</text:p>
          </table:table-cell>
          <table:table-cell table:formula="of:=[$'ohne-autotrim'.R248]" office:value-type="float" office:value="0" calcext:value-type="float">
            <text:p>0</text:p>
          </table:table-cell>
        </table:table-row>
        <table:table-row table:style-name="ro1">
          <table:table-cell table:formula="of:=[$'mit-autotrim'.R249]" office:value-type="float" office:value="0" calcext:value-type="float">
            <text:p>0</text:p>
          </table:table-cell>
          <table:table-cell table:formula="of:=[$'ohne-autotrim'.R249]" office:value-type="float" office:value="0" calcext:value-type="float">
            <text:p>0</text:p>
          </table:table-cell>
        </table:table-row>
        <table:table-row table:style-name="ro1">
          <table:table-cell table:formula="of:=[$'mit-autotrim'.R250]" office:value-type="float" office:value="0" calcext:value-type="float">
            <text:p>0</text:p>
          </table:table-cell>
          <table:table-cell table:formula="of:=[$'ohne-autotrim'.R250]" office:value-type="float" office:value="0" calcext:value-type="float">
            <text:p>0</text:p>
          </table:table-cell>
        </table:table-row>
        <table:table-row table:style-name="ro1">
          <table:table-cell table:formula="of:=[$'mit-autotrim'.R251]" office:value-type="float" office:value="0" calcext:value-type="float">
            <text:p>0</text:p>
          </table:table-cell>
          <table:table-cell table:formula="of:=[$'ohne-autotrim'.R251]" office:value-type="float" office:value="0" calcext:value-type="float">
            <text:p>0</text:p>
          </table:table-cell>
        </table:table-row>
        <table:table-row table:style-name="ro1">
          <table:table-cell table:formula="of:=[$'mit-autotrim'.R252]" office:value-type="float" office:value="0" calcext:value-type="float">
            <text:p>0</text:p>
          </table:table-cell>
          <table:table-cell table:formula="of:=[$'ohne-autotrim'.R252]" office:value-type="float" office:value="0" calcext:value-type="float">
            <text:p>0</text:p>
          </table:table-cell>
        </table:table-row>
        <table:table-row table:style-name="ro1">
          <table:table-cell table:formula="of:=[$'mit-autotrim'.R253]" office:value-type="float" office:value="0" calcext:value-type="float">
            <text:p>0</text:p>
          </table:table-cell>
          <table:table-cell table:formula="of:=[$'ohne-autotrim'.R253]" office:value-type="float" office:value="0" calcext:value-type="float">
            <text:p>0</text:p>
          </table:table-cell>
        </table:table-row>
        <table:table-row table:style-name="ro1">
          <table:table-cell table:formula="of:=[$'mit-autotrim'.R254]" office:value-type="float" office:value="0" calcext:value-type="float">
            <text:p>0</text:p>
          </table:table-cell>
          <table:table-cell table:formula="of:=[$'ohne-autotrim'.R254]" office:value-type="float" office:value="0" calcext:value-type="float">
            <text:p>0</text:p>
          </table:table-cell>
        </table:table-row>
        <table:table-row table:style-name="ro1">
          <table:table-cell table:formula="of:=[$'mit-autotrim'.R255]" office:value-type="float" office:value="0" calcext:value-type="float">
            <text:p>0</text:p>
          </table:table-cell>
          <table:table-cell table:formula="of:=[$'ohne-autotrim'.R255]" office:value-type="float" office:value="0" calcext:value-type="float">
            <text:p>0</text:p>
          </table:table-cell>
        </table:table-row>
        <table:table-row table:style-name="ro1">
          <table:table-cell table:formula="of:=[$'mit-autotrim'.R256]" office:value-type="float" office:value="0" calcext:value-type="float">
            <text:p>0</text:p>
          </table:table-cell>
          <table:table-cell table:formula="of:=[$'ohne-autotrim'.R256]" office:value-type="float" office:value="0" calcext:value-type="float">
            <text:p>0</text:p>
          </table:table-cell>
        </table:table-row>
        <table:table-row table:style-name="ro1">
          <table:table-cell table:formula="of:=[$'mit-autotrim'.R257]" office:value-type="float" office:value="0" calcext:value-type="float">
            <text:p>0</text:p>
          </table:table-cell>
          <table:table-cell table:formula="of:=[$'ohne-autotrim'.R257]" office:value-type="float" office:value="0" calcext:value-type="float">
            <text:p>0</text:p>
          </table:table-cell>
        </table:table-row>
        <table:table-row table:style-name="ro1">
          <table:table-cell table:formula="of:=[$'mit-autotrim'.R258]" office:value-type="float" office:value="0" calcext:value-type="float">
            <text:p>0</text:p>
          </table:table-cell>
          <table:table-cell table:formula="of:=[$'ohne-autotrim'.R258]" office:value-type="float" office:value="0" calcext:value-type="float">
            <text:p>0</text:p>
          </table:table-cell>
        </table:table-row>
        <table:table-row table:style-name="ro1">
          <table:table-cell table:formula="of:=[$'mit-autotrim'.R259]" office:value-type="float" office:value="0" calcext:value-type="float">
            <text:p>0</text:p>
          </table:table-cell>
          <table:table-cell table:formula="of:=[$'ohne-autotrim'.R259]" office:value-type="float" office:value="0" calcext:value-type="float">
            <text:p>0</text:p>
          </table:table-cell>
        </table:table-row>
        <table:table-row table:style-name="ro1">
          <table:table-cell table:formula="of:=[$'mit-autotrim'.R260]" office:value-type="float" office:value="0" calcext:value-type="float">
            <text:p>0</text:p>
          </table:table-cell>
          <table:table-cell table:formula="of:=[$'ohne-autotrim'.R260]" office:value-type="float" office:value="0" calcext:value-type="float">
            <text:p>0</text:p>
          </table:table-cell>
        </table:table-row>
        <table:table-row table:style-name="ro1">
          <table:table-cell table:formula="of:=[$'mit-autotrim'.R261]" office:value-type="float" office:value="0" calcext:value-type="float">
            <text:p>0</text:p>
          </table:table-cell>
          <table:table-cell table:formula="of:=[$'ohne-autotrim'.R261]" office:value-type="float" office:value="0" calcext:value-type="float">
            <text:p>0</text:p>
          </table:table-cell>
        </table:table-row>
        <table:table-row table:style-name="ro1">
          <table:table-cell table:formula="of:=[$'mit-autotrim'.R262]" office:value-type="float" office:value="0" calcext:value-type="float">
            <text:p>0</text:p>
          </table:table-cell>
          <table:table-cell table:formula="of:=[$'ohne-autotrim'.R262]" office:value-type="float" office:value="0" calcext:value-type="float">
            <text:p>0</text:p>
          </table:table-cell>
        </table:table-row>
        <table:table-row table:style-name="ro1">
          <table:table-cell table:formula="of:=[$'mit-autotrim'.R263]" office:value-type="float" office:value="0" calcext:value-type="float">
            <text:p>0</text:p>
          </table:table-cell>
          <table:table-cell table:formula="of:=[$'ohne-autotrim'.R263]" office:value-type="float" office:value="0" calcext:value-type="float">
            <text:p>0</text:p>
          </table:table-cell>
        </table:table-row>
        <table:table-row table:style-name="ro1">
          <table:table-cell table:formula="of:=[$'mit-autotrim'.R264]" office:value-type="float" office:value="0" calcext:value-type="float">
            <text:p>0</text:p>
          </table:table-cell>
          <table:table-cell table:formula="of:=[$'ohne-autotrim'.R264]" office:value-type="float" office:value="0" calcext:value-type="float">
            <text:p>0</text:p>
          </table:table-cell>
        </table:table-row>
        <table:table-row table:style-name="ro1">
          <table:table-cell table:formula="of:=[$'mit-autotrim'.R265]" office:value-type="float" office:value="0" calcext:value-type="float">
            <text:p>0</text:p>
          </table:table-cell>
          <table:table-cell table:formula="of:=[$'ohne-autotrim'.R265]" office:value-type="float" office:value="0" calcext:value-type="float">
            <text:p>0</text:p>
          </table:table-cell>
        </table:table-row>
        <table:table-row table:style-name="ro1">
          <table:table-cell table:formula="of:=[$'mit-autotrim'.R266]" office:value-type="float" office:value="0" calcext:value-type="float">
            <text:p>0</text:p>
          </table:table-cell>
          <table:table-cell table:formula="of:=[$'ohne-autotrim'.R266]" office:value-type="float" office:value="0" calcext:value-type="float">
            <text:p>0</text:p>
          </table:table-cell>
        </table:table-row>
        <table:table-row table:style-name="ro1">
          <table:table-cell table:formula="of:=[$'mit-autotrim'.R267]" office:value-type="float" office:value="0" calcext:value-type="float">
            <text:p>0</text:p>
          </table:table-cell>
          <table:table-cell table:formula="of:=[$'ohne-autotrim'.R267]" office:value-type="float" office:value="0" calcext:value-type="float">
            <text:p>0</text:p>
          </table:table-cell>
        </table:table-row>
        <table:table-row table:style-name="ro1">
          <table:table-cell table:formula="of:=[$'mit-autotrim'.R268]" office:value-type="float" office:value="0" calcext:value-type="float">
            <text:p>0</text:p>
          </table:table-cell>
          <table:table-cell table:formula="of:=[$'ohne-autotrim'.R268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11:49:48.4438244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3T11:51:58.936072954</dc:date>
    <meta:editing-duration>PT4H36M35S</meta:editing-duration>
    <meta:editing-cycles>11</meta:editing-cycles>
    <meta:generator>LibreOffice/6.4.7.2$Linux_X86_64 LibreOffice_project/40$Build-2</meta:generator>
    <meta:document-statistic meta:table-count="3" meta:cell-count="2156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586cm" svg:height="16.921cm" xlink:href=".." xlink:type="simple" chart:class="chart:line" chart:style-name="ch1">
        <chart:legend chart:legend-position="end" svg:x="30.813cm" svg:y="7.912cm" style:legend-expansion="high" chart:style-name="ch2"/>
        <chart:plot-area chart:style-name="ch3" table:cell-range-address="Sheet4.A1:Sheet4.B240" chart:data-source-has-labels="row" svg:x="0.671cm" svg:y="0.338cm" svg:width="29.471cm" svg:height="16.245cm">
          <chartooo:coordinate-region svg:x="2.218cm" svg:y="0.459cm" svg:width="27.924cm" svg:height="15.1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A2:Sheet4.A240" chart:label-cell-address="Sheet4.A1:Sheet4.A1" chart:class="chart:line">
            <chart:data-point chart:repeated="239"/>
          </chart:series>
          <chart:series chart:style-name="ch7" chart:values-cell-range-address="Sheet4.B2:Sheet4.B240" chart:label-cell-address="Sheet4.B1:Sheet4.B1" chart:class="chart:line">
            <chart:data-point chart:repeated="2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 mit</text:p>
                <draw:g>
                  <svg:desc>Sheet4.A1:Sheet4.A1</svg:desc>
                </draw:g>
              </table:table-cell>
              <table:table-cell office:value-type="string">
                <text:p>rss ohne </text:p>
                <draw:g>
                  <svg:desc>Sheet4.B1:Sheet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12">
                <text:p>30612</text:p>
                <draw:g>
                  <svg:desc>Sheet4.A2:Sheet4.A240</svg:desc>
                </draw:g>
              </table:table-cell>
              <table:table-cell office:value-type="float" office:value="31456">
                <text:p>31456</text:p>
                <draw:g>
                  <svg:desc>Sheet4.B2:Sheet4.B2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5076">
                <text:p>305076</text:p>
              </table:table-cell>
              <table:table-cell office:value-type="float" office:value="366904">
                <text:p>366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2484">
                <text:p>482484</text:p>
              </table:table-cell>
              <table:table-cell office:value-type="float" office:value="543168">
                <text:p>543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6356">
                <text:p>496356</text:p>
              </table:table-cell>
              <table:table-cell office:value-type="float" office:value="567444">
                <text:p>567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6124">
                <text:p>546124</text:p>
              </table:table-cell>
              <table:table-cell office:value-type="float" office:value="648768">
                <text:p>6487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9852">
                <text:p>559852</text:p>
              </table:table-cell>
              <table:table-cell office:value-type="float" office:value="687048">
                <text:p>687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7948">
                <text:p>577948</text:p>
              </table:table-cell>
              <table:table-cell office:value-type="float" office:value="704800">
                <text:p>7048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0704">
                <text:p>590704</text:p>
              </table:table-cell>
              <table:table-cell office:value-type="float" office:value="707360">
                <text:p>7073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7776">
                <text:p>597776</text:p>
              </table:table-cell>
              <table:table-cell office:value-type="float" office:value="729340">
                <text:p>7293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1416">
                <text:p>601416</text:p>
              </table:table-cell>
              <table:table-cell office:value-type="float" office:value="730392">
                <text:p>7303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0708">
                <text:p>420708</text:p>
              </table:table-cell>
              <table:table-cell office:value-type="float" office:value="732652">
                <text:p>7326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6544">
                <text:p>486544</text:p>
              </table:table-cell>
              <table:table-cell office:value-type="float" office:value="740572">
                <text:p>7405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6492">
                <text:p>506492</text:p>
              </table:table-cell>
              <table:table-cell office:value-type="float" office:value="742156">
                <text:p>7421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3144">
                <text:p>513144</text:p>
              </table:table-cell>
              <table:table-cell office:value-type="float" office:value="755472">
                <text:p>7554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0000">
                <text:p>520000</text:p>
              </table:table-cell>
              <table:table-cell office:value-type="float" office:value="755856">
                <text:p>7558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0412">
                <text:p>520412</text:p>
              </table:table-cell>
              <table:table-cell office:value-type="float" office:value="757208">
                <text:p>7572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1240">
                <text:p>521240</text:p>
              </table:table-cell>
              <table:table-cell office:value-type="float" office:value="758252">
                <text:p>7582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2632">
                <text:p>522632</text:p>
              </table:table-cell>
              <table:table-cell office:value-type="float" office:value="758252">
                <text:p>7582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5392">
                <text:p>525392</text:p>
              </table:table-cell>
              <table:table-cell office:value-type="float" office:value="792244">
                <text:p>7922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1724">
                <text:p>531724</text:p>
              </table:table-cell>
              <table:table-cell office:value-type="float" office:value="793636">
                <text:p>7936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3532">
                <text:p>393532</text:p>
              </table:table-cell>
              <table:table-cell office:value-type="float" office:value="794736">
                <text:p>7947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2972">
                <text:p>462972</text:p>
              </table:table-cell>
              <table:table-cell office:value-type="float" office:value="795008">
                <text:p>7950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3492">
                <text:p>483492</text:p>
              </table:table-cell>
              <table:table-cell office:value-type="float" office:value="795164">
                <text:p>7951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7968">
                <text:p>487968</text:p>
              </table:table-cell>
              <table:table-cell office:value-type="float" office:value="803812">
                <text:p>8038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6668">
                <text:p>496668</text:p>
              </table:table-cell>
              <table:table-cell office:value-type="float" office:value="818568">
                <text:p>8185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808">
                <text:p>500808</text:p>
              </table:table-cell>
              <table:table-cell office:value-type="float" office:value="818840">
                <text:p>8188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5664">
                <text:p>505664</text:p>
              </table:table-cell>
              <table:table-cell office:value-type="float" office:value="828344">
                <text:p>828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8828">
                <text:p>518828</text:p>
              </table:table-cell>
              <table:table-cell office:value-type="float" office:value="837128">
                <text:p>8371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9092">
                <text:p>519092</text:p>
              </table:table-cell>
              <table:table-cell office:value-type="float" office:value="850056">
                <text:p>8500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4104">
                <text:p>524104</text:p>
              </table:table-cell>
              <table:table-cell office:value-type="float" office:value="851896">
                <text:p>8518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1052">
                <text:p>361052</text:p>
              </table:table-cell>
              <table:table-cell office:value-type="float" office:value="851896">
                <text:p>8518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1012">
                <text:p>431012</text:p>
              </table:table-cell>
              <table:table-cell office:value-type="float" office:value="851896">
                <text:p>8518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1316">
                <text:p>471316</text:p>
              </table:table-cell>
              <table:table-cell office:value-type="float" office:value="854316">
                <text:p>8543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6332">
                <text:p>476332</text:p>
              </table:table-cell>
              <table:table-cell office:value-type="float" office:value="854316">
                <text:p>8543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6240">
                <text:p>486240</text:p>
              </table:table-cell>
              <table:table-cell office:value-type="float" office:value="859572">
                <text:p>8595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4160">
                <text:p>494160</text:p>
              </table:table-cell>
              <table:table-cell office:value-type="float" office:value="859572">
                <text:p>8595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5472">
                <text:p>495472</text:p>
              </table:table-cell>
              <table:table-cell office:value-type="float" office:value="860544">
                <text:p>8605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8096">
                <text:p>498096</text:p>
              </table:table-cell>
              <table:table-cell office:value-type="float" office:value="862388">
                <text:p>8623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1116">
                <text:p>501116</text:p>
              </table:table-cell>
              <table:table-cell office:value-type="float" office:value="862392">
                <text:p>8623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9652">
                <text:p>509652</text:p>
              </table:table-cell>
              <table:table-cell office:value-type="float" office:value="862392">
                <text:p>8623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8120">
                <text:p>508120</text:p>
              </table:table-cell>
              <table:table-cell office:value-type="float" office:value="862352">
                <text:p>8623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4492">
                <text:p>534492</text:p>
              </table:table-cell>
              <table:table-cell office:value-type="float" office:value="862352">
                <text:p>8623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6340">
                <text:p>536340</text:p>
              </table:table-cell>
              <table:table-cell office:value-type="float" office:value="863408">
                <text:p>8634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8312">
                <text:p>538312</text:p>
              </table:table-cell>
              <table:table-cell office:value-type="float" office:value="863408">
                <text:p>8634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9208">
                <text:p>539208</text:p>
              </table:table-cell>
              <table:table-cell office:value-type="float" office:value="875764">
                <text:p>8757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8696">
                <text:p>558696</text:p>
              </table:table-cell>
              <table:table-cell office:value-type="float" office:value="876364">
                <text:p>8763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3972">
                <text:p>563972</text:p>
              </table:table-cell>
              <table:table-cell office:value-type="float" office:value="885060">
                <text:p>8850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3944">
                <text:p>563944</text:p>
              </table:table-cell>
              <table:table-cell office:value-type="float" office:value="900356">
                <text:p>9003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4704">
                <text:p>564704</text:p>
              </table:table-cell>
              <table:table-cell office:value-type="float" office:value="900356">
                <text:p>900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5320">
                <text:p>565320</text:p>
              </table:table-cell>
              <table:table-cell office:value-type="float" office:value="901276">
                <text:p>9012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5716">
                <text:p>545716</text:p>
              </table:table-cell>
              <table:table-cell office:value-type="float" office:value="902064">
                <text:p>9020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5716">
                <text:p>545716</text:p>
              </table:table-cell>
              <table:table-cell office:value-type="float" office:value="902064">
                <text:p>9020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6440">
                <text:p>546440</text:p>
              </table:table-cell>
              <table:table-cell office:value-type="float" office:value="903372">
                <text:p>9033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8244">
                <text:p>548244</text:p>
              </table:table-cell>
              <table:table-cell office:value-type="float" office:value="903772">
                <text:p>9037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8244">
                <text:p>548244</text:p>
              </table:table-cell>
              <table:table-cell office:value-type="float" office:value="903804">
                <text:p>9038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84">
                <text:p>550084</text:p>
              </table:table-cell>
              <table:table-cell office:value-type="float" office:value="903804">
                <text:p>9038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0084">
                <text:p>550084</text:p>
              </table:table-cell>
              <table:table-cell office:value-type="float" office:value="903804">
                <text:p>9038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0644">
                <text:p>550644</text:p>
              </table:table-cell>
              <table:table-cell office:value-type="float" office:value="910008">
                <text:p>9100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7284">
                <text:p>557284</text:p>
              </table:table-cell>
              <table:table-cell office:value-type="float" office:value="910316">
                <text:p>9103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7044">
                <text:p>577044</text:p>
              </table:table-cell>
              <table:table-cell office:value-type="float" office:value="910316">
                <text:p>9103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2228">
                <text:p>492228</text:p>
              </table:table-cell>
              <table:table-cell office:value-type="float" office:value="910316">
                <text:p>9103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2196">
                <text:p>502196</text:p>
              </table:table-cell>
              <table:table-cell office:value-type="float" office:value="910316">
                <text:p>9103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6472">
                <text:p>516472</text:p>
              </table:table-cell>
              <table:table-cell office:value-type="float" office:value="913004">
                <text:p>9130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35072">
                <text:p>535072</text:p>
              </table:table-cell>
              <table:table-cell office:value-type="float" office:value="913004">
                <text:p>9130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1964">
                <text:p>561964</text:p>
              </table:table-cell>
              <table:table-cell office:value-type="float" office:value="913004">
                <text:p>9130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2488">
                <text:p>562488</text:p>
              </table:table-cell>
              <table:table-cell office:value-type="float" office:value="913528">
                <text:p>9135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3016">
                <text:p>563016</text:p>
              </table:table-cell>
              <table:table-cell office:value-type="float" office:value="913728">
                <text:p>9137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5324">
                <text:p>565324</text:p>
              </table:table-cell>
              <table:table-cell office:value-type="float" office:value="913728">
                <text:p>9137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4004">
                <text:p>584004</text:p>
              </table:table-cell>
              <table:table-cell office:value-type="float" office:value="913728">
                <text:p>9137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0604">
                <text:p>590604</text:p>
              </table:table-cell>
              <table:table-cell office:value-type="float" office:value="913728">
                <text:p>9137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6324">
                <text:p>446324</text:p>
              </table:table-cell>
              <table:table-cell office:value-type="float" office:value="913912">
                <text:p>9139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6888">
                <text:p>476888</text:p>
              </table:table-cell>
              <table:table-cell office:value-type="float" office:value="913972">
                <text:p>9139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9332">
                <text:p>529332</text:p>
              </table:table-cell>
              <table:table-cell office:value-type="float" office:value="913972">
                <text:p>9139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8996">
                <text:p>588996</text:p>
              </table:table-cell>
              <table:table-cell office:value-type="float" office:value="914496">
                <text:p>9144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88996">
                <text:p>588996</text:p>
              </table:table-cell>
              <table:table-cell office:value-type="float" office:value="914632">
                <text:p>9146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89664">
                <text:p>589664</text:p>
              </table:table-cell>
              <table:table-cell office:value-type="float" office:value="914632">
                <text:p>9146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2464">
                <text:p>592464</text:p>
              </table:table-cell>
              <table:table-cell office:value-type="float" office:value="914656">
                <text:p>9146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03328">
                <text:p>603328</text:p>
              </table:table-cell>
              <table:table-cell office:value-type="float" office:value="914656">
                <text:p>9146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3856">
                <text:p>603856</text:p>
              </table:table-cell>
              <table:table-cell office:value-type="float" office:value="914656">
                <text:p>9146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3856">
                <text:p>603856</text:p>
              </table:table-cell>
              <table:table-cell office:value-type="float" office:value="914656">
                <text:p>9146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680">
                <text:p>405680</text:p>
              </table:table-cell>
              <table:table-cell office:value-type="float" office:value="914656">
                <text:p>9146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8272">
                <text:p>498272</text:p>
              </table:table-cell>
              <table:table-cell office:value-type="float" office:value="915444">
                <text:p>9154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8384">
                <text:p>558384</text:p>
              </table:table-cell>
              <table:table-cell office:value-type="float" office:value="915972">
                <text:p>9159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9704">
                <text:p>559704</text:p>
              </table:table-cell>
              <table:table-cell office:value-type="float" office:value="915972">
                <text:p>9159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60232">
                <text:p>560232</text:p>
              </table:table-cell>
              <table:table-cell office:value-type="float" office:value="915972">
                <text:p>9159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63636">
                <text:p>563636</text:p>
              </table:table-cell>
              <table:table-cell office:value-type="float" office:value="915972">
                <text:p>9159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71528">
                <text:p>571528</text:p>
              </table:table-cell>
              <table:table-cell office:value-type="float" office:value="917020">
                <text:p>9170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85236">
                <text:p>585236</text:p>
              </table:table-cell>
              <table:table-cell office:value-type="float" office:value="922912">
                <text:p>9229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85444">
                <text:p>585444</text:p>
              </table:table-cell>
              <table:table-cell office:value-type="float" office:value="928756">
                <text:p>9287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7664">
                <text:p>587664</text:p>
              </table:table-cell>
              <table:table-cell office:value-type="float" office:value="928768">
                <text:p>9287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2832">
                <text:p>422832</text:p>
              </table:table-cell>
              <table:table-cell office:value-type="float" office:value="932728">
                <text:p>9327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7880">
                <text:p>447880</text:p>
              </table:table-cell>
              <table:table-cell office:value-type="float" office:value="934504">
                <text:p>9345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7976">
                <text:p>477976</text:p>
              </table:table-cell>
              <table:table-cell office:value-type="float" office:value="936332">
                <text:p>9363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5732">
                <text:p>495732</text:p>
              </table:table-cell>
              <table:table-cell office:value-type="float" office:value="936332">
                <text:p>9363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4700">
                <text:p>504700</text:p>
              </table:table-cell>
              <table:table-cell office:value-type="float" office:value="936512">
                <text:p>9365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7232">
                <text:p>577232</text:p>
              </table:table-cell>
              <table:table-cell office:value-type="float" office:value="936852">
                <text:p>9368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7232">
                <text:p>577232</text:p>
              </table:table-cell>
              <table:table-cell office:value-type="float" office:value="937112">
                <text:p>9371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80396">
                <text:p>580396</text:p>
              </table:table-cell>
              <table:table-cell office:value-type="float" office:value="937112">
                <text:p>9371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2828">
                <text:p>582828</text:p>
              </table:table-cell>
              <table:table-cell office:value-type="float" office:value="937112">
                <text:p>9371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85640">
                <text:p>585640</text:p>
              </table:table-cell>
              <table:table-cell office:value-type="float" office:value="937112">
                <text:p>9371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59348">
                <text:p>559348</text:p>
              </table:table-cell>
              <table:table-cell office:value-type="float" office:value="937300">
                <text:p>9373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9348">
                <text:p>559348</text:p>
              </table:table-cell>
              <table:table-cell office:value-type="float" office:value="937300">
                <text:p>9373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59556">
                <text:p>559556</text:p>
              </table:table-cell>
              <table:table-cell office:value-type="float" office:value="939404">
                <text:p>9394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62028">
                <text:p>562028</text:p>
              </table:table-cell>
              <table:table-cell office:value-type="float" office:value="939404">
                <text:p>9394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62028">
                <text:p>562028</text:p>
              </table:table-cell>
              <table:table-cell office:value-type="float" office:value="939820">
                <text:p>9398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7032">
                <text:p>577032</text:p>
              </table:table-cell>
              <table:table-cell office:value-type="float" office:value="939820">
                <text:p>9398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77032">
                <text:p>577032</text:p>
              </table:table-cell>
              <table:table-cell office:value-type="float" office:value="940080">
                <text:p>9400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78460">
                <text:p>578460</text:p>
              </table:table-cell>
              <table:table-cell office:value-type="float" office:value="941136">
                <text:p>9411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87284">
                <text:p>587284</text:p>
              </table:table-cell>
              <table:table-cell office:value-type="float" office:value="941228">
                <text:p>9412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98624">
                <text:p>598624</text:p>
              </table:table-cell>
              <table:table-cell office:value-type="float" office:value="941436">
                <text:p>9414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82560">
                <text:p>482560</text:p>
              </table:table-cell>
              <table:table-cell office:value-type="float" office:value="941696">
                <text:p>9416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8664">
                <text:p>498664</text:p>
              </table:table-cell>
              <table:table-cell office:value-type="float" office:value="942488">
                <text:p>9424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4632">
                <text:p>504632</text:p>
              </table:table-cell>
              <table:table-cell office:value-type="float" office:value="949604">
                <text:p>9496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41220">
                <text:p>541220</text:p>
              </table:table-cell>
              <table:table-cell office:value-type="float" office:value="949832">
                <text:p>9498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0728">
                <text:p>560728</text:p>
              </table:table-cell>
              <table:table-cell office:value-type="float" office:value="949832">
                <text:p>9498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2832">
                <text:p>562832</text:p>
              </table:table-cell>
              <table:table-cell office:value-type="float" office:value="949832">
                <text:p>9498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4460">
                <text:p>564460</text:p>
              </table:table-cell>
              <table:table-cell office:value-type="float" office:value="949832">
                <text:p>9498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6260">
                <text:p>566260</text:p>
              </table:table-cell>
              <table:table-cell office:value-type="float" office:value="949832">
                <text:p>9498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78604">
                <text:p>578604</text:p>
              </table:table-cell>
              <table:table-cell office:value-type="float" office:value="949832">
                <text:p>9498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85728">
                <text:p>585728</text:p>
              </table:table-cell>
              <table:table-cell office:value-type="float" office:value="949832">
                <text:p>9498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81920">
                <text:p>481920</text:p>
              </table:table-cell>
              <table:table-cell office:value-type="float" office:value="949832">
                <text:p>9498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96068">
                <text:p>496068</text:p>
              </table:table-cell>
              <table:table-cell office:value-type="float" office:value="949832">
                <text:p>9498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09988">
                <text:p>509988</text:p>
              </table:table-cell>
              <table:table-cell office:value-type="float" office:value="949832">
                <text:p>9498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70160">
                <text:p>570160</text:p>
              </table:table-cell>
              <table:table-cell office:value-type="float" office:value="949832">
                <text:p>9498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70160">
                <text:p>570160</text:p>
              </table:table-cell>
              <table:table-cell office:value-type="float" office:value="956668">
                <text:p>9566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71476">
                <text:p>571476</text:p>
              </table:table-cell>
              <table:table-cell office:value-type="float" office:value="957448">
                <text:p>9574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74460">
                <text:p>574460</text:p>
              </table:table-cell>
              <table:table-cell office:value-type="float" office:value="957448">
                <text:p>9574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86028">
                <text:p>586028</text:p>
              </table:table-cell>
              <table:table-cell office:value-type="float" office:value="957448">
                <text:p>9574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86028">
                <text:p>586028</text:p>
              </table:table-cell>
              <table:table-cell office:value-type="float" office:value="957448">
                <text:p>9574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86028">
                <text:p>586028</text:p>
              </table:table-cell>
              <table:table-cell office:value-type="float" office:value="958240">
                <text:p>95824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2228">
                <text:p>432228</text:p>
              </table:table-cell>
              <table:table-cell office:value-type="float" office:value="959072">
                <text:p>9590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08100">
                <text:p>508100</text:p>
              </table:table-cell>
              <table:table-cell office:value-type="float" office:value="960916">
                <text:p>9609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4596">
                <text:p>564596</text:p>
              </table:table-cell>
              <table:table-cell office:value-type="float" office:value="960916">
                <text:p>9609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6180">
                <text:p>566180</text:p>
              </table:table-cell>
              <table:table-cell office:value-type="float" office:value="960916">
                <text:p>9609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6844">
                <text:p>566844</text:p>
              </table:table-cell>
              <table:table-cell office:value-type="float" office:value="962944">
                <text:p>9629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69200">
                <text:p>569200</text:p>
              </table:table-cell>
              <table:table-cell office:value-type="float" office:value="962944">
                <text:p>9629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79192">
                <text:p>579192</text:p>
              </table:table-cell>
              <table:table-cell office:value-type="float" office:value="963468">
                <text:p>9634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86844">
                <text:p>586844</text:p>
              </table:table-cell>
              <table:table-cell office:value-type="float" office:value="963468">
                <text:p>9634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87032">
                <text:p>587032</text:p>
              </table:table-cell>
              <table:table-cell office:value-type="float" office:value="964292">
                <text:p>9642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88248">
                <text:p>588248</text:p>
              </table:table-cell>
              <table:table-cell office:value-type="float" office:value="964292">
                <text:p>9642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8600">
                <text:p>428600</text:p>
              </table:table-cell>
              <table:table-cell office:value-type="float" office:value="964292">
                <text:p>9642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54264">
                <text:p>554264</text:p>
              </table:table-cell>
              <table:table-cell office:value-type="float" office:value="966128">
                <text:p>9661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68256">
                <text:p>568256</text:p>
              </table:table-cell>
              <table:table-cell office:value-type="float" office:value="966976">
                <text:p>9669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68512">
                <text:p>568512</text:p>
              </table:table-cell>
              <table:table-cell office:value-type="float" office:value="966976">
                <text:p>9669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71976">
                <text:p>571976</text:p>
              </table:table-cell>
              <table:table-cell office:value-type="float" office:value="966976">
                <text:p>9669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86704">
                <text:p>586704</text:p>
              </table:table-cell>
              <table:table-cell office:value-type="float" office:value="966976">
                <text:p>9669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86968">
                <text:p>586968</text:p>
              </table:table-cell>
              <table:table-cell office:value-type="float" office:value="966976">
                <text:p>9669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86968">
                <text:p>586968</text:p>
              </table:table-cell>
              <table:table-cell office:value-type="float" office:value="966976">
                <text:p>9669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89072">
                <text:p>589072</text:p>
              </table:table-cell>
              <table:table-cell office:value-type="float" office:value="966976">
                <text:p>9669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89804">
                <text:p>589804</text:p>
              </table:table-cell>
              <table:table-cell office:value-type="float" office:value="966976">
                <text:p>9669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71168">
                <text:p>571168</text:p>
              </table:table-cell>
              <table:table-cell office:value-type="float" office:value="966976">
                <text:p>9669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1432">
                <text:p>571432</text:p>
              </table:table-cell>
              <table:table-cell office:value-type="float" office:value="967560">
                <text:p>96756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2100">
                <text:p>572100</text:p>
              </table:table-cell>
              <table:table-cell office:value-type="float" office:value="969664">
                <text:p>9696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77484">
                <text:p>577484</text:p>
              </table:table-cell>
              <table:table-cell office:value-type="float" office:value="969664">
                <text:p>9696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7500">
                <text:p>597500</text:p>
              </table:table-cell>
              <table:table-cell office:value-type="float" office:value="969664">
                <text:p>9696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7528">
                <text:p>607528</text:p>
              </table:table-cell>
              <table:table-cell office:value-type="float" office:value="969760">
                <text:p>96976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7748">
                <text:p>607748</text:p>
              </table:table-cell>
              <table:table-cell office:value-type="float" office:value="970212">
                <text:p>9702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09388">
                <text:p>609388</text:p>
              </table:table-cell>
              <table:table-cell office:value-type="float" office:value="970212">
                <text:p>9702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11656">
                <text:p>611656</text:p>
              </table:table-cell>
              <table:table-cell office:value-type="float" office:value="970212">
                <text:p>9702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13756">
                <text:p>613756</text:p>
              </table:table-cell>
              <table:table-cell office:value-type="float" office:value="970212">
                <text:p>9702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96772">
                <text:p>596772</text:p>
              </table:table-cell>
              <table:table-cell office:value-type="float" office:value="970344">
                <text:p>9703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97336">
                <text:p>597336</text:p>
              </table:table-cell>
              <table:table-cell office:value-type="float" office:value="970344">
                <text:p>9703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00824">
                <text:p>600824</text:p>
              </table:table-cell>
              <table:table-cell office:value-type="float" office:value="970344">
                <text:p>9703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11088">
                <text:p>611088</text:p>
              </table:table-cell>
              <table:table-cell office:value-type="float" office:value="970344">
                <text:p>9703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11088">
                <text:p>611088</text:p>
              </table:table-cell>
              <table:table-cell office:value-type="float" office:value="970344">
                <text:p>9703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11088">
                <text:p>611088</text:p>
              </table:table-cell>
              <table:table-cell office:value-type="float" office:value="970344">
                <text:p>9703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11816">
                <text:p>611816</text:p>
              </table:table-cell>
              <table:table-cell office:value-type="float" office:value="970344">
                <text:p>9703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12648">
                <text:p>612648</text:p>
              </table:table-cell>
              <table:table-cell office:value-type="float" office:value="970536">
                <text:p>9705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18700">
                <text:p>618700</text:p>
              </table:table-cell>
              <table:table-cell office:value-type="float" office:value="970556">
                <text:p>9705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18920">
                <text:p>618920</text:p>
              </table:table-cell>
              <table:table-cell office:value-type="float" office:value="970556">
                <text:p>9705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34396">
                <text:p>534396</text:p>
              </table:table-cell>
              <table:table-cell office:value-type="float" office:value="970556">
                <text:p>9705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45612">
                <text:p>545612</text:p>
              </table:table-cell>
              <table:table-cell office:value-type="float" office:value="970556">
                <text:p>9705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58260">
                <text:p>558260</text:p>
              </table:table-cell>
              <table:table-cell office:value-type="float" office:value="970556">
                <text:p>9705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02056">
                <text:p>602056</text:p>
              </table:table-cell>
              <table:table-cell office:value-type="float" office:value="970556">
                <text:p>9705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02056">
                <text:p>602056</text:p>
              </table:table-cell>
              <table:table-cell office:value-type="float" office:value="971872">
                <text:p>9718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02580">
                <text:p>602580</text:p>
              </table:table-cell>
              <table:table-cell office:value-type="float" office:value="971872">
                <text:p>9718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05864">
                <text:p>605864</text:p>
              </table:table-cell>
              <table:table-cell office:value-type="float" office:value="971872">
                <text:p>9718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09012">
                <text:p>609012</text:p>
              </table:table-cell>
              <table:table-cell office:value-type="float" office:value="974752">
                <text:p>9747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19020">
                <text:p>619020</text:p>
              </table:table-cell>
              <table:table-cell office:value-type="float" office:value="976336">
                <text:p>9763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19020">
                <text:p>619020</text:p>
              </table:table-cell>
              <table:table-cell office:value-type="float" office:value="976336">
                <text:p>9763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79540">
                <text:p>479540</text:p>
              </table:table-cell>
              <table:table-cell office:value-type="float" office:value="976336">
                <text:p>9763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67200">
                <text:p>567200</text:p>
              </table:table-cell>
              <table:table-cell office:value-type="float" office:value="976540">
                <text:p>97654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90432">
                <text:p>590432</text:p>
              </table:table-cell>
              <table:table-cell office:value-type="float" office:value="976748">
                <text:p>9767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90432">
                <text:p>590432</text:p>
              </table:table-cell>
              <table:table-cell office:value-type="float" office:value="976748">
                <text:p>9767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91844">
                <text:p>591844</text:p>
              </table:table-cell>
              <table:table-cell office:value-type="float" office:value="976748">
                <text:p>9767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93884">
                <text:p>593884</text:p>
              </table:table-cell>
              <table:table-cell office:value-type="float" office:value="976748">
                <text:p>9767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03884">
                <text:p>603884</text:p>
              </table:table-cell>
              <table:table-cell office:value-type="float" office:value="976748">
                <text:p>9767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07572">
                <text:p>607572</text:p>
              </table:table-cell>
              <table:table-cell office:value-type="float" office:value="976748">
                <text:p>9767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07572">
                <text:p>607572</text:p>
              </table:table-cell>
              <table:table-cell office:value-type="float" office:value="976748">
                <text:p>9767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08008">
                <text:p>608008</text:p>
              </table:table-cell>
              <table:table-cell office:value-type="float" office:value="976748">
                <text:p>9767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56280">
                <text:p>456280</text:p>
              </table:table-cell>
              <table:table-cell office:value-type="float" office:value="976748">
                <text:p>9767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61088">
                <text:p>561088</text:p>
              </table:table-cell>
              <table:table-cell office:value-type="float" office:value="976748">
                <text:p>9767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61088">
                <text:p>561088</text:p>
              </table:table-cell>
              <table:table-cell office:value-type="float" office:value="976748">
                <text:p>9767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62408">
                <text:p>562408</text:p>
              </table:table-cell>
              <table:table-cell office:value-type="float" office:value="978932">
                <text:p>9789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67236">
                <text:p>567236</text:p>
              </table:table-cell>
              <table:table-cell office:value-type="float" office:value="960044">
                <text:p>9600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79064">
                <text:p>579064</text:p>
              </table:table-cell>
              <table:table-cell office:value-type="float" office:value="960044">
                <text:p>9600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03320">
                <text:p>603320</text:p>
              </table:table-cell>
              <table:table-cell office:value-type="float" office:value="960044">
                <text:p>9600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03320">
                <text:p>603320</text:p>
              </table:table-cell>
              <table:table-cell office:value-type="float" office:value="960044">
                <text:p>9600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05880">
                <text:p>605880</text:p>
              </table:table-cell>
              <table:table-cell office:value-type="float" office:value="960044">
                <text:p>9600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41088">
                <text:p>541088</text:p>
              </table:table-cell>
              <table:table-cell office:value-type="float" office:value="960044">
                <text:p>9600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76384">
                <text:p>576384</text:p>
              </table:table-cell>
              <table:table-cell office:value-type="float" office:value="960044">
                <text:p>9600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82456">
                <text:p>582456</text:p>
              </table:table-cell>
              <table:table-cell office:value-type="float" office:value="960044">
                <text:p>9600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82832">
                <text:p>582832</text:p>
              </table:table-cell>
              <table:table-cell office:value-type="float" office:value="960044">
                <text:p>9600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85876">
                <text:p>585876</text:p>
              </table:table-cell>
              <table:table-cell office:value-type="float" office:value="960044">
                <text:p>9600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98772">
                <text:p>598772</text:p>
              </table:table-cell>
              <table:table-cell office:value-type="float" office:value="960044">
                <text:p>9600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06948">
                <text:p>606948</text:p>
              </table:table-cell>
              <table:table-cell office:value-type="float" office:value="960044">
                <text:p>9600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06948">
                <text:p>606948</text:p>
              </table:table-cell>
              <table:table-cell office:value-type="float" office:value="960044">
                <text:p>9600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08332">
                <text:p>608332</text:p>
              </table:table-cell>
              <table:table-cell office:value-type="float" office:value="960252">
                <text:p>9602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09144">
                <text:p>609144</text:p>
              </table:table-cell>
              <table:table-cell office:value-type="float" office:value="960252">
                <text:p>9602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69924">
                <text:p>569924</text:p>
              </table:table-cell>
              <table:table-cell office:value-type="float" office:value="960252">
                <text:p>9602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77828">
                <text:p>577828</text:p>
              </table:table-cell>
              <table:table-cell office:value-type="float" office:value="960252">
                <text:p>9602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78352">
                <text:p>578352</text:p>
              </table:table-cell>
              <table:table-cell office:value-type="float" office:value="960252">
                <text:p>9602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82124">
                <text:p>582124</text:p>
              </table:table-cell>
              <table:table-cell office:value-type="float" office:value="960252">
                <text:p>9602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06624">
                <text:p>606624</text:p>
              </table:table-cell>
              <table:table-cell office:value-type="float" office:value="960252">
                <text:p>9602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06624">
                <text:p>606624</text:p>
              </table:table-cell>
              <table:table-cell office:value-type="float" office:value="960252">
                <text:p>9602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06624">
                <text:p>606624</text:p>
              </table:table-cell>
              <table:table-cell office:value-type="float" office:value="960804">
                <text:p>9608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07532">
                <text:p>607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08516">
                <text:p>608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24848">
                <text:p>624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08828">
                <text:p>508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19104">
                <text:p>519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32496">
                <text:p>532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63068">
                <text:p>563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90256">
                <text:p>590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90256">
                <text:p>590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91112">
                <text:p>591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94084">
                <text:p>594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10124">
                <text:p>610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19348">
                <text:p>619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83560">
                <text:p>483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